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88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6.738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293cm"/>
    </style:style>
    <style:style style:name="co7" style:family="table-column">
      <style:table-column-properties fo:break-before="auto" style:column-width="2.152cm"/>
    </style:style>
    <style:style style:name="co8" style:family="table-column">
      <style:table-column-properties fo:break-before="auto" style:column-width="0.891cm"/>
    </style:style>
    <style:style style:name="co9" style:family="table-column">
      <style:table-column-properties fo:break-before="auto" style:column-width="4.075cm"/>
    </style:style>
    <style:style style:name="co10" style:family="table-column">
      <style:table-column-properties fo:break-before="auto" style:column-width="4.593cm"/>
    </style:style>
    <style:style style:name="co11" style:family="table-column">
      <style:table-column-properties fo:break-before="auto" style:column-width="1.281cm"/>
    </style:style>
    <style:style style:name="co12" style:family="table-column">
      <style:table-column-properties fo:break-before="auto" style:column-width="4.669cm"/>
    </style:style>
    <style:style style:name="co13" style:family="table-column">
      <style:table-column-properties fo:break-before="auto" style:column-width="1.401cm"/>
    </style:style>
    <style:style style:name="co14" style:family="table-column">
      <style:table-column-properties fo:break-before="auto" style:column-width="4.119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0.114cm"/>
    </style:style>
    <style:style style:name="co17" style:family="table-column">
      <style:table-column-properties fo:break-before="auto" style:column-width="4.572cm"/>
    </style:style>
    <style:style style:name="co18" style:family="table-column">
      <style:table-column-properties fo:break-before="auto" style:column-width="4.53cm"/>
    </style:style>
    <style:style style:name="co19" style:family="table-column">
      <style:table-column-properties fo:break-before="auto" style:column-width="1.124cm"/>
    </style:style>
    <style:style style:name="co20" style:family="table-column">
      <style:table-column-properties fo:break-before="auto" style:column-width="4.521cm"/>
    </style:style>
    <style:style style:name="co21" style:family="table-column">
      <style:table-column-properties fo:break-before="auto" style:column-width="5.392cm"/>
    </style:style>
    <style:style style:name="co22" style:family="table-column">
      <style:table-column-properties fo:break-before="auto" style:column-width="3.8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>
      <style:text-properties fo:color="#000000" style:font-name="MS Gothic" fo:font-size="9.5pt" fo:language="none" fo:country="none" style:font-name-asian="MS Gothic" style:font-size-asian="9.5pt" style:language-asian="none" style:country-asian="none" style:font-name-complex="MS Gothic" style:font-size-complex="9.5pt" style:language-complex="none" style:country-complex="none"/>
    </style:style>
    <style:style style:name="ce3" style:family="table-cell" style:parent-style-name="Default" style:data-style-name="N99"/>
    <style:style style:name="ce4" style:family="table-cell" style:parent-style-name="Default">
      <style:text-properties fo:font-size="12pt" style:font-name-asian="Liberation Sans" style:font-name-complex="Liberation 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Noto Sans JP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visibility="collapse" table:number-columns-repeated="3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rc mommenttz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Africa/Casablanca</text:p>
          </table:table-cell>
          <table:table-cell table:number-columns-repeated="2" office:value-type="string" calcext:value-type="string">
            <text:p>2025-02-23T02:00:00Z</text:p>
          </table:table-cell>
          <table:table-cell office:value-type="string" calcext:value-type="string">
            <text:p>+01 1</text:p>
          </table:table-cell>
          <table:table-cell table:number-columns-repeated="5"/>
          <table:table-cell office:value-type="string" calcext:value-type="string">
            <text:p>America/Adak</text:p>
          </table:table-cell>
          <table:table-cell office:value-type="string" calcext:value-type="string">
            <text:p>2025-11-02T11:00:00Z</text:p>
          </table:table-cell>
          <table:table-cell office:value-type="string" calcext:value-type="string">
            <text:p>2025-11-02T01:00:00-10:00</text:p>
          </table:table-cell>
          <table:table-cell office:value-type="string" calcext:value-type="string">
            <text:p>HDT -9</text:p>
          </table:table-cell>
        </table:table-row>
        <table:table-row table:style-name="ro1">
          <table:table-cell office:value-type="string" calcext:value-type="string">
            <text:p>Africa/El_Aaiun</text:p>
          </table:table-cell>
          <table:table-cell table:number-columns-repeated="2" office:value-type="string" calcext:value-type="string">
            <text:p>2025-02-23T02:00:00Z</text:p>
          </table:table-cell>
          <table:table-cell office:value-type="string" calcext:value-type="string">
            <text:p>+01 1</text:p>
          </table:table-cell>
          <table:table-cell table:number-columns-repeated="5"/>
          <table:table-cell office:value-type="string" calcext:value-type="string">
            <text:p>America/Atka</text:p>
          </table:table-cell>
          <table:table-cell office:value-type="string" calcext:value-type="string">
            <text:p>2025-11-02T11:00:00Z</text:p>
          </table:table-cell>
          <table:table-cell office:value-type="string" calcext:value-type="string">
            <text:p>2025-11-02T01:00:00-10:00</text:p>
          </table:table-cell>
          <table:table-cell office:value-type="string" calcext:value-type="string">
            <text:p>HDT -9</text:p>
          </table:table-cell>
        </table:table-row>
        <table:table-row table:style-name="ro1">
          <table:table-cell office:value-type="string" calcext:value-type="string">
            <text:p>America/Havana</text:p>
          </table:table-cell>
          <table:table-cell office:value-type="string" calcext:value-type="string">
            <text:p>2025-03-09T05:00:00Z</text:p>
          </table:table-cell>
          <table:table-cell office:value-type="string" calcext:value-type="string">
            <text:p>2025-03-09T01:00:00-04:00</text:p>
          </table:table-cell>
          <table:table-cell office:value-type="string" calcext:value-type="string">
            <text:p>CST -5</text:p>
          </table:table-cell>
          <table:table-cell table:number-columns-repeated="5"/>
          <table:table-cell office:value-type="string" calcext:value-type="string">
            <text:p>US/Aleutian</text:p>
          </table:table-cell>
          <table:table-cell office:value-type="string" calcext:value-type="string">
            <text:p>2025-11-02T11:00:00Z</text:p>
          </table:table-cell>
          <table:table-cell office:value-type="string" calcext:value-type="string">
            <text:p>2025-11-02T01:00:00-10:00</text:p>
          </table:table-cell>
          <table:table-cell office:value-type="string" calcext:value-type="string">
            <text:p>HDT -9</text:p>
          </table:table-cell>
        </table:table-row>
        <table:table-row table:style-name="ro1">
          <table:table-cell office:value-type="string" calcext:value-type="string">
            <text:p>America/Miquelon</text:p>
          </table:table-cell>
          <table:table-cell office:value-type="string" calcext:value-type="string">
            <text:p>2025-03-09T05:00:00Z</text:p>
          </table:table-cell>
          <table:table-cell office:value-type="string" calcext:value-type="string">
            <text:p>2025-03-09T03:00:00-02:00</text:p>
          </table:table-cell>
          <table:table-cell office:value-type="string" calcext:value-type="string">
            <text:p>-03 -3</text:p>
          </table:table-cell>
          <table:table-cell table:number-columns-repeated="5"/>
          <table:table-cell office:value-type="string" calcext:value-type="string">
            <text:p>America/Anchorage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2025-03-09T05:00:00Z</text:p>
          </table:table-cell>
          <table:table-cell office:value-type="string" calcext:value-type="string">
            <text:p>2025-03-09T01:00:00-04:00</text:p>
          </table:table-cell>
          <table:table-cell office:value-type="string" calcext:value-type="string">
            <text:p>CST -5</text:p>
          </table:table-cell>
          <table:table-cell table:number-columns-repeated="5"/>
          <table:table-cell office:value-type="string" calcext:value-type="string">
            <text:p>America/Juneau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</table:table-row>
        <table:table-row table:style-name="ro1">
          <table:table-cell office:value-type="string" calcext:value-type="string">
            <text:p>America/St_Johns</text:p>
          </table:table-cell>
          <table:table-cell office:value-type="string" calcext:value-type="string">
            <text:p>2025-03-09T05:30:00Z</text:p>
          </table:table-cell>
          <table:table-cell office:value-type="string" calcext:value-type="string">
            <text:p>2025-03-09T03:00:00-02:30</text:p>
          </table:table-cell>
          <table:table-cell office:value-type="string" calcext:value-type="string">
            <text:p>NST -3.5</text:p>
          </table:table-cell>
          <table:table-cell table:number-columns-repeated="5"/>
          <table:table-cell office:value-type="string" calcext:value-type="string">
            <text:p>America/Metlakatla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</table:table-row>
        <table:table-row table:style-name="ro1">
          <table:table-cell office:value-type="string" calcext:value-type="string">
            <text:p>Canada/Newfoundland</text:p>
          </table:table-cell>
          <table:table-cell office:value-type="string" calcext:value-type="string">
            <text:p>2025-03-09T05:30:00Z</text:p>
          </table:table-cell>
          <table:table-cell office:value-type="string" calcext:value-type="string">
            <text:p>2025-03-09T03:00:00-02:30</text:p>
          </table:table-cell>
          <table:table-cell office:value-type="string" calcext:value-type="string">
            <text:p>NST -3.5</text:p>
          </table:table-cell>
          <table:table-cell table:number-columns-repeated="5"/>
          <table:table-cell office:value-type="string" calcext:value-type="string">
            <text:p>America/Nome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</table:table-row>
        <table:table-row table:style-name="ro1">
          <table:table-cell office:value-type="string" calcext:value-type="string">
            <text:p>America/Glace_Bay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  <table:table-cell table:number-columns-repeated="5"/>
          <table:table-cell office:value-type="string" calcext:value-type="string">
            <text:p>America/Sitka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</table:table-row>
        <table:table-row table:style-name="ro1">
          <table:table-cell office:value-type="string" calcext:value-type="string">
            <text:p>America/Goose_Bay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  <table:table-cell table:number-columns-repeated="5"/>
          <table:table-cell office:value-type="string" calcext:value-type="string">
            <text:p>America/Yakutat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</table:table-row>
        <table:table-row table:style-name="ro1">
          <table:table-cell office:value-type="string" calcext:value-type="string">
            <text:p>America/Halifax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  <table:table-cell table:number-columns-repeated="5"/>
          <table:table-cell office:value-type="string" calcext:value-type="string">
            <text:p>US/Alaska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</table:table-row>
        <table:table-row table:style-name="ro1">
          <table:table-cell office:value-type="string" calcext:value-type="string">
            <text:p>America/Moncton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  <table:table-cell table:number-columns-repeated="5"/>
          <table:table-cell office:value-type="string" calcext:value-type="string">
            <text:p>America/Ensenada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</table:table-row>
        <table:table-row table:style-name="ro1">
          <table:table-cell office:value-type="string" calcext:value-type="string">
            <text:p>America/Thule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  <table:table-cell table:number-columns-repeated="5"/>
          <table:table-cell office:value-type="string" calcext:value-type="string">
            <text:p>America/Los_Angeles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</table:table-row>
        <table:table-row table:style-name="ro1">
          <table:table-cell office:value-type="string" calcext:value-type="string">
            <text:p>Atlantic/Bermuda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  <table:table-cell table:number-columns-repeated="5"/>
          <table:table-cell office:value-type="string" calcext:value-type="string">
            <text:p>America/Santa_Isabel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</table:table-row>
        <table:table-row table:style-name="ro1">
          <table:table-cell office:value-type="string" calcext:value-type="string">
            <text:p>Canada/Atlantic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  <table:table-cell table:number-columns-repeated="5"/>
          <table:table-cell office:value-type="string" calcext:value-type="string">
            <text:p>America/Tijuana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</table:table-row>
        <table:table-row table:style-name="ro1">
          <table:table-cell office:value-type="string" calcext:value-type="string">
            <text:p>America/Detroit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Vancouver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</table:table-row>
        <table:table-row table:style-name="ro1">
          <table:table-cell office:value-type="string" calcext:value-type="string">
            <text:p>America/Fort_Wayne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Canada/Pacific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</table:table-row>
        <table:table-row table:style-name="ro1">
          <table:table-cell office:value-type="string" calcext:value-type="string">
            <text:p>America/Grand_Turk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Mexico/BajaNorte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</table:table-row>
        <table:table-row table:style-name="ro1">
          <table:table-cell office:value-type="string" calcext:value-type="string">
            <text:p>America/Indiana/Indianapolis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PST8PDT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</table:table-row>
        <table:table-row table:style-name="ro1">
          <table:table-cell office:value-type="string" calcext:value-type="string">
            <text:p>America/Indiana/Marengo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US/Pacific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</table:table-row>
        <table:table-row table:style-name="ro1">
          <table:table-cell office:value-type="string" calcext:value-type="string">
            <text:p>America/Indiana/Petersburg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Boise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</table:table-row>
        <table:table-row table:style-name="ro1">
          <table:table-cell office:value-type="string" calcext:value-type="string">
            <text:p>America/Indiana/Vevay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Cambridge_Bay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</table:table-row>
        <table:table-row table:style-name="ro1">
          <table:table-cell office:value-type="string" calcext:value-type="string">
            <text:p>America/Indiana/Vincennes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Ciudad_Juarez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</table:table-row>
        <table:table-row table:style-name="ro1">
          <table:table-cell office:value-type="string" calcext:value-type="string">
            <text:p>America/Indiana/Winamac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Denver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</table:table-row>
        <table:table-row table:style-name="ro1">
          <table:table-cell office:value-type="string" calcext:value-type="string">
            <text:p>America/Indianapolis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Edmonton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</table:table-row>
        <table:table-row table:style-name="ro1">
          <table:table-cell office:value-type="string" calcext:value-type="string">
            <text:p>America/Iqaluit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Inuvik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</table:table-row>
        <table:table-row table:style-name="ro1">
          <table:table-cell office:value-type="string" calcext:value-type="string">
            <text:p>America/Kentucky/Louisville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Shiprock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</table:table-row>
        <table:table-row table:style-name="ro1">
          <table:table-cell office:value-type="string" calcext:value-type="string">
            <text:p>America/Kentucky/Monticello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Yellowknife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</table:table-row>
        <table:table-row table:style-name="ro1">
          <table:table-cell office:value-type="string" calcext:value-type="string">
            <text:p>America/Louisville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Canada/Mountain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</table:table-row>
        <table:table-row table:style-name="ro1">
          <table:table-cell office:value-type="string" calcext:value-type="string">
            <text:p>America/Montreal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MST7MDT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</table:table-row>
        <table:table-row table:style-name="ro1">
          <table:table-cell office:value-type="string" calcext:value-type="string">
            <text:p>America/Nassau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Navajo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</table:table-row>
        <table:table-row table:style-name="ro1">
          <table:table-cell office:value-type="string" calcext:value-type="string">
            <text:p>America/New_York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US/Mountain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</table:table-row>
        <table:table-row table:style-name="ro1">
          <table:table-cell office:value-type="string" calcext:value-type="string">
            <text:p>America/Nipigon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Chicago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Pangnirtung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Indiana/Knox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Port-au-Prince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Indiana/Tell_City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Thunder_Bay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Knox_IN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Toronto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Matamoros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Canada/Eastern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Menominee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EST5EDT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North_Dakota/Beulah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US/East-Indiana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North_Dakota/Center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US/Eastern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North_Dakota/New_Salem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US/Michigan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Ojinaga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Chicago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Rainy_River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Indiana/Knox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Rankin_Inlet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Indiana/Tell_City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Resolute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Knox_IN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Winnipeg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Matamoros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CST6CDT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Menominee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Canada/Central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North_Dakota/Beulah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US/Central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North_Dakota/Center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US/Indiana-Starke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North_Dakota/New_Salem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Detroit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Ojinaga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Fort_Wayne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Rainy_River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Grand_Turk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Rankin_Inlet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Indiana/Indianapolis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Resolute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Indiana/Marengo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Winnipeg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Indiana/Petersburg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CST6CDT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Indiana/Vevay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Canada/Central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Indiana/Vincennes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US/Central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Indiana/Winamac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US/Indiana-Starke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Indianapolis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Boise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  <table:table-cell table:number-columns-repeated="5"/>
          <table:table-cell office:value-type="string" calcext:value-type="string">
            <text:p>America/Iqaluit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Cambridge_Bay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  <table:table-cell table:number-columns-repeated="5"/>
          <table:table-cell office:value-type="string" calcext:value-type="string">
            <text:p>America/Kentucky/Louisville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Ciudad_Juarez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  <table:table-cell table:number-columns-repeated="5"/>
          <table:table-cell office:value-type="string" calcext:value-type="string">
            <text:p>America/Kentucky/Monticello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Denver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  <table:table-cell table:number-columns-repeated="5"/>
          <table:table-cell office:value-type="string" calcext:value-type="string">
            <text:p>America/Louisville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Edmonton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  <table:table-cell table:number-columns-repeated="5"/>
          <table:table-cell office:value-type="string" calcext:value-type="string">
            <text:p>America/Montreal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Inuvik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  <table:table-cell table:number-columns-repeated="5"/>
          <table:table-cell office:value-type="string" calcext:value-type="string">
            <text:p>America/Nassau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Shiprock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  <table:table-cell table:number-columns-repeated="5"/>
          <table:table-cell office:value-type="string" calcext:value-type="string">
            <text:p>America/New_York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Yellowknife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  <table:table-cell table:number-columns-repeated="5"/>
          <table:table-cell office:value-type="string" calcext:value-type="string">
            <text:p>America/Nipigon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Canada/Mountain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  <table:table-cell table:number-columns-repeated="5"/>
          <table:table-cell office:value-type="string" calcext:value-type="string">
            <text:p>America/Pangnirtung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MST7MDT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  <table:table-cell table:number-columns-repeated="5"/>
          <table:table-cell office:value-type="string" calcext:value-type="string">
            <text:p>America/Port-au-Prince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Navajo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  <table:table-cell table:number-columns-repeated="5"/>
          <table:table-cell office:value-type="string" calcext:value-type="string">
            <text:p>America/Thunder_Bay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US/Mountain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  <table:table-cell table:number-columns-repeated="5"/>
          <table:table-cell office:value-type="string" calcext:value-type="string">
            <text:p>America/Toronto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Ensenada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  <table:table-cell table:number-columns-repeated="5"/>
          <table:table-cell office:value-type="string" calcext:value-type="string">
            <text:p>Canada/Eastern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Los_Angeles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  <table:table-cell table:number-columns-repeated="5"/>
          <table:table-cell office:value-type="string" calcext:value-type="string">
            <text:p>EST5EDT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Santa_Isabel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  <table:table-cell table:number-columns-repeated="5"/>
          <table:table-cell office:value-type="string" calcext:value-type="string">
            <text:p>US/East-Indiana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Tijuana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  <table:table-cell table:number-columns-repeated="5"/>
          <table:table-cell office:value-type="string" calcext:value-type="string">
            <text:p>US/Eastern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Vancouver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  <table:table-cell table:number-columns-repeated="5"/>
          <table:table-cell office:value-type="string" calcext:value-type="string">
            <text:p>US/Michigan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Canada/Pacific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  <table:table-cell table:number-columns-repeated="5"/>
          <table:table-cell office:value-type="string" calcext:value-type="string">
            <text:p>America/Glace_Bay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</table:table-row>
        <table:table-row table:style-name="ro1">
          <table:table-cell office:value-type="string" calcext:value-type="string">
            <text:p>Mexico/BajaNorte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  <table:table-cell table:number-columns-repeated="5"/>
          <table:table-cell office:value-type="string" calcext:value-type="string">
            <text:p>America/Goose_Bay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</table:table-row>
        <table:table-row table:style-name="ro1">
          <table:table-cell office:value-type="string" calcext:value-type="string">
            <text:p>PST8PDT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  <table:table-cell table:number-columns-repeated="5"/>
          <table:table-cell office:value-type="string" calcext:value-type="string">
            <text:p>America/Halifax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</table:table-row>
        <table:table-row table:style-name="ro1">
          <table:table-cell office:value-type="string" calcext:value-type="string">
            <text:p>US/Pacific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  <table:table-cell table:number-columns-repeated="5"/>
          <table:table-cell office:value-type="string" calcext:value-type="string">
            <text:p>America/Havana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0:00:00-05:00</text:p>
          </table:table-cell>
          <table:table-cell office:value-type="string" calcext:value-type="string">
            <text:p>CDT -4</text:p>
          </table:table-cell>
        </table:table-row>
        <table:table-row table:style-name="ro1">
          <table:table-cell office:value-type="string" calcext:value-type="string">
            <text:p>America/Anchorage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  <table:table-cell table:number-columns-repeated="5"/>
          <table:table-cell office:value-type="string" calcext:value-type="string">
            <text:p>America/Moncton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</table:table-row>
        <table:table-row table:style-name="ro1">
          <table:table-cell office:value-type="string" calcext:value-type="string">
            <text:p>America/Juneau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  <table:table-cell table:number-columns-repeated="5"/>
          <table:table-cell office:value-type="string" calcext:value-type="string">
            <text:p>America/Thule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</table:table-row>
        <table:table-row table:style-name="ro1">
          <table:table-cell office:value-type="string" calcext:value-type="string">
            <text:p>America/Metlakatla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  <table:table-cell table:number-columns-repeated="5"/>
          <table:table-cell office:value-type="string" calcext:value-type="string">
            <text:p>Atlantic/Bermuda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</table:table-row>
        <table:table-row table:style-name="ro1">
          <table:table-cell office:value-type="string" calcext:value-type="string">
            <text:p>America/Nome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  <table:table-cell table:number-columns-repeated="5"/>
          <table:table-cell office:value-type="string" calcext:value-type="string">
            <text:p>Canada/Atlantic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</table:table-row>
        <table:table-row table:style-name="ro1">
          <table:table-cell office:value-type="string" calcext:value-type="string">
            <text:p>America/Sitka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  <table:table-cell table:number-columns-repeated="5"/>
          <table:table-cell office:value-type="string" calcext:value-type="string">
            <text:p>Cuba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0:00:00-05:00</text:p>
          </table:table-cell>
          <table:table-cell office:value-type="string" calcext:value-type="string">
            <text:p>CDT -4</text:p>
          </table:table-cell>
        </table:table-row>
        <table:table-row table:style-name="ro1">
          <table:table-cell office:value-type="string" calcext:value-type="string">
            <text:p>America/Yakutat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  <table:table-cell table:number-columns-repeated="5"/>
          <table:table-cell office:value-type="string" calcext:value-type="string">
            <text:p>America/St_Johns</text:p>
          </table:table-cell>
          <table:table-cell office:value-type="string" calcext:value-type="string">
            <text:p>2025-11-02T04:30:00Z</text:p>
          </table:table-cell>
          <table:table-cell office:value-type="string" calcext:value-type="string">
            <text:p>2025-11-02T01:00:00-03:30</text:p>
          </table:table-cell>
          <table:table-cell office:value-type="string" calcext:value-type="string">
            <text:p>NDT -2.5</text:p>
          </table:table-cell>
        </table:table-row>
        <table:table-row table:style-name="ro1">
          <table:table-cell office:value-type="string" calcext:value-type="string">
            <text:p>US/Alaska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  <table:table-cell table:number-columns-repeated="5"/>
          <table:table-cell office:value-type="string" calcext:value-type="string">
            <text:p>Canada/Newfoundland</text:p>
          </table:table-cell>
          <table:table-cell office:value-type="string" calcext:value-type="string">
            <text:p>2025-11-02T04:30:00Z</text:p>
          </table:table-cell>
          <table:table-cell office:value-type="string" calcext:value-type="string">
            <text:p>2025-11-02T01:00:00-03:30</text:p>
          </table:table-cell>
          <table:table-cell office:value-type="string" calcext:value-type="string">
            <text:p>NDT -2.5</text:p>
          </table:table-cell>
        </table:table-row>
        <table:table-row table:style-name="ro1">
          <table:table-cell office:value-type="string" calcext:value-type="string">
            <text:p>America/Adak</text:p>
          </table:table-cell>
          <table:table-cell office:value-type="string" calcext:value-type="string">
            <text:p>2025-03-09T12:00:00Z</text:p>
          </table:table-cell>
          <table:table-cell office:value-type="string" calcext:value-type="string">
            <text:p>2025-03-09T03:00:00-09:00</text:p>
          </table:table-cell>
          <table:table-cell office:value-type="string" calcext:value-type="string">
            <text:p>HST -10</text:p>
          </table:table-cell>
          <table:table-cell table:number-columns-repeated="5"/>
          <table:table-cell office:value-type="string" calcext:value-type="string">
            <text:p>America/Miquelon</text:p>
          </table:table-cell>
          <table:table-cell office:value-type="string" calcext:value-type="string">
            <text:p>2025-11-02T04:00:00Z</text:p>
          </table:table-cell>
          <table:table-cell office:value-type="string" calcext:value-type="string">
            <text:p>2025-11-02T01:00:00-03:00</text:p>
          </table:table-cell>
          <table:table-cell office:value-type="string" calcext:value-type="string">
            <text:p>-02 -2</text:p>
          </table:table-cell>
        </table:table-row>
        <table:table-row table:style-name="ro1">
          <table:table-cell office:value-type="string" calcext:value-type="string">
            <text:p>America/Atka</text:p>
          </table:table-cell>
          <table:table-cell office:value-type="string" calcext:value-type="string">
            <text:p>2025-03-09T12:00:00Z</text:p>
          </table:table-cell>
          <table:table-cell office:value-type="string" calcext:value-type="string">
            <text:p>2025-03-09T03:00:00-09:00</text:p>
          </table:table-cell>
          <table:table-cell office:value-type="string" calcext:value-type="string">
            <text:p>HST -10</text:p>
          </table:table-cell>
          <table:table-cell table:number-columns-repeated="5"/>
          <table:table-cell office:value-type="string" calcext:value-type="string">
            <text:p>Africa/Cairo</text:p>
          </table:table-cell>
          <table:table-cell office:value-type="string" calcext:value-type="string">
            <text:p>2025-10-30T21:00:00Z</text:p>
          </table:table-cell>
          <table:table-cell office:value-type="string" calcext:value-type="string">
            <text:p>2025-10-30T2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US/Aleutian</text:p>
          </table:table-cell>
          <table:table-cell office:value-type="string" calcext:value-type="string">
            <text:p>2025-03-09T12:00:00Z</text:p>
          </table:table-cell>
          <table:table-cell office:value-type="string" calcext:value-type="string">
            <text:p>2025-03-09T03:00:00-09:00</text:p>
          </table:table-cell>
          <table:table-cell office:value-type="string" calcext:value-type="string">
            <text:p>HST -10</text:p>
          </table:table-cell>
          <table:table-cell table:number-columns-repeated="5"/>
          <table:table-cell office:value-type="string" calcext:value-type="string">
            <text:p>Egypt</text:p>
          </table:table-cell>
          <table:table-cell office:value-type="string" calcext:value-type="string">
            <text:p>2025-10-30T21:00:00Z</text:p>
          </table:table-cell>
          <table:table-cell office:value-type="string" calcext:value-type="string">
            <text:p>2025-10-30T2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Asia/Jerusalem</text:p>
          </table:table-cell>
          <table:table-cell office:value-type="string" calcext:value-type="string">
            <text:p>2025-03-28T00:00:00Z</text:p>
          </table:table-cell>
          <table:table-cell office:value-type="string" calcext:value-type="string">
            <text:p>2025-03-28T03:00:00+03:00</text:p>
          </table:table-cell>
          <table:table-cell office:value-type="string" calcext:value-type="string">
            <text:p>IST 2</text:p>
          </table:table-cell>
          <table:table-cell table:number-columns-repeated="5"/>
          <table:table-cell office:value-type="string" calcext:value-type="string">
            <text:p>Africa/Ceut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Asia/Tel_Aviv</text:p>
          </table:table-cell>
          <table:table-cell office:value-type="string" calcext:value-type="string">
            <text:p>2025-03-28T00:00:00Z</text:p>
          </table:table-cell>
          <table:table-cell office:value-type="string" calcext:value-type="string">
            <text:p>2025-03-28T03:00:00+03:00</text:p>
          </table:table-cell>
          <table:table-cell office:value-type="string" calcext:value-type="string">
            <text:p>IST 2</text:p>
          </table:table-cell>
          <table:table-cell table:number-columns-repeated="5"/>
          <table:table-cell office:value-type="string" calcext:value-type="string">
            <text:p>America/Godthab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5T23:00:00-02:00</text:p>
          </table:table-cell>
          <table:table-cell office:value-type="string" calcext:value-type="string">
            <text:p>-01 -1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2025-03-28T00:00:00Z</text:p>
          </table:table-cell>
          <table:table-cell office:value-type="string" calcext:value-type="string">
            <text:p>2025-03-28T03:00:00+03:00</text:p>
          </table:table-cell>
          <table:table-cell office:value-type="string" calcext:value-type="string">
            <text:p>IST 2</text:p>
          </table:table-cell>
          <table:table-cell table:number-columns-repeated="5"/>
          <table:table-cell office:value-type="string" calcext:value-type="string">
            <text:p>America/Nuuk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5T23:00:00-02:00</text:p>
          </table:table-cell>
          <table:table-cell office:value-type="string" calcext:value-type="string">
            <text:p>-01 -1</text:p>
          </table:table-cell>
        </table:table-row>
        <table:table-row table:style-name="ro1">
          <table:table-cell office:value-type="string" calcext:value-type="string">
            <text:p>Asia/Beirut</text:p>
          </table:table-cell>
          <table:table-cell office:value-type="string" calcext:value-type="string">
            <text:p>2025-03-29T22:00:00Z</text:p>
          </table:table-cell>
          <table:table-cell office:value-type="string" calcext:value-type="string">
            <text:p>2025-03-30T01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America/Scoresbysund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5T23:00:00-02:00</text:p>
          </table:table-cell>
          <table:table-cell office:value-type="string" calcext:value-type="string">
            <text:p>-01 -1</text:p>
          </table:table-cell>
        </table:table-row>
        <table:table-row table:style-name="ro1">
          <table:table-cell office:value-type="string" calcext:value-type="string">
            <text:p>Europe/Chisinau</text:p>
          </table:table-cell>
          <table:table-cell office:value-type="string" calcext:value-type="string">
            <text:p>2025-03-30T00:00:00Z</text:p>
          </table:table-cell>
          <table:table-cell office:value-type="string" calcext:value-type="string">
            <text:p>2025-03-30T03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Antarctica/Troll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+02 2</text:p>
          </table:table-cell>
        </table:table-row>
        <table:table-row table:style-name="ro1">
          <table:table-cell office:value-type="string" calcext:value-type="string">
            <text:p>Europe/Tiraspol</text:p>
          </table:table-cell>
          <table:table-cell office:value-type="string" calcext:value-type="string">
            <text:p>2025-03-30T00:00:00Z</text:p>
          </table:table-cell>
          <table:table-cell office:value-type="string" calcext:value-type="string">
            <text:p>2025-03-30T03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Arctic/Longyearbye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Africa/Ceut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Asia/Famagust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America/Godthab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0:00:00-01:00</text:p>
          </table:table-cell>
          <table:table-cell office:value-type="string" calcext:value-type="string">
            <text:p>-02 -2</text:p>
          </table:table-cell>
          <table:table-cell table:number-columns-repeated="5"/>
          <table:table-cell office:value-type="string" calcext:value-type="string">
            <text:p>Asia/Nicosi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America/Nuuk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0:00:00-01:00</text:p>
          </table:table-cell>
          <table:table-cell office:value-type="string" calcext:value-type="string">
            <text:p>-02 -2</text:p>
          </table:table-cell>
          <table:table-cell table:number-columns-repeated="5"/>
          <table:table-cell office:value-type="string" calcext:value-type="string">
            <text:p>Atlantic/Azores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0:00:00-01:00</text:p>
          </table:table-cell>
          <table:table-cell office:value-type="string" calcext:value-type="string">
            <text:p>+00 0</text:p>
          </table:table-cell>
        </table:table-row>
        <table:table-row table:style-name="ro1">
          <table:table-cell office:value-type="string" calcext:value-type="string">
            <text:p>America/Scoresbysund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0:00:00-01:00</text:p>
          </table:table-cell>
          <table:table-cell office:value-type="string" calcext:value-type="string">
            <text:p>-02 -2</text:p>
          </table:table-cell>
          <table:table-cell table:number-columns-repeated="5"/>
          <table:table-cell office:value-type="string" calcext:value-type="string">
            <text:p>Atlantic/Canary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</table:table-row>
        <table:table-row table:style-name="ro1">
          <table:table-cell office:value-type="string" calcext:value-type="string">
            <text:p>Antarctica/Troll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+00 0</text:p>
          </table:table-cell>
          <table:table-cell table:number-columns-repeated="5"/>
          <table:table-cell office:value-type="string" calcext:value-type="string">
            <text:p>Atlantic/Faeroe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</table:table-row>
        <table:table-row table:style-name="ro1">
          <table:table-cell office:value-type="string" calcext:value-type="string">
            <text:p>Arctic/Longyearbye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Atlantic/Faroe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</table:table-row>
        <table:table-row table:style-name="ro1">
          <table:table-cell office:value-type="string" calcext:value-type="string">
            <text:p>Asia/Famagust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Atlantic/Jan_Maye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Asia/Nicosi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Atlantic/Madeira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</table:table-row>
        <table:table-row table:style-name="ro1">
          <table:table-cell office:value-type="string" calcext:value-type="string">
            <text:p>Atlantic/Azores</text:p>
          </table:table-cell>
          <table:table-cell table:number-columns-repeated="2" office:value-type="string" calcext:value-type="string">
            <text:p>2025-03-30T01:00:00Z</text:p>
          </table:table-cell>
          <table:table-cell office:value-type="string" calcext:value-type="string">
            <text:p>-01 -1</text:p>
          </table:table-cell>
          <table:table-cell table:number-columns-repeated="5"/>
          <table:table-cell office:value-type="string" calcext:value-type="string">
            <text:p>CET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Atlantic/Canary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  <table:table-cell table:number-columns-repeated="5"/>
          <table:table-cell office:value-type="string" calcext:value-type="string">
            <text:p>EET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Atlantic/Faero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  <table:table-cell table:number-columns-repeated="5"/>
          <table:table-cell office:value-type="string" calcext:value-type="string">
            <text:p>Eire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IST 1</text:p>
          </table:table-cell>
        </table:table-row>
        <table:table-row table:style-name="ro1">
          <table:table-cell office:value-type="string" calcext:value-type="string">
            <text:p>Atlantic/Faro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  <table:table-cell table:number-columns-repeated="5"/>
          <table:table-cell office:value-type="string" calcext:value-type="string">
            <text:p>Europe/Amsterdam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Atlantic/Jan_Maye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Andorr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Atlantic/Madeir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  <table:table-cell table:number-columns-repeated="5"/>
          <table:table-cell office:value-type="string" calcext:value-type="string">
            <text:p>Europe/Athens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CE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Belfast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</table:table-row>
        <table:table-row table:style-name="ro1">
          <table:table-cell office:value-type="string" calcext:value-type="string">
            <text:p>EE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urope/Belgrade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ir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  <table:table-cell table:number-columns-repeated="5"/>
          <table:table-cell office:value-type="string" calcext:value-type="string">
            <text:p>Europe/Berli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Amsterdam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Bratislav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Andorr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Brussels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Athens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urope/Bucharest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Europe/Belfas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  <table:table-cell table:number-columns-repeated="5"/>
          <table:table-cell office:value-type="string" calcext:value-type="string">
            <text:p>Europe/Budapest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Belgrad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Businge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Berli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Copenhage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Bratislav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Dublin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IST 1</text:p>
          </table:table-cell>
        </table:table-row>
        <table:table-row table:style-name="ro1">
          <table:table-cell office:value-type="string" calcext:value-type="string">
            <text:p>Europe/Brussels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Gibraltar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Buchares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urope/Guernsey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</table:table-row>
        <table:table-row table:style-name="ro1">
          <table:table-cell office:value-type="string" calcext:value-type="string">
            <text:p>Europe/Budapes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Helsinki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Europe/Businge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Isle_of_Man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</table:table-row>
        <table:table-row table:style-name="ro1">
          <table:table-cell office:value-type="string" calcext:value-type="string">
            <text:p>Europe/Copenhage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Jersey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</table:table-row>
        <table:table-row table:style-name="ro1">
          <table:table-cell office:value-type="string" calcext:value-type="string">
            <text:p>Europe/Dubli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  <table:table-cell table:number-columns-repeated="5"/>
          <table:table-cell office:value-type="string" calcext:value-type="string">
            <text:p>Europe/Kiev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Europe/Gibraltar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Kyiv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Europe/Guernsey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  <table:table-cell table:number-columns-repeated="5"/>
          <table:table-cell office:value-type="string" calcext:value-type="string">
            <text:p>Europe/Lisbon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</table:table-row>
        <table:table-row table:style-name="ro1">
          <table:table-cell office:value-type="string" calcext:value-type="string">
            <text:p>Europe/Helsinki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urope/Ljubljan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Isle_of_Ma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  <table:table-cell table:number-columns-repeated="5"/>
          <table:table-cell office:value-type="string" calcext:value-type="string">
            <text:p>Europe/London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</table:table-row>
        <table:table-row table:style-name="ro1">
          <table:table-cell office:value-type="string" calcext:value-type="string">
            <text:p>Europe/Jersey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  <table:table-cell table:number-columns-repeated="5"/>
          <table:table-cell office:value-type="string" calcext:value-type="string">
            <text:p>Europe/Luxembourg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Kiev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urope/Madrid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Kyiv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urope/Malt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Lisbo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  <table:table-cell table:number-columns-repeated="5"/>
          <table:table-cell office:value-type="string" calcext:value-type="string">
            <text:p>Europe/Marieham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Europe/Ljubljan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Monaco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Londo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  <table:table-cell table:number-columns-repeated="5"/>
          <table:table-cell office:value-type="string" calcext:value-type="string">
            <text:p>Europe/Nicosi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Europe/Luxembourg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Oslo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Madrid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Paris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Malt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Podgoric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Marieham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urope/Prague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Monaco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Rig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Europe/Nicosi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urope/Rome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Oslo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San_Marino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Paris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Sarajevo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Podgoric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Skopje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Pragu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Sofi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Europe/Rig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urope/Stockholm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Rom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Tallin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Europe/San_Marino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Tirane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Sarajevo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Uzhgorod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Europe/Skopj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Vaduz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Sofi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urope/Vatica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Stockholm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Vienn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Tallin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urope/Vilnius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Europe/Tiran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Warsaw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Uzhgorod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urope/Zagreb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Vaduz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Zaporozhye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Europe/Vatica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Zurich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Vienn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GB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</table:table-row>
        <table:table-row table:style-name="ro1">
          <table:table-cell office:value-type="string" calcext:value-type="string">
            <text:p>Europe/Vilnius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GB-Eire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</table:table-row>
        <table:table-row table:style-name="ro1">
          <table:table-cell office:value-type="string" calcext:value-type="string">
            <text:p>Europe/Warsaw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MET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Zagreb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Poland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Zaporozhy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Portugal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</table:table-row>
        <table:table-row table:style-name="ro1">
          <table:table-cell office:value-type="string" calcext:value-type="string">
            <text:p>Europe/Zurich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WET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  <table:table-cell table:number-columns-repeated="5"/>
          <table:table-cell office:value-type="string" calcext:value-type="string">
            <text:p>Europe/Chisinau</text:p>
          </table:table-cell>
          <table:table-cell office:value-type="string" calcext:value-type="string">
            <text:p>2025-10-26T00:00:00Z</text:p>
          </table:table-cell>
          <table:table-cell office:value-type="string" calcext:value-type="string">
            <text:p>2025-10-26T02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GB-Eir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  <table:table-cell table:number-columns-repeated="5"/>
          <table:table-cell office:value-type="string" calcext:value-type="string">
            <text:p>Europe/Tiraspol</text:p>
          </table:table-cell>
          <table:table-cell office:value-type="string" calcext:value-type="string">
            <text:p>2025-10-26T00:00:00Z</text:p>
          </table:table-cell>
          <table:table-cell office:value-type="string" calcext:value-type="string">
            <text:p>2025-10-26T02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Asia/Jerusalem</text:p>
          </table:table-cell>
          <table:table-cell office:value-type="string" calcext:value-type="string">
            <text:p>2025-10-25T23:00:00Z</text:p>
          </table:table-cell>
          <table:table-cell office:value-type="string" calcext:value-type="string">
            <text:p>2025-10-26T01:00:00+02:00</text:p>
          </table:table-cell>
          <table:table-cell office:value-type="string" calcext:value-type="string">
            <text:p>IDT 3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Asia/Tel_Aviv</text:p>
          </table:table-cell>
          <table:table-cell office:value-type="string" calcext:value-type="string">
            <text:p>2025-10-25T23:00:00Z</text:p>
          </table:table-cell>
          <table:table-cell office:value-type="string" calcext:value-type="string">
            <text:p>2025-10-26T01:00:00+02:00</text:p>
          </table:table-cell>
          <table:table-cell office:value-type="string" calcext:value-type="string">
            <text:p>IDT 3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  <table:table-cell table:number-columns-repeated="5"/>
          <table:table-cell office:value-type="string" calcext:value-type="string">
            <text:p>Israel</text:p>
          </table:table-cell>
          <table:table-cell office:value-type="string" calcext:value-type="string">
            <text:p>2025-10-25T23:00:00Z</text:p>
          </table:table-cell>
          <table:table-cell office:value-type="string" calcext:value-type="string">
            <text:p>2025-10-26T01:00:00+02:00</text:p>
          </table:table-cell>
          <table:table-cell office:value-type="string" calcext:value-type="string">
            <text:p>IDT 3</text:p>
          </table:table-cell>
        </table:table-row>
        <table:table-row table:style-name="ro1">
          <table:table-cell office:value-type="string" calcext:value-type="string">
            <text:p>WE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  <table:table-cell table:number-columns-repeated="5"/>
          <table:table-cell office:value-type="string" calcext:value-type="string">
            <text:p>Asia/Beirut</text:p>
          </table:table-cell>
          <table:table-cell office:value-type="string" calcext:value-type="string">
            <text:p>2025-10-25T21:00:00Z</text:p>
          </table:table-cell>
          <table:table-cell office:value-type="string" calcext:value-type="string">
            <text:p>2025-10-25T2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Antarctica/McMurdo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00:00+12:00</text:p>
          </table:table-cell>
          <table:table-cell office:value-type="string" calcext:value-type="string">
            <text:p>NZDT 13</text:p>
          </table:table-cell>
          <table:table-cell table:number-columns-repeated="5"/>
          <table:table-cell office:value-type="string" calcext:value-type="string">
            <text:p>Asia/Gaza</text:p>
          </table:table-cell>
          <table:table-cell office:value-type="string" calcext:value-type="string">
            <text:p>2025-10-24T23:00:00Z</text:p>
          </table:table-cell>
          <table:table-cell office:value-type="string" calcext:value-type="string">
            <text:p>2025-10-25T01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Antarctica/South_Pole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00:00+12:00</text:p>
          </table:table-cell>
          <table:table-cell office:value-type="string" calcext:value-type="string">
            <text:p>NZDT 13</text:p>
          </table:table-cell>
          <table:table-cell table:number-columns-repeated="5"/>
          <table:table-cell office:value-type="string" calcext:value-type="string">
            <text:p>Asia/Hebron</text:p>
          </table:table-cell>
          <table:table-cell office:value-type="string" calcext:value-type="string">
            <text:p>2025-10-24T23:00:00Z</text:p>
          </table:table-cell>
          <table:table-cell office:value-type="string" calcext:value-type="string">
            <text:p>2025-10-25T01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00:00+12:00</text:p>
          </table:table-cell>
          <table:table-cell office:value-type="string" calcext:value-type="string">
            <text:p>NZDT 13</text:p>
          </table:table-cell>
          <table:table-cell table:number-columns-repeated="5"/>
          <table:table-cell office:value-type="string" calcext:value-type="string">
            <text:p>Australia/Adelaide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-10-05T03:00:00+10:30</text:p>
          </table:table-cell>
          <table:table-cell office:value-type="string" calcext:value-type="string">
            <text:p>ACST 9.5</text:p>
          </table:table-cell>
        </table:table-row>
        <table:table-row table:style-name="ro1">
          <table:table-cell office:value-type="string" calcext:value-type="string">
            <text:p>NZ-CHAT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45:00+12:45</text:p>
          </table:table-cell>
          <table:table-cell office:value-type="string" calcext:value-type="string">
            <text:p>+1345 13.75</text:p>
          </table:table-cell>
          <table:table-cell table:number-columns-repeated="5"/>
          <table:table-cell office:value-type="string" calcext:value-type="string">
            <text:p>Australia/Broken_Hill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-10-05T03:00:00+10:30</text:p>
          </table:table-cell>
          <table:table-cell office:value-type="string" calcext:value-type="string">
            <text:p>ACST 9.5</text:p>
          </table:table-cell>
        </table:table-row>
        <table:table-row table:style-name="ro1">
          <table:table-cell office:value-type="string" calcext:value-type="string">
            <text:p>Pacific/Auckland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00:00+12:00</text:p>
          </table:table-cell>
          <table:table-cell office:value-type="string" calcext:value-type="string">
            <text:p>NZDT 13</text:p>
          </table:table-cell>
          <table:table-cell table:number-columns-repeated="5"/>
          <table:table-cell office:value-type="string" calcext:value-type="string">
            <text:p>Australia/South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-10-05T03:00:00+10:30</text:p>
          </table:table-cell>
          <table:table-cell office:value-type="string" calcext:value-type="string">
            <text:p>ACST 9.5</text:p>
          </table:table-cell>
        </table:table-row>
        <table:table-row table:style-name="ro1">
          <table:table-cell office:value-type="string" calcext:value-type="string">
            <text:p>Pacific/Chatham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45:00+12:45</text:p>
          </table:table-cell>
          <table:table-cell office:value-type="string" calcext:value-type="string">
            <text:p>+1345 13.75</text:p>
          </table:table-cell>
          <table:table-cell table:number-columns-repeated="5"/>
          <table:table-cell office:value-type="string" calcext:value-type="string">
            <text:p>Australia/Yancowinna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-10-05T03:00:00+10:30</text:p>
          </table:table-cell>
          <table:table-cell office:value-type="string" calcext:value-type="string">
            <text:p>ACST 9.5</text:p>
          </table:table-cell>
        </table:table-row>
        <table:table-row table:style-name="ro1">
          <table:table-cell office:value-type="string" calcext:value-type="string">
            <text:p>Australia/LHI</text:p>
          </table:table-cell>
          <table:table-cell office:value-type="string" calcext:value-type="string">
            <text:p>2025-04-05T15:00:00Z</text:p>
          </table:table-cell>
          <table:table-cell office:value-type="string" calcext:value-type="string">
            <text:p>2025-04-06T01:30:00+10:30</text:p>
          </table:table-cell>
          <table:table-cell office:value-type="string" calcext:value-type="string">
            <text:p>+11 11</text:p>
          </table:table-cell>
          <table:table-cell table:number-columns-repeated="5"/>
          <table:table-cell office:value-type="string" calcext:value-type="string">
            <text:p>Antarctica/Macquarie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</table:table-row>
        <table:table-row table:style-name="ro1">
          <table:table-cell office:value-type="string" calcext:value-type="string">
            <text:p>Australia/Lord_Howe</text:p>
          </table:table-cell>
          <table:table-cell office:value-type="string" calcext:value-type="string">
            <text:p>2025-04-05T15:00:00Z</text:p>
          </table:table-cell>
          <table:table-cell office:value-type="string" calcext:value-type="string">
            <text:p>2025-04-06T01:30:00+10:30</text:p>
          </table:table-cell>
          <table:table-cell office:value-type="string" calcext:value-type="string">
            <text:p>+11 11</text:p>
          </table:table-cell>
          <table:table-cell table:number-columns-repeated="5"/>
          <table:table-cell office:value-type="string" calcext:value-type="string">
            <text:p>Australia/ACT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</table:table-row>
        <table:table-row table:style-name="ro1">
          <table:table-cell office:value-type="string" calcext:value-type="string">
            <text:p>Pacific/Norfolk</text:p>
          </table:table-cell>
          <table:table-cell office:value-type="string" calcext:value-type="string">
            <text:p>2025-04-05T15:00:00Z</text:p>
          </table:table-cell>
          <table:table-cell office:value-type="string" calcext:value-type="string">
            <text:p>2025-04-06T02:00:00+11:00</text:p>
          </table:table-cell>
          <table:table-cell office:value-type="string" calcext:value-type="string">
            <text:p>+12 12</text:p>
          </table:table-cell>
          <table:table-cell table:number-columns-repeated="5"/>
          <table:table-cell office:value-type="string" calcext:value-type="string">
            <text:p>Australia/Canberra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</table:table-row>
        <table:table-row table:style-name="ro1">
          <table:table-cell office:value-type="string" calcext:value-type="string">
            <text:p>Antarctica/Macquarie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  <table:table-cell table:number-columns-repeated="5"/>
          <table:table-cell office:value-type="string" calcext:value-type="string">
            <text:p>Australia/Currie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</table:table-row>
        <table:table-row table:style-name="ro1">
          <table:table-cell office:value-type="string" calcext:value-type="string">
            <text:p>Australia/ACT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  <table:table-cell table:number-columns-repeated="5"/>
          <table:table-cell office:value-type="string" calcext:value-type="string">
            <text:p>Australia/Hobart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</table:table-row>
        <table:table-row table:style-name="ro1">
          <table:table-cell office:value-type="string" calcext:value-type="string">
            <text:p>Australia/Canberra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  <table:table-cell table:number-columns-repeated="5"/>
          <table:table-cell office:value-type="string" calcext:value-type="string">
            <text:p>Australia/Melbourne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</table:table-row>
        <table:table-row table:style-name="ro1">
          <table:table-cell office:value-type="string" calcext:value-type="string">
            <text:p>Australia/Currie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  <table:table-cell table:number-columns-repeated="5"/>
          <table:table-cell office:value-type="string" calcext:value-type="string">
            <text:p>Australia/NSW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</table:table-row>
        <table:table-row table:style-name="ro1">
          <table:table-cell office:value-type="string" calcext:value-type="string">
            <text:p>Australia/Hobart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  <table:table-cell table:number-columns-repeated="5"/>
          <table:table-cell office:value-type="string" calcext:value-type="string">
            <text:p>Australia/Sydney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</table:table-row>
        <table:table-row table:style-name="ro1">
          <table:table-cell office:value-type="string" calcext:value-type="string">
            <text:p>Australia/Melbourne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  <table:table-cell table:number-columns-repeated="5"/>
          <table:table-cell office:value-type="string" calcext:value-type="string">
            <text:p>Australia/Tasmania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</table:table-row>
        <table:table-row table:style-name="ro1">
          <table:table-cell office:value-type="string" calcext:value-type="string">
            <text:p>Australia/NSW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  <table:table-cell table:number-columns-repeated="5"/>
          <table:table-cell office:value-type="string" calcext:value-type="string">
            <text:p>Australia/Victoria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</table:table-row>
        <table:table-row table:style-name="ro1">
          <table:table-cell office:value-type="string" calcext:value-type="string">
            <text:p>Australia/Sydney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  <table:table-cell table:number-columns-repeated="5"/>
          <table:table-cell office:value-type="string" calcext:value-type="string">
            <text:p>Australia/LHI</text:p>
          </table:table-cell>
          <table:table-cell office:value-type="string" calcext:value-type="string">
            <text:p>2025-10-04T15:30:00Z</text:p>
          </table:table-cell>
          <table:table-cell office:value-type="string" calcext:value-type="string">
            <text:p>2025-10-05T02:30:00+11:00</text:p>
          </table:table-cell>
          <table:table-cell office:value-type="string" calcext:value-type="string">
            <text:p>+1030 10.5</text:p>
          </table:table-cell>
        </table:table-row>
        <table:table-row table:style-name="ro1">
          <table:table-cell office:value-type="string" calcext:value-type="string">
            <text:p>Australia/Tasmania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  <table:table-cell table:number-columns-repeated="5"/>
          <table:table-cell office:value-type="string" calcext:value-type="string">
            <text:p>Australia/Lord_Howe</text:p>
          </table:table-cell>
          <table:table-cell office:value-type="string" calcext:value-type="string">
            <text:p>2025-10-04T15:30:00Z</text:p>
          </table:table-cell>
          <table:table-cell office:value-type="string" calcext:value-type="string">
            <text:p>2025-10-05T02:30:00+11:00</text:p>
          </table:table-cell>
          <table:table-cell office:value-type="string" calcext:value-type="string">
            <text:p>+1030 10.5</text:p>
          </table:table-cell>
        </table:table-row>
        <table:table-row table:style-name="ro1">
          <table:table-cell office:value-type="string" calcext:value-type="string">
            <text:p>Australia/Victoria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  <table:table-cell table:number-columns-repeated="5"/>
          <table:table-cell office:value-type="string" calcext:value-type="string">
            <text:p>Pacific/Norfolk</text:p>
          </table:table-cell>
          <table:table-cell office:value-type="string" calcext:value-type="string">
            <text:p>2025-10-04T15:00:00Z</text:p>
          </table:table-cell>
          <table:table-cell office:value-type="string" calcext:value-type="string">
            <text:p>2025-10-05T03:00:00+12:00</text:p>
          </table:table-cell>
          <table:table-cell office:value-type="string" calcext:value-type="string">
            <text:p>+11 11</text:p>
          </table:table-cell>
        </table:table-row>
        <table:table-row table:style-name="ro1">
          <table:table-cell office:value-type="string" calcext:value-type="string">
            <text:p>Australia/Adelaide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-04-06T02:00:00+09:30</text:p>
          </table:table-cell>
          <table:table-cell office:value-type="string" calcext:value-type="string">
            <text:p>ACDT 10.5</text:p>
          </table:table-cell>
          <table:table-cell table:number-columns-repeated="5"/>
          <table:table-cell office:value-type="string" calcext:value-type="string">
            <text:p>Antarctica/McMurdo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00:00+13:00</text:p>
          </table:table-cell>
          <table:table-cell office:value-type="string" calcext:value-type="string">
            <text:p>NZST 12</text:p>
          </table:table-cell>
        </table:table-row>
        <table:table-row table:style-name="ro1">
          <table:table-cell office:value-type="string" calcext:value-type="string">
            <text:p>Australia/Broken_Hill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-04-06T02:00:00+09:30</text:p>
          </table:table-cell>
          <table:table-cell office:value-type="string" calcext:value-type="string">
            <text:p>ACDT 10.5</text:p>
          </table:table-cell>
          <table:table-cell table:number-columns-repeated="5"/>
          <table:table-cell office:value-type="string" calcext:value-type="string">
            <text:p>Antarctica/South_Pole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00:00+13:00</text:p>
          </table:table-cell>
          <table:table-cell office:value-type="string" calcext:value-type="string">
            <text:p>NZST 12</text:p>
          </table:table-cell>
        </table:table-row>
        <table:table-row table:style-name="ro1">
          <table:table-cell office:value-type="string" calcext:value-type="string">
            <text:p>Australia/South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-04-06T02:00:00+09:30</text:p>
          </table:table-cell>
          <table:table-cell office:value-type="string" calcext:value-type="string">
            <text:p>ACDT 10.5</text:p>
          </table:table-cell>
          <table:table-cell table:number-columns-repeated="5"/>
          <table:table-cell office:value-type="string" calcext:value-type="string">
            <text:p>NZ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00:00+13:00</text:p>
          </table:table-cell>
          <table:table-cell office:value-type="string" calcext:value-type="string">
            <text:p>NZST 12</text:p>
          </table:table-cell>
        </table:table-row>
        <table:table-row table:style-name="ro1">
          <table:table-cell office:value-type="string" calcext:value-type="string">
            <text:p>Australia/Yancowinna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-04-06T02:00:00+09:30</text:p>
          </table:table-cell>
          <table:table-cell office:value-type="string" calcext:value-type="string">
            <text:p>ACDT 10.5</text:p>
          </table:table-cell>
          <table:table-cell table:number-columns-repeated="5"/>
          <table:table-cell office:value-type="string" calcext:value-type="string">
            <text:p>NZ-CHAT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45:00+13:45</text:p>
          </table:table-cell>
          <table:table-cell office:value-type="string" calcext:value-type="string">
            <text:p>+1245 12.75</text:p>
          </table:table-cell>
        </table:table-row>
        <table:table-row table:style-name="ro1">
          <table:table-cell office:value-type="string" calcext:value-type="string">
            <text:p>Africa/Casablanca</text:p>
          </table:table-cell>
          <table:table-cell office:value-type="string" calcext:value-type="string">
            <text:p>2025-04-06T02:00:00Z</text:p>
          </table:table-cell>
          <table:table-cell office:value-type="string" calcext:value-type="string">
            <text:p>2025-04-06T03:00:00+01:00</text:p>
          </table:table-cell>
          <table:table-cell office:value-type="string" calcext:value-type="string">
            <text:p>+00 0</text:p>
          </table:table-cell>
          <table:table-cell table:number-columns-repeated="5"/>
          <table:table-cell office:value-type="string" calcext:value-type="string">
            <text:p>Pacific/Auckland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00:00+13:00</text:p>
          </table:table-cell>
          <table:table-cell office:value-type="string" calcext:value-type="string">
            <text:p>NZST 12</text:p>
          </table:table-cell>
        </table:table-row>
        <table:table-row table:style-name="ro1">
          <table:table-cell office:value-type="string" calcext:value-type="string">
            <text:p>Africa/El_Aaiun</text:p>
          </table:table-cell>
          <table:table-cell office:value-type="string" calcext:value-type="string">
            <text:p>2025-04-06T02:00:00Z</text:p>
          </table:table-cell>
          <table:table-cell office:value-type="string" calcext:value-type="string">
            <text:p>2025-04-06T03:00:00+01:00</text:p>
          </table:table-cell>
          <table:table-cell office:value-type="string" calcext:value-type="string">
            <text:p>+00 0</text:p>
          </table:table-cell>
          <table:table-cell table:number-columns-repeated="5"/>
          <table:table-cell office:value-type="string" calcext:value-type="string">
            <text:p>Pacific/Chatham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45:00+13:45</text:p>
          </table:table-cell>
          <table:table-cell office:value-type="string" calcext:value-type="string">
            <text:p>+1245 12.75</text:p>
          </table:table-cell>
        </table:table-row>
        <table:table-row table:style-name="ro1">
          <table:table-cell office:value-type="string" calcext:value-type="string">
            <text:p>America/Santiago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-04-05T23:00:00-04:00</text:p>
          </table:table-cell>
          <table:table-cell office:value-type="string" calcext:value-type="string">
            <text:p>-03 -3</text:p>
          </table:table-cell>
          <table:table-cell table:number-columns-repeated="5"/>
          <table:table-cell office:value-type="string" calcext:value-type="string">
            <text:p>America/Santiago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-09-07T01:00:00-03:00</text:p>
          </table:table-cell>
          <table:table-cell office:value-type="string" calcext:value-type="string">
            <text:p>-04 -4</text:p>
          </table:table-cell>
        </table:table-row>
        <table:table-row table:style-name="ro1">
          <table:table-cell office:value-type="string" calcext:value-type="string">
            <text:p>Chile/Continental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-04-05T23:00:00-04:00</text:p>
          </table:table-cell>
          <table:table-cell office:value-type="string" calcext:value-type="string">
            <text:p>-03 -3</text:p>
          </table:table-cell>
          <table:table-cell table:number-columns-repeated="5"/>
          <table:table-cell office:value-type="string" calcext:value-type="string">
            <text:p>Chile/Continental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-09-07T01:00:00-03:00</text:p>
          </table:table-cell>
          <table:table-cell office:value-type="string" calcext:value-type="string">
            <text:p>-04 -4</text:p>
          </table:table-cell>
        </table:table-row>
        <table:table-row table:style-name="ro1">
          <table:table-cell office:value-type="string" calcext:value-type="string">
            <text:p>Chile/EasterIsland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-04-05T21:00:00-06:00</text:p>
          </table:table-cell>
          <table:table-cell office:value-type="string" calcext:value-type="string">
            <text:p>-05 -5</text:p>
          </table:table-cell>
          <table:table-cell table:number-columns-repeated="5"/>
          <table:table-cell office:value-type="string" calcext:value-type="string">
            <text:p>Chile/EasterIsland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-09-06T23:00:00-05:00</text:p>
          </table:table-cell>
          <table:table-cell office:value-type="string" calcext:value-type="string">
            <text:p>-06 -6</text:p>
          </table:table-cell>
        </table:table-row>
        <table:table-row table:style-name="ro1">
          <table:table-cell office:value-type="string" calcext:value-type="string">
            <text:p>Pacific/Easter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-04-05T21:00:00-06:00</text:p>
          </table:table-cell>
          <table:table-cell office:value-type="string" calcext:value-type="string">
            <text:p>-05 -5</text:p>
          </table:table-cell>
          <table:table-cell table:number-columns-repeated="5"/>
          <table:table-cell office:value-type="string" calcext:value-type="string">
            <text:p>Pacific/Easter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-09-06T23:00:00-05:00</text:p>
          </table:table-cell>
          <table:table-cell office:value-type="string" calcext:value-type="string">
            <text:p>-06 -6</text:p>
          </table:table-cell>
        </table:table-row>
        <table:table-row table:style-name="ro1">
          <table:table-cell office:value-type="string" calcext:value-type="string">
            <text:p>Asia/Gaza</text:p>
          </table:table-cell>
          <table:table-cell office:value-type="string" calcext:value-type="string">
            <text:p>2025-04-12T00:00:00Z</text:p>
          </table:table-cell>
          <table:table-cell office:value-type="string" calcext:value-type="string">
            <text:p>2025-04-12T03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Africa/Cairo</text:p>
          </table:table-cell>
          <table:table-cell office:value-type="string" calcext:value-type="string">
            <text:p>2025-04-24T22:00:00Z</text:p>
          </table:table-cell>
          <table:table-cell office:value-type="string" calcext:value-type="string">
            <text:p>2025-04-25T01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Asia/Hebron</text:p>
          </table:table-cell>
          <table:table-cell office:value-type="string" calcext:value-type="string">
            <text:p>2025-04-12T00:00:00Z</text:p>
          </table:table-cell>
          <table:table-cell office:value-type="string" calcext:value-type="string">
            <text:p>2025-04-12T03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gypt</text:p>
          </table:table-cell>
          <table:table-cell office:value-type="string" calcext:value-type="string">
            <text:p>2025-04-24T22:00:00Z</text:p>
          </table:table-cell>
          <table:table-cell office:value-type="string" calcext:value-type="string">
            <text:p>2025-04-25T01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Africa/Cairo</text:p>
          </table:table-cell>
          <table:table-cell office:value-type="string" calcext:value-type="string">
            <text:p>2025-04-24T22:00:00Z</text:p>
          </table:table-cell>
          <table:table-cell office:value-type="string" calcext:value-type="string">
            <text:p>2025-04-25T01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Asia/Gaza</text:p>
          </table:table-cell>
          <table:table-cell office:value-type="string" calcext:value-type="string">
            <text:p>2025-04-12T00:00:00Z</text:p>
          </table:table-cell>
          <table:table-cell office:value-type="string" calcext:value-type="string">
            <text:p>2025-04-12T03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2025-04-24T22:00:00Z</text:p>
          </table:table-cell>
          <table:table-cell office:value-type="string" calcext:value-type="string">
            <text:p>2025-04-25T01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Asia/Hebron</text:p>
          </table:table-cell>
          <table:table-cell office:value-type="string" calcext:value-type="string">
            <text:p>2025-04-12T00:00:00Z</text:p>
          </table:table-cell>
          <table:table-cell office:value-type="string" calcext:value-type="string">
            <text:p>2025-04-12T03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America/Santiago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-09-07T01:00:00-03:00</text:p>
          </table:table-cell>
          <table:table-cell office:value-type="string" calcext:value-type="string">
            <text:p>-04 -4</text:p>
          </table:table-cell>
          <table:table-cell table:number-columns-repeated="5"/>
          <table:table-cell office:value-type="string" calcext:value-type="string">
            <text:p>America/Santiago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-04-05T23:00:00-04:00</text:p>
          </table:table-cell>
          <table:table-cell office:value-type="string" calcext:value-type="string">
            <text:p>-03 -3</text:p>
          </table:table-cell>
        </table:table-row>
        <table:table-row table:style-name="ro1">
          <table:table-cell office:value-type="string" calcext:value-type="string">
            <text:p>Chile/Continental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-09-07T01:00:00-03:00</text:p>
          </table:table-cell>
          <table:table-cell office:value-type="string" calcext:value-type="string">
            <text:p>-04 -4</text:p>
          </table:table-cell>
          <table:table-cell table:number-columns-repeated="5"/>
          <table:table-cell office:value-type="string" calcext:value-type="string">
            <text:p>Chile/Continental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-04-05T23:00:00-04:00</text:p>
          </table:table-cell>
          <table:table-cell office:value-type="string" calcext:value-type="string">
            <text:p>-03 -3</text:p>
          </table:table-cell>
        </table:table-row>
        <table:table-row table:style-name="ro1">
          <table:table-cell office:value-type="string" calcext:value-type="string">
            <text:p>Chile/EasterIsland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-09-06T23:00:00-05:00</text:p>
          </table:table-cell>
          <table:table-cell office:value-type="string" calcext:value-type="string">
            <text:p>-06 -6</text:p>
          </table:table-cell>
          <table:table-cell table:number-columns-repeated="5"/>
          <table:table-cell office:value-type="string" calcext:value-type="string">
            <text:p>Chile/EasterIsland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-04-05T21:00:00-06:00</text:p>
          </table:table-cell>
          <table:table-cell office:value-type="string" calcext:value-type="string">
            <text:p>-05 -5</text:p>
          </table:table-cell>
        </table:table-row>
        <table:table-row table:style-name="ro1">
          <table:table-cell office:value-type="string" calcext:value-type="string">
            <text:p>Pacific/Easter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-09-06T23:00:00-05:00</text:p>
          </table:table-cell>
          <table:table-cell office:value-type="string" calcext:value-type="string">
            <text:p>-06 -6</text:p>
          </table:table-cell>
          <table:table-cell table:number-columns-repeated="5"/>
          <table:table-cell office:value-type="string" calcext:value-type="string">
            <text:p>Pacific/Easter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-04-05T21:00:00-06:00</text:p>
          </table:table-cell>
          <table:table-cell office:value-type="string" calcext:value-type="string">
            <text:p>-05 -5</text:p>
          </table:table-cell>
        </table:table-row>
        <table:table-row table:style-name="ro1">
          <table:table-cell office:value-type="string" calcext:value-type="string">
            <text:p>Antarctica/McMurdo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00:00+13:00</text:p>
          </table:table-cell>
          <table:table-cell office:value-type="string" calcext:value-type="string">
            <text:p>NZST 12</text:p>
          </table:table-cell>
          <table:table-cell table:number-columns-repeated="5"/>
          <table:table-cell office:value-type="string" calcext:value-type="string">
            <text:p>Africa/Casablanca</text:p>
          </table:table-cell>
          <table:table-cell office:value-type="string" calcext:value-type="string">
            <text:p>2025-04-06T02:00:00Z</text:p>
          </table:table-cell>
          <table:table-cell office:value-type="string" calcext:value-type="string">
            <text:p>2025-04-06T03:00:00+01:00</text:p>
          </table:table-cell>
          <table:table-cell office:value-type="string" calcext:value-type="string">
            <text:p>+00 0</text:p>
          </table:table-cell>
        </table:table-row>
        <table:table-row table:style-name="ro1">
          <table:table-cell office:value-type="string" calcext:value-type="string">
            <text:p>Antarctica/South_Pole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00:00+13:00</text:p>
          </table:table-cell>
          <table:table-cell office:value-type="string" calcext:value-type="string">
            <text:p>NZST 12</text:p>
          </table:table-cell>
          <table:table-cell table:number-columns-repeated="5"/>
          <table:table-cell office:value-type="string" calcext:value-type="string">
            <text:p>Africa/El_Aaiun</text:p>
          </table:table-cell>
          <table:table-cell office:value-type="string" calcext:value-type="string">
            <text:p>2025-04-06T02:00:00Z</text:p>
          </table:table-cell>
          <table:table-cell office:value-type="string" calcext:value-type="string">
            <text:p>2025-04-06T03:00:00+01:00</text:p>
          </table:table-cell>
          <table:table-cell office:value-type="string" calcext:value-type="string">
            <text:p>+00 0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00:00+13:00</text:p>
          </table:table-cell>
          <table:table-cell office:value-type="string" calcext:value-type="string">
            <text:p>NZST 12</text:p>
          </table:table-cell>
          <table:table-cell table:number-columns-repeated="5"/>
          <table:table-cell office:value-type="string" calcext:value-type="string">
            <text:p>Australia/Adelaide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-04-06T02:00:00+09:30</text:p>
          </table:table-cell>
          <table:table-cell office:value-type="string" calcext:value-type="string">
            <text:p>ACDT 10.5</text:p>
          </table:table-cell>
        </table:table-row>
        <table:table-row table:style-name="ro1">
          <table:table-cell office:value-type="string" calcext:value-type="string">
            <text:p>NZ-CHAT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45:00+13:45</text:p>
          </table:table-cell>
          <table:table-cell office:value-type="string" calcext:value-type="string">
            <text:p>+1245 12.75</text:p>
          </table:table-cell>
          <table:table-cell table:number-columns-repeated="5"/>
          <table:table-cell office:value-type="string" calcext:value-type="string">
            <text:p>Australia/Broken_Hill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-04-06T02:00:00+09:30</text:p>
          </table:table-cell>
          <table:table-cell office:value-type="string" calcext:value-type="string">
            <text:p>ACDT 10.5</text:p>
          </table:table-cell>
        </table:table-row>
        <table:table-row table:style-name="ro1">
          <table:table-cell office:value-type="string" calcext:value-type="string">
            <text:p>Pacific/Auckland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00:00+13:00</text:p>
          </table:table-cell>
          <table:table-cell office:value-type="string" calcext:value-type="string">
            <text:p>NZST 12</text:p>
          </table:table-cell>
          <table:table-cell table:number-columns-repeated="5"/>
          <table:table-cell office:value-type="string" calcext:value-type="string">
            <text:p>Australia/South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-04-06T02:00:00+09:30</text:p>
          </table:table-cell>
          <table:table-cell office:value-type="string" calcext:value-type="string">
            <text:p>ACDT 10.5</text:p>
          </table:table-cell>
        </table:table-row>
        <table:table-row table:style-name="ro1">
          <table:table-cell office:value-type="string" calcext:value-type="string">
            <text:p>Pacific/Chatham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45:00+13:45</text:p>
          </table:table-cell>
          <table:table-cell office:value-type="string" calcext:value-type="string">
            <text:p>+1245 12.75</text:p>
          </table:table-cell>
          <table:table-cell table:number-columns-repeated="5"/>
          <table:table-cell office:value-type="string" calcext:value-type="string">
            <text:p>Australia/Yancowinna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-04-06T02:00:00+09:30</text:p>
          </table:table-cell>
          <table:table-cell office:value-type="string" calcext:value-type="string">
            <text:p>ACDT 10.5</text:p>
          </table:table-cell>
        </table:table-row>
        <table:table-row table:style-name="ro1">
          <table:table-cell office:value-type="string" calcext:value-type="string">
            <text:p>Pacific/Norfolk</text:p>
          </table:table-cell>
          <table:table-cell office:value-type="string" calcext:value-type="string">
            <text:p>2025-10-04T15:00:00Z</text:p>
          </table:table-cell>
          <table:table-cell office:value-type="string" calcext:value-type="string">
            <text:p>2025-10-05T03:00:00+12:00</text:p>
          </table:table-cell>
          <table:table-cell office:value-type="string" calcext:value-type="string">
            <text:p>+11 11</text:p>
          </table:table-cell>
          <table:table-cell table:number-columns-repeated="5"/>
          <table:table-cell office:value-type="string" calcext:value-type="string">
            <text:p>Antarctica/Macquarie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</table:table-row>
        <table:table-row table:style-name="ro1">
          <table:table-cell office:value-type="string" calcext:value-type="string">
            <text:p>Australia/LHI</text:p>
          </table:table-cell>
          <table:table-cell office:value-type="string" calcext:value-type="string">
            <text:p>2025-10-04T15:30:00Z</text:p>
          </table:table-cell>
          <table:table-cell office:value-type="string" calcext:value-type="string">
            <text:p>2025-10-05T02:30:00+11:00</text:p>
          </table:table-cell>
          <table:table-cell office:value-type="string" calcext:value-type="string">
            <text:p>+1030 10.5</text:p>
          </table:table-cell>
          <table:table-cell table:number-columns-repeated="5"/>
          <table:table-cell office:value-type="string" calcext:value-type="string">
            <text:p>Australia/ACT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</table:table-row>
        <table:table-row table:style-name="ro1">
          <table:table-cell office:value-type="string" calcext:value-type="string">
            <text:p>Australia/Lord_Howe</text:p>
          </table:table-cell>
          <table:table-cell office:value-type="string" calcext:value-type="string">
            <text:p>2025-10-04T15:30:00Z</text:p>
          </table:table-cell>
          <table:table-cell office:value-type="string" calcext:value-type="string">
            <text:p>2025-10-05T02:30:00+11:00</text:p>
          </table:table-cell>
          <table:table-cell office:value-type="string" calcext:value-type="string">
            <text:p>+1030 10.5</text:p>
          </table:table-cell>
          <table:table-cell table:number-columns-repeated="5"/>
          <table:table-cell office:value-type="string" calcext:value-type="string">
            <text:p>Australia/Canberra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</table:table-row>
        <table:table-row table:style-name="ro1">
          <table:table-cell office:value-type="string" calcext:value-type="string">
            <text:p>Antarctica/Macquarie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  <table:table-cell table:number-columns-repeated="5"/>
          <table:table-cell office:value-type="string" calcext:value-type="string">
            <text:p>Australia/Currie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</table:table-row>
        <table:table-row table:style-name="ro1">
          <table:table-cell office:value-type="string" calcext:value-type="string">
            <text:p>Australia/ACT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  <table:table-cell table:number-columns-repeated="5"/>
          <table:table-cell office:value-type="string" calcext:value-type="string">
            <text:p>Australia/Hobart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</table:table-row>
        <table:table-row table:style-name="ro1">
          <table:table-cell office:value-type="string" calcext:value-type="string">
            <text:p>Australia/Canberra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  <table:table-cell table:number-columns-repeated="5"/>
          <table:table-cell office:value-type="string" calcext:value-type="string">
            <text:p>Australia/Melbourne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</table:table-row>
        <table:table-row table:style-name="ro1">
          <table:table-cell office:value-type="string" calcext:value-type="string">
            <text:p>Australia/Currie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  <table:table-cell table:number-columns-repeated="5"/>
          <table:table-cell office:value-type="string" calcext:value-type="string">
            <text:p>Australia/NSW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</table:table-row>
        <table:table-row table:style-name="ro1">
          <table:table-cell office:value-type="string" calcext:value-type="string">
            <text:p>Australia/Hobart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  <table:table-cell table:number-columns-repeated="5"/>
          <table:table-cell office:value-type="string" calcext:value-type="string">
            <text:p>Australia/Sydney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</table:table-row>
        <table:table-row table:style-name="ro1">
          <table:table-cell office:value-type="string" calcext:value-type="string">
            <text:p>Australia/Melbourne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  <table:table-cell table:number-columns-repeated="5"/>
          <table:table-cell office:value-type="string" calcext:value-type="string">
            <text:p>Australia/Tasmania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</table:table-row>
        <table:table-row table:style-name="ro1">
          <table:table-cell office:value-type="string" calcext:value-type="string">
            <text:p>Australia/NSW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  <table:table-cell table:number-columns-repeated="5"/>
          <table:table-cell office:value-type="string" calcext:value-type="string">
            <text:p>Australia/Victoria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</table:table-row>
        <table:table-row table:style-name="ro1">
          <table:table-cell office:value-type="string" calcext:value-type="string">
            <text:p>Australia/Sydney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  <table:table-cell table:number-columns-repeated="5"/>
          <table:table-cell office:value-type="string" calcext:value-type="string">
            <text:p>Australia/LHI</text:p>
          </table:table-cell>
          <table:table-cell office:value-type="string" calcext:value-type="string">
            <text:p>2025-04-05T15:00:00Z</text:p>
          </table:table-cell>
          <table:table-cell office:value-type="string" calcext:value-type="string">
            <text:p>2025-04-06T01:30:00+10:30</text:p>
          </table:table-cell>
          <table:table-cell office:value-type="string" calcext:value-type="string">
            <text:p>+11 11</text:p>
          </table:table-cell>
        </table:table-row>
        <table:table-row table:style-name="ro1">
          <table:table-cell office:value-type="string" calcext:value-type="string">
            <text:p>Australia/Tasmania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  <table:table-cell table:number-columns-repeated="5"/>
          <table:table-cell office:value-type="string" calcext:value-type="string">
            <text:p>Australia/Lord_Howe</text:p>
          </table:table-cell>
          <table:table-cell office:value-type="string" calcext:value-type="string">
            <text:p>2025-04-05T15:00:00Z</text:p>
          </table:table-cell>
          <table:table-cell office:value-type="string" calcext:value-type="string">
            <text:p>2025-04-06T01:30:00+10:30</text:p>
          </table:table-cell>
          <table:table-cell office:value-type="string" calcext:value-type="string">
            <text:p>+11 11</text:p>
          </table:table-cell>
        </table:table-row>
        <table:table-row table:style-name="ro1">
          <table:table-cell office:value-type="string" calcext:value-type="string">
            <text:p>Australia/Victoria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  <table:table-cell table:number-columns-repeated="5"/>
          <table:table-cell office:value-type="string" calcext:value-type="string">
            <text:p>Pacific/Norfolk</text:p>
          </table:table-cell>
          <table:table-cell office:value-type="string" calcext:value-type="string">
            <text:p>2025-04-05T15:00:00Z</text:p>
          </table:table-cell>
          <table:table-cell office:value-type="string" calcext:value-type="string">
            <text:p>2025-04-06T02:00:00+11:00</text:p>
          </table:table-cell>
          <table:table-cell office:value-type="string" calcext:value-type="string">
            <text:p>+12 12</text:p>
          </table:table-cell>
        </table:table-row>
        <table:table-row table:style-name="ro1">
          <table:table-cell office:value-type="string" calcext:value-type="string">
            <text:p>Australia/Adelaide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-10-05T03:00:00+10:30</text:p>
          </table:table-cell>
          <table:table-cell office:value-type="string" calcext:value-type="string">
            <text:p>ACST 9.5</text:p>
          </table:table-cell>
          <table:table-cell table:number-columns-repeated="5"/>
          <table:table-cell office:value-type="string" calcext:value-type="string">
            <text:p>Antarctica/McMurdo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00:00+12:00</text:p>
          </table:table-cell>
          <table:table-cell office:value-type="string" calcext:value-type="string">
            <text:p>NZDT 13</text:p>
          </table:table-cell>
        </table:table-row>
        <table:table-row table:style-name="ro1">
          <table:table-cell office:value-type="string" calcext:value-type="string">
            <text:p>Australia/Broken_Hill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-10-05T03:00:00+10:30</text:p>
          </table:table-cell>
          <table:table-cell office:value-type="string" calcext:value-type="string">
            <text:p>ACST 9.5</text:p>
          </table:table-cell>
          <table:table-cell table:number-columns-repeated="5"/>
          <table:table-cell office:value-type="string" calcext:value-type="string">
            <text:p>Antarctica/South_Pole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00:00+12:00</text:p>
          </table:table-cell>
          <table:table-cell office:value-type="string" calcext:value-type="string">
            <text:p>NZDT 13</text:p>
          </table:table-cell>
        </table:table-row>
        <table:table-row table:style-name="ro1">
          <table:table-cell office:value-type="string" calcext:value-type="string">
            <text:p>Australia/South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-10-05T03:00:00+10:30</text:p>
          </table:table-cell>
          <table:table-cell office:value-type="string" calcext:value-type="string">
            <text:p>ACST 9.5</text:p>
          </table:table-cell>
          <table:table-cell table:number-columns-repeated="5"/>
          <table:table-cell office:value-type="string" calcext:value-type="string">
            <text:p>NZ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00:00+12:00</text:p>
          </table:table-cell>
          <table:table-cell office:value-type="string" calcext:value-type="string">
            <text:p>NZDT 13</text:p>
          </table:table-cell>
        </table:table-row>
        <table:table-row table:style-name="ro1">
          <table:table-cell office:value-type="string" calcext:value-type="string">
            <text:p>Australia/Yancowinna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-10-05T03:00:00+10:30</text:p>
          </table:table-cell>
          <table:table-cell office:value-type="string" calcext:value-type="string">
            <text:p>ACST 9.5</text:p>
          </table:table-cell>
          <table:table-cell table:number-columns-repeated="5"/>
          <table:table-cell office:value-type="string" calcext:value-type="string">
            <text:p>NZ-CHAT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45:00+12:45</text:p>
          </table:table-cell>
          <table:table-cell office:value-type="string" calcext:value-type="string">
            <text:p>+1345 13.75</text:p>
          </table:table-cell>
        </table:table-row>
        <table:table-row table:style-name="ro1">
          <table:table-cell office:value-type="string" calcext:value-type="string">
            <text:p>Asia/Gaza</text:p>
          </table:table-cell>
          <table:table-cell office:value-type="string" calcext:value-type="string">
            <text:p>2025-10-24T23:00:00Z</text:p>
          </table:table-cell>
          <table:table-cell office:value-type="string" calcext:value-type="string">
            <text:p>2025-10-25T01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Pacific/Auckland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00:00+12:00</text:p>
          </table:table-cell>
          <table:table-cell office:value-type="string" calcext:value-type="string">
            <text:p>NZDT 13</text:p>
          </table:table-cell>
        </table:table-row>
        <table:table-row table:style-name="ro1">
          <table:table-cell office:value-type="string" calcext:value-type="string">
            <text:p>Asia/Hebron</text:p>
          </table:table-cell>
          <table:table-cell office:value-type="string" calcext:value-type="string">
            <text:p>2025-10-24T23:00:00Z</text:p>
          </table:table-cell>
          <table:table-cell office:value-type="string" calcext:value-type="string">
            <text:p>2025-10-25T01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Pacific/Chatham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45:00+12:45</text:p>
          </table:table-cell>
          <table:table-cell office:value-type="string" calcext:value-type="string">
            <text:p>+1345 13.75</text:p>
          </table:table-cell>
        </table:table-row>
        <table:table-row table:style-name="ro1">
          <table:table-cell office:value-type="string" calcext:value-type="string">
            <text:p>Asia/Beirut</text:p>
          </table:table-cell>
          <table:table-cell office:value-type="string" calcext:value-type="string">
            <text:p>2025-10-25T21:00:00Z</text:p>
          </table:table-cell>
          <table:table-cell office:value-type="string" calcext:value-type="string">
            <text:p>2025-10-25T2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Africa/Ceut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Asia/Jerusalem</text:p>
          </table:table-cell>
          <table:table-cell office:value-type="string" calcext:value-type="string">
            <text:p>2025-10-25T23:00:00Z</text:p>
          </table:table-cell>
          <table:table-cell office:value-type="string" calcext:value-type="string">
            <text:p>2025-10-26T01:00:00+02:00</text:p>
          </table:table-cell>
          <table:table-cell office:value-type="string" calcext:value-type="string">
            <text:p>IDT 3</text:p>
          </table:table-cell>
          <table:table-cell table:number-columns-repeated="5"/>
          <table:table-cell office:value-type="string" calcext:value-type="string">
            <text:p>America/Godthab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0:00:00-01:00</text:p>
          </table:table-cell>
          <table:table-cell office:value-type="string" calcext:value-type="string">
            <text:p>-02 -2</text:p>
          </table:table-cell>
        </table:table-row>
        <table:table-row table:style-name="ro1">
          <table:table-cell office:value-type="string" calcext:value-type="string">
            <text:p>Asia/Tel_Aviv</text:p>
          </table:table-cell>
          <table:table-cell office:value-type="string" calcext:value-type="string">
            <text:p>2025-10-25T23:00:00Z</text:p>
          </table:table-cell>
          <table:table-cell office:value-type="string" calcext:value-type="string">
            <text:p>2025-10-26T01:00:00+02:00</text:p>
          </table:table-cell>
          <table:table-cell office:value-type="string" calcext:value-type="string">
            <text:p>IDT 3</text:p>
          </table:table-cell>
          <table:table-cell table:number-columns-repeated="5"/>
          <table:table-cell office:value-type="string" calcext:value-type="string">
            <text:p>America/Nuuk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0:00:00-01:00</text:p>
          </table:table-cell>
          <table:table-cell office:value-type="string" calcext:value-type="string">
            <text:p>-02 -2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2025-10-25T23:00:00Z</text:p>
          </table:table-cell>
          <table:table-cell office:value-type="string" calcext:value-type="string">
            <text:p>2025-10-26T01:00:00+02:00</text:p>
          </table:table-cell>
          <table:table-cell office:value-type="string" calcext:value-type="string">
            <text:p>IDT 3</text:p>
          </table:table-cell>
          <table:table-cell table:number-columns-repeated="5"/>
          <table:table-cell office:value-type="string" calcext:value-type="string">
            <text:p>America/Scoresbysund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0:00:00-01:00</text:p>
          </table:table-cell>
          <table:table-cell office:value-type="string" calcext:value-type="string">
            <text:p>-02 -2</text:p>
          </table:table-cell>
        </table:table-row>
        <table:table-row table:style-name="ro1">
          <table:table-cell office:value-type="string" calcext:value-type="string">
            <text:p>Europe/Chisinau</text:p>
          </table:table-cell>
          <table:table-cell office:value-type="string" calcext:value-type="string">
            <text:p>2025-10-26T00:00:00Z</text:p>
          </table:table-cell>
          <table:table-cell office:value-type="string" calcext:value-type="string">
            <text:p>2025-10-26T02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Antarctica/Troll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+00 0</text:p>
          </table:table-cell>
        </table:table-row>
        <table:table-row table:style-name="ro1">
          <table:table-cell office:value-type="string" calcext:value-type="string">
            <text:p>Europe/Tiraspol</text:p>
          </table:table-cell>
          <table:table-cell office:value-type="string" calcext:value-type="string">
            <text:p>2025-10-26T00:00:00Z</text:p>
          </table:table-cell>
          <table:table-cell office:value-type="string" calcext:value-type="string">
            <text:p>2025-10-26T02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Arctic/Longyearbye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Africa/Ceut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Asia/Famagust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America/Godthab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5T23:00:00-02:00</text:p>
          </table:table-cell>
          <table:table-cell office:value-type="string" calcext:value-type="string">
            <text:p>-01 -1</text:p>
          </table:table-cell>
          <table:table-cell table:number-columns-repeated="5"/>
          <table:table-cell office:value-type="string" calcext:value-type="string">
            <text:p>Asia/Nicosi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America/Nuuk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5T23:00:00-02:00</text:p>
          </table:table-cell>
          <table:table-cell office:value-type="string" calcext:value-type="string">
            <text:p>-01 -1</text:p>
          </table:table-cell>
          <table:table-cell table:number-columns-repeated="5"/>
          <table:table-cell office:value-type="string" calcext:value-type="string">
            <text:p>Atlantic/Azores</text:p>
          </table:table-cell>
          <table:table-cell table:number-columns-repeated="2" office:value-type="string" calcext:value-type="string">
            <text:p>2025-03-30T01:00:00Z</text:p>
          </table:table-cell>
          <table:table-cell office:value-type="string" calcext:value-type="string">
            <text:p>-01 -1</text:p>
          </table:table-cell>
        </table:table-row>
        <table:table-row table:style-name="ro1">
          <table:table-cell office:value-type="string" calcext:value-type="string">
            <text:p>America/Scoresbysund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5T23:00:00-02:00</text:p>
          </table:table-cell>
          <table:table-cell office:value-type="string" calcext:value-type="string">
            <text:p>-01 -1</text:p>
          </table:table-cell>
          <table:table-cell table:number-columns-repeated="5"/>
          <table:table-cell office:value-type="string" calcext:value-type="string">
            <text:p>Atlantic/Canary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</table:table-row>
        <table:table-row table:style-name="ro1">
          <table:table-cell office:value-type="string" calcext:value-type="string">
            <text:p>Antarctica/Troll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+02 2</text:p>
          </table:table-cell>
          <table:table-cell table:number-columns-repeated="5"/>
          <table:table-cell office:value-type="string" calcext:value-type="string">
            <text:p>Atlantic/Faero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</table:table-row>
        <table:table-row table:style-name="ro1">
          <table:table-cell office:value-type="string" calcext:value-type="string">
            <text:p>Arctic/Longyearbye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Atlantic/Faro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</table:table-row>
        <table:table-row table:style-name="ro1">
          <table:table-cell office:value-type="string" calcext:value-type="string">
            <text:p>Asia/Famagust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Atlantic/Jan_Maye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Asia/Nicosi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Atlantic/Madeir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</table:table-row>
        <table:table-row table:style-name="ro1">
          <table:table-cell office:value-type="string" calcext:value-type="string">
            <text:p>Atlantic/Azores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0:00:00-01:00</text:p>
          </table:table-cell>
          <table:table-cell office:value-type="string" calcext:value-type="string">
            <text:p>+00 0</text:p>
          </table:table-cell>
          <table:table-cell table:number-columns-repeated="5"/>
          <table:table-cell office:value-type="string" calcext:value-type="string">
            <text:p>CE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Atlantic/Canary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  <table:table-cell table:number-columns-repeated="5"/>
          <table:table-cell office:value-type="string" calcext:value-type="string">
            <text:p>EE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Atlantic/Faeroe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  <table:table-cell table:number-columns-repeated="5"/>
          <table:table-cell office:value-type="string" calcext:value-type="string">
            <text:p>Eir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</table:table-row>
        <table:table-row table:style-name="ro1">
          <table:table-cell office:value-type="string" calcext:value-type="string">
            <text:p>Atlantic/Faroe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  <table:table-cell table:number-columns-repeated="5"/>
          <table:table-cell office:value-type="string" calcext:value-type="string">
            <text:p>Europe/Amsterdam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Atlantic/Jan_Maye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Andorr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Atlantic/Madeira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  <table:table-cell table:number-columns-repeated="5"/>
          <table:table-cell office:value-type="string" calcext:value-type="string">
            <text:p>Europe/Athens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CET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Belfas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</table:table-row>
        <table:table-row table:style-name="ro1">
          <table:table-cell office:value-type="string" calcext:value-type="string">
            <text:p>EET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Europe/Belgrad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ire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IST 1</text:p>
          </table:table-cell>
          <table:table-cell table:number-columns-repeated="5"/>
          <table:table-cell office:value-type="string" calcext:value-type="string">
            <text:p>Europe/Berli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Amsterdam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Bratislav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Andorr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Brussels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Athens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Europe/Buchares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urope/Belfast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  <table:table-cell table:number-columns-repeated="5"/>
          <table:table-cell office:value-type="string" calcext:value-type="string">
            <text:p>Europe/Budapes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Belgrade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Businge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Berli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Copenhage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Bratislav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Dubli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</table:table-row>
        <table:table-row table:style-name="ro1">
          <table:table-cell office:value-type="string" calcext:value-type="string">
            <text:p>Europe/Brussels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Gibraltar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Bucharest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Europe/Guernsey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</table:table-row>
        <table:table-row table:style-name="ro1">
          <table:table-cell office:value-type="string" calcext:value-type="string">
            <text:p>Europe/Budapest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Helsinki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urope/Businge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Isle_of_Ma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</table:table-row>
        <table:table-row table:style-name="ro1">
          <table:table-cell office:value-type="string" calcext:value-type="string">
            <text:p>Europe/Copenhage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Jersey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</table:table-row>
        <table:table-row table:style-name="ro1">
          <table:table-cell office:value-type="string" calcext:value-type="string">
            <text:p>Europe/Dublin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IST 1</text:p>
          </table:table-cell>
          <table:table-cell table:number-columns-repeated="5"/>
          <table:table-cell office:value-type="string" calcext:value-type="string">
            <text:p>Europe/Kiev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urope/Gibraltar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Kyiv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urope/Guernsey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  <table:table-cell table:number-columns-repeated="5"/>
          <table:table-cell office:value-type="string" calcext:value-type="string">
            <text:p>Europe/Lisbo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</table:table-row>
        <table:table-row table:style-name="ro1">
          <table:table-cell office:value-type="string" calcext:value-type="string">
            <text:p>Europe/Helsinki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Europe/Ljubljan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Isle_of_Man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  <table:table-cell table:number-columns-repeated="5"/>
          <table:table-cell office:value-type="string" calcext:value-type="string">
            <text:p>Europe/Londo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</table:table-row>
        <table:table-row table:style-name="ro1">
          <table:table-cell office:value-type="string" calcext:value-type="string">
            <text:p>Europe/Jersey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  <table:table-cell table:number-columns-repeated="5"/>
          <table:table-cell office:value-type="string" calcext:value-type="string">
            <text:p>Europe/Luxembourg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Kiev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Europe/Madrid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Kyiv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Europe/Malt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Lisbon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  <table:table-cell table:number-columns-repeated="5"/>
          <table:table-cell office:value-type="string" calcext:value-type="string">
            <text:p>Europe/Marieham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urope/Ljubljan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Monaco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London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  <table:table-cell table:number-columns-repeated="5"/>
          <table:table-cell office:value-type="string" calcext:value-type="string">
            <text:p>Europe/Nicosi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urope/Luxembourg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Oslo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Madrid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Paris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Malt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Podgoric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Marieham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Europe/Pragu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Monaco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Rig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urope/Nicosi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Europe/Rom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Oslo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San_Marino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Paris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Sarajevo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Podgoric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Skopj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Prague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Sofi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urope/Rig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Europe/Stockholm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Rome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Tallin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urope/San_Marino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Tiran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Sarajevo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Uzhgorod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urope/Skopje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Vaduz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Sofi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Europe/Vatica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Stockholm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Vienn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Tallin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Europe/Vilnius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urope/Tirane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Warsaw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Uzhgorod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Europe/Zagreb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Vaduz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Zaporozhy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urope/Vatica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Zurich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Vienn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GB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</table:table-row>
        <table:table-row table:style-name="ro1">
          <table:table-cell office:value-type="string" calcext:value-type="string">
            <text:p>Europe/Vilnius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GB-Eir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</table:table-row>
        <table:table-row table:style-name="ro1">
          <table:table-cell office:value-type="string" calcext:value-type="string">
            <text:p>Europe/Warsaw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ME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Zagreb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Poland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Zaporozhye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Portugal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</table:table-row>
        <table:table-row table:style-name="ro1">
          <table:table-cell office:value-type="string" calcext:value-type="string">
            <text:p>Europe/Zurich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WE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  <table:table-cell table:number-columns-repeated="5"/>
          <table:table-cell office:value-type="string" calcext:value-type="string">
            <text:p>Europe/Chisinau</text:p>
          </table:table-cell>
          <table:table-cell office:value-type="string" calcext:value-type="string">
            <text:p>2025-03-30T00:00:00Z</text:p>
          </table:table-cell>
          <table:table-cell office:value-type="string" calcext:value-type="string">
            <text:p>2025-03-30T03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GB-Eire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  <table:table-cell table:number-columns-repeated="5"/>
          <table:table-cell office:value-type="string" calcext:value-type="string">
            <text:p>Europe/Tiraspol</text:p>
          </table:table-cell>
          <table:table-cell office:value-type="string" calcext:value-type="string">
            <text:p>2025-03-30T00:00:00Z</text:p>
          </table:table-cell>
          <table:table-cell office:value-type="string" calcext:value-type="string">
            <text:p>2025-03-30T03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Asia/Beirut</text:p>
          </table:table-cell>
          <table:table-cell office:value-type="string" calcext:value-type="string">
            <text:p>2025-03-29T22:00:00Z</text:p>
          </table:table-cell>
          <table:table-cell office:value-type="string" calcext:value-type="string">
            <text:p>2025-03-30T01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Asia/Jerusalem</text:p>
          </table:table-cell>
          <table:table-cell office:value-type="string" calcext:value-type="string">
            <text:p>2025-03-28T00:00:00Z</text:p>
          </table:table-cell>
          <table:table-cell office:value-type="string" calcext:value-type="string">
            <text:p>2025-03-28T03:00:00+03:00</text:p>
          </table:table-cell>
          <table:table-cell office:value-type="string" calcext:value-type="string">
            <text:p>IST 2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  <table:table-cell table:number-columns-repeated="5"/>
          <table:table-cell office:value-type="string" calcext:value-type="string">
            <text:p>Asia/Tel_Aviv</text:p>
          </table:table-cell>
          <table:table-cell office:value-type="string" calcext:value-type="string">
            <text:p>2025-03-28T00:00:00Z</text:p>
          </table:table-cell>
          <table:table-cell office:value-type="string" calcext:value-type="string">
            <text:p>2025-03-28T03:00:00+03:00</text:p>
          </table:table-cell>
          <table:table-cell office:value-type="string" calcext:value-type="string">
            <text:p>IST 2</text:p>
          </table:table-cell>
        </table:table-row>
        <table:table-row table:style-name="ro1">
          <table:table-cell office:value-type="string" calcext:value-type="string">
            <text:p>WET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  <table:table-cell table:number-columns-repeated="5"/>
          <table:table-cell office:value-type="string" calcext:value-type="string">
            <text:p>Israel</text:p>
          </table:table-cell>
          <table:table-cell office:value-type="string" calcext:value-type="string">
            <text:p>2025-03-28T00:00:00Z</text:p>
          </table:table-cell>
          <table:table-cell office:value-type="string" calcext:value-type="string">
            <text:p>2025-03-28T03:00:00+03:00</text:p>
          </table:table-cell>
          <table:table-cell office:value-type="string" calcext:value-type="string">
            <text:p>IST 2</text:p>
          </table:table-cell>
        </table:table-row>
        <table:table-row table:style-name="ro1">
          <table:table-cell office:value-type="string" calcext:value-type="string">
            <text:p>Africa/Cairo</text:p>
          </table:table-cell>
          <table:table-cell office:value-type="string" calcext:value-type="string">
            <text:p>2025-10-30T21:00:00Z</text:p>
          </table:table-cell>
          <table:table-cell office:value-type="string" calcext:value-type="string">
            <text:p>2025-10-30T2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America/Adak</text:p>
          </table:table-cell>
          <table:table-cell office:value-type="string" calcext:value-type="string">
            <text:p>2025-03-09T12:00:00Z</text:p>
          </table:table-cell>
          <table:table-cell office:value-type="string" calcext:value-type="string">
            <text:p>2025-03-09T03:00:00-09:00</text:p>
          </table:table-cell>
          <table:table-cell office:value-type="string" calcext:value-type="string">
            <text:p>HST -10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2025-10-30T21:00:00Z</text:p>
          </table:table-cell>
          <table:table-cell office:value-type="string" calcext:value-type="string">
            <text:p>2025-10-30T2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America/Atka</text:p>
          </table:table-cell>
          <table:table-cell office:value-type="string" calcext:value-type="string">
            <text:p>2025-03-09T12:00:00Z</text:p>
          </table:table-cell>
          <table:table-cell office:value-type="string" calcext:value-type="string">
            <text:p>2025-03-09T03:00:00-09:00</text:p>
          </table:table-cell>
          <table:table-cell office:value-type="string" calcext:value-type="string">
            <text:p>HST -10</text:p>
          </table:table-cell>
        </table:table-row>
        <table:table-row table:style-name="ro1">
          <table:table-cell office:value-type="string" calcext:value-type="string">
            <text:p>America/Miquelon</text:p>
          </table:table-cell>
          <table:table-cell office:value-type="string" calcext:value-type="string">
            <text:p>2025-11-02T04:00:00Z</text:p>
          </table:table-cell>
          <table:table-cell office:value-type="string" calcext:value-type="string">
            <text:p>2025-11-02T01:00:00-03:00</text:p>
          </table:table-cell>
          <table:table-cell office:value-type="string" calcext:value-type="string">
            <text:p>-02 -2</text:p>
          </table:table-cell>
          <table:table-cell table:number-columns-repeated="5"/>
          <table:table-cell office:value-type="string" calcext:value-type="string">
            <text:p>US/Aleutian</text:p>
          </table:table-cell>
          <table:table-cell office:value-type="string" calcext:value-type="string">
            <text:p>2025-03-09T12:00:00Z</text:p>
          </table:table-cell>
          <table:table-cell office:value-type="string" calcext:value-type="string">
            <text:p>2025-03-09T03:00:00-09:00</text:p>
          </table:table-cell>
          <table:table-cell office:value-type="string" calcext:value-type="string">
            <text:p>HST -10</text:p>
          </table:table-cell>
        </table:table-row>
        <table:table-row table:style-name="ro1">
          <table:table-cell office:value-type="string" calcext:value-type="string">
            <text:p>America/St_Johns</text:p>
          </table:table-cell>
          <table:table-cell office:value-type="string" calcext:value-type="string">
            <text:p>2025-11-02T04:30:00Z</text:p>
          </table:table-cell>
          <table:table-cell office:value-type="string" calcext:value-type="string">
            <text:p>2025-11-02T01:00:00-03:30</text:p>
          </table:table-cell>
          <table:table-cell office:value-type="string" calcext:value-type="string">
            <text:p>NDT -2.5</text:p>
          </table:table-cell>
          <table:table-cell table:number-columns-repeated="5"/>
          <table:table-cell office:value-type="string" calcext:value-type="string">
            <text:p>America/Anchorage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</table:table-row>
        <table:table-row table:style-name="ro1">
          <table:table-cell office:value-type="string" calcext:value-type="string">
            <text:p>Canada/Newfoundland</text:p>
          </table:table-cell>
          <table:table-cell office:value-type="string" calcext:value-type="string">
            <text:p>2025-11-02T04:30:00Z</text:p>
          </table:table-cell>
          <table:table-cell office:value-type="string" calcext:value-type="string">
            <text:p>2025-11-02T01:00:00-03:30</text:p>
          </table:table-cell>
          <table:table-cell office:value-type="string" calcext:value-type="string">
            <text:p>NDT -2.5</text:p>
          </table:table-cell>
          <table:table-cell table:number-columns-repeated="5"/>
          <table:table-cell office:value-type="string" calcext:value-type="string">
            <text:p>America/Juneau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</table:table-row>
        <table:table-row table:style-name="ro1">
          <table:table-cell office:value-type="string" calcext:value-type="string">
            <text:p>America/Glace_Bay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  <table:table-cell table:number-columns-repeated="5"/>
          <table:table-cell office:value-type="string" calcext:value-type="string">
            <text:p>America/Metlakatla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</table:table-row>
        <table:table-row table:style-name="ro1">
          <table:table-cell office:value-type="string" calcext:value-type="string">
            <text:p>America/Goose_Bay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  <table:table-cell table:number-columns-repeated="5"/>
          <table:table-cell office:value-type="string" calcext:value-type="string">
            <text:p>America/Nome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</table:table-row>
        <table:table-row table:style-name="ro1">
          <table:table-cell office:value-type="string" calcext:value-type="string">
            <text:p>America/Halifax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  <table:table-cell table:number-columns-repeated="5"/>
          <table:table-cell office:value-type="string" calcext:value-type="string">
            <text:p>America/Sitka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</table:table-row>
        <table:table-row table:style-name="ro1">
          <table:table-cell office:value-type="string" calcext:value-type="string">
            <text:p>America/Havana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0:00:00-05:00</text:p>
          </table:table-cell>
          <table:table-cell office:value-type="string" calcext:value-type="string">
            <text:p>CDT -4</text:p>
          </table:table-cell>
          <table:table-cell table:number-columns-repeated="5"/>
          <table:table-cell office:value-type="string" calcext:value-type="string">
            <text:p>America/Yakutat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</table:table-row>
        <table:table-row table:style-name="ro1">
          <table:table-cell office:value-type="string" calcext:value-type="string">
            <text:p>America/Moncton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  <table:table-cell table:number-columns-repeated="5"/>
          <table:table-cell office:value-type="string" calcext:value-type="string">
            <text:p>US/Alaska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</table:table-row>
        <table:table-row table:style-name="ro1">
          <table:table-cell office:value-type="string" calcext:value-type="string">
            <text:p>America/Thule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  <table:table-cell table:number-columns-repeated="5"/>
          <table:table-cell office:value-type="string" calcext:value-type="string">
            <text:p>America/Ensenada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</table:table-row>
        <table:table-row table:style-name="ro1">
          <table:table-cell office:value-type="string" calcext:value-type="string">
            <text:p>Atlantic/Bermuda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  <table:table-cell table:number-columns-repeated="5"/>
          <table:table-cell office:value-type="string" calcext:value-type="string">
            <text:p>America/Los_Angeles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</table:table-row>
        <table:table-row table:style-name="ro1">
          <table:table-cell office:value-type="string" calcext:value-type="string">
            <text:p>Canada/Atlantic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  <table:table-cell table:number-columns-repeated="5"/>
          <table:table-cell office:value-type="string" calcext:value-type="string">
            <text:p>America/Santa_Isabel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0:00:00-05:00</text:p>
          </table:table-cell>
          <table:table-cell office:value-type="string" calcext:value-type="string">
            <text:p>CDT -4</text:p>
          </table:table-cell>
          <table:table-cell table:number-columns-repeated="5"/>
          <table:table-cell office:value-type="string" calcext:value-type="string">
            <text:p>America/Tijuana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</table:table-row>
        <table:table-row table:style-name="ro1">
          <table:table-cell office:value-type="string" calcext:value-type="string">
            <text:p>America/Detroit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Vancouver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</table:table-row>
        <table:table-row table:style-name="ro1">
          <table:table-cell office:value-type="string" calcext:value-type="string">
            <text:p>America/Fort_Wayne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Canada/Pacific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</table:table-row>
        <table:table-row table:style-name="ro1">
          <table:table-cell office:value-type="string" calcext:value-type="string">
            <text:p>America/Grand_Turk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Mexico/BajaNorte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</table:table-row>
        <table:table-row table:style-name="ro1">
          <table:table-cell office:value-type="string" calcext:value-type="string">
            <text:p>America/Indiana/Indianapolis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PST8PDT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</table:table-row>
        <table:table-row table:style-name="ro1">
          <table:table-cell office:value-type="string" calcext:value-type="string">
            <text:p>America/Indiana/Marengo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US/Pacific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</table:table-row>
        <table:table-row table:style-name="ro1">
          <table:table-cell office:value-type="string" calcext:value-type="string">
            <text:p>America/Indiana/Petersburg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Boise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</table:table-row>
        <table:table-row table:style-name="ro1">
          <table:table-cell office:value-type="string" calcext:value-type="string">
            <text:p>America/Indiana/Vevay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Cambridge_Bay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</table:table-row>
        <table:table-row table:style-name="ro1">
          <table:table-cell office:value-type="string" calcext:value-type="string">
            <text:p>America/Indiana/Vincennes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Ciudad_Juarez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</table:table-row>
        <table:table-row table:style-name="ro1">
          <table:table-cell office:value-type="string" calcext:value-type="string">
            <text:p>America/Indiana/Winamac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Denver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</table:table-row>
        <table:table-row table:style-name="ro1">
          <table:table-cell office:value-type="string" calcext:value-type="string">
            <text:p>America/Indianapolis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Edmonton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</table:table-row>
        <table:table-row table:style-name="ro1">
          <table:table-cell office:value-type="string" calcext:value-type="string">
            <text:p>America/Iqaluit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Inuvik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</table:table-row>
        <table:table-row table:style-name="ro1">
          <table:table-cell office:value-type="string" calcext:value-type="string">
            <text:p>America/Kentucky/Louisville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Shiprock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</table:table-row>
        <table:table-row table:style-name="ro1">
          <table:table-cell office:value-type="string" calcext:value-type="string">
            <text:p>America/Kentucky/Monticello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Yellowknife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</table:table-row>
        <table:table-row table:style-name="ro1">
          <table:table-cell office:value-type="string" calcext:value-type="string">
            <text:p>America/Louisville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Canada/Mountain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</table:table-row>
        <table:table-row table:style-name="ro1">
          <table:table-cell office:value-type="string" calcext:value-type="string">
            <text:p>America/Montreal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MST7MDT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</table:table-row>
        <table:table-row table:style-name="ro1">
          <table:table-cell office:value-type="string" calcext:value-type="string">
            <text:p>America/Nassau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Navajo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</table:table-row>
        <table:table-row table:style-name="ro1">
          <table:table-cell office:value-type="string" calcext:value-type="string">
            <text:p>America/New_York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US/Mountain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</table:table-row>
        <table:table-row table:style-name="ro1">
          <table:table-cell office:value-type="string" calcext:value-type="string">
            <text:p>America/Nipigon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Chicago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Pangnirtung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Indiana/Knox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Port-au-Prince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Indiana/Tell_City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Thunder_Bay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Knox_IN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Toronto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Matamoros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Canada/Eastern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Menominee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EST5EDT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North_Dakota/Beulah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US/East-Indiana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North_Dakota/Center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US/Eastern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North_Dakota/New_Salem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US/Michigan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Ojinaga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Chicago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Rainy_River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Indiana/Knox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Rankin_Inlet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Indiana/Tell_City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Resolute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Knox_IN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Winnipeg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Matamoros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CST6CDT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Menominee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Canada/Central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North_Dakota/Beulah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US/Central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North_Dakota/Center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US/Indiana-Starke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North_Dakota/New_Salem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Detroit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Ojinaga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Fort_Wayne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Rainy_River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Grand_Turk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Rankin_Inlet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Indiana/Indianapolis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Resolute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Indiana/Marengo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Winnipeg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Indiana/Petersburg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CST6CDT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Indiana/Vevay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Canada/Central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Indiana/Vincennes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US/Central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Indiana/Winamac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US/Indiana-Starke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Indianapolis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Boise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  <table:table-cell table:number-columns-repeated="5"/>
          <table:table-cell office:value-type="string" calcext:value-type="string">
            <text:p>America/Iqaluit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Cambridge_Bay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  <table:table-cell table:number-columns-repeated="5"/>
          <table:table-cell office:value-type="string" calcext:value-type="string">
            <text:p>America/Kentucky/Louisville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Ciudad_Juarez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  <table:table-cell table:number-columns-repeated="5"/>
          <table:table-cell office:value-type="string" calcext:value-type="string">
            <text:p>America/Kentucky/Monticello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Denver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  <table:table-cell table:number-columns-repeated="5"/>
          <table:table-cell office:value-type="string" calcext:value-type="string">
            <text:p>America/Louisville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Edmonton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  <table:table-cell table:number-columns-repeated="5"/>
          <table:table-cell office:value-type="string" calcext:value-type="string">
            <text:p>America/Montreal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Inuvik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  <table:table-cell table:number-columns-repeated="5"/>
          <table:table-cell office:value-type="string" calcext:value-type="string">
            <text:p>America/Nassau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Shiprock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  <table:table-cell table:number-columns-repeated="5"/>
          <table:table-cell office:value-type="string" calcext:value-type="string">
            <text:p>America/New_York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Yellowknife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  <table:table-cell table:number-columns-repeated="5"/>
          <table:table-cell office:value-type="string" calcext:value-type="string">
            <text:p>America/Nipigon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Canada/Mountain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  <table:table-cell table:number-columns-repeated="5"/>
          <table:table-cell office:value-type="string" calcext:value-type="string">
            <text:p>America/Pangnirtung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MST7MDT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  <table:table-cell table:number-columns-repeated="5"/>
          <table:table-cell office:value-type="string" calcext:value-type="string">
            <text:p>America/Port-au-Prince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Navajo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  <table:table-cell table:number-columns-repeated="5"/>
          <table:table-cell office:value-type="string" calcext:value-type="string">
            <text:p>America/Thunder_Bay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US/Mountain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  <table:table-cell table:number-columns-repeated="5"/>
          <table:table-cell office:value-type="string" calcext:value-type="string">
            <text:p>America/Toronto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Ensenada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  <table:table-cell table:number-columns-repeated="5"/>
          <table:table-cell office:value-type="string" calcext:value-type="string">
            <text:p>Canada/Eastern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Los_Angeles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  <table:table-cell table:number-columns-repeated="5"/>
          <table:table-cell office:value-type="string" calcext:value-type="string">
            <text:p>EST5EDT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Santa_Isabel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  <table:table-cell table:number-columns-repeated="5"/>
          <table:table-cell office:value-type="string" calcext:value-type="string">
            <text:p>US/East-Indiana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Tijuana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  <table:table-cell table:number-columns-repeated="5"/>
          <table:table-cell office:value-type="string" calcext:value-type="string">
            <text:p>US/Eastern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Vancouver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  <table:table-cell table:number-columns-repeated="5"/>
          <table:table-cell office:value-type="string" calcext:value-type="string">
            <text:p>US/Michigan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Canada/Pacific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  <table:table-cell table:number-columns-repeated="5"/>
          <table:table-cell office:value-type="string" calcext:value-type="string">
            <text:p>America/Glace_Bay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</table:table-row>
        <table:table-row table:style-name="ro1">
          <table:table-cell office:value-type="string" calcext:value-type="string">
            <text:p>Mexico/BajaNorte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  <table:table-cell table:number-columns-repeated="5"/>
          <table:table-cell office:value-type="string" calcext:value-type="string">
            <text:p>America/Goose_Bay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</table:table-row>
        <table:table-row table:style-name="ro1">
          <table:table-cell office:value-type="string" calcext:value-type="string">
            <text:p>PST8PDT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  <table:table-cell table:number-columns-repeated="5"/>
          <table:table-cell office:value-type="string" calcext:value-type="string">
            <text:p>America/Halifax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</table:table-row>
        <table:table-row table:style-name="ro1">
          <table:table-cell office:value-type="string" calcext:value-type="string">
            <text:p>US/Pacific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  <table:table-cell table:number-columns-repeated="5"/>
          <table:table-cell office:value-type="string" calcext:value-type="string">
            <text:p>America/Moncton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</table:table-row>
        <table:table-row table:style-name="ro1">
          <table:table-cell office:value-type="string" calcext:value-type="string">
            <text:p>America/Anchorage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  <table:table-cell table:number-columns-repeated="5"/>
          <table:table-cell office:value-type="string" calcext:value-type="string">
            <text:p>America/Thule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</table:table-row>
        <table:table-row table:style-name="ro1">
          <table:table-cell office:value-type="string" calcext:value-type="string">
            <text:p>America/Juneau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  <table:table-cell table:number-columns-repeated="5"/>
          <table:table-cell office:value-type="string" calcext:value-type="string">
            <text:p>Atlantic/Bermuda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</table:table-row>
        <table:table-row table:style-name="ro1">
          <table:table-cell office:value-type="string" calcext:value-type="string">
            <text:p>America/Metlakatla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  <table:table-cell table:number-columns-repeated="5"/>
          <table:table-cell office:value-type="string" calcext:value-type="string">
            <text:p>Canada/Atlantic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</table:table-row>
        <table:table-row table:style-name="ro1">
          <table:table-cell office:value-type="string" calcext:value-type="string">
            <text:p>America/Nome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  <table:table-cell table:number-columns-repeated="5"/>
          <table:table-cell office:value-type="string" calcext:value-type="string">
            <text:p>America/St_Johns</text:p>
          </table:table-cell>
          <table:table-cell office:value-type="string" calcext:value-type="string">
            <text:p>2025-03-09T05:30:00Z</text:p>
          </table:table-cell>
          <table:table-cell office:value-type="string" calcext:value-type="string">
            <text:p>2025-03-09T03:00:00-02:30</text:p>
          </table:table-cell>
          <table:table-cell office:value-type="string" calcext:value-type="string">
            <text:p>NST -3.5</text:p>
          </table:table-cell>
        </table:table-row>
        <table:table-row table:style-name="ro1">
          <table:table-cell office:value-type="string" calcext:value-type="string">
            <text:p>America/Sitka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  <table:table-cell table:number-columns-repeated="5"/>
          <table:table-cell office:value-type="string" calcext:value-type="string">
            <text:p>Canada/Newfoundland</text:p>
          </table:table-cell>
          <table:table-cell office:value-type="string" calcext:value-type="string">
            <text:p>2025-03-09T05:30:00Z</text:p>
          </table:table-cell>
          <table:table-cell office:value-type="string" calcext:value-type="string">
            <text:p>2025-03-09T03:00:00-02:30</text:p>
          </table:table-cell>
          <table:table-cell office:value-type="string" calcext:value-type="string">
            <text:p>NST -3.5</text:p>
          </table:table-cell>
        </table:table-row>
        <table:table-row table:style-name="ro1">
          <table:table-cell office:value-type="string" calcext:value-type="string">
            <text:p>America/Yakutat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  <table:table-cell table:number-columns-repeated="5"/>
          <table:table-cell office:value-type="string" calcext:value-type="string">
            <text:p>America/Havana</text:p>
          </table:table-cell>
          <table:table-cell office:value-type="string" calcext:value-type="string">
            <text:p>2025-03-09T05:00:00Z</text:p>
          </table:table-cell>
          <table:table-cell office:value-type="string" calcext:value-type="string">
            <text:p>2025-03-09T01:00:00-04:00</text:p>
          </table:table-cell>
          <table:table-cell office:value-type="string" calcext:value-type="string">
            <text:p>CST -5</text:p>
          </table:table-cell>
        </table:table-row>
        <table:table-row table:style-name="ro1">
          <table:table-cell office:value-type="string" calcext:value-type="string">
            <text:p>US/Alaska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  <table:table-cell table:number-columns-repeated="5"/>
          <table:table-cell office:value-type="string" calcext:value-type="string">
            <text:p>America/Miquelon</text:p>
          </table:table-cell>
          <table:table-cell office:value-type="string" calcext:value-type="string">
            <text:p>2025-03-09T05:00:00Z</text:p>
          </table:table-cell>
          <table:table-cell office:value-type="string" calcext:value-type="string">
            <text:p>2025-03-09T03:00:00-02:00</text:p>
          </table:table-cell>
          <table:table-cell office:value-type="string" calcext:value-type="string">
            <text:p>-03 -3</text:p>
          </table:table-cell>
        </table:table-row>
        <table:table-row table:style-name="ro1">
          <table:table-cell office:value-type="string" calcext:value-type="string">
            <text:p>America/Adak</text:p>
          </table:table-cell>
          <table:table-cell office:value-type="string" calcext:value-type="string">
            <text:p>2025-11-02T11:00:00Z</text:p>
          </table:table-cell>
          <table:table-cell office:value-type="string" calcext:value-type="string">
            <text:p>2025-11-02T01:00:00-10:00</text:p>
          </table:table-cell>
          <table:table-cell office:value-type="string" calcext:value-type="string">
            <text:p>HDT -9</text:p>
          </table:table-cell>
          <table:table-cell table:number-columns-repeated="5"/>
          <table:table-cell office:value-type="string" calcext:value-type="string">
            <text:p>Cuba</text:p>
          </table:table-cell>
          <table:table-cell office:value-type="string" calcext:value-type="string">
            <text:p>2025-03-09T05:00:00Z</text:p>
          </table:table-cell>
          <table:table-cell office:value-type="string" calcext:value-type="string">
            <text:p>2025-03-09T01:00:00-04:00</text:p>
          </table:table-cell>
          <table:table-cell office:value-type="string" calcext:value-type="string">
            <text:p>CST -5</text:p>
          </table:table-cell>
        </table:table-row>
        <table:table-row table:style-name="ro1">
          <table:table-cell office:value-type="string" calcext:value-type="string">
            <text:p>America/Atka</text:p>
          </table:table-cell>
          <table:table-cell office:value-type="string" calcext:value-type="string">
            <text:p>2025-11-02T11:00:00Z</text:p>
          </table:table-cell>
          <table:table-cell office:value-type="string" calcext:value-type="string">
            <text:p>2025-11-02T01:00:00-10:00</text:p>
          </table:table-cell>
          <table:table-cell office:value-type="string" calcext:value-type="string">
            <text:p>HDT -9</text:p>
          </table:table-cell>
          <table:table-cell table:number-columns-repeated="5"/>
          <table:table-cell office:value-type="string" calcext:value-type="string">
            <text:p>Africa/Casablanca</text:p>
          </table:table-cell>
          <table:table-cell table:number-columns-repeated="2" office:value-type="string" calcext:value-type="string">
            <text:p>2025-02-23T02:00:00Z</text:p>
          </table:table-cell>
          <table:table-cell office:value-type="string" calcext:value-type="string">
            <text:p>+01 1</text:p>
          </table:table-cell>
        </table:table-row>
        <table:table-row table:style-name="ro1">
          <table:table-cell office:value-type="string" calcext:value-type="string">
            <text:p>US/Aleutian</text:p>
          </table:table-cell>
          <table:table-cell office:value-type="string" calcext:value-type="string">
            <text:p>2025-11-02T11:00:00Z</text:p>
          </table:table-cell>
          <table:table-cell office:value-type="string" calcext:value-type="string">
            <text:p>2025-11-02T01:00:00-10:00</text:p>
          </table:table-cell>
          <table:table-cell office:value-type="string" calcext:value-type="string">
            <text:p>HDT -9</text:p>
          </table:table-cell>
          <table:table-cell table:number-columns-repeated="5"/>
          <table:table-cell office:value-type="string" calcext:value-type="string">
            <text:p>Africa/El_Aaiun</text:p>
          </table:table-cell>
          <table:table-cell table:number-columns-repeated="2" office:value-type="string" calcext:value-type="string">
            <text:p>2025-02-23T02:00:00Z</text:p>
          </table:table-cell>
          <table:table-cell office:value-type="string" calcext:value-type="string">
            <text:p>+01 1</text:p>
          </table:table-cell>
        </table:table-row>
        <table:table-row table:style-name="ro2">
          <table:table-cell table:style-name="ce1" office:value-type="string" calcext:value-type="string">
            <text:p>America/Asuncion</text:p>
          </table:table-cell>
          <table:table-cell office:value-type="string" calcext:value-type="string">
            <text:p>2025-03-23T03:00:00Z</text:p>
          </table:table-cell>
          <table:table-cell office:value-type="string" calcext:value-type="string">
            <text:p>2025-03-22T23:00:00-04:00</text:p>
          </table:table-cell>
          <table:table-cell table:number-columns-repeated="6"/>
          <table:table-cell table:style-name="ce1" office:value-type="string" calcext:value-type="string">
            <text:p>America/Asuncion</text:p>
          </table:table-cell>
          <table:table-cell office:value-type="string" calcext:value-type="string">
            <text:p>2025-10-05T04:00:00Z</text:p>
          </table:table-cell>
          <table:table-cell office:value-type="string" calcext:value-type="string">
            <text:p/>
            <text:p><text:span text:style-name="T1">2025-10-05T01:00:00-03:00</text:span></text:p>
          </table:table-cell>
          <table:table-cell/>
        </table:table-row>
        <table:table-row table:style-name="ro2">
          <table:table-cell table:style-name="ce1" office:value-type="string" calcext:value-type="string">
            <text:p>America/Asuncion</text:p>
          </table:table-cell>
          <table:table-cell office:value-type="string" calcext:value-type="string">
            <text:p>2025-10-05T04:00:00Z</text:p>
          </table:table-cell>
          <table:table-cell office:value-type="string" calcext:value-type="string">
            <text:p/>
            <text:p><text:span text:style-name="T1">2025-10-05T01:00:00-03:00</text:span></text:p>
          </table:table-cell>
          <table:table-cell table:number-columns-repeated="6"/>
          <table:table-cell table:style-name="ce1" office:value-type="string" calcext:value-type="string">
            <text:p>America/Asuncion</text:p>
          </table:table-cell>
          <table:table-cell office:value-type="string" calcext:value-type="string">
            <text:p>2025-03-23T03:00:00Z</text:p>
          </table:table-cell>
          <table:table-cell office:value-type="string" calcext:value-type="string">
            <text:p>2025-03-22T23:00:00-04:00</text:p>
          </table:table-cell>
          <table:table-cell/>
        </table:table-row>
      </table:table>
      <table:table table:name="Sheet3" table:style-name="ta1">
        <table:table-column table:style-name="co1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ce3"/>
        <table:table-column table:style-name="co16" table:default-cell-style-name="Default"/>
        <table:table-row table:style-name="ro1">
          <table:table-cell office:value-type="string" calcext:value-type="string">
            <text:p>zone:</text:p>
          </table:table-cell>
          <table:table-cell office:value-type="string" calcext:value-type="string">
            <text:p>fake posix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2" office:value-type="string" calcext:value-type="string">
            <text:p>TimeDefinition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offset:</text:p>
          </table:table-cell>
          <table:table-cell office:value-type="string" calcext:value-type="string">
            <text:p>match</text:p>
          </table:table-cell>
          <table:table-cell table:style-name="Default" office:value-type="string" calcext:value-type="string">
            <text:p>alias</text:p>
          </table:table-cell>
          <table:table-cell office:value-type="string" calcext:value-type="string">
            <text:p>match</text:p>
          </table:table-cell>
          <table:table-cell table:style-name="Default" office:value-type="string" calcext:value-type="string">
            <text:p>alias</text:p>
          </table:table-cell>
          <table:table-cell table:style-name="Default" office:value-type="string" calcext:value-type="string">
            <text:p>bool</text:p>
          </table:table-cell>
          <table:table-cell/>
        </table:table-row>
        <table:table-row table:style-name="ro3">
          <table:table-cell office:value-type="string" calcext:value-type="string">
            <text:p>Africa/Ceut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]; [Sheet2.$J$2:.$M$421]; 2 ;0)" office:value-type="string" office:string-value="2025-10-26T01:00:00Z" calcext:value-type="string">
            <text:p>2025-10-26T01:00:00Z</text:p>
          </table:table-cell>
          <table:table-cell table:formula="of:=IF([.$F2]=[.I2];TRUE();FALSE())" office:value-type="boolean" office:boolean-value="false" calcext:value-type="boolean">
            <text:p>FALSE</text:p>
          </table:table-cell>
          <table:table-cell table:formula="of:=VLOOKUP([.$A2]; [Sheet2.$A$2:.$D$421]; 2 ;0)" office:value-type="string" office:string-value="2025-03-30T01:00:00Z" calcext:value-type="string">
            <text:p>2025-03-30T01:00:00Z</text:p>
          </table:table-cell>
          <table:table-cell table:formula="of:=IF([.$F2]=[.K2];TRUE();FALSE())" office:value-type="boolean" office:boolean-value="true" calcext:value-type="boolean">
            <text:p>TRUE</text:p>
          </table:table-cell>
          <table:table-cell table:formula="of:=OR([.J2];[.L2]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!=VLOOKUP($A2, Sheet2.$J$2:$M$421, 2 ,0) =IF($F2=2,TRUE(),FALSE()) x2 <text:s text:c="2"/>=OR(J2,L2)</text:p>
          </table:table-cell>
        </table:table-row>
        <table:table-row table:style-name="ro1">
          <table:table-cell office:value-type="string" calcext:value-type="string">
            <text:p>Africa/Ceut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3]; [Sheet2.$J$2:.$M$421]; 2 ;0)" office:value-type="string" office:string-value="2025-10-26T01:00:00Z" calcext:value-type="string">
            <text:p>2025-10-26T01:00:00Z</text:p>
          </table:table-cell>
          <table:table-cell table:formula="of:=IF([.$F3]=[.I3];TRUE();FALSE())" office:value-type="boolean" office:boolean-value="true" calcext:value-type="boolean">
            <text:p>TRUE</text:p>
          </table:table-cell>
          <table:table-cell table:formula="of:=VLOOKUP([.$A3]; [Sheet2.$A$2:.$D$421]; 2 ;0)" office:value-type="string" office:string-value="2025-03-30T01:00:00Z" calcext:value-type="string">
            <text:p>2025-03-30T01:00:00Z</text:p>
          </table:table-cell>
          <table:table-cell table:formula="of:=IF([.$F3]=[.K3];TRUE();FALSE())" office:value-type="boolean" office:boolean-value="false" calcext:value-type="boolean">
            <text:p>FALSE</text:p>
          </table:table-cell>
          <table:table-cell table:formula="of:=OR([.J3];[.L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Godthab</text:p>
          </table:table-cell>
          <table:table-cell office:value-type="string" calcext:value-type="string">
            <text:p>STD2DST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0:00:00 -01:00</text:p>
          </table:table-cell>
          <table:table-cell office:value-type="float" office:value="-1" calcext:value-type="float">
            <text:p>-1</text:p>
          </table:table-cell>
          <table:table-cell table:formula="of:=VLOOKUP([.$A4]; [Sheet2.$J$2:.$M$421]; 2 ;0)" office:value-type="string" office:string-value="2025-10-26T01:00:00Z" calcext:value-type="string">
            <text:p>2025-10-26T01:00:00Z</text:p>
          </table:table-cell>
          <table:table-cell table:formula="of:=IF([.$F4]=[.I4];TRUE();FALSE())" office:value-type="boolean" office:boolean-value="false" calcext:value-type="boolean">
            <text:p>FALSE</text:p>
          </table:table-cell>
          <table:table-cell table:formula="of:=VLOOKUP([.$A4]; [Sheet2.$A$2:.$D$421]; 2 ;0)" office:value-type="string" office:string-value="2025-03-30T01:00:00Z" calcext:value-type="string">
            <text:p>2025-03-30T01:00:00Z</text:p>
          </table:table-cell>
          <table:table-cell table:formula="of:=IF([.$F4]=[.K4];TRUE();FALSE())" office:value-type="boolean" office:boolean-value="true" calcext:value-type="boolean">
            <text:p>TRUE</text:p>
          </table:table-cell>
          <table:table-cell table:formula="of:=OR([.J4];[.L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Godthab</text:p>
          </table:table-cell>
          <table:table-cell office:value-type="string" calcext:value-type="string">
            <text:p>STD2DST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5 23:00:00 -02:00</text:p>
          </table:table-cell>
          <table:table-cell office:value-type="float" office:value="-2" calcext:value-type="float">
            <text:p>-2</text:p>
          </table:table-cell>
          <table:table-cell table:formula="of:=VLOOKUP([.$A5]; [Sheet2.$J$2:.$M$421]; 2 ;0)" office:value-type="string" office:string-value="2025-10-26T01:00:00Z" calcext:value-type="string">
            <text:p>2025-10-26T01:00:00Z</text:p>
          </table:table-cell>
          <table:table-cell table:formula="of:=IF([.$F5]=[.I5];TRUE();FALSE())" office:value-type="boolean" office:boolean-value="true" calcext:value-type="boolean">
            <text:p>TRUE</text:p>
          </table:table-cell>
          <table:table-cell table:formula="of:=VLOOKUP([.$A5]; [Sheet2.$A$2:.$D$421]; 2 ;0)" office:value-type="string" office:string-value="2025-03-30T01:00:00Z" calcext:value-type="string">
            <text:p>2025-03-30T01:00:00Z</text:p>
          </table:table-cell>
          <table:table-cell table:formula="of:=IF([.$F5]=[.K5];TRUE();FALSE())" office:value-type="boolean" office:boolean-value="false" calcext:value-type="boolean">
            <text:p>FALSE</text:p>
          </table:table-cell>
          <table:table-cell table:formula="of:=OR([.J5];[.L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uuk</text:p>
          </table:table-cell>
          <table:table-cell office:value-type="string" calcext:value-type="string">
            <text:p>STD2DST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0:00:00 -01:00</text:p>
          </table:table-cell>
          <table:table-cell office:value-type="float" office:value="-1" calcext:value-type="float">
            <text:p>-1</text:p>
          </table:table-cell>
          <table:table-cell table:formula="of:=VLOOKUP([.$A6]; [Sheet2.$J$2:.$M$421]; 2 ;0)" office:value-type="string" office:string-value="2025-10-26T01:00:00Z" calcext:value-type="string">
            <text:p>2025-10-26T01:00:00Z</text:p>
          </table:table-cell>
          <table:table-cell table:formula="of:=IF([.$F6]=[.I6];TRUE();FALSE())" office:value-type="boolean" office:boolean-value="false" calcext:value-type="boolean">
            <text:p>FALSE</text:p>
          </table:table-cell>
          <table:table-cell table:formula="of:=VLOOKUP([.$A6]; [Sheet2.$A$2:.$D$421]; 2 ;0)" office:value-type="string" office:string-value="2025-03-30T01:00:00Z" calcext:value-type="string">
            <text:p>2025-03-30T01:00:00Z</text:p>
          </table:table-cell>
          <table:table-cell table:formula="of:=IF([.$F6]=[.K6];TRUE();FALSE())" office:value-type="boolean" office:boolean-value="true" calcext:value-type="boolean">
            <text:p>TRUE</text:p>
          </table:table-cell>
          <table:table-cell table:formula="of:=OR([.J6];[.L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uuk</text:p>
          </table:table-cell>
          <table:table-cell office:value-type="string" calcext:value-type="string">
            <text:p>STD2DST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5 23:00:00 -02:00</text:p>
          </table:table-cell>
          <table:table-cell office:value-type="float" office:value="-2" calcext:value-type="float">
            <text:p>-2</text:p>
          </table:table-cell>
          <table:table-cell table:formula="of:=VLOOKUP([.$A7]; [Sheet2.$J$2:.$M$421]; 2 ;0)" office:value-type="string" office:string-value="2025-10-26T01:00:00Z" calcext:value-type="string">
            <text:p>2025-10-26T01:00:00Z</text:p>
          </table:table-cell>
          <table:table-cell table:formula="of:=IF([.$F7]=[.I7];TRUE();FALSE())" office:value-type="boolean" office:boolean-value="true" calcext:value-type="boolean">
            <text:p>TRUE</text:p>
          </table:table-cell>
          <table:table-cell table:formula="of:=VLOOKUP([.$A7]; [Sheet2.$A$2:.$D$421]; 2 ;0)" office:value-type="string" office:string-value="2025-03-30T01:00:00Z" calcext:value-type="string">
            <text:p>2025-03-30T01:00:00Z</text:p>
          </table:table-cell>
          <table:table-cell table:formula="of:=IF([.$F7]=[.K7];TRUE();FALSE())" office:value-type="boolean" office:boolean-value="false" calcext:value-type="boolean">
            <text:p>FALSE</text:p>
          </table:table-cell>
          <table:table-cell table:formula="of:=OR([.J7];[.L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Santiago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9.1.0/0</text:p>
          </table:table-cell>
          <table:table-cell office:value-type="string" calcext:value-type="string">
            <text:p>M4.1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/04/05 23:00:00 -04:00</text:p>
          </table:table-cell>
          <table:table-cell office:value-type="float" office:value="-4" calcext:value-type="float">
            <text:p>-4</text:p>
          </table:table-cell>
          <table:table-cell table:formula="of:=VLOOKUP([.$A8]; [Sheet2.$J$2:.$M$421]; 2 ;0)" office:value-type="string" office:string-value="2025-09-07T04:00:00Z" calcext:value-type="string">
            <text:p>2025-09-07T04:00:00Z</text:p>
          </table:table-cell>
          <table:table-cell table:formula="of:=IF([.$F8]=[.I8];TRUE();FALSE())" office:value-type="boolean" office:boolean-value="false" calcext:value-type="boolean">
            <text:p>FALSE</text:p>
          </table:table-cell>
          <table:table-cell table:formula="of:=VLOOKUP([.$A8]; [Sheet2.$A$2:.$D$421]; 2 ;0)" office:value-type="string" office:string-value="2025-04-06T03:00:00Z" calcext:value-type="string">
            <text:p>2025-04-06T03:00:00Z</text:p>
          </table:table-cell>
          <table:table-cell table:formula="of:=IF([.$F8]=[.K8];TRUE();FALSE())" office:value-type="boolean" office:boolean-value="true" calcext:value-type="boolean">
            <text:p>TRUE</text:p>
          </table:table-cell>
          <table:table-cell table:formula="of:=OR([.J8];[.L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Santiago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9.1.0/0</text:p>
          </table:table-cell>
          <table:table-cell office:value-type="string" calcext:value-type="string">
            <text:p>M4.1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/09/07 1:00:00 -03:00</text:p>
          </table:table-cell>
          <table:table-cell office:value-type="float" office:value="-3" calcext:value-type="float">
            <text:p>-3</text:p>
          </table:table-cell>
          <table:table-cell table:formula="of:=VLOOKUP([.$A9]; [Sheet2.$J$2:.$M$421]; 2 ;0)" office:value-type="string" office:string-value="2025-09-07T04:00:00Z" calcext:value-type="string">
            <text:p>2025-09-07T04:00:00Z</text:p>
          </table:table-cell>
          <table:table-cell table:formula="of:=IF([.$F9]=[.I9];TRUE();FALSE())" office:value-type="boolean" office:boolean-value="true" calcext:value-type="boolean">
            <text:p>TRUE</text:p>
          </table:table-cell>
          <table:table-cell table:formula="of:=VLOOKUP([.$A9]; [Sheet2.$A$2:.$D$421]; 2 ;0)" office:value-type="string" office:string-value="2025-04-06T03:00:00Z" calcext:value-type="string">
            <text:p>2025-04-06T03:00:00Z</text:p>
          </table:table-cell>
          <table:table-cell table:formula="of:=IF([.$F9]=[.K9];TRUE();FALSE())" office:value-type="boolean" office:boolean-value="false" calcext:value-type="boolean">
            <text:p>FALSE</text:p>
          </table:table-cell>
          <table:table-cell table:formula="of:=OR([.J9];[.L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arctica/Troll</text:p>
          </table:table-cell>
          <table:table-cell office:value-type="string" calcext:value-type="string">
            <text:p>STD-0DST-2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0]; [Sheet2.$J$2:.$M$421]; 2 ;0)" office:value-type="string" office:string-value="2025-10-26T01:00:00Z" calcext:value-type="string">
            <text:p>2025-10-26T01:00:00Z</text:p>
          </table:table-cell>
          <table:table-cell table:formula="of:=IF([.$F10]=[.I10];TRUE();FALSE())" office:value-type="boolean" office:boolean-value="false" calcext:value-type="boolean">
            <text:p>FALSE</text:p>
          </table:table-cell>
          <table:table-cell table:formula="of:=VLOOKUP([.$A10]; [Sheet2.$A$2:.$D$421]; 2 ;0)" office:value-type="string" office:string-value="2025-03-30T01:00:00Z" calcext:value-type="string">
            <text:p>2025-03-30T01:00:00Z</text:p>
          </table:table-cell>
          <table:table-cell table:formula="of:=IF([.$F10]=[.K10];TRUE();FALSE())" office:value-type="boolean" office:boolean-value="true" calcext:value-type="boolean">
            <text:p>TRUE</text:p>
          </table:table-cell>
          <table:table-cell table:formula="of:=OR([.J10];[.L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arctica/Troll</text:p>
          </table:table-cell>
          <table:table-cell office:value-type="string" calcext:value-type="string">
            <text:p>STD-0DST-2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11]; [Sheet2.$J$2:.$M$421]; 2 ;0)" office:value-type="string" office:string-value="2025-10-26T01:00:00Z" calcext:value-type="string">
            <text:p>2025-10-26T01:00:00Z</text:p>
          </table:table-cell>
          <table:table-cell table:formula="of:=IF([.$F11]=[.I11];TRUE();FALSE())" office:value-type="boolean" office:boolean-value="true" calcext:value-type="boolean">
            <text:p>TRUE</text:p>
          </table:table-cell>
          <table:table-cell table:formula="of:=VLOOKUP([.$A11]; [Sheet2.$A$2:.$D$421]; 2 ;0)" office:value-type="string" office:string-value="2025-03-30T01:00:00Z" calcext:value-type="string">
            <text:p>2025-03-30T01:00:00Z</text:p>
          </table:table-cell>
          <table:table-cell table:formula="of:=IF([.$F11]=[.K11];TRUE();FALSE())" office:value-type="boolean" office:boolean-value="false" calcext:value-type="boolean">
            <text:p>FALSE</text:p>
          </table:table-cell>
          <table:table-cell table:formula="of:=OR([.J11];[.L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rctic/Longyearby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2]; [Sheet2.$J$2:.$M$421]; 2 ;0)" office:value-type="string" office:string-value="2025-10-26T01:00:00Z" calcext:value-type="string">
            <text:p>2025-10-26T01:00:00Z</text:p>
          </table:table-cell>
          <table:table-cell table:formula="of:=IF([.$F12]=[.I12];TRUE();FALSE())" office:value-type="boolean" office:boolean-value="false" calcext:value-type="boolean">
            <text:p>FALSE</text:p>
          </table:table-cell>
          <table:table-cell table:formula="of:=VLOOKUP([.$A12]; [Sheet2.$A$2:.$D$421]; 2 ;0)" office:value-type="string" office:string-value="2025-03-30T01:00:00Z" calcext:value-type="string">
            <text:p>2025-03-30T01:00:00Z</text:p>
          </table:table-cell>
          <table:table-cell table:formula="of:=IF([.$F12]=[.K12];TRUE();FALSE())" office:value-type="boolean" office:boolean-value="true" calcext:value-type="boolean">
            <text:p>TRUE</text:p>
          </table:table-cell>
          <table:table-cell table:formula="of:=OR([.J12];[.L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rctic/Longyearby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3]; [Sheet2.$J$2:.$M$421]; 2 ;0)" office:value-type="string" office:string-value="2025-10-26T01:00:00Z" calcext:value-type="string">
            <text:p>2025-10-26T01:00:00Z</text:p>
          </table:table-cell>
          <table:table-cell table:formula="of:=IF([.$F13]=[.I13];TRUE();FALSE())" office:value-type="boolean" office:boolean-value="true" calcext:value-type="boolean">
            <text:p>TRUE</text:p>
          </table:table-cell>
          <table:table-cell table:formula="of:=VLOOKUP([.$A13]; [Sheet2.$A$2:.$D$421]; 2 ;0)" office:value-type="string" office:string-value="2025-03-30T01:00:00Z" calcext:value-type="string">
            <text:p>2025-03-30T01:00:00Z</text:p>
          </table:table-cell>
          <table:table-cell table:formula="of:=IF([.$F13]=[.K13];TRUE();FALSE())" office:value-type="boolean" office:boolean-value="false" calcext:value-type="boolean">
            <text:p>FALSE</text:p>
          </table:table-cell>
          <table:table-cell table:formula="of:=OR([.J13];[.L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Famagust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4]; [Sheet2.$J$2:.$M$421]; 2 ;0)" office:value-type="string" office:string-value="2025-10-26T01:00:00Z" calcext:value-type="string">
            <text:p>2025-10-26T01:00:00Z</text:p>
          </table:table-cell>
          <table:table-cell table:formula="of:=IF([.$F14]=[.I14];TRUE();FALSE())" office:value-type="boolean" office:boolean-value="false" calcext:value-type="boolean">
            <text:p>FALSE</text:p>
          </table:table-cell>
          <table:table-cell table:formula="of:=VLOOKUP([.$A14]; [Sheet2.$A$2:.$D$421]; 2 ;0)" office:value-type="string" office:string-value="2025-03-30T01:00:00Z" calcext:value-type="string">
            <text:p>2025-03-30T01:00:00Z</text:p>
          </table:table-cell>
          <table:table-cell table:formula="of:=IF([.$F14]=[.K14];TRUE();FALSE())" office:value-type="boolean" office:boolean-value="true" calcext:value-type="boolean">
            <text:p>TRUE</text:p>
          </table:table-cell>
          <table:table-cell table:formula="of:=OR([.J14];[.L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Famagust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5]; [Sheet2.$J$2:.$M$421]; 2 ;0)" office:value-type="string" office:string-value="2025-10-26T01:00:00Z" calcext:value-type="string">
            <text:p>2025-10-26T01:00:00Z</text:p>
          </table:table-cell>
          <table:table-cell table:formula="of:=IF([.$F15]=[.I15];TRUE();FALSE())" office:value-type="boolean" office:boolean-value="true" calcext:value-type="boolean">
            <text:p>TRUE</text:p>
          </table:table-cell>
          <table:table-cell table:formula="of:=VLOOKUP([.$A15]; [Sheet2.$A$2:.$D$421]; 2 ;0)" office:value-type="string" office:string-value="2025-03-30T01:00:00Z" calcext:value-type="string">
            <text:p>2025-03-30T01:00:00Z</text:p>
          </table:table-cell>
          <table:table-cell table:formula="of:=IF([.$F15]=[.K15];TRUE();FALSE())" office:value-type="boolean" office:boolean-value="false" calcext:value-type="boolean">
            <text:p>FALSE</text:p>
          </table:table-cell>
          <table:table-cell table:formula="of:=OR([.J15];[.L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Nicos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6]; [Sheet2.$J$2:.$M$421]; 2 ;0)" office:value-type="string" office:string-value="2025-10-26T01:00:00Z" calcext:value-type="string">
            <text:p>2025-10-26T01:00:00Z</text:p>
          </table:table-cell>
          <table:table-cell table:formula="of:=IF([.$F16]=[.I16];TRUE();FALSE())" office:value-type="boolean" office:boolean-value="false" calcext:value-type="boolean">
            <text:p>FALSE</text:p>
          </table:table-cell>
          <table:table-cell table:formula="of:=VLOOKUP([.$A16]; [Sheet2.$A$2:.$D$421]; 2 ;0)" office:value-type="string" office:string-value="2025-03-30T01:00:00Z" calcext:value-type="string">
            <text:p>2025-03-30T01:00:00Z</text:p>
          </table:table-cell>
          <table:table-cell table:formula="of:=IF([.$F16]=[.K16];TRUE();FALSE())" office:value-type="boolean" office:boolean-value="true" calcext:value-type="boolean">
            <text:p>TRUE</text:p>
          </table:table-cell>
          <table:table-cell table:formula="of:=OR([.J16];[.L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Nicos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7]; [Sheet2.$J$2:.$M$421]; 2 ;0)" office:value-type="string" office:string-value="2025-10-26T01:00:00Z" calcext:value-type="string">
            <text:p>2025-10-26T01:00:00Z</text:p>
          </table:table-cell>
          <table:table-cell table:formula="of:=IF([.$F17]=[.I17];TRUE();FALSE())" office:value-type="boolean" office:boolean-value="true" calcext:value-type="boolean">
            <text:p>TRUE</text:p>
          </table:table-cell>
          <table:table-cell table:formula="of:=VLOOKUP([.$A17]; [Sheet2.$A$2:.$D$421]; 2 ;0)" office:value-type="string" office:string-value="2025-03-30T01:00:00Z" calcext:value-type="string">
            <text:p>2025-03-30T01:00:00Z</text:p>
          </table:table-cell>
          <table:table-cell table:formula="of:=IF([.$F17]=[.K17];TRUE();FALSE())" office:value-type="boolean" office:boolean-value="false" calcext:value-type="boolean">
            <text:p>FALSE</text:p>
          </table:table-cell>
          <table:table-cell table:formula="of:=OR([.J17];[.L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Azores</text:p>
          </table:table-cell>
          <table:table-cell office:value-type="string" calcext:value-type="string">
            <text:p>STD1DST-0</text:p>
          </table:table-cell>
          <table:table-cell office:value-type="string" calcext:value-type="string">
            <text:p>M3.5.0/0</text:p>
          </table:table-cell>
          <table:table-cell office:value-type="string" calcext:value-type="string">
            <text:p>M10.5.0/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1:00:00 +00:00</text:p>
          </table:table-cell>
          <table:table-cell office:value-type="float" office:value="0" calcext:value-type="float">
            <text:p>0</text:p>
          </table:table-cell>
          <table:table-cell table:formula="of:=VLOOKUP([.$A18]; [Sheet2.$J$2:.$M$421]; 2 ;0)" office:value-type="string" office:string-value="2025-10-26T01:00:00Z" calcext:value-type="string">
            <text:p>2025-10-26T01:00:00Z</text:p>
          </table:table-cell>
          <table:table-cell table:formula="of:=IF([.$F18]=[.I18];TRUE();FALSE())" office:value-type="boolean" office:boolean-value="false" calcext:value-type="boolean">
            <text:p>FALSE</text:p>
          </table:table-cell>
          <table:table-cell table:formula="of:=VLOOKUP([.$A18]; [Sheet2.$A$2:.$D$421]; 2 ;0)" office:value-type="string" office:string-value="2025-03-30T01:00:00Z" calcext:value-type="string">
            <text:p>2025-03-30T01:00:00Z</text:p>
          </table:table-cell>
          <table:table-cell table:formula="of:=IF([.$F18]=[.K18];TRUE();FALSE())" office:value-type="boolean" office:boolean-value="true" calcext:value-type="boolean">
            <text:p>TRUE</text:p>
          </table:table-cell>
          <table:table-cell table:formula="of:=OR([.J18];[.L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Azores</text:p>
          </table:table-cell>
          <table:table-cell office:value-type="string" calcext:value-type="string">
            <text:p>STD1DST-0</text:p>
          </table:table-cell>
          <table:table-cell office:value-type="string" calcext:value-type="string">
            <text:p>M3.5.0/0</text:p>
          </table:table-cell>
          <table:table-cell office:value-type="string" calcext:value-type="string">
            <text:p>M10.5.0/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0:00:00 -01:00</text:p>
          </table:table-cell>
          <table:table-cell office:value-type="float" office:value="-1" calcext:value-type="float">
            <text:p>-1</text:p>
          </table:table-cell>
          <table:table-cell table:formula="of:=VLOOKUP([.$A19]; [Sheet2.$J$2:.$M$421]; 2 ;0)" office:value-type="string" office:string-value="2025-10-26T01:00:00Z" calcext:value-type="string">
            <text:p>2025-10-26T01:00:00Z</text:p>
          </table:table-cell>
          <table:table-cell table:formula="of:=IF([.$F19]=[.I19];TRUE();FALSE())" office:value-type="boolean" office:boolean-value="true" calcext:value-type="boolean">
            <text:p>TRUE</text:p>
          </table:table-cell>
          <table:table-cell table:formula="of:=VLOOKUP([.$A19]; [Sheet2.$A$2:.$D$421]; 2 ;0)" office:value-type="string" office:string-value="2025-03-30T01:00:00Z" calcext:value-type="string">
            <text:p>2025-03-30T01:00:00Z</text:p>
          </table:table-cell>
          <table:table-cell table:formula="of:=IF([.$F19]=[.K19];TRUE();FALSE())" office:value-type="boolean" office:boolean-value="false" calcext:value-type="boolean">
            <text:p>FALSE</text:p>
          </table:table-cell>
          <table:table-cell table:formula="of:=OR([.J19];[.L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Canar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0]; [Sheet2.$J$2:.$M$421]; 2 ;0)" office:value-type="string" office:string-value="2025-10-26T01:00:00Z" calcext:value-type="string">
            <text:p>2025-10-26T01:00:00Z</text:p>
          </table:table-cell>
          <table:table-cell table:formula="of:=IF([.$F20]=[.I20];TRUE();FALSE())" office:value-type="boolean" office:boolean-value="false" calcext:value-type="boolean">
            <text:p>FALSE</text:p>
          </table:table-cell>
          <table:table-cell table:formula="of:=VLOOKUP([.$A20]; [Sheet2.$A$2:.$D$421]; 2 ;0)" office:value-type="string" office:string-value="2025-03-30T01:00:00Z" calcext:value-type="string">
            <text:p>2025-03-30T01:00:00Z</text:p>
          </table:table-cell>
          <table:table-cell table:formula="of:=IF([.$F20]=[.K20];TRUE();FALSE())" office:value-type="boolean" office:boolean-value="true" calcext:value-type="boolean">
            <text:p>TRUE</text:p>
          </table:table-cell>
          <table:table-cell table:formula="of:=OR([.J20];[.L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Canar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1]; [Sheet2.$J$2:.$M$421]; 2 ;0)" office:value-type="string" office:string-value="2025-10-26T01:00:00Z" calcext:value-type="string">
            <text:p>2025-10-26T01:00:00Z</text:p>
          </table:table-cell>
          <table:table-cell table:formula="of:=IF([.$F21]=[.I21];TRUE();FALSE())" office:value-type="boolean" office:boolean-value="true" calcext:value-type="boolean">
            <text:p>TRUE</text:p>
          </table:table-cell>
          <table:table-cell table:formula="of:=VLOOKUP([.$A21]; [Sheet2.$A$2:.$D$421]; 2 ;0)" office:value-type="string" office:string-value="2025-03-30T01:00:00Z" calcext:value-type="string">
            <text:p>2025-03-30T01:00:00Z</text:p>
          </table:table-cell>
          <table:table-cell table:formula="of:=IF([.$F21]=[.K21];TRUE();FALSE())" office:value-type="boolean" office:boolean-value="false" calcext:value-type="boolean">
            <text:p>FALSE</text:p>
          </table:table-cell>
          <table:table-cell table:formula="of:=OR([.J21];[.L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Faero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2]; [Sheet2.$J$2:.$M$421]; 2 ;0)" office:value-type="string" office:string-value="2025-10-26T01:00:00Z" calcext:value-type="string">
            <text:p>2025-10-26T01:00:00Z</text:p>
          </table:table-cell>
          <table:table-cell table:formula="of:=IF([.$F22]=[.I22];TRUE();FALSE())" office:value-type="boolean" office:boolean-value="false" calcext:value-type="boolean">
            <text:p>FALSE</text:p>
          </table:table-cell>
          <table:table-cell table:formula="of:=VLOOKUP([.$A22]; [Sheet2.$A$2:.$D$421]; 2 ;0)" office:value-type="string" office:string-value="2025-03-30T01:00:00Z" calcext:value-type="string">
            <text:p>2025-03-30T01:00:00Z</text:p>
          </table:table-cell>
          <table:table-cell table:formula="of:=IF([.$F22]=[.K22];TRUE();FALSE())" office:value-type="boolean" office:boolean-value="true" calcext:value-type="boolean">
            <text:p>TRUE</text:p>
          </table:table-cell>
          <table:table-cell table:formula="of:=OR([.J22];[.L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Faero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3]; [Sheet2.$J$2:.$M$421]; 2 ;0)" office:value-type="string" office:string-value="2025-10-26T01:00:00Z" calcext:value-type="string">
            <text:p>2025-10-26T01:00:00Z</text:p>
          </table:table-cell>
          <table:table-cell table:formula="of:=IF([.$F23]=[.I23];TRUE();FALSE())" office:value-type="boolean" office:boolean-value="true" calcext:value-type="boolean">
            <text:p>TRUE</text:p>
          </table:table-cell>
          <table:table-cell table:formula="of:=VLOOKUP([.$A23]; [Sheet2.$A$2:.$D$421]; 2 ;0)" office:value-type="string" office:string-value="2025-03-30T01:00:00Z" calcext:value-type="string">
            <text:p>2025-03-30T01:00:00Z</text:p>
          </table:table-cell>
          <table:table-cell table:formula="of:=IF([.$F23]=[.K23];TRUE();FALSE())" office:value-type="boolean" office:boolean-value="false" calcext:value-type="boolean">
            <text:p>FALSE</text:p>
          </table:table-cell>
          <table:table-cell table:formula="of:=OR([.J23];[.L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Faro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4]; [Sheet2.$J$2:.$M$421]; 2 ;0)" office:value-type="string" office:string-value="2025-10-26T01:00:00Z" calcext:value-type="string">
            <text:p>2025-10-26T01:00:00Z</text:p>
          </table:table-cell>
          <table:table-cell table:formula="of:=IF([.$F24]=[.I24];TRUE();FALSE())" office:value-type="boolean" office:boolean-value="false" calcext:value-type="boolean">
            <text:p>FALSE</text:p>
          </table:table-cell>
          <table:table-cell table:formula="of:=VLOOKUP([.$A24]; [Sheet2.$A$2:.$D$421]; 2 ;0)" office:value-type="string" office:string-value="2025-03-30T01:00:00Z" calcext:value-type="string">
            <text:p>2025-03-30T01:00:00Z</text:p>
          </table:table-cell>
          <table:table-cell table:formula="of:=IF([.$F24]=[.K24];TRUE();FALSE())" office:value-type="boolean" office:boolean-value="true" calcext:value-type="boolean">
            <text:p>TRUE</text:p>
          </table:table-cell>
          <table:table-cell table:formula="of:=OR([.J24];[.L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Faro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5]; [Sheet2.$J$2:.$M$421]; 2 ;0)" office:value-type="string" office:string-value="2025-10-26T01:00:00Z" calcext:value-type="string">
            <text:p>2025-10-26T01:00:00Z</text:p>
          </table:table-cell>
          <table:table-cell table:formula="of:=IF([.$F25]=[.I25];TRUE();FALSE())" office:value-type="boolean" office:boolean-value="true" calcext:value-type="boolean">
            <text:p>TRUE</text:p>
          </table:table-cell>
          <table:table-cell table:formula="of:=VLOOKUP([.$A25]; [Sheet2.$A$2:.$D$421]; 2 ;0)" office:value-type="string" office:string-value="2025-03-30T01:00:00Z" calcext:value-type="string">
            <text:p>2025-03-30T01:00:00Z</text:p>
          </table:table-cell>
          <table:table-cell table:formula="of:=IF([.$F25]=[.K25];TRUE();FALSE())" office:value-type="boolean" office:boolean-value="false" calcext:value-type="boolean">
            <text:p>FALSE</text:p>
          </table:table-cell>
          <table:table-cell table:formula="of:=OR([.J25];[.L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Jan_May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6]; [Sheet2.$J$2:.$M$421]; 2 ;0)" office:value-type="string" office:string-value="2025-10-26T01:00:00Z" calcext:value-type="string">
            <text:p>2025-10-26T01:00:00Z</text:p>
          </table:table-cell>
          <table:table-cell table:formula="of:=IF([.$F26]=[.I26];TRUE();FALSE())" office:value-type="boolean" office:boolean-value="false" calcext:value-type="boolean">
            <text:p>FALSE</text:p>
          </table:table-cell>
          <table:table-cell table:formula="of:=VLOOKUP([.$A26]; [Sheet2.$A$2:.$D$421]; 2 ;0)" office:value-type="string" office:string-value="2025-03-30T01:00:00Z" calcext:value-type="string">
            <text:p>2025-03-30T01:00:00Z</text:p>
          </table:table-cell>
          <table:table-cell table:formula="of:=IF([.$F26]=[.K26];TRUE();FALSE())" office:value-type="boolean" office:boolean-value="true" calcext:value-type="boolean">
            <text:p>TRUE</text:p>
          </table:table-cell>
          <table:table-cell table:formula="of:=OR([.J26];[.L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Jan_May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7]; [Sheet2.$J$2:.$M$421]; 2 ;0)" office:value-type="string" office:string-value="2025-10-26T01:00:00Z" calcext:value-type="string">
            <text:p>2025-10-26T01:00:00Z</text:p>
          </table:table-cell>
          <table:table-cell table:formula="of:=IF([.$F27]=[.I27];TRUE();FALSE())" office:value-type="boolean" office:boolean-value="true" calcext:value-type="boolean">
            <text:p>TRUE</text:p>
          </table:table-cell>
          <table:table-cell table:formula="of:=VLOOKUP([.$A27]; [Sheet2.$A$2:.$D$421]; 2 ;0)" office:value-type="string" office:string-value="2025-03-30T01:00:00Z" calcext:value-type="string">
            <text:p>2025-03-30T01:00:00Z</text:p>
          </table:table-cell>
          <table:table-cell table:formula="of:=IF([.$F27]=[.K27];TRUE();FALSE())" office:value-type="boolean" office:boolean-value="false" calcext:value-type="boolean">
            <text:p>FALSE</text:p>
          </table:table-cell>
          <table:table-cell table:formula="of:=OR([.J27];[.L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Madeira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8]; [Sheet2.$J$2:.$M$421]; 2 ;0)" office:value-type="string" office:string-value="2025-10-26T01:00:00Z" calcext:value-type="string">
            <text:p>2025-10-26T01:00:00Z</text:p>
          </table:table-cell>
          <table:table-cell table:formula="of:=IF([.$F28]=[.I28];TRUE();FALSE())" office:value-type="boolean" office:boolean-value="false" calcext:value-type="boolean">
            <text:p>FALSE</text:p>
          </table:table-cell>
          <table:table-cell table:formula="of:=VLOOKUP([.$A28]; [Sheet2.$A$2:.$D$421]; 2 ;0)" office:value-type="string" office:string-value="2025-03-30T01:00:00Z" calcext:value-type="string">
            <text:p>2025-03-30T01:00:00Z</text:p>
          </table:table-cell>
          <table:table-cell table:formula="of:=IF([.$F28]=[.K28];TRUE();FALSE())" office:value-type="boolean" office:boolean-value="true" calcext:value-type="boolean">
            <text:p>TRUE</text:p>
          </table:table-cell>
          <table:table-cell table:formula="of:=OR([.J28];[.L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Madeira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9]; [Sheet2.$J$2:.$M$421]; 2 ;0)" office:value-type="string" office:string-value="2025-10-26T01:00:00Z" calcext:value-type="string">
            <text:p>2025-10-26T01:00:00Z</text:p>
          </table:table-cell>
          <table:table-cell table:formula="of:=IF([.$F29]=[.I29];TRUE();FALSE())" office:value-type="boolean" office:boolean-value="true" calcext:value-type="boolean">
            <text:p>TRUE</text:p>
          </table:table-cell>
          <table:table-cell table:formula="of:=VLOOKUP([.$A29]; [Sheet2.$A$2:.$D$421]; 2 ;0)" office:value-type="string" office:string-value="2025-03-30T01:00:00Z" calcext:value-type="string">
            <text:p>2025-03-30T01:00:00Z</text:p>
          </table:table-cell>
          <table:table-cell table:formula="of:=IF([.$F29]=[.K29];TRUE();FALSE())" office:value-type="boolean" office:boolean-value="false" calcext:value-type="boolean">
            <text:p>FALSE</text:p>
          </table:table-cell>
          <table:table-cell table:formula="of:=OR([.J29];[.L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ile/Continental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9.1.0/0</text:p>
          </table:table-cell>
          <table:table-cell office:value-type="string" calcext:value-type="string">
            <text:p>M4.1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/04/05 23:00:00 -04:00</text:p>
          </table:table-cell>
          <table:table-cell office:value-type="float" office:value="-4" calcext:value-type="float">
            <text:p>-4</text:p>
          </table:table-cell>
          <table:table-cell table:formula="of:=VLOOKUP([.$A30]; [Sheet2.$J$2:.$M$421]; 2 ;0)" office:value-type="string" office:string-value="2025-09-07T04:00:00Z" calcext:value-type="string">
            <text:p>2025-09-07T04:00:00Z</text:p>
          </table:table-cell>
          <table:table-cell table:formula="of:=IF([.$F30]=[.I30];TRUE();FALSE())" office:value-type="boolean" office:boolean-value="false" calcext:value-type="boolean">
            <text:p>FALSE</text:p>
          </table:table-cell>
          <table:table-cell table:formula="of:=VLOOKUP([.$A30]; [Sheet2.$A$2:.$D$421]; 2 ;0)" office:value-type="string" office:string-value="2025-04-06T03:00:00Z" calcext:value-type="string">
            <text:p>2025-04-06T03:00:00Z</text:p>
          </table:table-cell>
          <table:table-cell table:formula="of:=IF([.$F30]=[.K30];TRUE();FALSE())" office:value-type="boolean" office:boolean-value="true" calcext:value-type="boolean">
            <text:p>TRUE</text:p>
          </table:table-cell>
          <table:table-cell table:formula="of:=OR([.J30];[.L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ile/Continental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9.1.0/0</text:p>
          </table:table-cell>
          <table:table-cell office:value-type="string" calcext:value-type="string">
            <text:p>M4.1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/09/07 1:00:00 -03:00</text:p>
          </table:table-cell>
          <table:table-cell office:value-type="float" office:value="-3" calcext:value-type="float">
            <text:p>-3</text:p>
          </table:table-cell>
          <table:table-cell table:formula="of:=VLOOKUP([.$A31]; [Sheet2.$J$2:.$M$421]; 2 ;0)" office:value-type="string" office:string-value="2025-09-07T04:00:00Z" calcext:value-type="string">
            <text:p>2025-09-07T04:00:00Z</text:p>
          </table:table-cell>
          <table:table-cell table:formula="of:=IF([.$F31]=[.I31];TRUE();FALSE())" office:value-type="boolean" office:boolean-value="true" calcext:value-type="boolean">
            <text:p>TRUE</text:p>
          </table:table-cell>
          <table:table-cell table:formula="of:=VLOOKUP([.$A31]; [Sheet2.$A$2:.$D$421]; 2 ;0)" office:value-type="string" office:string-value="2025-04-06T03:00:00Z" calcext:value-type="string">
            <text:p>2025-04-06T03:00:00Z</text:p>
          </table:table-cell>
          <table:table-cell table:formula="of:=IF([.$F31]=[.K31];TRUE();FALSE())" office:value-type="boolean" office:boolean-value="false" calcext:value-type="boolean">
            <text:p>FALSE</text:p>
          </table:table-cell>
          <table:table-cell table:formula="of:=OR([.J31];[.L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ile/EasterIsland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9.1.0/2</text:p>
          </table:table-cell>
          <table:table-cell office:value-type="string" calcext:value-type="string">
            <text:p>M4.1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/04/05 21:00:00 -06:00</text:p>
          </table:table-cell>
          <table:table-cell office:value-type="float" office:value="-6" calcext:value-type="float">
            <text:p>-6</text:p>
          </table:table-cell>
          <table:table-cell table:formula="of:=VLOOKUP([.$A32]; [Sheet2.$J$2:.$M$421]; 2 ;0)" office:value-type="string" office:string-value="2025-09-07T04:00:00Z" calcext:value-type="string">
            <text:p>2025-09-07T04:00:00Z</text:p>
          </table:table-cell>
          <table:table-cell table:formula="of:=IF([.$F32]=[.I32];TRUE();FALSE())" office:value-type="boolean" office:boolean-value="false" calcext:value-type="boolean">
            <text:p>FALSE</text:p>
          </table:table-cell>
          <table:table-cell table:formula="of:=VLOOKUP([.$A32]; [Sheet2.$A$2:.$D$421]; 2 ;0)" office:value-type="string" office:string-value="2025-04-06T03:00:00Z" calcext:value-type="string">
            <text:p>2025-04-06T03:00:00Z</text:p>
          </table:table-cell>
          <table:table-cell table:formula="of:=IF([.$F32]=[.K32];TRUE();FALSE())" office:value-type="boolean" office:boolean-value="true" calcext:value-type="boolean">
            <text:p>TRUE</text:p>
          </table:table-cell>
          <table:table-cell table:formula="of:=OR([.J32];[.L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ile/EasterIsland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9.1.0/2</text:p>
          </table:table-cell>
          <table:table-cell office:value-type="string" calcext:value-type="string">
            <text:p>M4.1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/09/06 23:00:00 -05:00</text:p>
          </table:table-cell>
          <table:table-cell office:value-type="float" office:value="-5" calcext:value-type="float">
            <text:p>-5</text:p>
          </table:table-cell>
          <table:table-cell table:formula="of:=VLOOKUP([.$A33]; [Sheet2.$J$2:.$M$421]; 2 ;0)" office:value-type="string" office:string-value="2025-09-07T04:00:00Z" calcext:value-type="string">
            <text:p>2025-09-07T04:00:00Z</text:p>
          </table:table-cell>
          <table:table-cell table:formula="of:=IF([.$F33]=[.I33];TRUE();FALSE())" office:value-type="boolean" office:boolean-value="true" calcext:value-type="boolean">
            <text:p>TRUE</text:p>
          </table:table-cell>
          <table:table-cell table:formula="of:=VLOOKUP([.$A33]; [Sheet2.$A$2:.$D$421]; 2 ;0)" office:value-type="string" office:string-value="2025-04-06T03:00:00Z" calcext:value-type="string">
            <text:p>2025-04-06T03:00:00Z</text:p>
          </table:table-cell>
          <table:table-cell table:formula="of:=IF([.$F33]=[.K33];TRUE();FALSE())" office:value-type="boolean" office:boolean-value="false" calcext:value-type="boolean">
            <text:p>FALSE</text:p>
          </table:table-cell>
          <table:table-cell table:formula="of:=OR([.J33];[.L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E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34]; [Sheet2.$J$2:.$M$421]; 2 ;0)" office:value-type="string" office:string-value="2025-10-26T01:00:00Z" calcext:value-type="string">
            <text:p>2025-10-26T01:00:00Z</text:p>
          </table:table-cell>
          <table:table-cell table:formula="of:=IF([.$F34]=[.I34];TRUE();FALSE())" office:value-type="boolean" office:boolean-value="false" calcext:value-type="boolean">
            <text:p>FALSE</text:p>
          </table:table-cell>
          <table:table-cell table:formula="of:=VLOOKUP([.$A34]; [Sheet2.$A$2:.$D$421]; 2 ;0)" office:value-type="string" office:string-value="2025-03-30T01:00:00Z" calcext:value-type="string">
            <text:p>2025-03-30T01:00:00Z</text:p>
          </table:table-cell>
          <table:table-cell table:formula="of:=IF([.$F34]=[.K34];TRUE();FALSE())" office:value-type="boolean" office:boolean-value="true" calcext:value-type="boolean">
            <text:p>TRUE</text:p>
          </table:table-cell>
          <table:table-cell table:formula="of:=OR([.J34];[.L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E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35]; [Sheet2.$J$2:.$M$421]; 2 ;0)" office:value-type="string" office:string-value="2025-10-26T01:00:00Z" calcext:value-type="string">
            <text:p>2025-10-26T01:00:00Z</text:p>
          </table:table-cell>
          <table:table-cell table:formula="of:=IF([.$F35]=[.I35];TRUE();FALSE())" office:value-type="boolean" office:boolean-value="true" calcext:value-type="boolean">
            <text:p>TRUE</text:p>
          </table:table-cell>
          <table:table-cell table:formula="of:=VLOOKUP([.$A35]; [Sheet2.$A$2:.$D$421]; 2 ;0)" office:value-type="string" office:string-value="2025-03-30T01:00:00Z" calcext:value-type="string">
            <text:p>2025-03-30T01:00:00Z</text:p>
          </table:table-cell>
          <table:table-cell table:formula="of:=IF([.$F35]=[.K35];TRUE();FALSE())" office:value-type="boolean" office:boolean-value="false" calcext:value-type="boolean">
            <text:p>FALSE</text:p>
          </table:table-cell>
          <table:table-cell table:formula="of:=OR([.J35];[.L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ir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36]; [Sheet2.$J$2:.$M$421]; 2 ;0)" office:value-type="string" office:string-value="2025-10-26T01:00:00Z" calcext:value-type="string">
            <text:p>2025-10-26T01:00:00Z</text:p>
          </table:table-cell>
          <table:table-cell table:formula="of:=IF([.$F36]=[.I36];TRUE();FALSE())" office:value-type="boolean" office:boolean-value="false" calcext:value-type="boolean">
            <text:p>FALSE</text:p>
          </table:table-cell>
          <table:table-cell table:formula="of:=VLOOKUP([.$A36]; [Sheet2.$A$2:.$D$421]; 2 ;0)" office:value-type="string" office:string-value="2025-03-30T01:00:00Z" calcext:value-type="string">
            <text:p>2025-03-30T01:00:00Z</text:p>
          </table:table-cell>
          <table:table-cell table:formula="of:=IF([.$F36]=[.K36];TRUE();FALSE())" office:value-type="boolean" office:boolean-value="true" calcext:value-type="boolean">
            <text:p>TRUE</text:p>
          </table:table-cell>
          <table:table-cell table:formula="of:=OR([.J36];[.L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ir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37]; [Sheet2.$J$2:.$M$421]; 2 ;0)" office:value-type="string" office:string-value="2025-10-26T01:00:00Z" calcext:value-type="string">
            <text:p>2025-10-26T01:00:00Z</text:p>
          </table:table-cell>
          <table:table-cell table:formula="of:=IF([.$F37]=[.I37];TRUE();FALSE())" office:value-type="boolean" office:boolean-value="true" calcext:value-type="boolean">
            <text:p>TRUE</text:p>
          </table:table-cell>
          <table:table-cell table:formula="of:=VLOOKUP([.$A37]; [Sheet2.$A$2:.$D$421]; 2 ;0)" office:value-type="string" office:string-value="2025-03-30T01:00:00Z" calcext:value-type="string">
            <text:p>2025-03-30T01:00:00Z</text:p>
          </table:table-cell>
          <table:table-cell table:formula="of:=IF([.$F37]=[.K37];TRUE();FALSE())" office:value-type="boolean" office:boolean-value="false" calcext:value-type="boolean">
            <text:p>FALSE</text:p>
          </table:table-cell>
          <table:table-cell table:formula="of:=OR([.J37];[.L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Amsterdam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38]; [Sheet2.$J$2:.$M$421]; 2 ;0)" office:value-type="string" office:string-value="2025-10-26T01:00:00Z" calcext:value-type="string">
            <text:p>2025-10-26T01:00:00Z</text:p>
          </table:table-cell>
          <table:table-cell table:formula="of:=IF([.$F38]=[.I38];TRUE();FALSE())" office:value-type="boolean" office:boolean-value="false" calcext:value-type="boolean">
            <text:p>FALSE</text:p>
          </table:table-cell>
          <table:table-cell table:formula="of:=VLOOKUP([.$A38]; [Sheet2.$A$2:.$D$421]; 2 ;0)" office:value-type="string" office:string-value="2025-03-30T01:00:00Z" calcext:value-type="string">
            <text:p>2025-03-30T01:00:00Z</text:p>
          </table:table-cell>
          <table:table-cell table:formula="of:=IF([.$F38]=[.K38];TRUE();FALSE())" office:value-type="boolean" office:boolean-value="true" calcext:value-type="boolean">
            <text:p>TRUE</text:p>
          </table:table-cell>
          <table:table-cell table:formula="of:=OR([.J38];[.L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Amsterdam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39]; [Sheet2.$J$2:.$M$421]; 2 ;0)" office:value-type="string" office:string-value="2025-10-26T01:00:00Z" calcext:value-type="string">
            <text:p>2025-10-26T01:00:00Z</text:p>
          </table:table-cell>
          <table:table-cell table:formula="of:=IF([.$F39]=[.I39];TRUE();FALSE())" office:value-type="boolean" office:boolean-value="true" calcext:value-type="boolean">
            <text:p>TRUE</text:p>
          </table:table-cell>
          <table:table-cell table:formula="of:=VLOOKUP([.$A39]; [Sheet2.$A$2:.$D$421]; 2 ;0)" office:value-type="string" office:string-value="2025-03-30T01:00:00Z" calcext:value-type="string">
            <text:p>2025-03-30T01:00:00Z</text:p>
          </table:table-cell>
          <table:table-cell table:formula="of:=IF([.$F39]=[.K39];TRUE();FALSE())" office:value-type="boolean" office:boolean-value="false" calcext:value-type="boolean">
            <text:p>FALSE</text:p>
          </table:table-cell>
          <table:table-cell table:formula="of:=OR([.J39];[.L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Andorr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40]; [Sheet2.$J$2:.$M$421]; 2 ;0)" office:value-type="string" office:string-value="2025-10-26T01:00:00Z" calcext:value-type="string">
            <text:p>2025-10-26T01:00:00Z</text:p>
          </table:table-cell>
          <table:table-cell table:formula="of:=IF([.$F40]=[.I40];TRUE();FALSE())" office:value-type="boolean" office:boolean-value="false" calcext:value-type="boolean">
            <text:p>FALSE</text:p>
          </table:table-cell>
          <table:table-cell table:formula="of:=VLOOKUP([.$A40]; [Sheet2.$A$2:.$D$421]; 2 ;0)" office:value-type="string" office:string-value="2025-03-30T01:00:00Z" calcext:value-type="string">
            <text:p>2025-03-30T01:00:00Z</text:p>
          </table:table-cell>
          <table:table-cell table:formula="of:=IF([.$F40]=[.K40];TRUE();FALSE())" office:value-type="boolean" office:boolean-value="true" calcext:value-type="boolean">
            <text:p>TRUE</text:p>
          </table:table-cell>
          <table:table-cell table:formula="of:=OR([.J40];[.L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Andorr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41]; [Sheet2.$J$2:.$M$421]; 2 ;0)" office:value-type="string" office:string-value="2025-10-26T01:00:00Z" calcext:value-type="string">
            <text:p>2025-10-26T01:00:00Z</text:p>
          </table:table-cell>
          <table:table-cell table:formula="of:=IF([.$F41]=[.I41];TRUE();FALSE())" office:value-type="boolean" office:boolean-value="true" calcext:value-type="boolean">
            <text:p>TRUE</text:p>
          </table:table-cell>
          <table:table-cell table:formula="of:=VLOOKUP([.$A41]; [Sheet2.$A$2:.$D$421]; 2 ;0)" office:value-type="string" office:string-value="2025-03-30T01:00:00Z" calcext:value-type="string">
            <text:p>2025-03-30T01:00:00Z</text:p>
          </table:table-cell>
          <table:table-cell table:formula="of:=IF([.$F41]=[.K41];TRUE();FALSE())" office:value-type="boolean" office:boolean-value="false" calcext:value-type="boolean">
            <text:p>FALSE</text:p>
          </table:table-cell>
          <table:table-cell table:formula="of:=OR([.J41];[.L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Athens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42]; [Sheet2.$J$2:.$M$421]; 2 ;0)" office:value-type="string" office:string-value="2025-10-26T01:00:00Z" calcext:value-type="string">
            <text:p>2025-10-26T01:00:00Z</text:p>
          </table:table-cell>
          <table:table-cell table:formula="of:=IF([.$F42]=[.I42];TRUE();FALSE())" office:value-type="boolean" office:boolean-value="false" calcext:value-type="boolean">
            <text:p>FALSE</text:p>
          </table:table-cell>
          <table:table-cell table:formula="of:=VLOOKUP([.$A42]; [Sheet2.$A$2:.$D$421]; 2 ;0)" office:value-type="string" office:string-value="2025-03-30T01:00:00Z" calcext:value-type="string">
            <text:p>2025-03-30T01:00:00Z</text:p>
          </table:table-cell>
          <table:table-cell table:formula="of:=IF([.$F42]=[.K42];TRUE();FALSE())" office:value-type="boolean" office:boolean-value="true" calcext:value-type="boolean">
            <text:p>TRUE</text:p>
          </table:table-cell>
          <table:table-cell table:formula="of:=OR([.J42];[.L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Athens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43]; [Sheet2.$J$2:.$M$421]; 2 ;0)" office:value-type="string" office:string-value="2025-10-26T01:00:00Z" calcext:value-type="string">
            <text:p>2025-10-26T01:00:00Z</text:p>
          </table:table-cell>
          <table:table-cell table:formula="of:=IF([.$F43]=[.I43];TRUE();FALSE())" office:value-type="boolean" office:boolean-value="true" calcext:value-type="boolean">
            <text:p>TRUE</text:p>
          </table:table-cell>
          <table:table-cell table:formula="of:=VLOOKUP([.$A43]; [Sheet2.$A$2:.$D$421]; 2 ;0)" office:value-type="string" office:string-value="2025-03-30T01:00:00Z" calcext:value-type="string">
            <text:p>2025-03-30T01:00:00Z</text:p>
          </table:table-cell>
          <table:table-cell table:formula="of:=IF([.$F43]=[.K43];TRUE();FALSE())" office:value-type="boolean" office:boolean-value="false" calcext:value-type="boolean">
            <text:p>FALSE</text:p>
          </table:table-cell>
          <table:table-cell table:formula="of:=OR([.J43];[.L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elfast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44]; [Sheet2.$J$2:.$M$421]; 2 ;0)" office:value-type="string" office:string-value="2025-10-26T01:00:00Z" calcext:value-type="string">
            <text:p>2025-10-26T01:00:00Z</text:p>
          </table:table-cell>
          <table:table-cell table:formula="of:=IF([.$F44]=[.I44];TRUE();FALSE())" office:value-type="boolean" office:boolean-value="false" calcext:value-type="boolean">
            <text:p>FALSE</text:p>
          </table:table-cell>
          <table:table-cell table:formula="of:=VLOOKUP([.$A44]; [Sheet2.$A$2:.$D$421]; 2 ;0)" office:value-type="string" office:string-value="2025-03-30T01:00:00Z" calcext:value-type="string">
            <text:p>2025-03-30T01:00:00Z</text:p>
          </table:table-cell>
          <table:table-cell table:formula="of:=IF([.$F44]=[.K44];TRUE();FALSE())" office:value-type="boolean" office:boolean-value="true" calcext:value-type="boolean">
            <text:p>TRUE</text:p>
          </table:table-cell>
          <table:table-cell table:formula="of:=OR([.J44];[.L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elfast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45]; [Sheet2.$J$2:.$M$421]; 2 ;0)" office:value-type="string" office:string-value="2025-10-26T01:00:00Z" calcext:value-type="string">
            <text:p>2025-10-26T01:00:00Z</text:p>
          </table:table-cell>
          <table:table-cell table:formula="of:=IF([.$F45]=[.I45];TRUE();FALSE())" office:value-type="boolean" office:boolean-value="true" calcext:value-type="boolean">
            <text:p>TRUE</text:p>
          </table:table-cell>
          <table:table-cell table:formula="of:=VLOOKUP([.$A45]; [Sheet2.$A$2:.$D$421]; 2 ;0)" office:value-type="string" office:string-value="2025-03-30T01:00:00Z" calcext:value-type="string">
            <text:p>2025-03-30T01:00:00Z</text:p>
          </table:table-cell>
          <table:table-cell table:formula="of:=IF([.$F45]=[.K45];TRUE();FALSE())" office:value-type="boolean" office:boolean-value="false" calcext:value-type="boolean">
            <text:p>FALSE</text:p>
          </table:table-cell>
          <table:table-cell table:formula="of:=OR([.J45];[.L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elgrad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46]; [Sheet2.$J$2:.$M$421]; 2 ;0)" office:value-type="string" office:string-value="2025-10-26T01:00:00Z" calcext:value-type="string">
            <text:p>2025-10-26T01:00:00Z</text:p>
          </table:table-cell>
          <table:table-cell table:formula="of:=IF([.$F46]=[.I46];TRUE();FALSE())" office:value-type="boolean" office:boolean-value="false" calcext:value-type="boolean">
            <text:p>FALSE</text:p>
          </table:table-cell>
          <table:table-cell table:formula="of:=VLOOKUP([.$A46]; [Sheet2.$A$2:.$D$421]; 2 ;0)" office:value-type="string" office:string-value="2025-03-30T01:00:00Z" calcext:value-type="string">
            <text:p>2025-03-30T01:00:00Z</text:p>
          </table:table-cell>
          <table:table-cell table:formula="of:=IF([.$F46]=[.K46];TRUE();FALSE())" office:value-type="boolean" office:boolean-value="true" calcext:value-type="boolean">
            <text:p>TRUE</text:p>
          </table:table-cell>
          <table:table-cell table:formula="of:=OR([.J46];[.L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elgrad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47]; [Sheet2.$J$2:.$M$421]; 2 ;0)" office:value-type="string" office:string-value="2025-10-26T01:00:00Z" calcext:value-type="string">
            <text:p>2025-10-26T01:00:00Z</text:p>
          </table:table-cell>
          <table:table-cell table:formula="of:=IF([.$F47]=[.I47];TRUE();FALSE())" office:value-type="boolean" office:boolean-value="true" calcext:value-type="boolean">
            <text:p>TRUE</text:p>
          </table:table-cell>
          <table:table-cell table:formula="of:=VLOOKUP([.$A47]; [Sheet2.$A$2:.$D$421]; 2 ;0)" office:value-type="string" office:string-value="2025-03-30T01:00:00Z" calcext:value-type="string">
            <text:p>2025-03-30T01:00:00Z</text:p>
          </table:table-cell>
          <table:table-cell table:formula="of:=IF([.$F47]=[.K47];TRUE();FALSE())" office:value-type="boolean" office:boolean-value="false" calcext:value-type="boolean">
            <text:p>FALSE</text:p>
          </table:table-cell>
          <table:table-cell table:formula="of:=OR([.J47];[.L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erli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48]; [Sheet2.$J$2:.$M$421]; 2 ;0)" office:value-type="string" office:string-value="2025-10-26T01:00:00Z" calcext:value-type="string">
            <text:p>2025-10-26T01:00:00Z</text:p>
          </table:table-cell>
          <table:table-cell table:formula="of:=IF([.$F48]=[.I48];TRUE();FALSE())" office:value-type="boolean" office:boolean-value="false" calcext:value-type="boolean">
            <text:p>FALSE</text:p>
          </table:table-cell>
          <table:table-cell table:formula="of:=VLOOKUP([.$A48]; [Sheet2.$A$2:.$D$421]; 2 ;0)" office:value-type="string" office:string-value="2025-03-30T01:00:00Z" calcext:value-type="string">
            <text:p>2025-03-30T01:00:00Z</text:p>
          </table:table-cell>
          <table:table-cell table:formula="of:=IF([.$F48]=[.K48];TRUE();FALSE())" office:value-type="boolean" office:boolean-value="true" calcext:value-type="boolean">
            <text:p>TRUE</text:p>
          </table:table-cell>
          <table:table-cell table:formula="of:=OR([.J48];[.L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erli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49]; [Sheet2.$J$2:.$M$421]; 2 ;0)" office:value-type="string" office:string-value="2025-10-26T01:00:00Z" calcext:value-type="string">
            <text:p>2025-10-26T01:00:00Z</text:p>
          </table:table-cell>
          <table:table-cell table:formula="of:=IF([.$F49]=[.I49];TRUE();FALSE())" office:value-type="boolean" office:boolean-value="true" calcext:value-type="boolean">
            <text:p>TRUE</text:p>
          </table:table-cell>
          <table:table-cell table:formula="of:=VLOOKUP([.$A49]; [Sheet2.$A$2:.$D$421]; 2 ;0)" office:value-type="string" office:string-value="2025-03-30T01:00:00Z" calcext:value-type="string">
            <text:p>2025-03-30T01:00:00Z</text:p>
          </table:table-cell>
          <table:table-cell table:formula="of:=IF([.$F49]=[.K49];TRUE();FALSE())" office:value-type="boolean" office:boolean-value="false" calcext:value-type="boolean">
            <text:p>FALSE</text:p>
          </table:table-cell>
          <table:table-cell table:formula="of:=OR([.J49];[.L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ratislav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50]; [Sheet2.$J$2:.$M$421]; 2 ;0)" office:value-type="string" office:string-value="2025-10-26T01:00:00Z" calcext:value-type="string">
            <text:p>2025-10-26T01:00:00Z</text:p>
          </table:table-cell>
          <table:table-cell table:formula="of:=IF([.$F50]=[.I50];TRUE();FALSE())" office:value-type="boolean" office:boolean-value="false" calcext:value-type="boolean">
            <text:p>FALSE</text:p>
          </table:table-cell>
          <table:table-cell table:formula="of:=VLOOKUP([.$A50]; [Sheet2.$A$2:.$D$421]; 2 ;0)" office:value-type="string" office:string-value="2025-03-30T01:00:00Z" calcext:value-type="string">
            <text:p>2025-03-30T01:00:00Z</text:p>
          </table:table-cell>
          <table:table-cell table:formula="of:=IF([.$F50]=[.K50];TRUE();FALSE())" office:value-type="boolean" office:boolean-value="true" calcext:value-type="boolean">
            <text:p>TRUE</text:p>
          </table:table-cell>
          <table:table-cell table:formula="of:=OR([.J50];[.L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ratislav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51]; [Sheet2.$J$2:.$M$421]; 2 ;0)" office:value-type="string" office:string-value="2025-10-26T01:00:00Z" calcext:value-type="string">
            <text:p>2025-10-26T01:00:00Z</text:p>
          </table:table-cell>
          <table:table-cell table:formula="of:=IF([.$F51]=[.I51];TRUE();FALSE())" office:value-type="boolean" office:boolean-value="true" calcext:value-type="boolean">
            <text:p>TRUE</text:p>
          </table:table-cell>
          <table:table-cell table:formula="of:=VLOOKUP([.$A51]; [Sheet2.$A$2:.$D$421]; 2 ;0)" office:value-type="string" office:string-value="2025-03-30T01:00:00Z" calcext:value-type="string">
            <text:p>2025-03-30T01:00:00Z</text:p>
          </table:table-cell>
          <table:table-cell table:formula="of:=IF([.$F51]=[.K51];TRUE();FALSE())" office:value-type="boolean" office:boolean-value="false" calcext:value-type="boolean">
            <text:p>FALSE</text:p>
          </table:table-cell>
          <table:table-cell table:formula="of:=OR([.J51];[.L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russels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52]; [Sheet2.$J$2:.$M$421]; 2 ;0)" office:value-type="string" office:string-value="2025-10-26T01:00:00Z" calcext:value-type="string">
            <text:p>2025-10-26T01:00:00Z</text:p>
          </table:table-cell>
          <table:table-cell table:formula="of:=IF([.$F52]=[.I52];TRUE();FALSE())" office:value-type="boolean" office:boolean-value="false" calcext:value-type="boolean">
            <text:p>FALSE</text:p>
          </table:table-cell>
          <table:table-cell table:formula="of:=VLOOKUP([.$A52]; [Sheet2.$A$2:.$D$421]; 2 ;0)" office:value-type="string" office:string-value="2025-03-30T01:00:00Z" calcext:value-type="string">
            <text:p>2025-03-30T01:00:00Z</text:p>
          </table:table-cell>
          <table:table-cell table:formula="of:=IF([.$F52]=[.K52];TRUE();FALSE())" office:value-type="boolean" office:boolean-value="true" calcext:value-type="boolean">
            <text:p>TRUE</text:p>
          </table:table-cell>
          <table:table-cell table:formula="of:=OR([.J52];[.L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russels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53]; [Sheet2.$J$2:.$M$421]; 2 ;0)" office:value-type="string" office:string-value="2025-10-26T01:00:00Z" calcext:value-type="string">
            <text:p>2025-10-26T01:00:00Z</text:p>
          </table:table-cell>
          <table:table-cell table:formula="of:=IF([.$F53]=[.I53];TRUE();FALSE())" office:value-type="boolean" office:boolean-value="true" calcext:value-type="boolean">
            <text:p>TRUE</text:p>
          </table:table-cell>
          <table:table-cell table:formula="of:=VLOOKUP([.$A53]; [Sheet2.$A$2:.$D$421]; 2 ;0)" office:value-type="string" office:string-value="2025-03-30T01:00:00Z" calcext:value-type="string">
            <text:p>2025-03-30T01:00:00Z</text:p>
          </table:table-cell>
          <table:table-cell table:formula="of:=IF([.$F53]=[.K53];TRUE();FALSE())" office:value-type="boolean" office:boolean-value="false" calcext:value-type="boolean">
            <text:p>FALSE</text:p>
          </table:table-cell>
          <table:table-cell table:formula="of:=OR([.J53];[.L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uchares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54]; [Sheet2.$J$2:.$M$421]; 2 ;0)" office:value-type="string" office:string-value="2025-10-26T01:00:00Z" calcext:value-type="string">
            <text:p>2025-10-26T01:00:00Z</text:p>
          </table:table-cell>
          <table:table-cell table:formula="of:=IF([.$F54]=[.I54];TRUE();FALSE())" office:value-type="boolean" office:boolean-value="false" calcext:value-type="boolean">
            <text:p>FALSE</text:p>
          </table:table-cell>
          <table:table-cell table:formula="of:=VLOOKUP([.$A54]; [Sheet2.$A$2:.$D$421]; 2 ;0)" office:value-type="string" office:string-value="2025-03-30T01:00:00Z" calcext:value-type="string">
            <text:p>2025-03-30T01:00:00Z</text:p>
          </table:table-cell>
          <table:table-cell table:formula="of:=IF([.$F54]=[.K54];TRUE();FALSE())" office:value-type="boolean" office:boolean-value="true" calcext:value-type="boolean">
            <text:p>TRUE</text:p>
          </table:table-cell>
          <table:table-cell table:formula="of:=OR([.J54];[.L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uchares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55]; [Sheet2.$J$2:.$M$421]; 2 ;0)" office:value-type="string" office:string-value="2025-10-26T01:00:00Z" calcext:value-type="string">
            <text:p>2025-10-26T01:00:00Z</text:p>
          </table:table-cell>
          <table:table-cell table:formula="of:=IF([.$F55]=[.I55];TRUE();FALSE())" office:value-type="boolean" office:boolean-value="true" calcext:value-type="boolean">
            <text:p>TRUE</text:p>
          </table:table-cell>
          <table:table-cell table:formula="of:=VLOOKUP([.$A55]; [Sheet2.$A$2:.$D$421]; 2 ;0)" office:value-type="string" office:string-value="2025-03-30T01:00:00Z" calcext:value-type="string">
            <text:p>2025-03-30T01:00:00Z</text:p>
          </table:table-cell>
          <table:table-cell table:formula="of:=IF([.$F55]=[.K55];TRUE();FALSE())" office:value-type="boolean" office:boolean-value="false" calcext:value-type="boolean">
            <text:p>FALSE</text:p>
          </table:table-cell>
          <table:table-cell table:formula="of:=OR([.J55];[.L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udapes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56]; [Sheet2.$J$2:.$M$421]; 2 ;0)" office:value-type="string" office:string-value="2025-10-26T01:00:00Z" calcext:value-type="string">
            <text:p>2025-10-26T01:00:00Z</text:p>
          </table:table-cell>
          <table:table-cell table:formula="of:=IF([.$F56]=[.I56];TRUE();FALSE())" office:value-type="boolean" office:boolean-value="false" calcext:value-type="boolean">
            <text:p>FALSE</text:p>
          </table:table-cell>
          <table:table-cell table:formula="of:=VLOOKUP([.$A56]; [Sheet2.$A$2:.$D$421]; 2 ;0)" office:value-type="string" office:string-value="2025-03-30T01:00:00Z" calcext:value-type="string">
            <text:p>2025-03-30T01:00:00Z</text:p>
          </table:table-cell>
          <table:table-cell table:formula="of:=IF([.$F56]=[.K56];TRUE();FALSE())" office:value-type="boolean" office:boolean-value="true" calcext:value-type="boolean">
            <text:p>TRUE</text:p>
          </table:table-cell>
          <table:table-cell table:formula="of:=OR([.J56];[.L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udapes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57]; [Sheet2.$J$2:.$M$421]; 2 ;0)" office:value-type="string" office:string-value="2025-10-26T01:00:00Z" calcext:value-type="string">
            <text:p>2025-10-26T01:00:00Z</text:p>
          </table:table-cell>
          <table:table-cell table:formula="of:=IF([.$F57]=[.I57];TRUE();FALSE())" office:value-type="boolean" office:boolean-value="true" calcext:value-type="boolean">
            <text:p>TRUE</text:p>
          </table:table-cell>
          <table:table-cell table:formula="of:=VLOOKUP([.$A57]; [Sheet2.$A$2:.$D$421]; 2 ;0)" office:value-type="string" office:string-value="2025-03-30T01:00:00Z" calcext:value-type="string">
            <text:p>2025-03-30T01:00:00Z</text:p>
          </table:table-cell>
          <table:table-cell table:formula="of:=IF([.$F57]=[.K57];TRUE();FALSE())" office:value-type="boolean" office:boolean-value="false" calcext:value-type="boolean">
            <text:p>FALSE</text:p>
          </table:table-cell>
          <table:table-cell table:formula="of:=OR([.J57];[.L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using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58]; [Sheet2.$J$2:.$M$421]; 2 ;0)" office:value-type="string" office:string-value="2025-10-26T01:00:00Z" calcext:value-type="string">
            <text:p>2025-10-26T01:00:00Z</text:p>
          </table:table-cell>
          <table:table-cell table:formula="of:=IF([.$F58]=[.I58];TRUE();FALSE())" office:value-type="boolean" office:boolean-value="false" calcext:value-type="boolean">
            <text:p>FALSE</text:p>
          </table:table-cell>
          <table:table-cell table:formula="of:=VLOOKUP([.$A58]; [Sheet2.$A$2:.$D$421]; 2 ;0)" office:value-type="string" office:string-value="2025-03-30T01:00:00Z" calcext:value-type="string">
            <text:p>2025-03-30T01:00:00Z</text:p>
          </table:table-cell>
          <table:table-cell table:formula="of:=IF([.$F58]=[.K58];TRUE();FALSE())" office:value-type="boolean" office:boolean-value="true" calcext:value-type="boolean">
            <text:p>TRUE</text:p>
          </table:table-cell>
          <table:table-cell table:formula="of:=OR([.J58];[.L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using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59]; [Sheet2.$J$2:.$M$421]; 2 ;0)" office:value-type="string" office:string-value="2025-10-26T01:00:00Z" calcext:value-type="string">
            <text:p>2025-10-26T01:00:00Z</text:p>
          </table:table-cell>
          <table:table-cell table:formula="of:=IF([.$F59]=[.I59];TRUE();FALSE())" office:value-type="boolean" office:boolean-value="true" calcext:value-type="boolean">
            <text:p>TRUE</text:p>
          </table:table-cell>
          <table:table-cell table:formula="of:=VLOOKUP([.$A59]; [Sheet2.$A$2:.$D$421]; 2 ;0)" office:value-type="string" office:string-value="2025-03-30T01:00:00Z" calcext:value-type="string">
            <text:p>2025-03-30T01:00:00Z</text:p>
          </table:table-cell>
          <table:table-cell table:formula="of:=IF([.$F59]=[.K59];TRUE();FALSE())" office:value-type="boolean" office:boolean-value="false" calcext:value-type="boolean">
            <text:p>FALSE</text:p>
          </table:table-cell>
          <table:table-cell table:formula="of:=OR([.J59];[.L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Copenhag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60]; [Sheet2.$J$2:.$M$421]; 2 ;0)" office:value-type="string" office:string-value="2025-10-26T01:00:00Z" calcext:value-type="string">
            <text:p>2025-10-26T01:00:00Z</text:p>
          </table:table-cell>
          <table:table-cell table:formula="of:=IF([.$F60]=[.I60];TRUE();FALSE())" office:value-type="boolean" office:boolean-value="false" calcext:value-type="boolean">
            <text:p>FALSE</text:p>
          </table:table-cell>
          <table:table-cell table:formula="of:=VLOOKUP([.$A60]; [Sheet2.$A$2:.$D$421]; 2 ;0)" office:value-type="string" office:string-value="2025-03-30T01:00:00Z" calcext:value-type="string">
            <text:p>2025-03-30T01:00:00Z</text:p>
          </table:table-cell>
          <table:table-cell table:formula="of:=IF([.$F60]=[.K60];TRUE();FALSE())" office:value-type="boolean" office:boolean-value="true" calcext:value-type="boolean">
            <text:p>TRUE</text:p>
          </table:table-cell>
          <table:table-cell table:formula="of:=OR([.J60];[.L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Copenhag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61]; [Sheet2.$J$2:.$M$421]; 2 ;0)" office:value-type="string" office:string-value="2025-10-26T01:00:00Z" calcext:value-type="string">
            <text:p>2025-10-26T01:00:00Z</text:p>
          </table:table-cell>
          <table:table-cell table:formula="of:=IF([.$F61]=[.I61];TRUE();FALSE())" office:value-type="boolean" office:boolean-value="true" calcext:value-type="boolean">
            <text:p>TRUE</text:p>
          </table:table-cell>
          <table:table-cell table:formula="of:=VLOOKUP([.$A61]; [Sheet2.$A$2:.$D$421]; 2 ;0)" office:value-type="string" office:string-value="2025-03-30T01:00:00Z" calcext:value-type="string">
            <text:p>2025-03-30T01:00:00Z</text:p>
          </table:table-cell>
          <table:table-cell table:formula="of:=IF([.$F61]=[.K61];TRUE();FALSE())" office:value-type="boolean" office:boolean-value="false" calcext:value-type="boolean">
            <text:p>FALSE</text:p>
          </table:table-cell>
          <table:table-cell table:formula="of:=OR([.J61];[.L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Dubli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62]; [Sheet2.$J$2:.$M$421]; 2 ;0)" office:value-type="string" office:string-value="2025-10-26T01:00:00Z" calcext:value-type="string">
            <text:p>2025-10-26T01:00:00Z</text:p>
          </table:table-cell>
          <table:table-cell table:formula="of:=IF([.$F62]=[.I62];TRUE();FALSE())" office:value-type="boolean" office:boolean-value="false" calcext:value-type="boolean">
            <text:p>FALSE</text:p>
          </table:table-cell>
          <table:table-cell table:formula="of:=VLOOKUP([.$A62]; [Sheet2.$A$2:.$D$421]; 2 ;0)" office:value-type="string" office:string-value="2025-03-30T01:00:00Z" calcext:value-type="string">
            <text:p>2025-03-30T01:00:00Z</text:p>
          </table:table-cell>
          <table:table-cell table:formula="of:=IF([.$F62]=[.K62];TRUE();FALSE())" office:value-type="boolean" office:boolean-value="true" calcext:value-type="boolean">
            <text:p>TRUE</text:p>
          </table:table-cell>
          <table:table-cell table:formula="of:=OR([.J62];[.L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Dubli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63]; [Sheet2.$J$2:.$M$421]; 2 ;0)" office:value-type="string" office:string-value="2025-10-26T01:00:00Z" calcext:value-type="string">
            <text:p>2025-10-26T01:00:00Z</text:p>
          </table:table-cell>
          <table:table-cell table:formula="of:=IF([.$F63]=[.I63];TRUE();FALSE())" office:value-type="boolean" office:boolean-value="true" calcext:value-type="boolean">
            <text:p>TRUE</text:p>
          </table:table-cell>
          <table:table-cell table:formula="of:=VLOOKUP([.$A63]; [Sheet2.$A$2:.$D$421]; 2 ;0)" office:value-type="string" office:string-value="2025-03-30T01:00:00Z" calcext:value-type="string">
            <text:p>2025-03-30T01:00:00Z</text:p>
          </table:table-cell>
          <table:table-cell table:formula="of:=IF([.$F63]=[.K63];TRUE();FALSE())" office:value-type="boolean" office:boolean-value="false" calcext:value-type="boolean">
            <text:p>FALSE</text:p>
          </table:table-cell>
          <table:table-cell table:formula="of:=OR([.J63];[.L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Gibraltar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64]; [Sheet2.$J$2:.$M$421]; 2 ;0)" office:value-type="string" office:string-value="2025-10-26T01:00:00Z" calcext:value-type="string">
            <text:p>2025-10-26T01:00:00Z</text:p>
          </table:table-cell>
          <table:table-cell table:formula="of:=IF([.$F64]=[.I64];TRUE();FALSE())" office:value-type="boolean" office:boolean-value="false" calcext:value-type="boolean">
            <text:p>FALSE</text:p>
          </table:table-cell>
          <table:table-cell table:formula="of:=VLOOKUP([.$A64]; [Sheet2.$A$2:.$D$421]; 2 ;0)" office:value-type="string" office:string-value="2025-03-30T01:00:00Z" calcext:value-type="string">
            <text:p>2025-03-30T01:00:00Z</text:p>
          </table:table-cell>
          <table:table-cell table:formula="of:=IF([.$F64]=[.K64];TRUE();FALSE())" office:value-type="boolean" office:boolean-value="true" calcext:value-type="boolean">
            <text:p>TRUE</text:p>
          </table:table-cell>
          <table:table-cell table:formula="of:=OR([.J64];[.L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Gibraltar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65]; [Sheet2.$J$2:.$M$421]; 2 ;0)" office:value-type="string" office:string-value="2025-10-26T01:00:00Z" calcext:value-type="string">
            <text:p>2025-10-26T01:00:00Z</text:p>
          </table:table-cell>
          <table:table-cell table:formula="of:=IF([.$F65]=[.I65];TRUE();FALSE())" office:value-type="boolean" office:boolean-value="true" calcext:value-type="boolean">
            <text:p>TRUE</text:p>
          </table:table-cell>
          <table:table-cell table:formula="of:=VLOOKUP([.$A65]; [Sheet2.$A$2:.$D$421]; 2 ;0)" office:value-type="string" office:string-value="2025-03-30T01:00:00Z" calcext:value-type="string">
            <text:p>2025-03-30T01:00:00Z</text:p>
          </table:table-cell>
          <table:table-cell table:formula="of:=IF([.$F65]=[.K65];TRUE();FALSE())" office:value-type="boolean" office:boolean-value="false" calcext:value-type="boolean">
            <text:p>FALSE</text:p>
          </table:table-cell>
          <table:table-cell table:formula="of:=OR([.J65];[.L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Guernse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66]; [Sheet2.$J$2:.$M$421]; 2 ;0)" office:value-type="string" office:string-value="2025-10-26T01:00:00Z" calcext:value-type="string">
            <text:p>2025-10-26T01:00:00Z</text:p>
          </table:table-cell>
          <table:table-cell table:formula="of:=IF([.$F66]=[.I66];TRUE();FALSE())" office:value-type="boolean" office:boolean-value="false" calcext:value-type="boolean">
            <text:p>FALSE</text:p>
          </table:table-cell>
          <table:table-cell table:formula="of:=VLOOKUP([.$A66]; [Sheet2.$A$2:.$D$421]; 2 ;0)" office:value-type="string" office:string-value="2025-03-30T01:00:00Z" calcext:value-type="string">
            <text:p>2025-03-30T01:00:00Z</text:p>
          </table:table-cell>
          <table:table-cell table:formula="of:=IF([.$F66]=[.K66];TRUE();FALSE())" office:value-type="boolean" office:boolean-value="true" calcext:value-type="boolean">
            <text:p>TRUE</text:p>
          </table:table-cell>
          <table:table-cell table:formula="of:=OR([.J66];[.L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Guernse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67]; [Sheet2.$J$2:.$M$421]; 2 ;0)" office:value-type="string" office:string-value="2025-10-26T01:00:00Z" calcext:value-type="string">
            <text:p>2025-10-26T01:00:00Z</text:p>
          </table:table-cell>
          <table:table-cell table:formula="of:=IF([.$F67]=[.I67];TRUE();FALSE())" office:value-type="boolean" office:boolean-value="true" calcext:value-type="boolean">
            <text:p>TRUE</text:p>
          </table:table-cell>
          <table:table-cell table:formula="of:=VLOOKUP([.$A67]; [Sheet2.$A$2:.$D$421]; 2 ;0)" office:value-type="string" office:string-value="2025-03-30T01:00:00Z" calcext:value-type="string">
            <text:p>2025-03-30T01:00:00Z</text:p>
          </table:table-cell>
          <table:table-cell table:formula="of:=IF([.$F67]=[.K67];TRUE();FALSE())" office:value-type="boolean" office:boolean-value="false" calcext:value-type="boolean">
            <text:p>FALSE</text:p>
          </table:table-cell>
          <table:table-cell table:formula="of:=OR([.J67];[.L6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Helsinki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68]; [Sheet2.$J$2:.$M$421]; 2 ;0)" office:value-type="string" office:string-value="2025-10-26T01:00:00Z" calcext:value-type="string">
            <text:p>2025-10-26T01:00:00Z</text:p>
          </table:table-cell>
          <table:table-cell table:formula="of:=IF([.$F68]=[.I68];TRUE();FALSE())" office:value-type="boolean" office:boolean-value="false" calcext:value-type="boolean">
            <text:p>FALSE</text:p>
          </table:table-cell>
          <table:table-cell table:formula="of:=VLOOKUP([.$A68]; [Sheet2.$A$2:.$D$421]; 2 ;0)" office:value-type="string" office:string-value="2025-03-30T01:00:00Z" calcext:value-type="string">
            <text:p>2025-03-30T01:00:00Z</text:p>
          </table:table-cell>
          <table:table-cell table:formula="of:=IF([.$F68]=[.K68];TRUE();FALSE())" office:value-type="boolean" office:boolean-value="true" calcext:value-type="boolean">
            <text:p>TRUE</text:p>
          </table:table-cell>
          <table:table-cell table:formula="of:=OR([.J68];[.L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Helsinki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69]; [Sheet2.$J$2:.$M$421]; 2 ;0)" office:value-type="string" office:string-value="2025-10-26T01:00:00Z" calcext:value-type="string">
            <text:p>2025-10-26T01:00:00Z</text:p>
          </table:table-cell>
          <table:table-cell table:formula="of:=IF([.$F69]=[.I69];TRUE();FALSE())" office:value-type="boolean" office:boolean-value="true" calcext:value-type="boolean">
            <text:p>TRUE</text:p>
          </table:table-cell>
          <table:table-cell table:formula="of:=VLOOKUP([.$A69]; [Sheet2.$A$2:.$D$421]; 2 ;0)" office:value-type="string" office:string-value="2025-03-30T01:00:00Z" calcext:value-type="string">
            <text:p>2025-03-30T01:00:00Z</text:p>
          </table:table-cell>
          <table:table-cell table:formula="of:=IF([.$F69]=[.K69];TRUE();FALSE())" office:value-type="boolean" office:boolean-value="false" calcext:value-type="boolean">
            <text:p>FALSE</text:p>
          </table:table-cell>
          <table:table-cell table:formula="of:=OR([.J69];[.L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Isle_of_Ma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70]; [Sheet2.$J$2:.$M$421]; 2 ;0)" office:value-type="string" office:string-value="2025-10-26T01:00:00Z" calcext:value-type="string">
            <text:p>2025-10-26T01:00:00Z</text:p>
          </table:table-cell>
          <table:table-cell table:formula="of:=IF([.$F70]=[.I70];TRUE();FALSE())" office:value-type="boolean" office:boolean-value="false" calcext:value-type="boolean">
            <text:p>FALSE</text:p>
          </table:table-cell>
          <table:table-cell table:formula="of:=VLOOKUP([.$A70]; [Sheet2.$A$2:.$D$421]; 2 ;0)" office:value-type="string" office:string-value="2025-03-30T01:00:00Z" calcext:value-type="string">
            <text:p>2025-03-30T01:00:00Z</text:p>
          </table:table-cell>
          <table:table-cell table:formula="of:=IF([.$F70]=[.K70];TRUE();FALSE())" office:value-type="boolean" office:boolean-value="true" calcext:value-type="boolean">
            <text:p>TRUE</text:p>
          </table:table-cell>
          <table:table-cell table:formula="of:=OR([.J70];[.L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Isle_of_Ma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71]; [Sheet2.$J$2:.$M$421]; 2 ;0)" office:value-type="string" office:string-value="2025-10-26T01:00:00Z" calcext:value-type="string">
            <text:p>2025-10-26T01:00:00Z</text:p>
          </table:table-cell>
          <table:table-cell table:formula="of:=IF([.$F71]=[.I71];TRUE();FALSE())" office:value-type="boolean" office:boolean-value="true" calcext:value-type="boolean">
            <text:p>TRUE</text:p>
          </table:table-cell>
          <table:table-cell table:formula="of:=VLOOKUP([.$A71]; [Sheet2.$A$2:.$D$421]; 2 ;0)" office:value-type="string" office:string-value="2025-03-30T01:00:00Z" calcext:value-type="string">
            <text:p>2025-03-30T01:00:00Z</text:p>
          </table:table-cell>
          <table:table-cell table:formula="of:=IF([.$F71]=[.K71];TRUE();FALSE())" office:value-type="boolean" office:boolean-value="false" calcext:value-type="boolean">
            <text:p>FALSE</text:p>
          </table:table-cell>
          <table:table-cell table:formula="of:=OR([.J71];[.L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Jerse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72]; [Sheet2.$J$2:.$M$421]; 2 ;0)" office:value-type="string" office:string-value="2025-10-26T01:00:00Z" calcext:value-type="string">
            <text:p>2025-10-26T01:00:00Z</text:p>
          </table:table-cell>
          <table:table-cell table:formula="of:=IF([.$F72]=[.I72];TRUE();FALSE())" office:value-type="boolean" office:boolean-value="false" calcext:value-type="boolean">
            <text:p>FALSE</text:p>
          </table:table-cell>
          <table:table-cell table:formula="of:=VLOOKUP([.$A72]; [Sheet2.$A$2:.$D$421]; 2 ;0)" office:value-type="string" office:string-value="2025-03-30T01:00:00Z" calcext:value-type="string">
            <text:p>2025-03-30T01:00:00Z</text:p>
          </table:table-cell>
          <table:table-cell table:formula="of:=IF([.$F72]=[.K72];TRUE();FALSE())" office:value-type="boolean" office:boolean-value="true" calcext:value-type="boolean">
            <text:p>TRUE</text:p>
          </table:table-cell>
          <table:table-cell table:formula="of:=OR([.J72];[.L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Jerse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73]; [Sheet2.$J$2:.$M$421]; 2 ;0)" office:value-type="string" office:string-value="2025-10-26T01:00:00Z" calcext:value-type="string">
            <text:p>2025-10-26T01:00:00Z</text:p>
          </table:table-cell>
          <table:table-cell table:formula="of:=IF([.$F73]=[.I73];TRUE();FALSE())" office:value-type="boolean" office:boolean-value="true" calcext:value-type="boolean">
            <text:p>TRUE</text:p>
          </table:table-cell>
          <table:table-cell table:formula="of:=VLOOKUP([.$A73]; [Sheet2.$A$2:.$D$421]; 2 ;0)" office:value-type="string" office:string-value="2025-03-30T01:00:00Z" calcext:value-type="string">
            <text:p>2025-03-30T01:00:00Z</text:p>
          </table:table-cell>
          <table:table-cell table:formula="of:=IF([.$F73]=[.K73];TRUE();FALSE())" office:value-type="boolean" office:boolean-value="false" calcext:value-type="boolean">
            <text:p>FALSE</text:p>
          </table:table-cell>
          <table:table-cell table:formula="of:=OR([.J73];[.L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Kiev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74]; [Sheet2.$J$2:.$M$421]; 2 ;0)" office:value-type="string" office:string-value="2025-10-26T01:00:00Z" calcext:value-type="string">
            <text:p>2025-10-26T01:00:00Z</text:p>
          </table:table-cell>
          <table:table-cell table:formula="of:=IF([.$F74]=[.I74];TRUE();FALSE())" office:value-type="boolean" office:boolean-value="false" calcext:value-type="boolean">
            <text:p>FALSE</text:p>
          </table:table-cell>
          <table:table-cell table:formula="of:=VLOOKUP([.$A74]; [Sheet2.$A$2:.$D$421]; 2 ;0)" office:value-type="string" office:string-value="2025-03-30T01:00:00Z" calcext:value-type="string">
            <text:p>2025-03-30T01:00:00Z</text:p>
          </table:table-cell>
          <table:table-cell table:formula="of:=IF([.$F74]=[.K74];TRUE();FALSE())" office:value-type="boolean" office:boolean-value="true" calcext:value-type="boolean">
            <text:p>TRUE</text:p>
          </table:table-cell>
          <table:table-cell table:formula="of:=OR([.J74];[.L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Kiev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75]; [Sheet2.$J$2:.$M$421]; 2 ;0)" office:value-type="string" office:string-value="2025-10-26T01:00:00Z" calcext:value-type="string">
            <text:p>2025-10-26T01:00:00Z</text:p>
          </table:table-cell>
          <table:table-cell table:formula="of:=IF([.$F75]=[.I75];TRUE();FALSE())" office:value-type="boolean" office:boolean-value="true" calcext:value-type="boolean">
            <text:p>TRUE</text:p>
          </table:table-cell>
          <table:table-cell table:formula="of:=VLOOKUP([.$A75]; [Sheet2.$A$2:.$D$421]; 2 ;0)" office:value-type="string" office:string-value="2025-03-30T01:00:00Z" calcext:value-type="string">
            <text:p>2025-03-30T01:00:00Z</text:p>
          </table:table-cell>
          <table:table-cell table:formula="of:=IF([.$F75]=[.K75];TRUE();FALSE())" office:value-type="boolean" office:boolean-value="false" calcext:value-type="boolean">
            <text:p>FALSE</text:p>
          </table:table-cell>
          <table:table-cell table:formula="of:=OR([.J75];[.L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isbo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76]; [Sheet2.$J$2:.$M$421]; 2 ;0)" office:value-type="string" office:string-value="2025-10-26T01:00:00Z" calcext:value-type="string">
            <text:p>2025-10-26T01:00:00Z</text:p>
          </table:table-cell>
          <table:table-cell table:formula="of:=IF([.$F76]=[.I76];TRUE();FALSE())" office:value-type="boolean" office:boolean-value="false" calcext:value-type="boolean">
            <text:p>FALSE</text:p>
          </table:table-cell>
          <table:table-cell table:formula="of:=VLOOKUP([.$A76]; [Sheet2.$A$2:.$D$421]; 2 ;0)" office:value-type="string" office:string-value="2025-03-30T01:00:00Z" calcext:value-type="string">
            <text:p>2025-03-30T01:00:00Z</text:p>
          </table:table-cell>
          <table:table-cell table:formula="of:=IF([.$F76]=[.K76];TRUE();FALSE())" office:value-type="boolean" office:boolean-value="true" calcext:value-type="boolean">
            <text:p>TRUE</text:p>
          </table:table-cell>
          <table:table-cell table:formula="of:=OR([.J76];[.L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isbo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77]; [Sheet2.$J$2:.$M$421]; 2 ;0)" office:value-type="string" office:string-value="2025-10-26T01:00:00Z" calcext:value-type="string">
            <text:p>2025-10-26T01:00:00Z</text:p>
          </table:table-cell>
          <table:table-cell table:formula="of:=IF([.$F77]=[.I77];TRUE();FALSE())" office:value-type="boolean" office:boolean-value="true" calcext:value-type="boolean">
            <text:p>TRUE</text:p>
          </table:table-cell>
          <table:table-cell table:formula="of:=VLOOKUP([.$A77]; [Sheet2.$A$2:.$D$421]; 2 ;0)" office:value-type="string" office:string-value="2025-03-30T01:00:00Z" calcext:value-type="string">
            <text:p>2025-03-30T01:00:00Z</text:p>
          </table:table-cell>
          <table:table-cell table:formula="of:=IF([.$F77]=[.K77];TRUE();FALSE())" office:value-type="boolean" office:boolean-value="false" calcext:value-type="boolean">
            <text:p>FALSE</text:p>
          </table:table-cell>
          <table:table-cell table:formula="of:=OR([.J77];[.L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jubljan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78]; [Sheet2.$J$2:.$M$421]; 2 ;0)" office:value-type="string" office:string-value="2025-10-26T01:00:00Z" calcext:value-type="string">
            <text:p>2025-10-26T01:00:00Z</text:p>
          </table:table-cell>
          <table:table-cell table:formula="of:=IF([.$F78]=[.I78];TRUE();FALSE())" office:value-type="boolean" office:boolean-value="false" calcext:value-type="boolean">
            <text:p>FALSE</text:p>
          </table:table-cell>
          <table:table-cell table:formula="of:=VLOOKUP([.$A78]; [Sheet2.$A$2:.$D$421]; 2 ;0)" office:value-type="string" office:string-value="2025-03-30T01:00:00Z" calcext:value-type="string">
            <text:p>2025-03-30T01:00:00Z</text:p>
          </table:table-cell>
          <table:table-cell table:formula="of:=IF([.$F78]=[.K78];TRUE();FALSE())" office:value-type="boolean" office:boolean-value="true" calcext:value-type="boolean">
            <text:p>TRUE</text:p>
          </table:table-cell>
          <table:table-cell table:formula="of:=OR([.J78];[.L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jubljan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79]; [Sheet2.$J$2:.$M$421]; 2 ;0)" office:value-type="string" office:string-value="2025-10-26T01:00:00Z" calcext:value-type="string">
            <text:p>2025-10-26T01:00:00Z</text:p>
          </table:table-cell>
          <table:table-cell table:formula="of:=IF([.$F79]=[.I79];TRUE();FALSE())" office:value-type="boolean" office:boolean-value="true" calcext:value-type="boolean">
            <text:p>TRUE</text:p>
          </table:table-cell>
          <table:table-cell table:formula="of:=VLOOKUP([.$A79]; [Sheet2.$A$2:.$D$421]; 2 ;0)" office:value-type="string" office:string-value="2025-03-30T01:00:00Z" calcext:value-type="string">
            <text:p>2025-03-30T01:00:00Z</text:p>
          </table:table-cell>
          <table:table-cell table:formula="of:=IF([.$F79]=[.K79];TRUE();FALSE())" office:value-type="boolean" office:boolean-value="false" calcext:value-type="boolean">
            <text:p>FALSE</text:p>
          </table:table-cell>
          <table:table-cell table:formula="of:=OR([.J79];[.L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ondo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80]; [Sheet2.$J$2:.$M$421]; 2 ;0)" office:value-type="string" office:string-value="2025-10-26T01:00:00Z" calcext:value-type="string">
            <text:p>2025-10-26T01:00:00Z</text:p>
          </table:table-cell>
          <table:table-cell table:formula="of:=IF([.$F80]=[.I80];TRUE();FALSE())" office:value-type="boolean" office:boolean-value="false" calcext:value-type="boolean">
            <text:p>FALSE</text:p>
          </table:table-cell>
          <table:table-cell table:formula="of:=VLOOKUP([.$A80]; [Sheet2.$A$2:.$D$421]; 2 ;0)" office:value-type="string" office:string-value="2025-03-30T01:00:00Z" calcext:value-type="string">
            <text:p>2025-03-30T01:00:00Z</text:p>
          </table:table-cell>
          <table:table-cell table:formula="of:=IF([.$F80]=[.K80];TRUE();FALSE())" office:value-type="boolean" office:boolean-value="true" calcext:value-type="boolean">
            <text:p>TRUE</text:p>
          </table:table-cell>
          <table:table-cell table:formula="of:=OR([.J80];[.L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ondo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81]; [Sheet2.$J$2:.$M$421]; 2 ;0)" office:value-type="string" office:string-value="2025-10-26T01:00:00Z" calcext:value-type="string">
            <text:p>2025-10-26T01:00:00Z</text:p>
          </table:table-cell>
          <table:table-cell table:formula="of:=IF([.$F81]=[.I81];TRUE();FALSE())" office:value-type="boolean" office:boolean-value="true" calcext:value-type="boolean">
            <text:p>TRUE</text:p>
          </table:table-cell>
          <table:table-cell table:formula="of:=VLOOKUP([.$A81]; [Sheet2.$A$2:.$D$421]; 2 ;0)" office:value-type="string" office:string-value="2025-03-30T01:00:00Z" calcext:value-type="string">
            <text:p>2025-03-30T01:00:00Z</text:p>
          </table:table-cell>
          <table:table-cell table:formula="of:=IF([.$F81]=[.K81];TRUE();FALSE())" office:value-type="boolean" office:boolean-value="false" calcext:value-type="boolean">
            <text:p>FALSE</text:p>
          </table:table-cell>
          <table:table-cell table:formula="of:=OR([.J81];[.L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uxembourg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82]; [Sheet2.$J$2:.$M$421]; 2 ;0)" office:value-type="string" office:string-value="2025-10-26T01:00:00Z" calcext:value-type="string">
            <text:p>2025-10-26T01:00:00Z</text:p>
          </table:table-cell>
          <table:table-cell table:formula="of:=IF([.$F82]=[.I82];TRUE();FALSE())" office:value-type="boolean" office:boolean-value="false" calcext:value-type="boolean">
            <text:p>FALSE</text:p>
          </table:table-cell>
          <table:table-cell table:formula="of:=VLOOKUP([.$A82]; [Sheet2.$A$2:.$D$421]; 2 ;0)" office:value-type="string" office:string-value="2025-03-30T01:00:00Z" calcext:value-type="string">
            <text:p>2025-03-30T01:00:00Z</text:p>
          </table:table-cell>
          <table:table-cell table:formula="of:=IF([.$F82]=[.K82];TRUE();FALSE())" office:value-type="boolean" office:boolean-value="true" calcext:value-type="boolean">
            <text:p>TRUE</text:p>
          </table:table-cell>
          <table:table-cell table:formula="of:=OR([.J82];[.L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uxembourg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83]; [Sheet2.$J$2:.$M$421]; 2 ;0)" office:value-type="string" office:string-value="2025-10-26T01:00:00Z" calcext:value-type="string">
            <text:p>2025-10-26T01:00:00Z</text:p>
          </table:table-cell>
          <table:table-cell table:formula="of:=IF([.$F83]=[.I83];TRUE();FALSE())" office:value-type="boolean" office:boolean-value="true" calcext:value-type="boolean">
            <text:p>TRUE</text:p>
          </table:table-cell>
          <table:table-cell table:formula="of:=VLOOKUP([.$A83]; [Sheet2.$A$2:.$D$421]; 2 ;0)" office:value-type="string" office:string-value="2025-03-30T01:00:00Z" calcext:value-type="string">
            <text:p>2025-03-30T01:00:00Z</text:p>
          </table:table-cell>
          <table:table-cell table:formula="of:=IF([.$F83]=[.K83];TRUE();FALSE())" office:value-type="boolean" office:boolean-value="false" calcext:value-type="boolean">
            <text:p>FALSE</text:p>
          </table:table-cell>
          <table:table-cell table:formula="of:=OR([.J83];[.L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adrid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84]; [Sheet2.$J$2:.$M$421]; 2 ;0)" office:value-type="string" office:string-value="2025-10-26T01:00:00Z" calcext:value-type="string">
            <text:p>2025-10-26T01:00:00Z</text:p>
          </table:table-cell>
          <table:table-cell table:formula="of:=IF([.$F84]=[.I84];TRUE();FALSE())" office:value-type="boolean" office:boolean-value="false" calcext:value-type="boolean">
            <text:p>FALSE</text:p>
          </table:table-cell>
          <table:table-cell table:formula="of:=VLOOKUP([.$A84]; [Sheet2.$A$2:.$D$421]; 2 ;0)" office:value-type="string" office:string-value="2025-03-30T01:00:00Z" calcext:value-type="string">
            <text:p>2025-03-30T01:00:00Z</text:p>
          </table:table-cell>
          <table:table-cell table:formula="of:=IF([.$F84]=[.K84];TRUE();FALSE())" office:value-type="boolean" office:boolean-value="true" calcext:value-type="boolean">
            <text:p>TRUE</text:p>
          </table:table-cell>
          <table:table-cell table:formula="of:=OR([.J84];[.L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adrid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85]; [Sheet2.$J$2:.$M$421]; 2 ;0)" office:value-type="string" office:string-value="2025-10-26T01:00:00Z" calcext:value-type="string">
            <text:p>2025-10-26T01:00:00Z</text:p>
          </table:table-cell>
          <table:table-cell table:formula="of:=IF([.$F85]=[.I85];TRUE();FALSE())" office:value-type="boolean" office:boolean-value="true" calcext:value-type="boolean">
            <text:p>TRUE</text:p>
          </table:table-cell>
          <table:table-cell table:formula="of:=VLOOKUP([.$A85]; [Sheet2.$A$2:.$D$421]; 2 ;0)" office:value-type="string" office:string-value="2025-03-30T01:00:00Z" calcext:value-type="string">
            <text:p>2025-03-30T01:00:00Z</text:p>
          </table:table-cell>
          <table:table-cell table:formula="of:=IF([.$F85]=[.K85];TRUE();FALSE())" office:value-type="boolean" office:boolean-value="false" calcext:value-type="boolean">
            <text:p>FALSE</text:p>
          </table:table-cell>
          <table:table-cell table:formula="of:=OR([.J85];[.L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alt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86]; [Sheet2.$J$2:.$M$421]; 2 ;0)" office:value-type="string" office:string-value="2025-10-26T01:00:00Z" calcext:value-type="string">
            <text:p>2025-10-26T01:00:00Z</text:p>
          </table:table-cell>
          <table:table-cell table:formula="of:=IF([.$F86]=[.I86];TRUE();FALSE())" office:value-type="boolean" office:boolean-value="false" calcext:value-type="boolean">
            <text:p>FALSE</text:p>
          </table:table-cell>
          <table:table-cell table:formula="of:=VLOOKUP([.$A86]; [Sheet2.$A$2:.$D$421]; 2 ;0)" office:value-type="string" office:string-value="2025-03-30T01:00:00Z" calcext:value-type="string">
            <text:p>2025-03-30T01:00:00Z</text:p>
          </table:table-cell>
          <table:table-cell table:formula="of:=IF([.$F86]=[.K86];TRUE();FALSE())" office:value-type="boolean" office:boolean-value="true" calcext:value-type="boolean">
            <text:p>TRUE</text:p>
          </table:table-cell>
          <table:table-cell table:formula="of:=OR([.J86];[.L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alt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87]; [Sheet2.$J$2:.$M$421]; 2 ;0)" office:value-type="string" office:string-value="2025-10-26T01:00:00Z" calcext:value-type="string">
            <text:p>2025-10-26T01:00:00Z</text:p>
          </table:table-cell>
          <table:table-cell table:formula="of:=IF([.$F87]=[.I87];TRUE();FALSE())" office:value-type="boolean" office:boolean-value="true" calcext:value-type="boolean">
            <text:p>TRUE</text:p>
          </table:table-cell>
          <table:table-cell table:formula="of:=VLOOKUP([.$A87]; [Sheet2.$A$2:.$D$421]; 2 ;0)" office:value-type="string" office:string-value="2025-03-30T01:00:00Z" calcext:value-type="string">
            <text:p>2025-03-30T01:00:00Z</text:p>
          </table:table-cell>
          <table:table-cell table:formula="of:=IF([.$F87]=[.K87];TRUE();FALSE())" office:value-type="boolean" office:boolean-value="false" calcext:value-type="boolean">
            <text:p>FALSE</text:p>
          </table:table-cell>
          <table:table-cell table:formula="of:=OR([.J87];[.L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ariehamn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88]; [Sheet2.$J$2:.$M$421]; 2 ;0)" office:value-type="string" office:string-value="2025-10-26T01:00:00Z" calcext:value-type="string">
            <text:p>2025-10-26T01:00:00Z</text:p>
          </table:table-cell>
          <table:table-cell table:formula="of:=IF([.$F88]=[.I88];TRUE();FALSE())" office:value-type="boolean" office:boolean-value="false" calcext:value-type="boolean">
            <text:p>FALSE</text:p>
          </table:table-cell>
          <table:table-cell table:formula="of:=VLOOKUP([.$A88]; [Sheet2.$A$2:.$D$421]; 2 ;0)" office:value-type="string" office:string-value="2025-03-30T01:00:00Z" calcext:value-type="string">
            <text:p>2025-03-30T01:00:00Z</text:p>
          </table:table-cell>
          <table:table-cell table:formula="of:=IF([.$F88]=[.K88];TRUE();FALSE())" office:value-type="boolean" office:boolean-value="true" calcext:value-type="boolean">
            <text:p>TRUE</text:p>
          </table:table-cell>
          <table:table-cell table:formula="of:=OR([.J88];[.L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ariehamn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89]; [Sheet2.$J$2:.$M$421]; 2 ;0)" office:value-type="string" office:string-value="2025-10-26T01:00:00Z" calcext:value-type="string">
            <text:p>2025-10-26T01:00:00Z</text:p>
          </table:table-cell>
          <table:table-cell table:formula="of:=IF([.$F89]=[.I89];TRUE();FALSE())" office:value-type="boolean" office:boolean-value="true" calcext:value-type="boolean">
            <text:p>TRUE</text:p>
          </table:table-cell>
          <table:table-cell table:formula="of:=VLOOKUP([.$A89]; [Sheet2.$A$2:.$D$421]; 2 ;0)" office:value-type="string" office:string-value="2025-03-30T01:00:00Z" calcext:value-type="string">
            <text:p>2025-03-30T01:00:00Z</text:p>
          </table:table-cell>
          <table:table-cell table:formula="of:=IF([.$F89]=[.K89];TRUE();FALSE())" office:value-type="boolean" office:boolean-value="false" calcext:value-type="boolean">
            <text:p>FALSE</text:p>
          </table:table-cell>
          <table:table-cell table:formula="of:=OR([.J89];[.L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onac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90]; [Sheet2.$J$2:.$M$421]; 2 ;0)" office:value-type="string" office:string-value="2025-10-26T01:00:00Z" calcext:value-type="string">
            <text:p>2025-10-26T01:00:00Z</text:p>
          </table:table-cell>
          <table:table-cell table:formula="of:=IF([.$F90]=[.I90];TRUE();FALSE())" office:value-type="boolean" office:boolean-value="false" calcext:value-type="boolean">
            <text:p>FALSE</text:p>
          </table:table-cell>
          <table:table-cell table:formula="of:=VLOOKUP([.$A90]; [Sheet2.$A$2:.$D$421]; 2 ;0)" office:value-type="string" office:string-value="2025-03-30T01:00:00Z" calcext:value-type="string">
            <text:p>2025-03-30T01:00:00Z</text:p>
          </table:table-cell>
          <table:table-cell table:formula="of:=IF([.$F90]=[.K90];TRUE();FALSE())" office:value-type="boolean" office:boolean-value="true" calcext:value-type="boolean">
            <text:p>TRUE</text:p>
          </table:table-cell>
          <table:table-cell table:formula="of:=OR([.J90];[.L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onac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91]; [Sheet2.$J$2:.$M$421]; 2 ;0)" office:value-type="string" office:string-value="2025-10-26T01:00:00Z" calcext:value-type="string">
            <text:p>2025-10-26T01:00:00Z</text:p>
          </table:table-cell>
          <table:table-cell table:formula="of:=IF([.$F91]=[.I91];TRUE();FALSE())" office:value-type="boolean" office:boolean-value="true" calcext:value-type="boolean">
            <text:p>TRUE</text:p>
          </table:table-cell>
          <table:table-cell table:formula="of:=VLOOKUP([.$A91]; [Sheet2.$A$2:.$D$421]; 2 ;0)" office:value-type="string" office:string-value="2025-03-30T01:00:00Z" calcext:value-type="string">
            <text:p>2025-03-30T01:00:00Z</text:p>
          </table:table-cell>
          <table:table-cell table:formula="of:=IF([.$F91]=[.K91];TRUE();FALSE())" office:value-type="boolean" office:boolean-value="false" calcext:value-type="boolean">
            <text:p>FALSE</text:p>
          </table:table-cell>
          <table:table-cell table:formula="of:=OR([.J91];[.L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Nicos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92]; [Sheet2.$J$2:.$M$421]; 2 ;0)" office:value-type="string" office:string-value="2025-10-26T01:00:00Z" calcext:value-type="string">
            <text:p>2025-10-26T01:00:00Z</text:p>
          </table:table-cell>
          <table:table-cell table:formula="of:=IF([.$F92]=[.I92];TRUE();FALSE())" office:value-type="boolean" office:boolean-value="false" calcext:value-type="boolean">
            <text:p>FALSE</text:p>
          </table:table-cell>
          <table:table-cell table:formula="of:=VLOOKUP([.$A92]; [Sheet2.$A$2:.$D$421]; 2 ;0)" office:value-type="string" office:string-value="2025-03-30T01:00:00Z" calcext:value-type="string">
            <text:p>2025-03-30T01:00:00Z</text:p>
          </table:table-cell>
          <table:table-cell table:formula="of:=IF([.$F92]=[.K92];TRUE();FALSE())" office:value-type="boolean" office:boolean-value="true" calcext:value-type="boolean">
            <text:p>TRUE</text:p>
          </table:table-cell>
          <table:table-cell table:formula="of:=OR([.J92];[.L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Nicos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93]; [Sheet2.$J$2:.$M$421]; 2 ;0)" office:value-type="string" office:string-value="2025-10-26T01:00:00Z" calcext:value-type="string">
            <text:p>2025-10-26T01:00:00Z</text:p>
          </table:table-cell>
          <table:table-cell table:formula="of:=IF([.$F93]=[.I93];TRUE();FALSE())" office:value-type="boolean" office:boolean-value="true" calcext:value-type="boolean">
            <text:p>TRUE</text:p>
          </table:table-cell>
          <table:table-cell table:formula="of:=VLOOKUP([.$A93]; [Sheet2.$A$2:.$D$421]; 2 ;0)" office:value-type="string" office:string-value="2025-03-30T01:00:00Z" calcext:value-type="string">
            <text:p>2025-03-30T01:00:00Z</text:p>
          </table:table-cell>
          <table:table-cell table:formula="of:=IF([.$F93]=[.K93];TRUE();FALSE())" office:value-type="boolean" office:boolean-value="false" calcext:value-type="boolean">
            <text:p>FALSE</text:p>
          </table:table-cell>
          <table:table-cell table:formula="of:=OR([.J93];[.L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Osl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94]; [Sheet2.$J$2:.$M$421]; 2 ;0)" office:value-type="string" office:string-value="2025-10-26T01:00:00Z" calcext:value-type="string">
            <text:p>2025-10-26T01:00:00Z</text:p>
          </table:table-cell>
          <table:table-cell table:formula="of:=IF([.$F94]=[.I94];TRUE();FALSE())" office:value-type="boolean" office:boolean-value="false" calcext:value-type="boolean">
            <text:p>FALSE</text:p>
          </table:table-cell>
          <table:table-cell table:formula="of:=VLOOKUP([.$A94]; [Sheet2.$A$2:.$D$421]; 2 ;0)" office:value-type="string" office:string-value="2025-03-30T01:00:00Z" calcext:value-type="string">
            <text:p>2025-03-30T01:00:00Z</text:p>
          </table:table-cell>
          <table:table-cell table:formula="of:=IF([.$F94]=[.K94];TRUE();FALSE())" office:value-type="boolean" office:boolean-value="true" calcext:value-type="boolean">
            <text:p>TRUE</text:p>
          </table:table-cell>
          <table:table-cell table:formula="of:=OR([.J94];[.L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Osl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95]; [Sheet2.$J$2:.$M$421]; 2 ;0)" office:value-type="string" office:string-value="2025-10-26T01:00:00Z" calcext:value-type="string">
            <text:p>2025-10-26T01:00:00Z</text:p>
          </table:table-cell>
          <table:table-cell table:formula="of:=IF([.$F95]=[.I95];TRUE();FALSE())" office:value-type="boolean" office:boolean-value="true" calcext:value-type="boolean">
            <text:p>TRUE</text:p>
          </table:table-cell>
          <table:table-cell table:formula="of:=VLOOKUP([.$A95]; [Sheet2.$A$2:.$D$421]; 2 ;0)" office:value-type="string" office:string-value="2025-03-30T01:00:00Z" calcext:value-type="string">
            <text:p>2025-03-30T01:00:00Z</text:p>
          </table:table-cell>
          <table:table-cell table:formula="of:=IF([.$F95]=[.K95];TRUE();FALSE())" office:value-type="boolean" office:boolean-value="false" calcext:value-type="boolean">
            <text:p>FALSE</text:p>
          </table:table-cell>
          <table:table-cell table:formula="of:=OR([.J95];[.L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Paris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96]; [Sheet2.$J$2:.$M$421]; 2 ;0)" office:value-type="string" office:string-value="2025-10-26T01:00:00Z" calcext:value-type="string">
            <text:p>2025-10-26T01:00:00Z</text:p>
          </table:table-cell>
          <table:table-cell table:formula="of:=IF([.$F96]=[.I96];TRUE();FALSE())" office:value-type="boolean" office:boolean-value="false" calcext:value-type="boolean">
            <text:p>FALSE</text:p>
          </table:table-cell>
          <table:table-cell table:formula="of:=VLOOKUP([.$A96]; [Sheet2.$A$2:.$D$421]; 2 ;0)" office:value-type="string" office:string-value="2025-03-30T01:00:00Z" calcext:value-type="string">
            <text:p>2025-03-30T01:00:00Z</text:p>
          </table:table-cell>
          <table:table-cell table:formula="of:=IF([.$F96]=[.K96];TRUE();FALSE())" office:value-type="boolean" office:boolean-value="true" calcext:value-type="boolean">
            <text:p>TRUE</text:p>
          </table:table-cell>
          <table:table-cell table:formula="of:=OR([.J96];[.L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Paris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97]; [Sheet2.$J$2:.$M$421]; 2 ;0)" office:value-type="string" office:string-value="2025-10-26T01:00:00Z" calcext:value-type="string">
            <text:p>2025-10-26T01:00:00Z</text:p>
          </table:table-cell>
          <table:table-cell table:formula="of:=IF([.$F97]=[.I97];TRUE();FALSE())" office:value-type="boolean" office:boolean-value="true" calcext:value-type="boolean">
            <text:p>TRUE</text:p>
          </table:table-cell>
          <table:table-cell table:formula="of:=VLOOKUP([.$A97]; [Sheet2.$A$2:.$D$421]; 2 ;0)" office:value-type="string" office:string-value="2025-03-30T01:00:00Z" calcext:value-type="string">
            <text:p>2025-03-30T01:00:00Z</text:p>
          </table:table-cell>
          <table:table-cell table:formula="of:=IF([.$F97]=[.K97];TRUE();FALSE())" office:value-type="boolean" office:boolean-value="false" calcext:value-type="boolean">
            <text:p>FALSE</text:p>
          </table:table-cell>
          <table:table-cell table:formula="of:=OR([.J97];[.L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Podgoric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98]; [Sheet2.$J$2:.$M$421]; 2 ;0)" office:value-type="string" office:string-value="2025-10-26T01:00:00Z" calcext:value-type="string">
            <text:p>2025-10-26T01:00:00Z</text:p>
          </table:table-cell>
          <table:table-cell table:formula="of:=IF([.$F98]=[.I98];TRUE();FALSE())" office:value-type="boolean" office:boolean-value="false" calcext:value-type="boolean">
            <text:p>FALSE</text:p>
          </table:table-cell>
          <table:table-cell table:formula="of:=VLOOKUP([.$A98]; [Sheet2.$A$2:.$D$421]; 2 ;0)" office:value-type="string" office:string-value="2025-03-30T01:00:00Z" calcext:value-type="string">
            <text:p>2025-03-30T01:00:00Z</text:p>
          </table:table-cell>
          <table:table-cell table:formula="of:=IF([.$F98]=[.K98];TRUE();FALSE())" office:value-type="boolean" office:boolean-value="true" calcext:value-type="boolean">
            <text:p>TRUE</text:p>
          </table:table-cell>
          <table:table-cell table:formula="of:=OR([.J98];[.L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Podgoric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99]; [Sheet2.$J$2:.$M$421]; 2 ;0)" office:value-type="string" office:string-value="2025-10-26T01:00:00Z" calcext:value-type="string">
            <text:p>2025-10-26T01:00:00Z</text:p>
          </table:table-cell>
          <table:table-cell table:formula="of:=IF([.$F99]=[.I99];TRUE();FALSE())" office:value-type="boolean" office:boolean-value="true" calcext:value-type="boolean">
            <text:p>TRUE</text:p>
          </table:table-cell>
          <table:table-cell table:formula="of:=VLOOKUP([.$A99]; [Sheet2.$A$2:.$D$421]; 2 ;0)" office:value-type="string" office:string-value="2025-03-30T01:00:00Z" calcext:value-type="string">
            <text:p>2025-03-30T01:00:00Z</text:p>
          </table:table-cell>
          <table:table-cell table:formula="of:=IF([.$F99]=[.K99];TRUE();FALSE())" office:value-type="boolean" office:boolean-value="false" calcext:value-type="boolean">
            <text:p>FALSE</text:p>
          </table:table-cell>
          <table:table-cell table:formula="of:=OR([.J99];[.L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Pragu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00]; [Sheet2.$J$2:.$M$421]; 2 ;0)" office:value-type="string" office:string-value="2025-10-26T01:00:00Z" calcext:value-type="string">
            <text:p>2025-10-26T01:00:00Z</text:p>
          </table:table-cell>
          <table:table-cell table:formula="of:=IF([.$F100]=[.I100];TRUE();FALSE())" office:value-type="boolean" office:boolean-value="false" calcext:value-type="boolean">
            <text:p>FALSE</text:p>
          </table:table-cell>
          <table:table-cell table:formula="of:=VLOOKUP([.$A100]; [Sheet2.$A$2:.$D$421]; 2 ;0)" office:value-type="string" office:string-value="2025-03-30T01:00:00Z" calcext:value-type="string">
            <text:p>2025-03-30T01:00:00Z</text:p>
          </table:table-cell>
          <table:table-cell table:formula="of:=IF([.$F100]=[.K100];TRUE();FALSE())" office:value-type="boolean" office:boolean-value="true" calcext:value-type="boolean">
            <text:p>TRUE</text:p>
          </table:table-cell>
          <table:table-cell table:formula="of:=OR([.J100];[.L10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Pragu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01]; [Sheet2.$J$2:.$M$421]; 2 ;0)" office:value-type="string" office:string-value="2025-10-26T01:00:00Z" calcext:value-type="string">
            <text:p>2025-10-26T01:00:00Z</text:p>
          </table:table-cell>
          <table:table-cell table:formula="of:=IF([.$F101]=[.I101];TRUE();FALSE())" office:value-type="boolean" office:boolean-value="true" calcext:value-type="boolean">
            <text:p>TRUE</text:p>
          </table:table-cell>
          <table:table-cell table:formula="of:=VLOOKUP([.$A101]; [Sheet2.$A$2:.$D$421]; 2 ;0)" office:value-type="string" office:string-value="2025-03-30T01:00:00Z" calcext:value-type="string">
            <text:p>2025-03-30T01:00:00Z</text:p>
          </table:table-cell>
          <table:table-cell table:formula="of:=IF([.$F101]=[.K101];TRUE();FALSE())" office:value-type="boolean" office:boolean-value="false" calcext:value-type="boolean">
            <text:p>FALSE</text:p>
          </table:table-cell>
          <table:table-cell table:formula="of:=OR([.J101];[.L1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Rig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02]; [Sheet2.$J$2:.$M$421]; 2 ;0)" office:value-type="string" office:string-value="2025-10-26T01:00:00Z" calcext:value-type="string">
            <text:p>2025-10-26T01:00:00Z</text:p>
          </table:table-cell>
          <table:table-cell table:formula="of:=IF([.$F102]=[.I102];TRUE();FALSE())" office:value-type="boolean" office:boolean-value="false" calcext:value-type="boolean">
            <text:p>FALSE</text:p>
          </table:table-cell>
          <table:table-cell table:formula="of:=VLOOKUP([.$A102]; [Sheet2.$A$2:.$D$421]; 2 ;0)" office:value-type="string" office:string-value="2025-03-30T01:00:00Z" calcext:value-type="string">
            <text:p>2025-03-30T01:00:00Z</text:p>
          </table:table-cell>
          <table:table-cell table:formula="of:=IF([.$F102]=[.K102];TRUE();FALSE())" office:value-type="boolean" office:boolean-value="true" calcext:value-type="boolean">
            <text:p>TRUE</text:p>
          </table:table-cell>
          <table:table-cell table:formula="of:=OR([.J102];[.L1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Rig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03]; [Sheet2.$J$2:.$M$421]; 2 ;0)" office:value-type="string" office:string-value="2025-10-26T01:00:00Z" calcext:value-type="string">
            <text:p>2025-10-26T01:00:00Z</text:p>
          </table:table-cell>
          <table:table-cell table:formula="of:=IF([.$F103]=[.I103];TRUE();FALSE())" office:value-type="boolean" office:boolean-value="true" calcext:value-type="boolean">
            <text:p>TRUE</text:p>
          </table:table-cell>
          <table:table-cell table:formula="of:=VLOOKUP([.$A103]; [Sheet2.$A$2:.$D$421]; 2 ;0)" office:value-type="string" office:string-value="2025-03-30T01:00:00Z" calcext:value-type="string">
            <text:p>2025-03-30T01:00:00Z</text:p>
          </table:table-cell>
          <table:table-cell table:formula="of:=IF([.$F103]=[.K103];TRUE();FALSE())" office:value-type="boolean" office:boolean-value="false" calcext:value-type="boolean">
            <text:p>FALSE</text:p>
          </table:table-cell>
          <table:table-cell table:formula="of:=OR([.J103];[.L1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Rom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04]; [Sheet2.$J$2:.$M$421]; 2 ;0)" office:value-type="string" office:string-value="2025-10-26T01:00:00Z" calcext:value-type="string">
            <text:p>2025-10-26T01:00:00Z</text:p>
          </table:table-cell>
          <table:table-cell table:formula="of:=IF([.$F104]=[.I104];TRUE();FALSE())" office:value-type="boolean" office:boolean-value="false" calcext:value-type="boolean">
            <text:p>FALSE</text:p>
          </table:table-cell>
          <table:table-cell table:formula="of:=VLOOKUP([.$A104]; [Sheet2.$A$2:.$D$421]; 2 ;0)" office:value-type="string" office:string-value="2025-03-30T01:00:00Z" calcext:value-type="string">
            <text:p>2025-03-30T01:00:00Z</text:p>
          </table:table-cell>
          <table:table-cell table:formula="of:=IF([.$F104]=[.K104];TRUE();FALSE())" office:value-type="boolean" office:boolean-value="true" calcext:value-type="boolean">
            <text:p>TRUE</text:p>
          </table:table-cell>
          <table:table-cell table:formula="of:=OR([.J104];[.L1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Rom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05]; [Sheet2.$J$2:.$M$421]; 2 ;0)" office:value-type="string" office:string-value="2025-10-26T01:00:00Z" calcext:value-type="string">
            <text:p>2025-10-26T01:00:00Z</text:p>
          </table:table-cell>
          <table:table-cell table:formula="of:=IF([.$F105]=[.I105];TRUE();FALSE())" office:value-type="boolean" office:boolean-value="true" calcext:value-type="boolean">
            <text:p>TRUE</text:p>
          </table:table-cell>
          <table:table-cell table:formula="of:=VLOOKUP([.$A105]; [Sheet2.$A$2:.$D$421]; 2 ;0)" office:value-type="string" office:string-value="2025-03-30T01:00:00Z" calcext:value-type="string">
            <text:p>2025-03-30T01:00:00Z</text:p>
          </table:table-cell>
          <table:table-cell table:formula="of:=IF([.$F105]=[.K105];TRUE();FALSE())" office:value-type="boolean" office:boolean-value="false" calcext:value-type="boolean">
            <text:p>FALSE</text:p>
          </table:table-cell>
          <table:table-cell table:formula="of:=OR([.J105];[.L1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an_Marin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06]; [Sheet2.$J$2:.$M$421]; 2 ;0)" office:value-type="string" office:string-value="2025-10-26T01:00:00Z" calcext:value-type="string">
            <text:p>2025-10-26T01:00:00Z</text:p>
          </table:table-cell>
          <table:table-cell table:formula="of:=IF([.$F106]=[.I106];TRUE();FALSE())" office:value-type="boolean" office:boolean-value="false" calcext:value-type="boolean">
            <text:p>FALSE</text:p>
          </table:table-cell>
          <table:table-cell table:formula="of:=VLOOKUP([.$A106]; [Sheet2.$A$2:.$D$421]; 2 ;0)" office:value-type="string" office:string-value="2025-03-30T01:00:00Z" calcext:value-type="string">
            <text:p>2025-03-30T01:00:00Z</text:p>
          </table:table-cell>
          <table:table-cell table:formula="of:=IF([.$F106]=[.K106];TRUE();FALSE())" office:value-type="boolean" office:boolean-value="true" calcext:value-type="boolean">
            <text:p>TRUE</text:p>
          </table:table-cell>
          <table:table-cell table:formula="of:=OR([.J106];[.L1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an_Marin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07]; [Sheet2.$J$2:.$M$421]; 2 ;0)" office:value-type="string" office:string-value="2025-10-26T01:00:00Z" calcext:value-type="string">
            <text:p>2025-10-26T01:00:00Z</text:p>
          </table:table-cell>
          <table:table-cell table:formula="of:=IF([.$F107]=[.I107];TRUE();FALSE())" office:value-type="boolean" office:boolean-value="true" calcext:value-type="boolean">
            <text:p>TRUE</text:p>
          </table:table-cell>
          <table:table-cell table:formula="of:=VLOOKUP([.$A107]; [Sheet2.$A$2:.$D$421]; 2 ;0)" office:value-type="string" office:string-value="2025-03-30T01:00:00Z" calcext:value-type="string">
            <text:p>2025-03-30T01:00:00Z</text:p>
          </table:table-cell>
          <table:table-cell table:formula="of:=IF([.$F107]=[.K107];TRUE();FALSE())" office:value-type="boolean" office:boolean-value="false" calcext:value-type="boolean">
            <text:p>FALSE</text:p>
          </table:table-cell>
          <table:table-cell table:formula="of:=OR([.J107];[.L1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arajev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08]; [Sheet2.$J$2:.$M$421]; 2 ;0)" office:value-type="string" office:string-value="2025-10-26T01:00:00Z" calcext:value-type="string">
            <text:p>2025-10-26T01:00:00Z</text:p>
          </table:table-cell>
          <table:table-cell table:formula="of:=IF([.$F108]=[.I108];TRUE();FALSE())" office:value-type="boolean" office:boolean-value="false" calcext:value-type="boolean">
            <text:p>FALSE</text:p>
          </table:table-cell>
          <table:table-cell table:formula="of:=VLOOKUP([.$A108]; [Sheet2.$A$2:.$D$421]; 2 ;0)" office:value-type="string" office:string-value="2025-03-30T01:00:00Z" calcext:value-type="string">
            <text:p>2025-03-30T01:00:00Z</text:p>
          </table:table-cell>
          <table:table-cell table:formula="of:=IF([.$F108]=[.K108];TRUE();FALSE())" office:value-type="boolean" office:boolean-value="true" calcext:value-type="boolean">
            <text:p>TRUE</text:p>
          </table:table-cell>
          <table:table-cell table:formula="of:=OR([.J108];[.L1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arajev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09]; [Sheet2.$J$2:.$M$421]; 2 ;0)" office:value-type="string" office:string-value="2025-10-26T01:00:00Z" calcext:value-type="string">
            <text:p>2025-10-26T01:00:00Z</text:p>
          </table:table-cell>
          <table:table-cell table:formula="of:=IF([.$F109]=[.I109];TRUE();FALSE())" office:value-type="boolean" office:boolean-value="true" calcext:value-type="boolean">
            <text:p>TRUE</text:p>
          </table:table-cell>
          <table:table-cell table:formula="of:=VLOOKUP([.$A109]; [Sheet2.$A$2:.$D$421]; 2 ;0)" office:value-type="string" office:string-value="2025-03-30T01:00:00Z" calcext:value-type="string">
            <text:p>2025-03-30T01:00:00Z</text:p>
          </table:table-cell>
          <table:table-cell table:formula="of:=IF([.$F109]=[.K109];TRUE();FALSE())" office:value-type="boolean" office:boolean-value="false" calcext:value-type="boolean">
            <text:p>FALSE</text:p>
          </table:table-cell>
          <table:table-cell table:formula="of:=OR([.J109];[.L1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kopj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10]; [Sheet2.$J$2:.$M$421]; 2 ;0)" office:value-type="string" office:string-value="2025-10-26T01:00:00Z" calcext:value-type="string">
            <text:p>2025-10-26T01:00:00Z</text:p>
          </table:table-cell>
          <table:table-cell table:formula="of:=IF([.$F110]=[.I110];TRUE();FALSE())" office:value-type="boolean" office:boolean-value="false" calcext:value-type="boolean">
            <text:p>FALSE</text:p>
          </table:table-cell>
          <table:table-cell table:formula="of:=VLOOKUP([.$A110]; [Sheet2.$A$2:.$D$421]; 2 ;0)" office:value-type="string" office:string-value="2025-03-30T01:00:00Z" calcext:value-type="string">
            <text:p>2025-03-30T01:00:00Z</text:p>
          </table:table-cell>
          <table:table-cell table:formula="of:=IF([.$F110]=[.K110];TRUE();FALSE())" office:value-type="boolean" office:boolean-value="true" calcext:value-type="boolean">
            <text:p>TRUE</text:p>
          </table:table-cell>
          <table:table-cell table:formula="of:=OR([.J110];[.L1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kopj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11]; [Sheet2.$J$2:.$M$421]; 2 ;0)" office:value-type="string" office:string-value="2025-10-26T01:00:00Z" calcext:value-type="string">
            <text:p>2025-10-26T01:00:00Z</text:p>
          </table:table-cell>
          <table:table-cell table:formula="of:=IF([.$F111]=[.I111];TRUE();FALSE())" office:value-type="boolean" office:boolean-value="true" calcext:value-type="boolean">
            <text:p>TRUE</text:p>
          </table:table-cell>
          <table:table-cell table:formula="of:=VLOOKUP([.$A111]; [Sheet2.$A$2:.$D$421]; 2 ;0)" office:value-type="string" office:string-value="2025-03-30T01:00:00Z" calcext:value-type="string">
            <text:p>2025-03-30T01:00:00Z</text:p>
          </table:table-cell>
          <table:table-cell table:formula="of:=IF([.$F111]=[.K111];TRUE();FALSE())" office:value-type="boolean" office:boolean-value="false" calcext:value-type="boolean">
            <text:p>FALSE</text:p>
          </table:table-cell>
          <table:table-cell table:formula="of:=OR([.J111];[.L1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of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12]; [Sheet2.$J$2:.$M$421]; 2 ;0)" office:value-type="string" office:string-value="2025-10-26T01:00:00Z" calcext:value-type="string">
            <text:p>2025-10-26T01:00:00Z</text:p>
          </table:table-cell>
          <table:table-cell table:formula="of:=IF([.$F112]=[.I112];TRUE();FALSE())" office:value-type="boolean" office:boolean-value="false" calcext:value-type="boolean">
            <text:p>FALSE</text:p>
          </table:table-cell>
          <table:table-cell table:formula="of:=VLOOKUP([.$A112]; [Sheet2.$A$2:.$D$421]; 2 ;0)" office:value-type="string" office:string-value="2025-03-30T01:00:00Z" calcext:value-type="string">
            <text:p>2025-03-30T01:00:00Z</text:p>
          </table:table-cell>
          <table:table-cell table:formula="of:=IF([.$F112]=[.K112];TRUE();FALSE())" office:value-type="boolean" office:boolean-value="true" calcext:value-type="boolean">
            <text:p>TRUE</text:p>
          </table:table-cell>
          <table:table-cell table:formula="of:=OR([.J112];[.L1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of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13]; [Sheet2.$J$2:.$M$421]; 2 ;0)" office:value-type="string" office:string-value="2025-10-26T01:00:00Z" calcext:value-type="string">
            <text:p>2025-10-26T01:00:00Z</text:p>
          </table:table-cell>
          <table:table-cell table:formula="of:=IF([.$F113]=[.I113];TRUE();FALSE())" office:value-type="boolean" office:boolean-value="true" calcext:value-type="boolean">
            <text:p>TRUE</text:p>
          </table:table-cell>
          <table:table-cell table:formula="of:=VLOOKUP([.$A113]; [Sheet2.$A$2:.$D$421]; 2 ;0)" office:value-type="string" office:string-value="2025-03-30T01:00:00Z" calcext:value-type="string">
            <text:p>2025-03-30T01:00:00Z</text:p>
          </table:table-cell>
          <table:table-cell table:formula="of:=IF([.$F113]=[.K113];TRUE();FALSE())" office:value-type="boolean" office:boolean-value="false" calcext:value-type="boolean">
            <text:p>FALSE</text:p>
          </table:table-cell>
          <table:table-cell table:formula="of:=OR([.J113];[.L1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tockholm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14]; [Sheet2.$J$2:.$M$421]; 2 ;0)" office:value-type="string" office:string-value="2025-10-26T01:00:00Z" calcext:value-type="string">
            <text:p>2025-10-26T01:00:00Z</text:p>
          </table:table-cell>
          <table:table-cell table:formula="of:=IF([.$F114]=[.I114];TRUE();FALSE())" office:value-type="boolean" office:boolean-value="false" calcext:value-type="boolean">
            <text:p>FALSE</text:p>
          </table:table-cell>
          <table:table-cell table:formula="of:=VLOOKUP([.$A114]; [Sheet2.$A$2:.$D$421]; 2 ;0)" office:value-type="string" office:string-value="2025-03-30T01:00:00Z" calcext:value-type="string">
            <text:p>2025-03-30T01:00:00Z</text:p>
          </table:table-cell>
          <table:table-cell table:formula="of:=IF([.$F114]=[.K114];TRUE();FALSE())" office:value-type="boolean" office:boolean-value="true" calcext:value-type="boolean">
            <text:p>TRUE</text:p>
          </table:table-cell>
          <table:table-cell table:formula="of:=OR([.J114];[.L1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tockholm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15]; [Sheet2.$J$2:.$M$421]; 2 ;0)" office:value-type="string" office:string-value="2025-10-26T01:00:00Z" calcext:value-type="string">
            <text:p>2025-10-26T01:00:00Z</text:p>
          </table:table-cell>
          <table:table-cell table:formula="of:=IF([.$F115]=[.I115];TRUE();FALSE())" office:value-type="boolean" office:boolean-value="true" calcext:value-type="boolean">
            <text:p>TRUE</text:p>
          </table:table-cell>
          <table:table-cell table:formula="of:=VLOOKUP([.$A115]; [Sheet2.$A$2:.$D$421]; 2 ;0)" office:value-type="string" office:string-value="2025-03-30T01:00:00Z" calcext:value-type="string">
            <text:p>2025-03-30T01:00:00Z</text:p>
          </table:table-cell>
          <table:table-cell table:formula="of:=IF([.$F115]=[.K115];TRUE();FALSE())" office:value-type="boolean" office:boolean-value="false" calcext:value-type="boolean">
            <text:p>FALSE</text:p>
          </table:table-cell>
          <table:table-cell table:formula="of:=OR([.J115];[.L1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Tallinn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16]; [Sheet2.$J$2:.$M$421]; 2 ;0)" office:value-type="string" office:string-value="2025-10-26T01:00:00Z" calcext:value-type="string">
            <text:p>2025-10-26T01:00:00Z</text:p>
          </table:table-cell>
          <table:table-cell table:formula="of:=IF([.$F116]=[.I116];TRUE();FALSE())" office:value-type="boolean" office:boolean-value="false" calcext:value-type="boolean">
            <text:p>FALSE</text:p>
          </table:table-cell>
          <table:table-cell table:formula="of:=VLOOKUP([.$A116]; [Sheet2.$A$2:.$D$421]; 2 ;0)" office:value-type="string" office:string-value="2025-03-30T01:00:00Z" calcext:value-type="string">
            <text:p>2025-03-30T01:00:00Z</text:p>
          </table:table-cell>
          <table:table-cell table:formula="of:=IF([.$F116]=[.K116];TRUE();FALSE())" office:value-type="boolean" office:boolean-value="true" calcext:value-type="boolean">
            <text:p>TRUE</text:p>
          </table:table-cell>
          <table:table-cell table:formula="of:=OR([.J116];[.L1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Tallinn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17]; [Sheet2.$J$2:.$M$421]; 2 ;0)" office:value-type="string" office:string-value="2025-10-26T01:00:00Z" calcext:value-type="string">
            <text:p>2025-10-26T01:00:00Z</text:p>
          </table:table-cell>
          <table:table-cell table:formula="of:=IF([.$F117]=[.I117];TRUE();FALSE())" office:value-type="boolean" office:boolean-value="true" calcext:value-type="boolean">
            <text:p>TRUE</text:p>
          </table:table-cell>
          <table:table-cell table:formula="of:=VLOOKUP([.$A117]; [Sheet2.$A$2:.$D$421]; 2 ;0)" office:value-type="string" office:string-value="2025-03-30T01:00:00Z" calcext:value-type="string">
            <text:p>2025-03-30T01:00:00Z</text:p>
          </table:table-cell>
          <table:table-cell table:formula="of:=IF([.$F117]=[.K117];TRUE();FALSE())" office:value-type="boolean" office:boolean-value="false" calcext:value-type="boolean">
            <text:p>FALSE</text:p>
          </table:table-cell>
          <table:table-cell table:formula="of:=OR([.J117];[.L1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Tiran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18]; [Sheet2.$J$2:.$M$421]; 2 ;0)" office:value-type="string" office:string-value="2025-10-26T01:00:00Z" calcext:value-type="string">
            <text:p>2025-10-26T01:00:00Z</text:p>
          </table:table-cell>
          <table:table-cell table:formula="of:=IF([.$F118]=[.I118];TRUE();FALSE())" office:value-type="boolean" office:boolean-value="false" calcext:value-type="boolean">
            <text:p>FALSE</text:p>
          </table:table-cell>
          <table:table-cell table:formula="of:=VLOOKUP([.$A118]; [Sheet2.$A$2:.$D$421]; 2 ;0)" office:value-type="string" office:string-value="2025-03-30T01:00:00Z" calcext:value-type="string">
            <text:p>2025-03-30T01:00:00Z</text:p>
          </table:table-cell>
          <table:table-cell table:formula="of:=IF([.$F118]=[.K118];TRUE();FALSE())" office:value-type="boolean" office:boolean-value="true" calcext:value-type="boolean">
            <text:p>TRUE</text:p>
          </table:table-cell>
          <table:table-cell table:formula="of:=OR([.J118];[.L1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Tiran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19]; [Sheet2.$J$2:.$M$421]; 2 ;0)" office:value-type="string" office:string-value="2025-10-26T01:00:00Z" calcext:value-type="string">
            <text:p>2025-10-26T01:00:00Z</text:p>
          </table:table-cell>
          <table:table-cell table:formula="of:=IF([.$F119]=[.I119];TRUE();FALSE())" office:value-type="boolean" office:boolean-value="true" calcext:value-type="boolean">
            <text:p>TRUE</text:p>
          </table:table-cell>
          <table:table-cell table:formula="of:=VLOOKUP([.$A119]; [Sheet2.$A$2:.$D$421]; 2 ;0)" office:value-type="string" office:string-value="2025-03-30T01:00:00Z" calcext:value-type="string">
            <text:p>2025-03-30T01:00:00Z</text:p>
          </table:table-cell>
          <table:table-cell table:formula="of:=IF([.$F119]=[.K119];TRUE();FALSE())" office:value-type="boolean" office:boolean-value="false" calcext:value-type="boolean">
            <text:p>FALSE</text:p>
          </table:table-cell>
          <table:table-cell table:formula="of:=OR([.J119];[.L1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Uzhgorod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20]; [Sheet2.$J$2:.$M$421]; 2 ;0)" office:value-type="string" office:string-value="2025-10-26T01:00:00Z" calcext:value-type="string">
            <text:p>2025-10-26T01:00:00Z</text:p>
          </table:table-cell>
          <table:table-cell table:formula="of:=IF([.$F120]=[.I120];TRUE();FALSE())" office:value-type="boolean" office:boolean-value="false" calcext:value-type="boolean">
            <text:p>FALSE</text:p>
          </table:table-cell>
          <table:table-cell table:formula="of:=VLOOKUP([.$A120]; [Sheet2.$A$2:.$D$421]; 2 ;0)" office:value-type="string" office:string-value="2025-03-30T01:00:00Z" calcext:value-type="string">
            <text:p>2025-03-30T01:00:00Z</text:p>
          </table:table-cell>
          <table:table-cell table:formula="of:=IF([.$F120]=[.K120];TRUE();FALSE())" office:value-type="boolean" office:boolean-value="true" calcext:value-type="boolean">
            <text:p>TRUE</text:p>
          </table:table-cell>
          <table:table-cell table:formula="of:=OR([.J120];[.L1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Uzhgorod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21]; [Sheet2.$J$2:.$M$421]; 2 ;0)" office:value-type="string" office:string-value="2025-10-26T01:00:00Z" calcext:value-type="string">
            <text:p>2025-10-26T01:00:00Z</text:p>
          </table:table-cell>
          <table:table-cell table:formula="of:=IF([.$F121]=[.I121];TRUE();FALSE())" office:value-type="boolean" office:boolean-value="true" calcext:value-type="boolean">
            <text:p>TRUE</text:p>
          </table:table-cell>
          <table:table-cell table:formula="of:=VLOOKUP([.$A121]; [Sheet2.$A$2:.$D$421]; 2 ;0)" office:value-type="string" office:string-value="2025-03-30T01:00:00Z" calcext:value-type="string">
            <text:p>2025-03-30T01:00:00Z</text:p>
          </table:table-cell>
          <table:table-cell table:formula="of:=IF([.$F121]=[.K121];TRUE();FALSE())" office:value-type="boolean" office:boolean-value="false" calcext:value-type="boolean">
            <text:p>FALSE</text:p>
          </table:table-cell>
          <table:table-cell table:formula="of:=OR([.J121];[.L1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aduz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22]; [Sheet2.$J$2:.$M$421]; 2 ;0)" office:value-type="string" office:string-value="2025-10-26T01:00:00Z" calcext:value-type="string">
            <text:p>2025-10-26T01:00:00Z</text:p>
          </table:table-cell>
          <table:table-cell table:formula="of:=IF([.$F122]=[.I122];TRUE();FALSE())" office:value-type="boolean" office:boolean-value="false" calcext:value-type="boolean">
            <text:p>FALSE</text:p>
          </table:table-cell>
          <table:table-cell table:formula="of:=VLOOKUP([.$A122]; [Sheet2.$A$2:.$D$421]; 2 ;0)" office:value-type="string" office:string-value="2025-03-30T01:00:00Z" calcext:value-type="string">
            <text:p>2025-03-30T01:00:00Z</text:p>
          </table:table-cell>
          <table:table-cell table:formula="of:=IF([.$F122]=[.K122];TRUE();FALSE())" office:value-type="boolean" office:boolean-value="true" calcext:value-type="boolean">
            <text:p>TRUE</text:p>
          </table:table-cell>
          <table:table-cell table:formula="of:=OR([.J122];[.L1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aduz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23]; [Sheet2.$J$2:.$M$421]; 2 ;0)" office:value-type="string" office:string-value="2025-10-26T01:00:00Z" calcext:value-type="string">
            <text:p>2025-10-26T01:00:00Z</text:p>
          </table:table-cell>
          <table:table-cell table:formula="of:=IF([.$F123]=[.I123];TRUE();FALSE())" office:value-type="boolean" office:boolean-value="true" calcext:value-type="boolean">
            <text:p>TRUE</text:p>
          </table:table-cell>
          <table:table-cell table:formula="of:=VLOOKUP([.$A123]; [Sheet2.$A$2:.$D$421]; 2 ;0)" office:value-type="string" office:string-value="2025-03-30T01:00:00Z" calcext:value-type="string">
            <text:p>2025-03-30T01:00:00Z</text:p>
          </table:table-cell>
          <table:table-cell table:formula="of:=IF([.$F123]=[.K123];TRUE();FALSE())" office:value-type="boolean" office:boolean-value="false" calcext:value-type="boolean">
            <text:p>FALSE</text:p>
          </table:table-cell>
          <table:table-cell table:formula="of:=OR([.J123];[.L1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atica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24]; [Sheet2.$J$2:.$M$421]; 2 ;0)" office:value-type="string" office:string-value="2025-10-26T01:00:00Z" calcext:value-type="string">
            <text:p>2025-10-26T01:00:00Z</text:p>
          </table:table-cell>
          <table:table-cell table:formula="of:=IF([.$F124]=[.I124];TRUE();FALSE())" office:value-type="boolean" office:boolean-value="false" calcext:value-type="boolean">
            <text:p>FALSE</text:p>
          </table:table-cell>
          <table:table-cell table:formula="of:=VLOOKUP([.$A124]; [Sheet2.$A$2:.$D$421]; 2 ;0)" office:value-type="string" office:string-value="2025-03-30T01:00:00Z" calcext:value-type="string">
            <text:p>2025-03-30T01:00:00Z</text:p>
          </table:table-cell>
          <table:table-cell table:formula="of:=IF([.$F124]=[.K124];TRUE();FALSE())" office:value-type="boolean" office:boolean-value="true" calcext:value-type="boolean">
            <text:p>TRUE</text:p>
          </table:table-cell>
          <table:table-cell table:formula="of:=OR([.J124];[.L1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atica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25]; [Sheet2.$J$2:.$M$421]; 2 ;0)" office:value-type="string" office:string-value="2025-10-26T01:00:00Z" calcext:value-type="string">
            <text:p>2025-10-26T01:00:00Z</text:p>
          </table:table-cell>
          <table:table-cell table:formula="of:=IF([.$F125]=[.I125];TRUE();FALSE())" office:value-type="boolean" office:boolean-value="true" calcext:value-type="boolean">
            <text:p>TRUE</text:p>
          </table:table-cell>
          <table:table-cell table:formula="of:=VLOOKUP([.$A125]; [Sheet2.$A$2:.$D$421]; 2 ;0)" office:value-type="string" office:string-value="2025-03-30T01:00:00Z" calcext:value-type="string">
            <text:p>2025-03-30T01:00:00Z</text:p>
          </table:table-cell>
          <table:table-cell table:formula="of:=IF([.$F125]=[.K125];TRUE();FALSE())" office:value-type="boolean" office:boolean-value="false" calcext:value-type="boolean">
            <text:p>FALSE</text:p>
          </table:table-cell>
          <table:table-cell table:formula="of:=OR([.J125];[.L1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ienn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26]; [Sheet2.$J$2:.$M$421]; 2 ;0)" office:value-type="string" office:string-value="2025-10-26T01:00:00Z" calcext:value-type="string">
            <text:p>2025-10-26T01:00:00Z</text:p>
          </table:table-cell>
          <table:table-cell table:formula="of:=IF([.$F126]=[.I126];TRUE();FALSE())" office:value-type="boolean" office:boolean-value="false" calcext:value-type="boolean">
            <text:p>FALSE</text:p>
          </table:table-cell>
          <table:table-cell table:formula="of:=VLOOKUP([.$A126]; [Sheet2.$A$2:.$D$421]; 2 ;0)" office:value-type="string" office:string-value="2025-03-30T01:00:00Z" calcext:value-type="string">
            <text:p>2025-03-30T01:00:00Z</text:p>
          </table:table-cell>
          <table:table-cell table:formula="of:=IF([.$F126]=[.K126];TRUE();FALSE())" office:value-type="boolean" office:boolean-value="true" calcext:value-type="boolean">
            <text:p>TRUE</text:p>
          </table:table-cell>
          <table:table-cell table:formula="of:=OR([.J126];[.L1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ienn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27]; [Sheet2.$J$2:.$M$421]; 2 ;0)" office:value-type="string" office:string-value="2025-10-26T01:00:00Z" calcext:value-type="string">
            <text:p>2025-10-26T01:00:00Z</text:p>
          </table:table-cell>
          <table:table-cell table:formula="of:=IF([.$F127]=[.I127];TRUE();FALSE())" office:value-type="boolean" office:boolean-value="true" calcext:value-type="boolean">
            <text:p>TRUE</text:p>
          </table:table-cell>
          <table:table-cell table:formula="of:=VLOOKUP([.$A127]; [Sheet2.$A$2:.$D$421]; 2 ;0)" office:value-type="string" office:string-value="2025-03-30T01:00:00Z" calcext:value-type="string">
            <text:p>2025-03-30T01:00:00Z</text:p>
          </table:table-cell>
          <table:table-cell table:formula="of:=IF([.$F127]=[.K127];TRUE();FALSE())" office:value-type="boolean" office:boolean-value="false" calcext:value-type="boolean">
            <text:p>FALSE</text:p>
          </table:table-cell>
          <table:table-cell table:formula="of:=OR([.J127];[.L1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ilnius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28]; [Sheet2.$J$2:.$M$421]; 2 ;0)" office:value-type="string" office:string-value="2025-10-26T01:00:00Z" calcext:value-type="string">
            <text:p>2025-10-26T01:00:00Z</text:p>
          </table:table-cell>
          <table:table-cell table:formula="of:=IF([.$F128]=[.I128];TRUE();FALSE())" office:value-type="boolean" office:boolean-value="false" calcext:value-type="boolean">
            <text:p>FALSE</text:p>
          </table:table-cell>
          <table:table-cell table:formula="of:=VLOOKUP([.$A128]; [Sheet2.$A$2:.$D$421]; 2 ;0)" office:value-type="string" office:string-value="2025-03-30T01:00:00Z" calcext:value-type="string">
            <text:p>2025-03-30T01:00:00Z</text:p>
          </table:table-cell>
          <table:table-cell table:formula="of:=IF([.$F128]=[.K128];TRUE();FALSE())" office:value-type="boolean" office:boolean-value="true" calcext:value-type="boolean">
            <text:p>TRUE</text:p>
          </table:table-cell>
          <table:table-cell table:formula="of:=OR([.J128];[.L1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ilnius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29]; [Sheet2.$J$2:.$M$421]; 2 ;0)" office:value-type="string" office:string-value="2025-10-26T01:00:00Z" calcext:value-type="string">
            <text:p>2025-10-26T01:00:00Z</text:p>
          </table:table-cell>
          <table:table-cell table:formula="of:=IF([.$F129]=[.I129];TRUE();FALSE())" office:value-type="boolean" office:boolean-value="true" calcext:value-type="boolean">
            <text:p>TRUE</text:p>
          </table:table-cell>
          <table:table-cell table:formula="of:=VLOOKUP([.$A129]; [Sheet2.$A$2:.$D$421]; 2 ;0)" office:value-type="string" office:string-value="2025-03-30T01:00:00Z" calcext:value-type="string">
            <text:p>2025-03-30T01:00:00Z</text:p>
          </table:table-cell>
          <table:table-cell table:formula="of:=IF([.$F129]=[.K129];TRUE();FALSE())" office:value-type="boolean" office:boolean-value="false" calcext:value-type="boolean">
            <text:p>FALSE</text:p>
          </table:table-cell>
          <table:table-cell table:formula="of:=OR([.J129];[.L1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Warsaw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30]; [Sheet2.$J$2:.$M$421]; 2 ;0)" office:value-type="string" office:string-value="2025-10-26T01:00:00Z" calcext:value-type="string">
            <text:p>2025-10-26T01:00:00Z</text:p>
          </table:table-cell>
          <table:table-cell table:formula="of:=IF([.$F130]=[.I130];TRUE();FALSE())" office:value-type="boolean" office:boolean-value="false" calcext:value-type="boolean">
            <text:p>FALSE</text:p>
          </table:table-cell>
          <table:table-cell table:formula="of:=VLOOKUP([.$A130]; [Sheet2.$A$2:.$D$421]; 2 ;0)" office:value-type="string" office:string-value="2025-03-30T01:00:00Z" calcext:value-type="string">
            <text:p>2025-03-30T01:00:00Z</text:p>
          </table:table-cell>
          <table:table-cell table:formula="of:=IF([.$F130]=[.K130];TRUE();FALSE())" office:value-type="boolean" office:boolean-value="true" calcext:value-type="boolean">
            <text:p>TRUE</text:p>
          </table:table-cell>
          <table:table-cell table:formula="of:=OR([.J130];[.L1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Warsaw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31]; [Sheet2.$J$2:.$M$421]; 2 ;0)" office:value-type="string" office:string-value="2025-10-26T01:00:00Z" calcext:value-type="string">
            <text:p>2025-10-26T01:00:00Z</text:p>
          </table:table-cell>
          <table:table-cell table:formula="of:=IF([.$F131]=[.I131];TRUE();FALSE())" office:value-type="boolean" office:boolean-value="true" calcext:value-type="boolean">
            <text:p>TRUE</text:p>
          </table:table-cell>
          <table:table-cell table:formula="of:=VLOOKUP([.$A131]; [Sheet2.$A$2:.$D$421]; 2 ;0)" office:value-type="string" office:string-value="2025-03-30T01:00:00Z" calcext:value-type="string">
            <text:p>2025-03-30T01:00:00Z</text:p>
          </table:table-cell>
          <table:table-cell table:formula="of:=IF([.$F131]=[.K131];TRUE();FALSE())" office:value-type="boolean" office:boolean-value="false" calcext:value-type="boolean">
            <text:p>FALSE</text:p>
          </table:table-cell>
          <table:table-cell table:formula="of:=OR([.J131];[.L1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Zagreb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32]; [Sheet2.$J$2:.$M$421]; 2 ;0)" office:value-type="string" office:string-value="2025-10-26T01:00:00Z" calcext:value-type="string">
            <text:p>2025-10-26T01:00:00Z</text:p>
          </table:table-cell>
          <table:table-cell table:formula="of:=IF([.$F132]=[.I132];TRUE();FALSE())" office:value-type="boolean" office:boolean-value="false" calcext:value-type="boolean">
            <text:p>FALSE</text:p>
          </table:table-cell>
          <table:table-cell table:formula="of:=VLOOKUP([.$A132]; [Sheet2.$A$2:.$D$421]; 2 ;0)" office:value-type="string" office:string-value="2025-03-30T01:00:00Z" calcext:value-type="string">
            <text:p>2025-03-30T01:00:00Z</text:p>
          </table:table-cell>
          <table:table-cell table:formula="of:=IF([.$F132]=[.K132];TRUE();FALSE())" office:value-type="boolean" office:boolean-value="true" calcext:value-type="boolean">
            <text:p>TRUE</text:p>
          </table:table-cell>
          <table:table-cell table:formula="of:=OR([.J132];[.L1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Zagreb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33]; [Sheet2.$J$2:.$M$421]; 2 ;0)" office:value-type="string" office:string-value="2025-10-26T01:00:00Z" calcext:value-type="string">
            <text:p>2025-10-26T01:00:00Z</text:p>
          </table:table-cell>
          <table:table-cell table:formula="of:=IF([.$F133]=[.I133];TRUE();FALSE())" office:value-type="boolean" office:boolean-value="true" calcext:value-type="boolean">
            <text:p>TRUE</text:p>
          </table:table-cell>
          <table:table-cell table:formula="of:=VLOOKUP([.$A133]; [Sheet2.$A$2:.$D$421]; 2 ;0)" office:value-type="string" office:string-value="2025-03-30T01:00:00Z" calcext:value-type="string">
            <text:p>2025-03-30T01:00:00Z</text:p>
          </table:table-cell>
          <table:table-cell table:formula="of:=IF([.$F133]=[.K133];TRUE();FALSE())" office:value-type="boolean" office:boolean-value="false" calcext:value-type="boolean">
            <text:p>FALSE</text:p>
          </table:table-cell>
          <table:table-cell table:formula="of:=OR([.J133];[.L1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Zaporozhye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34]; [Sheet2.$J$2:.$M$421]; 2 ;0)" office:value-type="string" office:string-value="2025-10-26T01:00:00Z" calcext:value-type="string">
            <text:p>2025-10-26T01:00:00Z</text:p>
          </table:table-cell>
          <table:table-cell table:formula="of:=IF([.$F134]=[.I134];TRUE();FALSE())" office:value-type="boolean" office:boolean-value="false" calcext:value-type="boolean">
            <text:p>FALSE</text:p>
          </table:table-cell>
          <table:table-cell table:formula="of:=VLOOKUP([.$A134]; [Sheet2.$A$2:.$D$421]; 2 ;0)" office:value-type="string" office:string-value="2025-03-30T01:00:00Z" calcext:value-type="string">
            <text:p>2025-03-30T01:00:00Z</text:p>
          </table:table-cell>
          <table:table-cell table:formula="of:=IF([.$F134]=[.K134];TRUE();FALSE())" office:value-type="boolean" office:boolean-value="true" calcext:value-type="boolean">
            <text:p>TRUE</text:p>
          </table:table-cell>
          <table:table-cell table:formula="of:=OR([.J134];[.L1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Zaporozhye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35]; [Sheet2.$J$2:.$M$421]; 2 ;0)" office:value-type="string" office:string-value="2025-10-26T01:00:00Z" calcext:value-type="string">
            <text:p>2025-10-26T01:00:00Z</text:p>
          </table:table-cell>
          <table:table-cell table:formula="of:=IF([.$F135]=[.I135];TRUE();FALSE())" office:value-type="boolean" office:boolean-value="true" calcext:value-type="boolean">
            <text:p>TRUE</text:p>
          </table:table-cell>
          <table:table-cell table:formula="of:=VLOOKUP([.$A135]; [Sheet2.$A$2:.$D$421]; 2 ;0)" office:value-type="string" office:string-value="2025-03-30T01:00:00Z" calcext:value-type="string">
            <text:p>2025-03-30T01:00:00Z</text:p>
          </table:table-cell>
          <table:table-cell table:formula="of:=IF([.$F135]=[.K135];TRUE();FALSE())" office:value-type="boolean" office:boolean-value="false" calcext:value-type="boolean">
            <text:p>FALSE</text:p>
          </table:table-cell>
          <table:table-cell table:formula="of:=OR([.J135];[.L1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Zurich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36]; [Sheet2.$J$2:.$M$421]; 2 ;0)" office:value-type="string" office:string-value="2025-10-26T01:00:00Z" calcext:value-type="string">
            <text:p>2025-10-26T01:00:00Z</text:p>
          </table:table-cell>
          <table:table-cell table:formula="of:=IF([.$F136]=[.I136];TRUE();FALSE())" office:value-type="boolean" office:boolean-value="false" calcext:value-type="boolean">
            <text:p>FALSE</text:p>
          </table:table-cell>
          <table:table-cell table:formula="of:=VLOOKUP([.$A136]; [Sheet2.$A$2:.$D$421]; 2 ;0)" office:value-type="string" office:string-value="2025-03-30T01:00:00Z" calcext:value-type="string">
            <text:p>2025-03-30T01:00:00Z</text:p>
          </table:table-cell>
          <table:table-cell table:formula="of:=IF([.$F136]=[.K136];TRUE();FALSE())" office:value-type="boolean" office:boolean-value="true" calcext:value-type="boolean">
            <text:p>TRUE</text:p>
          </table:table-cell>
          <table:table-cell table:formula="of:=OR([.J136];[.L1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Zurich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37]; [Sheet2.$J$2:.$M$421]; 2 ;0)" office:value-type="string" office:string-value="2025-10-26T01:00:00Z" calcext:value-type="string">
            <text:p>2025-10-26T01:00:00Z</text:p>
          </table:table-cell>
          <table:table-cell table:formula="of:=IF([.$F137]=[.I137];TRUE();FALSE())" office:value-type="boolean" office:boolean-value="true" calcext:value-type="boolean">
            <text:p>TRUE</text:p>
          </table:table-cell>
          <table:table-cell table:formula="of:=VLOOKUP([.$A137]; [Sheet2.$A$2:.$D$421]; 2 ;0)" office:value-type="string" office:string-value="2025-03-30T01:00:00Z" calcext:value-type="string">
            <text:p>2025-03-30T01:00:00Z</text:p>
          </table:table-cell>
          <table:table-cell table:formula="of:=IF([.$F137]=[.K137];TRUE();FALSE())" office:value-type="boolean" office:boolean-value="false" calcext:value-type="boolean">
            <text:p>FALSE</text:p>
          </table:table-cell>
          <table:table-cell table:formula="of:=OR([.J137];[.L1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138]; [Sheet2.$J$2:.$M$421]; 2 ;0)" office:value-type="string" office:string-value="2025-10-26T01:00:00Z" calcext:value-type="string">
            <text:p>2025-10-26T01:00:00Z</text:p>
          </table:table-cell>
          <table:table-cell table:formula="of:=IF([.$F138]=[.I138];TRUE();FALSE())" office:value-type="boolean" office:boolean-value="false" calcext:value-type="boolean">
            <text:p>FALSE</text:p>
          </table:table-cell>
          <table:table-cell table:formula="of:=VLOOKUP([.$A138]; [Sheet2.$A$2:.$D$421]; 2 ;0)" office:value-type="string" office:string-value="2025-03-30T01:00:00Z" calcext:value-type="string">
            <text:p>2025-03-30T01:00:00Z</text:p>
          </table:table-cell>
          <table:table-cell table:formula="of:=IF([.$F138]=[.K138];TRUE();FALSE())" office:value-type="boolean" office:boolean-value="true" calcext:value-type="boolean">
            <text:p>TRUE</text:p>
          </table:table-cell>
          <table:table-cell table:formula="of:=OR([.J138];[.L1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139]; [Sheet2.$J$2:.$M$421]; 2 ;0)" office:value-type="string" office:string-value="2025-10-26T01:00:00Z" calcext:value-type="string">
            <text:p>2025-10-26T01:00:00Z</text:p>
          </table:table-cell>
          <table:table-cell table:formula="of:=IF([.$F139]=[.I139];TRUE();FALSE())" office:value-type="boolean" office:boolean-value="true" calcext:value-type="boolean">
            <text:p>TRUE</text:p>
          </table:table-cell>
          <table:table-cell table:formula="of:=VLOOKUP([.$A139]; [Sheet2.$A$2:.$D$421]; 2 ;0)" office:value-type="string" office:string-value="2025-03-30T01:00:00Z" calcext:value-type="string">
            <text:p>2025-03-30T01:00:00Z</text:p>
          </table:table-cell>
          <table:table-cell table:formula="of:=IF([.$F139]=[.K139];TRUE();FALSE())" office:value-type="boolean" office:boolean-value="false" calcext:value-type="boolean">
            <text:p>FALSE</text:p>
          </table:table-cell>
          <table:table-cell table:formula="of:=OR([.J139];[.L1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frica/Ceut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40]; [Sheet2.$J$2:.$M$421]; 2 ;0)" office:value-type="string" office:string-value="2025-10-26T01:00:00Z" calcext:value-type="string">
            <text:p>2025-10-26T01:00:00Z</text:p>
          </table:table-cell>
          <table:table-cell table:formula="of:=IF([.$F140]=[.I140];TRUE();FALSE())" office:value-type="boolean" office:boolean-value="false" calcext:value-type="boolean">
            <text:p>FALSE</text:p>
          </table:table-cell>
          <table:table-cell table:formula="of:=VLOOKUP([.$A140]; [Sheet2.$A$2:.$D$421]; 2 ;0)" office:value-type="string" office:string-value="2025-03-30T01:00:00Z" calcext:value-type="string">
            <text:p>2025-03-30T01:00:00Z</text:p>
          </table:table-cell>
          <table:table-cell table:formula="of:=IF([.$F140]=[.K140];TRUE();FALSE())" office:value-type="boolean" office:boolean-value="true" calcext:value-type="boolean">
            <text:p>TRUE</text:p>
          </table:table-cell>
          <table:table-cell table:formula="of:=OR([.J140];[.L1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frica/Ceut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41]; [Sheet2.$J$2:.$M$421]; 2 ;0)" office:value-type="string" office:string-value="2025-10-26T01:00:00Z" calcext:value-type="string">
            <text:p>2025-10-26T01:00:00Z</text:p>
          </table:table-cell>
          <table:table-cell table:formula="of:=IF([.$F141]=[.I141];TRUE();FALSE())" office:value-type="boolean" office:boolean-value="true" calcext:value-type="boolean">
            <text:p>TRUE</text:p>
          </table:table-cell>
          <table:table-cell table:formula="of:=VLOOKUP([.$A141]; [Sheet2.$A$2:.$D$421]; 2 ;0)" office:value-type="string" office:string-value="2025-03-30T01:00:00Z" calcext:value-type="string">
            <text:p>2025-03-30T01:00:00Z</text:p>
          </table:table-cell>
          <table:table-cell table:formula="of:=IF([.$F141]=[.K141];TRUE();FALSE())" office:value-type="boolean" office:boolean-value="false" calcext:value-type="boolean">
            <text:p>FALSE</text:p>
          </table:table-cell>
          <table:table-cell table:formula="of:=OR([.J141];[.L1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Godthab</text:p>
          </table:table-cell>
          <table:table-cell office:value-type="string" calcext:value-type="string">
            <text:p>STD2DST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0:00:00 -01:00</text:p>
          </table:table-cell>
          <table:table-cell office:value-type="float" office:value="-1" calcext:value-type="float">
            <text:p>-1</text:p>
          </table:table-cell>
          <table:table-cell table:formula="of:=VLOOKUP([.$A142]; [Sheet2.$J$2:.$M$421]; 2 ;0)" office:value-type="string" office:string-value="2025-10-26T01:00:00Z" calcext:value-type="string">
            <text:p>2025-10-26T01:00:00Z</text:p>
          </table:table-cell>
          <table:table-cell table:formula="of:=IF([.$F142]=[.I142];TRUE();FALSE())" office:value-type="boolean" office:boolean-value="false" calcext:value-type="boolean">
            <text:p>FALSE</text:p>
          </table:table-cell>
          <table:table-cell table:formula="of:=VLOOKUP([.$A142]; [Sheet2.$A$2:.$D$421]; 2 ;0)" office:value-type="string" office:string-value="2025-03-30T01:00:00Z" calcext:value-type="string">
            <text:p>2025-03-30T01:00:00Z</text:p>
          </table:table-cell>
          <table:table-cell table:formula="of:=IF([.$F142]=[.K142];TRUE();FALSE())" office:value-type="boolean" office:boolean-value="true" calcext:value-type="boolean">
            <text:p>TRUE</text:p>
          </table:table-cell>
          <table:table-cell table:formula="of:=OR([.J142];[.L1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Godthab</text:p>
          </table:table-cell>
          <table:table-cell office:value-type="string" calcext:value-type="string">
            <text:p>STD2DST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5 23:00:00 -02:00</text:p>
          </table:table-cell>
          <table:table-cell office:value-type="float" office:value="-2" calcext:value-type="float">
            <text:p>-2</text:p>
          </table:table-cell>
          <table:table-cell table:formula="of:=VLOOKUP([.$A143]; [Sheet2.$J$2:.$M$421]; 2 ;0)" office:value-type="string" office:string-value="2025-10-26T01:00:00Z" calcext:value-type="string">
            <text:p>2025-10-26T01:00:00Z</text:p>
          </table:table-cell>
          <table:table-cell table:formula="of:=IF([.$F143]=[.I143];TRUE();FALSE())" office:value-type="boolean" office:boolean-value="true" calcext:value-type="boolean">
            <text:p>TRUE</text:p>
          </table:table-cell>
          <table:table-cell table:formula="of:=VLOOKUP([.$A143]; [Sheet2.$A$2:.$D$421]; 2 ;0)" office:value-type="string" office:string-value="2025-03-30T01:00:00Z" calcext:value-type="string">
            <text:p>2025-03-30T01:00:00Z</text:p>
          </table:table-cell>
          <table:table-cell table:formula="of:=IF([.$F143]=[.K143];TRUE();FALSE())" office:value-type="boolean" office:boolean-value="false" calcext:value-type="boolean">
            <text:p>FALSE</text:p>
          </table:table-cell>
          <table:table-cell table:formula="of:=OR([.J143];[.L1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uuk</text:p>
          </table:table-cell>
          <table:table-cell office:value-type="string" calcext:value-type="string">
            <text:p>STD2DST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0:00:00 -01:00</text:p>
          </table:table-cell>
          <table:table-cell office:value-type="float" office:value="-1" calcext:value-type="float">
            <text:p>-1</text:p>
          </table:table-cell>
          <table:table-cell table:formula="of:=VLOOKUP([.$A144]; [Sheet2.$J$2:.$M$421]; 2 ;0)" office:value-type="string" office:string-value="2025-10-26T01:00:00Z" calcext:value-type="string">
            <text:p>2025-10-26T01:00:00Z</text:p>
          </table:table-cell>
          <table:table-cell table:formula="of:=IF([.$F144]=[.I144];TRUE();FALSE())" office:value-type="boolean" office:boolean-value="false" calcext:value-type="boolean">
            <text:p>FALSE</text:p>
          </table:table-cell>
          <table:table-cell table:formula="of:=VLOOKUP([.$A144]; [Sheet2.$A$2:.$D$421]; 2 ;0)" office:value-type="string" office:string-value="2025-03-30T01:00:00Z" calcext:value-type="string">
            <text:p>2025-03-30T01:00:00Z</text:p>
          </table:table-cell>
          <table:table-cell table:formula="of:=IF([.$F144]=[.K144];TRUE();FALSE())" office:value-type="boolean" office:boolean-value="true" calcext:value-type="boolean">
            <text:p>TRUE</text:p>
          </table:table-cell>
          <table:table-cell table:formula="of:=OR([.J144];[.L1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uuk</text:p>
          </table:table-cell>
          <table:table-cell office:value-type="string" calcext:value-type="string">
            <text:p>STD2DST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5 23:00:00 -02:00</text:p>
          </table:table-cell>
          <table:table-cell office:value-type="float" office:value="-2" calcext:value-type="float">
            <text:p>-2</text:p>
          </table:table-cell>
          <table:table-cell table:formula="of:=VLOOKUP([.$A145]; [Sheet2.$J$2:.$M$421]; 2 ;0)" office:value-type="string" office:string-value="2025-10-26T01:00:00Z" calcext:value-type="string">
            <text:p>2025-10-26T01:00:00Z</text:p>
          </table:table-cell>
          <table:table-cell table:formula="of:=IF([.$F145]=[.I145];TRUE();FALSE())" office:value-type="boolean" office:boolean-value="true" calcext:value-type="boolean">
            <text:p>TRUE</text:p>
          </table:table-cell>
          <table:table-cell table:formula="of:=VLOOKUP([.$A145]; [Sheet2.$A$2:.$D$421]; 2 ;0)" office:value-type="string" office:string-value="2025-03-30T01:00:00Z" calcext:value-type="string">
            <text:p>2025-03-30T01:00:00Z</text:p>
          </table:table-cell>
          <table:table-cell table:formula="of:=IF([.$F145]=[.K145];TRUE();FALSE())" office:value-type="boolean" office:boolean-value="false" calcext:value-type="boolean">
            <text:p>FALSE</text:p>
          </table:table-cell>
          <table:table-cell table:formula="of:=OR([.J145];[.L1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Santiago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9.1.0/0</text:p>
          </table:table-cell>
          <table:table-cell office:value-type="string" calcext:value-type="string">
            <text:p>M4.1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/04/05 23:00:00 -04:00</text:p>
          </table:table-cell>
          <table:table-cell office:value-type="float" office:value="-4" calcext:value-type="float">
            <text:p>-4</text:p>
          </table:table-cell>
          <table:table-cell table:formula="of:=VLOOKUP([.$A146]; [Sheet2.$J$2:.$M$421]; 2 ;0)" office:value-type="string" office:string-value="2025-09-07T04:00:00Z" calcext:value-type="string">
            <text:p>2025-09-07T04:00:00Z</text:p>
          </table:table-cell>
          <table:table-cell table:formula="of:=IF([.$F146]=[.I146];TRUE();FALSE())" office:value-type="boolean" office:boolean-value="false" calcext:value-type="boolean">
            <text:p>FALSE</text:p>
          </table:table-cell>
          <table:table-cell table:formula="of:=VLOOKUP([.$A146]; [Sheet2.$A$2:.$D$421]; 2 ;0)" office:value-type="string" office:string-value="2025-04-06T03:00:00Z" calcext:value-type="string">
            <text:p>2025-04-06T03:00:00Z</text:p>
          </table:table-cell>
          <table:table-cell table:formula="of:=IF([.$F146]=[.K146];TRUE();FALSE())" office:value-type="boolean" office:boolean-value="true" calcext:value-type="boolean">
            <text:p>TRUE</text:p>
          </table:table-cell>
          <table:table-cell table:formula="of:=OR([.J146];[.L1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Santiago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9.1.0/0</text:p>
          </table:table-cell>
          <table:table-cell office:value-type="string" calcext:value-type="string">
            <text:p>M4.1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/09/07 1:00:00 -03:00</text:p>
          </table:table-cell>
          <table:table-cell office:value-type="float" office:value="-3" calcext:value-type="float">
            <text:p>-3</text:p>
          </table:table-cell>
          <table:table-cell table:formula="of:=VLOOKUP([.$A147]; [Sheet2.$J$2:.$M$421]; 2 ;0)" office:value-type="string" office:string-value="2025-09-07T04:00:00Z" calcext:value-type="string">
            <text:p>2025-09-07T04:00:00Z</text:p>
          </table:table-cell>
          <table:table-cell table:formula="of:=IF([.$F147]=[.I147];TRUE();FALSE())" office:value-type="boolean" office:boolean-value="true" calcext:value-type="boolean">
            <text:p>TRUE</text:p>
          </table:table-cell>
          <table:table-cell table:formula="of:=VLOOKUP([.$A147]; [Sheet2.$A$2:.$D$421]; 2 ;0)" office:value-type="string" office:string-value="2025-04-06T03:00:00Z" calcext:value-type="string">
            <text:p>2025-04-06T03:00:00Z</text:p>
          </table:table-cell>
          <table:table-cell table:formula="of:=IF([.$F147]=[.K147];TRUE();FALSE())" office:value-type="boolean" office:boolean-value="false" calcext:value-type="boolean">
            <text:p>FALSE</text:p>
          </table:table-cell>
          <table:table-cell table:formula="of:=OR([.J147];[.L1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arctica/Troll</text:p>
          </table:table-cell>
          <table:table-cell office:value-type="string" calcext:value-type="string">
            <text:p>STD-0DST-2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48]; [Sheet2.$J$2:.$M$421]; 2 ;0)" office:value-type="string" office:string-value="2025-10-26T01:00:00Z" calcext:value-type="string">
            <text:p>2025-10-26T01:00:00Z</text:p>
          </table:table-cell>
          <table:table-cell table:formula="of:=IF([.$F148]=[.I148];TRUE();FALSE())" office:value-type="boolean" office:boolean-value="false" calcext:value-type="boolean">
            <text:p>FALSE</text:p>
          </table:table-cell>
          <table:table-cell table:formula="of:=VLOOKUP([.$A148]; [Sheet2.$A$2:.$D$421]; 2 ;0)" office:value-type="string" office:string-value="2025-03-30T01:00:00Z" calcext:value-type="string">
            <text:p>2025-03-30T01:00:00Z</text:p>
          </table:table-cell>
          <table:table-cell table:formula="of:=IF([.$F148]=[.K148];TRUE();FALSE())" office:value-type="boolean" office:boolean-value="true" calcext:value-type="boolean">
            <text:p>TRUE</text:p>
          </table:table-cell>
          <table:table-cell table:formula="of:=OR([.J148];[.L1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arctica/Troll</text:p>
          </table:table-cell>
          <table:table-cell office:value-type="string" calcext:value-type="string">
            <text:p>STD-0DST-2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149]; [Sheet2.$J$2:.$M$421]; 2 ;0)" office:value-type="string" office:string-value="2025-10-26T01:00:00Z" calcext:value-type="string">
            <text:p>2025-10-26T01:00:00Z</text:p>
          </table:table-cell>
          <table:table-cell table:formula="of:=IF([.$F149]=[.I149];TRUE();FALSE())" office:value-type="boolean" office:boolean-value="true" calcext:value-type="boolean">
            <text:p>TRUE</text:p>
          </table:table-cell>
          <table:table-cell table:formula="of:=VLOOKUP([.$A149]; [Sheet2.$A$2:.$D$421]; 2 ;0)" office:value-type="string" office:string-value="2025-03-30T01:00:00Z" calcext:value-type="string">
            <text:p>2025-03-30T01:00:00Z</text:p>
          </table:table-cell>
          <table:table-cell table:formula="of:=IF([.$F149]=[.K149];TRUE();FALSE())" office:value-type="boolean" office:boolean-value="false" calcext:value-type="boolean">
            <text:p>FALSE</text:p>
          </table:table-cell>
          <table:table-cell table:formula="of:=OR([.J149];[.L1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rctic/Longyearby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50]; [Sheet2.$J$2:.$M$421]; 2 ;0)" office:value-type="string" office:string-value="2025-10-26T01:00:00Z" calcext:value-type="string">
            <text:p>2025-10-26T01:00:00Z</text:p>
          </table:table-cell>
          <table:table-cell table:formula="of:=IF([.$F150]=[.I150];TRUE();FALSE())" office:value-type="boolean" office:boolean-value="false" calcext:value-type="boolean">
            <text:p>FALSE</text:p>
          </table:table-cell>
          <table:table-cell table:formula="of:=VLOOKUP([.$A150]; [Sheet2.$A$2:.$D$421]; 2 ;0)" office:value-type="string" office:string-value="2025-03-30T01:00:00Z" calcext:value-type="string">
            <text:p>2025-03-30T01:00:00Z</text:p>
          </table:table-cell>
          <table:table-cell table:formula="of:=IF([.$F150]=[.K150];TRUE();FALSE())" office:value-type="boolean" office:boolean-value="true" calcext:value-type="boolean">
            <text:p>TRUE</text:p>
          </table:table-cell>
          <table:table-cell table:formula="of:=OR([.J150];[.L1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rctic/Longyearby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51]; [Sheet2.$J$2:.$M$421]; 2 ;0)" office:value-type="string" office:string-value="2025-10-26T01:00:00Z" calcext:value-type="string">
            <text:p>2025-10-26T01:00:00Z</text:p>
          </table:table-cell>
          <table:table-cell table:formula="of:=IF([.$F151]=[.I151];TRUE();FALSE())" office:value-type="boolean" office:boolean-value="true" calcext:value-type="boolean">
            <text:p>TRUE</text:p>
          </table:table-cell>
          <table:table-cell table:formula="of:=VLOOKUP([.$A151]; [Sheet2.$A$2:.$D$421]; 2 ;0)" office:value-type="string" office:string-value="2025-03-30T01:00:00Z" calcext:value-type="string">
            <text:p>2025-03-30T01:00:00Z</text:p>
          </table:table-cell>
          <table:table-cell table:formula="of:=IF([.$F151]=[.K151];TRUE();FALSE())" office:value-type="boolean" office:boolean-value="false" calcext:value-type="boolean">
            <text:p>FALSE</text:p>
          </table:table-cell>
          <table:table-cell table:formula="of:=OR([.J151];[.L1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Famagust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52]; [Sheet2.$J$2:.$M$421]; 2 ;0)" office:value-type="string" office:string-value="2025-10-26T01:00:00Z" calcext:value-type="string">
            <text:p>2025-10-26T01:00:00Z</text:p>
          </table:table-cell>
          <table:table-cell table:formula="of:=IF([.$F152]=[.I152];TRUE();FALSE())" office:value-type="boolean" office:boolean-value="false" calcext:value-type="boolean">
            <text:p>FALSE</text:p>
          </table:table-cell>
          <table:table-cell table:formula="of:=VLOOKUP([.$A152]; [Sheet2.$A$2:.$D$421]; 2 ;0)" office:value-type="string" office:string-value="2025-03-30T01:00:00Z" calcext:value-type="string">
            <text:p>2025-03-30T01:00:00Z</text:p>
          </table:table-cell>
          <table:table-cell table:formula="of:=IF([.$F152]=[.K152];TRUE();FALSE())" office:value-type="boolean" office:boolean-value="true" calcext:value-type="boolean">
            <text:p>TRUE</text:p>
          </table:table-cell>
          <table:table-cell table:formula="of:=OR([.J152];[.L1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Famagust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53]; [Sheet2.$J$2:.$M$421]; 2 ;0)" office:value-type="string" office:string-value="2025-10-26T01:00:00Z" calcext:value-type="string">
            <text:p>2025-10-26T01:00:00Z</text:p>
          </table:table-cell>
          <table:table-cell table:formula="of:=IF([.$F153]=[.I153];TRUE();FALSE())" office:value-type="boolean" office:boolean-value="true" calcext:value-type="boolean">
            <text:p>TRUE</text:p>
          </table:table-cell>
          <table:table-cell table:formula="of:=VLOOKUP([.$A153]; [Sheet2.$A$2:.$D$421]; 2 ;0)" office:value-type="string" office:string-value="2025-03-30T01:00:00Z" calcext:value-type="string">
            <text:p>2025-03-30T01:00:00Z</text:p>
          </table:table-cell>
          <table:table-cell table:formula="of:=IF([.$F153]=[.K153];TRUE();FALSE())" office:value-type="boolean" office:boolean-value="false" calcext:value-type="boolean">
            <text:p>FALSE</text:p>
          </table:table-cell>
          <table:table-cell table:formula="of:=OR([.J153];[.L1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Nicos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54]; [Sheet2.$J$2:.$M$421]; 2 ;0)" office:value-type="string" office:string-value="2025-10-26T01:00:00Z" calcext:value-type="string">
            <text:p>2025-10-26T01:00:00Z</text:p>
          </table:table-cell>
          <table:table-cell table:formula="of:=IF([.$F154]=[.I154];TRUE();FALSE())" office:value-type="boolean" office:boolean-value="false" calcext:value-type="boolean">
            <text:p>FALSE</text:p>
          </table:table-cell>
          <table:table-cell table:formula="of:=VLOOKUP([.$A154]; [Sheet2.$A$2:.$D$421]; 2 ;0)" office:value-type="string" office:string-value="2025-03-30T01:00:00Z" calcext:value-type="string">
            <text:p>2025-03-30T01:00:00Z</text:p>
          </table:table-cell>
          <table:table-cell table:formula="of:=IF([.$F154]=[.K154];TRUE();FALSE())" office:value-type="boolean" office:boolean-value="true" calcext:value-type="boolean">
            <text:p>TRUE</text:p>
          </table:table-cell>
          <table:table-cell table:formula="of:=OR([.J154];[.L1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Nicos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55]; [Sheet2.$J$2:.$M$421]; 2 ;0)" office:value-type="string" office:string-value="2025-10-26T01:00:00Z" calcext:value-type="string">
            <text:p>2025-10-26T01:00:00Z</text:p>
          </table:table-cell>
          <table:table-cell table:formula="of:=IF([.$F155]=[.I155];TRUE();FALSE())" office:value-type="boolean" office:boolean-value="true" calcext:value-type="boolean">
            <text:p>TRUE</text:p>
          </table:table-cell>
          <table:table-cell table:formula="of:=VLOOKUP([.$A155]; [Sheet2.$A$2:.$D$421]; 2 ;0)" office:value-type="string" office:string-value="2025-03-30T01:00:00Z" calcext:value-type="string">
            <text:p>2025-03-30T01:00:00Z</text:p>
          </table:table-cell>
          <table:table-cell table:formula="of:=IF([.$F155]=[.K155];TRUE();FALSE())" office:value-type="boolean" office:boolean-value="false" calcext:value-type="boolean">
            <text:p>FALSE</text:p>
          </table:table-cell>
          <table:table-cell table:formula="of:=OR([.J155];[.L1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Azores</text:p>
          </table:table-cell>
          <table:table-cell office:value-type="string" calcext:value-type="string">
            <text:p>STD1DST-0</text:p>
          </table:table-cell>
          <table:table-cell office:value-type="string" calcext:value-type="string">
            <text:p>M3.5.0/0</text:p>
          </table:table-cell>
          <table:table-cell office:value-type="string" calcext:value-type="string">
            <text:p>M10.5.0/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1:00:00 +00:00</text:p>
          </table:table-cell>
          <table:table-cell office:value-type="float" office:value="0" calcext:value-type="float">
            <text:p>0</text:p>
          </table:table-cell>
          <table:table-cell table:formula="of:=VLOOKUP([.$A156]; [Sheet2.$J$2:.$M$421]; 2 ;0)" office:value-type="string" office:string-value="2025-10-26T01:00:00Z" calcext:value-type="string">
            <text:p>2025-10-26T01:00:00Z</text:p>
          </table:table-cell>
          <table:table-cell table:formula="of:=IF([.$F156]=[.I156];TRUE();FALSE())" office:value-type="boolean" office:boolean-value="false" calcext:value-type="boolean">
            <text:p>FALSE</text:p>
          </table:table-cell>
          <table:table-cell table:formula="of:=VLOOKUP([.$A156]; [Sheet2.$A$2:.$D$421]; 2 ;0)" office:value-type="string" office:string-value="2025-03-30T01:00:00Z" calcext:value-type="string">
            <text:p>2025-03-30T01:00:00Z</text:p>
          </table:table-cell>
          <table:table-cell table:formula="of:=IF([.$F156]=[.K156];TRUE();FALSE())" office:value-type="boolean" office:boolean-value="true" calcext:value-type="boolean">
            <text:p>TRUE</text:p>
          </table:table-cell>
          <table:table-cell table:formula="of:=OR([.J156];[.L1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Azores</text:p>
          </table:table-cell>
          <table:table-cell office:value-type="string" calcext:value-type="string">
            <text:p>STD1DST-0</text:p>
          </table:table-cell>
          <table:table-cell office:value-type="string" calcext:value-type="string">
            <text:p>M3.5.0/0</text:p>
          </table:table-cell>
          <table:table-cell office:value-type="string" calcext:value-type="string">
            <text:p>M10.5.0/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0:00:00 -01:00</text:p>
          </table:table-cell>
          <table:table-cell office:value-type="float" office:value="-1" calcext:value-type="float">
            <text:p>-1</text:p>
          </table:table-cell>
          <table:table-cell table:formula="of:=VLOOKUP([.$A157]; [Sheet2.$J$2:.$M$421]; 2 ;0)" office:value-type="string" office:string-value="2025-10-26T01:00:00Z" calcext:value-type="string">
            <text:p>2025-10-26T01:00:00Z</text:p>
          </table:table-cell>
          <table:table-cell table:formula="of:=IF([.$F157]=[.I157];TRUE();FALSE())" office:value-type="boolean" office:boolean-value="true" calcext:value-type="boolean">
            <text:p>TRUE</text:p>
          </table:table-cell>
          <table:table-cell table:formula="of:=VLOOKUP([.$A157]; [Sheet2.$A$2:.$D$421]; 2 ;0)" office:value-type="string" office:string-value="2025-03-30T01:00:00Z" calcext:value-type="string">
            <text:p>2025-03-30T01:00:00Z</text:p>
          </table:table-cell>
          <table:table-cell table:formula="of:=IF([.$F157]=[.K157];TRUE();FALSE())" office:value-type="boolean" office:boolean-value="false" calcext:value-type="boolean">
            <text:p>FALSE</text:p>
          </table:table-cell>
          <table:table-cell table:formula="of:=OR([.J157];[.L1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Canar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158]; [Sheet2.$J$2:.$M$421]; 2 ;0)" office:value-type="string" office:string-value="2025-10-26T01:00:00Z" calcext:value-type="string">
            <text:p>2025-10-26T01:00:00Z</text:p>
          </table:table-cell>
          <table:table-cell table:formula="of:=IF([.$F158]=[.I158];TRUE();FALSE())" office:value-type="boolean" office:boolean-value="false" calcext:value-type="boolean">
            <text:p>FALSE</text:p>
          </table:table-cell>
          <table:table-cell table:formula="of:=VLOOKUP([.$A158]; [Sheet2.$A$2:.$D$421]; 2 ;0)" office:value-type="string" office:string-value="2025-03-30T01:00:00Z" calcext:value-type="string">
            <text:p>2025-03-30T01:00:00Z</text:p>
          </table:table-cell>
          <table:table-cell table:formula="of:=IF([.$F158]=[.K158];TRUE();FALSE())" office:value-type="boolean" office:boolean-value="true" calcext:value-type="boolean">
            <text:p>TRUE</text:p>
          </table:table-cell>
          <table:table-cell table:formula="of:=OR([.J158];[.L1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Canar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159]; [Sheet2.$J$2:.$M$421]; 2 ;0)" office:value-type="string" office:string-value="2025-10-26T01:00:00Z" calcext:value-type="string">
            <text:p>2025-10-26T01:00:00Z</text:p>
          </table:table-cell>
          <table:table-cell table:formula="of:=IF([.$F159]=[.I159];TRUE();FALSE())" office:value-type="boolean" office:boolean-value="true" calcext:value-type="boolean">
            <text:p>TRUE</text:p>
          </table:table-cell>
          <table:table-cell table:formula="of:=VLOOKUP([.$A159]; [Sheet2.$A$2:.$D$421]; 2 ;0)" office:value-type="string" office:string-value="2025-03-30T01:00:00Z" calcext:value-type="string">
            <text:p>2025-03-30T01:00:00Z</text:p>
          </table:table-cell>
          <table:table-cell table:formula="of:=IF([.$F159]=[.K159];TRUE();FALSE())" office:value-type="boolean" office:boolean-value="false" calcext:value-type="boolean">
            <text:p>FALSE</text:p>
          </table:table-cell>
          <table:table-cell table:formula="of:=OR([.J159];[.L1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Faero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160]; [Sheet2.$J$2:.$M$421]; 2 ;0)" office:value-type="string" office:string-value="2025-10-26T01:00:00Z" calcext:value-type="string">
            <text:p>2025-10-26T01:00:00Z</text:p>
          </table:table-cell>
          <table:table-cell table:formula="of:=IF([.$F160]=[.I160];TRUE();FALSE())" office:value-type="boolean" office:boolean-value="false" calcext:value-type="boolean">
            <text:p>FALSE</text:p>
          </table:table-cell>
          <table:table-cell table:formula="of:=VLOOKUP([.$A160]; [Sheet2.$A$2:.$D$421]; 2 ;0)" office:value-type="string" office:string-value="2025-03-30T01:00:00Z" calcext:value-type="string">
            <text:p>2025-03-30T01:00:00Z</text:p>
          </table:table-cell>
          <table:table-cell table:formula="of:=IF([.$F160]=[.K160];TRUE();FALSE())" office:value-type="boolean" office:boolean-value="true" calcext:value-type="boolean">
            <text:p>TRUE</text:p>
          </table:table-cell>
          <table:table-cell table:formula="of:=OR([.J160];[.L1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Faero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161]; [Sheet2.$J$2:.$M$421]; 2 ;0)" office:value-type="string" office:string-value="2025-10-26T01:00:00Z" calcext:value-type="string">
            <text:p>2025-10-26T01:00:00Z</text:p>
          </table:table-cell>
          <table:table-cell table:formula="of:=IF([.$F161]=[.I161];TRUE();FALSE())" office:value-type="boolean" office:boolean-value="true" calcext:value-type="boolean">
            <text:p>TRUE</text:p>
          </table:table-cell>
          <table:table-cell table:formula="of:=VLOOKUP([.$A161]; [Sheet2.$A$2:.$D$421]; 2 ;0)" office:value-type="string" office:string-value="2025-03-30T01:00:00Z" calcext:value-type="string">
            <text:p>2025-03-30T01:00:00Z</text:p>
          </table:table-cell>
          <table:table-cell table:formula="of:=IF([.$F161]=[.K161];TRUE();FALSE())" office:value-type="boolean" office:boolean-value="false" calcext:value-type="boolean">
            <text:p>FALSE</text:p>
          </table:table-cell>
          <table:table-cell table:formula="of:=OR([.J161];[.L1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Faro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162]; [Sheet2.$J$2:.$M$421]; 2 ;0)" office:value-type="string" office:string-value="2025-10-26T01:00:00Z" calcext:value-type="string">
            <text:p>2025-10-26T01:00:00Z</text:p>
          </table:table-cell>
          <table:table-cell table:formula="of:=IF([.$F162]=[.I162];TRUE();FALSE())" office:value-type="boolean" office:boolean-value="false" calcext:value-type="boolean">
            <text:p>FALSE</text:p>
          </table:table-cell>
          <table:table-cell table:formula="of:=VLOOKUP([.$A162]; [Sheet2.$A$2:.$D$421]; 2 ;0)" office:value-type="string" office:string-value="2025-03-30T01:00:00Z" calcext:value-type="string">
            <text:p>2025-03-30T01:00:00Z</text:p>
          </table:table-cell>
          <table:table-cell table:formula="of:=IF([.$F162]=[.K162];TRUE();FALSE())" office:value-type="boolean" office:boolean-value="true" calcext:value-type="boolean">
            <text:p>TRUE</text:p>
          </table:table-cell>
          <table:table-cell table:formula="of:=OR([.J162];[.L1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Faro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163]; [Sheet2.$J$2:.$M$421]; 2 ;0)" office:value-type="string" office:string-value="2025-10-26T01:00:00Z" calcext:value-type="string">
            <text:p>2025-10-26T01:00:00Z</text:p>
          </table:table-cell>
          <table:table-cell table:formula="of:=IF([.$F163]=[.I163];TRUE();FALSE())" office:value-type="boolean" office:boolean-value="true" calcext:value-type="boolean">
            <text:p>TRUE</text:p>
          </table:table-cell>
          <table:table-cell table:formula="of:=VLOOKUP([.$A163]; [Sheet2.$A$2:.$D$421]; 2 ;0)" office:value-type="string" office:string-value="2025-03-30T01:00:00Z" calcext:value-type="string">
            <text:p>2025-03-30T01:00:00Z</text:p>
          </table:table-cell>
          <table:table-cell table:formula="of:=IF([.$F163]=[.K163];TRUE();FALSE())" office:value-type="boolean" office:boolean-value="false" calcext:value-type="boolean">
            <text:p>FALSE</text:p>
          </table:table-cell>
          <table:table-cell table:formula="of:=OR([.J163];[.L1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Jan_May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64]; [Sheet2.$J$2:.$M$421]; 2 ;0)" office:value-type="string" office:string-value="2025-10-26T01:00:00Z" calcext:value-type="string">
            <text:p>2025-10-26T01:00:00Z</text:p>
          </table:table-cell>
          <table:table-cell table:formula="of:=IF([.$F164]=[.I164];TRUE();FALSE())" office:value-type="boolean" office:boolean-value="false" calcext:value-type="boolean">
            <text:p>FALSE</text:p>
          </table:table-cell>
          <table:table-cell table:formula="of:=VLOOKUP([.$A164]; [Sheet2.$A$2:.$D$421]; 2 ;0)" office:value-type="string" office:string-value="2025-03-30T01:00:00Z" calcext:value-type="string">
            <text:p>2025-03-30T01:00:00Z</text:p>
          </table:table-cell>
          <table:table-cell table:formula="of:=IF([.$F164]=[.K164];TRUE();FALSE())" office:value-type="boolean" office:boolean-value="true" calcext:value-type="boolean">
            <text:p>TRUE</text:p>
          </table:table-cell>
          <table:table-cell table:formula="of:=OR([.J164];[.L1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Jan_May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65]; [Sheet2.$J$2:.$M$421]; 2 ;0)" office:value-type="string" office:string-value="2025-10-26T01:00:00Z" calcext:value-type="string">
            <text:p>2025-10-26T01:00:00Z</text:p>
          </table:table-cell>
          <table:table-cell table:formula="of:=IF([.$F165]=[.I165];TRUE();FALSE())" office:value-type="boolean" office:boolean-value="true" calcext:value-type="boolean">
            <text:p>TRUE</text:p>
          </table:table-cell>
          <table:table-cell table:formula="of:=VLOOKUP([.$A165]; [Sheet2.$A$2:.$D$421]; 2 ;0)" office:value-type="string" office:string-value="2025-03-30T01:00:00Z" calcext:value-type="string">
            <text:p>2025-03-30T01:00:00Z</text:p>
          </table:table-cell>
          <table:table-cell table:formula="of:=IF([.$F165]=[.K165];TRUE();FALSE())" office:value-type="boolean" office:boolean-value="false" calcext:value-type="boolean">
            <text:p>FALSE</text:p>
          </table:table-cell>
          <table:table-cell table:formula="of:=OR([.J165];[.L1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Madeira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166]; [Sheet2.$J$2:.$M$421]; 2 ;0)" office:value-type="string" office:string-value="2025-10-26T01:00:00Z" calcext:value-type="string">
            <text:p>2025-10-26T01:00:00Z</text:p>
          </table:table-cell>
          <table:table-cell table:formula="of:=IF([.$F166]=[.I166];TRUE();FALSE())" office:value-type="boolean" office:boolean-value="false" calcext:value-type="boolean">
            <text:p>FALSE</text:p>
          </table:table-cell>
          <table:table-cell table:formula="of:=VLOOKUP([.$A166]; [Sheet2.$A$2:.$D$421]; 2 ;0)" office:value-type="string" office:string-value="2025-03-30T01:00:00Z" calcext:value-type="string">
            <text:p>2025-03-30T01:00:00Z</text:p>
          </table:table-cell>
          <table:table-cell table:formula="of:=IF([.$F166]=[.K166];TRUE();FALSE())" office:value-type="boolean" office:boolean-value="true" calcext:value-type="boolean">
            <text:p>TRUE</text:p>
          </table:table-cell>
          <table:table-cell table:formula="of:=OR([.J166];[.L1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Madeira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167]; [Sheet2.$J$2:.$M$421]; 2 ;0)" office:value-type="string" office:string-value="2025-10-26T01:00:00Z" calcext:value-type="string">
            <text:p>2025-10-26T01:00:00Z</text:p>
          </table:table-cell>
          <table:table-cell table:formula="of:=IF([.$F167]=[.I167];TRUE();FALSE())" office:value-type="boolean" office:boolean-value="true" calcext:value-type="boolean">
            <text:p>TRUE</text:p>
          </table:table-cell>
          <table:table-cell table:formula="of:=VLOOKUP([.$A167]; [Sheet2.$A$2:.$D$421]; 2 ;0)" office:value-type="string" office:string-value="2025-03-30T01:00:00Z" calcext:value-type="string">
            <text:p>2025-03-30T01:00:00Z</text:p>
          </table:table-cell>
          <table:table-cell table:formula="of:=IF([.$F167]=[.K167];TRUE();FALSE())" office:value-type="boolean" office:boolean-value="false" calcext:value-type="boolean">
            <text:p>FALSE</text:p>
          </table:table-cell>
          <table:table-cell table:formula="of:=OR([.J167];[.L16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ile/Continental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9.1.0/0</text:p>
          </table:table-cell>
          <table:table-cell office:value-type="string" calcext:value-type="string">
            <text:p>M4.1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/04/05 23:00:00 -04:00</text:p>
          </table:table-cell>
          <table:table-cell office:value-type="float" office:value="-4" calcext:value-type="float">
            <text:p>-4</text:p>
          </table:table-cell>
          <table:table-cell table:formula="of:=VLOOKUP([.$A168]; [Sheet2.$J$2:.$M$421]; 2 ;0)" office:value-type="string" office:string-value="2025-09-07T04:00:00Z" calcext:value-type="string">
            <text:p>2025-09-07T04:00:00Z</text:p>
          </table:table-cell>
          <table:table-cell table:formula="of:=IF([.$F168]=[.I168];TRUE();FALSE())" office:value-type="boolean" office:boolean-value="false" calcext:value-type="boolean">
            <text:p>FALSE</text:p>
          </table:table-cell>
          <table:table-cell table:formula="of:=VLOOKUP([.$A168]; [Sheet2.$A$2:.$D$421]; 2 ;0)" office:value-type="string" office:string-value="2025-04-06T03:00:00Z" calcext:value-type="string">
            <text:p>2025-04-06T03:00:00Z</text:p>
          </table:table-cell>
          <table:table-cell table:formula="of:=IF([.$F168]=[.K168];TRUE();FALSE())" office:value-type="boolean" office:boolean-value="true" calcext:value-type="boolean">
            <text:p>TRUE</text:p>
          </table:table-cell>
          <table:table-cell table:formula="of:=OR([.J168];[.L1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ile/Continental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9.1.0/0</text:p>
          </table:table-cell>
          <table:table-cell office:value-type="string" calcext:value-type="string">
            <text:p>M4.1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/09/07 1:00:00 -03:00</text:p>
          </table:table-cell>
          <table:table-cell office:value-type="float" office:value="-3" calcext:value-type="float">
            <text:p>-3</text:p>
          </table:table-cell>
          <table:table-cell table:formula="of:=VLOOKUP([.$A169]; [Sheet2.$J$2:.$M$421]; 2 ;0)" office:value-type="string" office:string-value="2025-09-07T04:00:00Z" calcext:value-type="string">
            <text:p>2025-09-07T04:00:00Z</text:p>
          </table:table-cell>
          <table:table-cell table:formula="of:=IF([.$F169]=[.I169];TRUE();FALSE())" office:value-type="boolean" office:boolean-value="true" calcext:value-type="boolean">
            <text:p>TRUE</text:p>
          </table:table-cell>
          <table:table-cell table:formula="of:=VLOOKUP([.$A169]; [Sheet2.$A$2:.$D$421]; 2 ;0)" office:value-type="string" office:string-value="2025-04-06T03:00:00Z" calcext:value-type="string">
            <text:p>2025-04-06T03:00:00Z</text:p>
          </table:table-cell>
          <table:table-cell table:formula="of:=IF([.$F169]=[.K169];TRUE();FALSE())" office:value-type="boolean" office:boolean-value="false" calcext:value-type="boolean">
            <text:p>FALSE</text:p>
          </table:table-cell>
          <table:table-cell table:formula="of:=OR([.J169];[.L1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ile/EasterIsland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9.1.0/2</text:p>
          </table:table-cell>
          <table:table-cell office:value-type="string" calcext:value-type="string">
            <text:p>M4.1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/04/05 21:00:00 -06:00</text:p>
          </table:table-cell>
          <table:table-cell office:value-type="float" office:value="-6" calcext:value-type="float">
            <text:p>-6</text:p>
          </table:table-cell>
          <table:table-cell table:formula="of:=VLOOKUP([.$A170]; [Sheet2.$J$2:.$M$421]; 2 ;0)" office:value-type="string" office:string-value="2025-09-07T04:00:00Z" calcext:value-type="string">
            <text:p>2025-09-07T04:00:00Z</text:p>
          </table:table-cell>
          <table:table-cell table:formula="of:=IF([.$F170]=[.I170];TRUE();FALSE())" office:value-type="boolean" office:boolean-value="false" calcext:value-type="boolean">
            <text:p>FALSE</text:p>
          </table:table-cell>
          <table:table-cell table:formula="of:=VLOOKUP([.$A170]; [Sheet2.$A$2:.$D$421]; 2 ;0)" office:value-type="string" office:string-value="2025-04-06T03:00:00Z" calcext:value-type="string">
            <text:p>2025-04-06T03:00:00Z</text:p>
          </table:table-cell>
          <table:table-cell table:formula="of:=IF([.$F170]=[.K170];TRUE();FALSE())" office:value-type="boolean" office:boolean-value="true" calcext:value-type="boolean">
            <text:p>TRUE</text:p>
          </table:table-cell>
          <table:table-cell table:formula="of:=OR([.J170];[.L1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ile/EasterIsland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9.1.0/2</text:p>
          </table:table-cell>
          <table:table-cell office:value-type="string" calcext:value-type="string">
            <text:p>M4.1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/09/06 23:00:00 -05:00</text:p>
          </table:table-cell>
          <table:table-cell office:value-type="float" office:value="-5" calcext:value-type="float">
            <text:p>-5</text:p>
          </table:table-cell>
          <table:table-cell table:formula="of:=VLOOKUP([.$A171]; [Sheet2.$J$2:.$M$421]; 2 ;0)" office:value-type="string" office:string-value="2025-09-07T04:00:00Z" calcext:value-type="string">
            <text:p>2025-09-07T04:00:00Z</text:p>
          </table:table-cell>
          <table:table-cell table:formula="of:=IF([.$F171]=[.I171];TRUE();FALSE())" office:value-type="boolean" office:boolean-value="true" calcext:value-type="boolean">
            <text:p>TRUE</text:p>
          </table:table-cell>
          <table:table-cell table:formula="of:=VLOOKUP([.$A171]; [Sheet2.$A$2:.$D$421]; 2 ;0)" office:value-type="string" office:string-value="2025-04-06T03:00:00Z" calcext:value-type="string">
            <text:p>2025-04-06T03:00:00Z</text:p>
          </table:table-cell>
          <table:table-cell table:formula="of:=IF([.$F171]=[.K171];TRUE();FALSE())" office:value-type="boolean" office:boolean-value="false" calcext:value-type="boolean">
            <text:p>FALSE</text:p>
          </table:table-cell>
          <table:table-cell table:formula="of:=OR([.J171];[.L1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E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72]; [Sheet2.$J$2:.$M$421]; 2 ;0)" office:value-type="string" office:string-value="2025-10-26T01:00:00Z" calcext:value-type="string">
            <text:p>2025-10-26T01:00:00Z</text:p>
          </table:table-cell>
          <table:table-cell table:formula="of:=IF([.$F172]=[.I172];TRUE();FALSE())" office:value-type="boolean" office:boolean-value="false" calcext:value-type="boolean">
            <text:p>FALSE</text:p>
          </table:table-cell>
          <table:table-cell table:formula="of:=VLOOKUP([.$A172]; [Sheet2.$A$2:.$D$421]; 2 ;0)" office:value-type="string" office:string-value="2025-03-30T01:00:00Z" calcext:value-type="string">
            <text:p>2025-03-30T01:00:00Z</text:p>
          </table:table-cell>
          <table:table-cell table:formula="of:=IF([.$F172]=[.K172];TRUE();FALSE())" office:value-type="boolean" office:boolean-value="true" calcext:value-type="boolean">
            <text:p>TRUE</text:p>
          </table:table-cell>
          <table:table-cell table:formula="of:=OR([.J172];[.L1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E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73]; [Sheet2.$J$2:.$M$421]; 2 ;0)" office:value-type="string" office:string-value="2025-10-26T01:00:00Z" calcext:value-type="string">
            <text:p>2025-10-26T01:00:00Z</text:p>
          </table:table-cell>
          <table:table-cell table:formula="of:=IF([.$F173]=[.I173];TRUE();FALSE())" office:value-type="boolean" office:boolean-value="true" calcext:value-type="boolean">
            <text:p>TRUE</text:p>
          </table:table-cell>
          <table:table-cell table:formula="of:=VLOOKUP([.$A173]; [Sheet2.$A$2:.$D$421]; 2 ;0)" office:value-type="string" office:string-value="2025-03-30T01:00:00Z" calcext:value-type="string">
            <text:p>2025-03-30T01:00:00Z</text:p>
          </table:table-cell>
          <table:table-cell table:formula="of:=IF([.$F173]=[.K173];TRUE();FALSE())" office:value-type="boolean" office:boolean-value="false" calcext:value-type="boolean">
            <text:p>FALSE</text:p>
          </table:table-cell>
          <table:table-cell table:formula="of:=OR([.J173];[.L1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ir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174]; [Sheet2.$J$2:.$M$421]; 2 ;0)" office:value-type="string" office:string-value="2025-10-26T01:00:00Z" calcext:value-type="string">
            <text:p>2025-10-26T01:00:00Z</text:p>
          </table:table-cell>
          <table:table-cell table:formula="of:=IF([.$F174]=[.I174];TRUE();FALSE())" office:value-type="boolean" office:boolean-value="false" calcext:value-type="boolean">
            <text:p>FALSE</text:p>
          </table:table-cell>
          <table:table-cell table:formula="of:=VLOOKUP([.$A174]; [Sheet2.$A$2:.$D$421]; 2 ;0)" office:value-type="string" office:string-value="2025-03-30T01:00:00Z" calcext:value-type="string">
            <text:p>2025-03-30T01:00:00Z</text:p>
          </table:table-cell>
          <table:table-cell table:formula="of:=IF([.$F174]=[.K174];TRUE();FALSE())" office:value-type="boolean" office:boolean-value="true" calcext:value-type="boolean">
            <text:p>TRUE</text:p>
          </table:table-cell>
          <table:table-cell table:formula="of:=OR([.J174];[.L1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ir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175]; [Sheet2.$J$2:.$M$421]; 2 ;0)" office:value-type="string" office:string-value="2025-10-26T01:00:00Z" calcext:value-type="string">
            <text:p>2025-10-26T01:00:00Z</text:p>
          </table:table-cell>
          <table:table-cell table:formula="of:=IF([.$F175]=[.I175];TRUE();FALSE())" office:value-type="boolean" office:boolean-value="true" calcext:value-type="boolean">
            <text:p>TRUE</text:p>
          </table:table-cell>
          <table:table-cell table:formula="of:=VLOOKUP([.$A175]; [Sheet2.$A$2:.$D$421]; 2 ;0)" office:value-type="string" office:string-value="2025-03-30T01:00:00Z" calcext:value-type="string">
            <text:p>2025-03-30T01:00:00Z</text:p>
          </table:table-cell>
          <table:table-cell table:formula="of:=IF([.$F175]=[.K175];TRUE();FALSE())" office:value-type="boolean" office:boolean-value="false" calcext:value-type="boolean">
            <text:p>FALSE</text:p>
          </table:table-cell>
          <table:table-cell table:formula="of:=OR([.J175];[.L1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Amsterdam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76]; [Sheet2.$J$2:.$M$421]; 2 ;0)" office:value-type="string" office:string-value="2025-10-26T01:00:00Z" calcext:value-type="string">
            <text:p>2025-10-26T01:00:00Z</text:p>
          </table:table-cell>
          <table:table-cell table:formula="of:=IF([.$F176]=[.I176];TRUE();FALSE())" office:value-type="boolean" office:boolean-value="false" calcext:value-type="boolean">
            <text:p>FALSE</text:p>
          </table:table-cell>
          <table:table-cell table:formula="of:=VLOOKUP([.$A176]; [Sheet2.$A$2:.$D$421]; 2 ;0)" office:value-type="string" office:string-value="2025-03-30T01:00:00Z" calcext:value-type="string">
            <text:p>2025-03-30T01:00:00Z</text:p>
          </table:table-cell>
          <table:table-cell table:formula="of:=IF([.$F176]=[.K176];TRUE();FALSE())" office:value-type="boolean" office:boolean-value="true" calcext:value-type="boolean">
            <text:p>TRUE</text:p>
          </table:table-cell>
          <table:table-cell table:formula="of:=OR([.J176];[.L1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Amsterdam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77]; [Sheet2.$J$2:.$M$421]; 2 ;0)" office:value-type="string" office:string-value="2025-10-26T01:00:00Z" calcext:value-type="string">
            <text:p>2025-10-26T01:00:00Z</text:p>
          </table:table-cell>
          <table:table-cell table:formula="of:=IF([.$F177]=[.I177];TRUE();FALSE())" office:value-type="boolean" office:boolean-value="true" calcext:value-type="boolean">
            <text:p>TRUE</text:p>
          </table:table-cell>
          <table:table-cell table:formula="of:=VLOOKUP([.$A177]; [Sheet2.$A$2:.$D$421]; 2 ;0)" office:value-type="string" office:string-value="2025-03-30T01:00:00Z" calcext:value-type="string">
            <text:p>2025-03-30T01:00:00Z</text:p>
          </table:table-cell>
          <table:table-cell table:formula="of:=IF([.$F177]=[.K177];TRUE();FALSE())" office:value-type="boolean" office:boolean-value="false" calcext:value-type="boolean">
            <text:p>FALSE</text:p>
          </table:table-cell>
          <table:table-cell table:formula="of:=OR([.J177];[.L1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Andorr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78]; [Sheet2.$J$2:.$M$421]; 2 ;0)" office:value-type="string" office:string-value="2025-10-26T01:00:00Z" calcext:value-type="string">
            <text:p>2025-10-26T01:00:00Z</text:p>
          </table:table-cell>
          <table:table-cell table:formula="of:=IF([.$F178]=[.I178];TRUE();FALSE())" office:value-type="boolean" office:boolean-value="false" calcext:value-type="boolean">
            <text:p>FALSE</text:p>
          </table:table-cell>
          <table:table-cell table:formula="of:=VLOOKUP([.$A178]; [Sheet2.$A$2:.$D$421]; 2 ;0)" office:value-type="string" office:string-value="2025-03-30T01:00:00Z" calcext:value-type="string">
            <text:p>2025-03-30T01:00:00Z</text:p>
          </table:table-cell>
          <table:table-cell table:formula="of:=IF([.$F178]=[.K178];TRUE();FALSE())" office:value-type="boolean" office:boolean-value="true" calcext:value-type="boolean">
            <text:p>TRUE</text:p>
          </table:table-cell>
          <table:table-cell table:formula="of:=OR([.J178];[.L1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Andorr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79]; [Sheet2.$J$2:.$M$421]; 2 ;0)" office:value-type="string" office:string-value="2025-10-26T01:00:00Z" calcext:value-type="string">
            <text:p>2025-10-26T01:00:00Z</text:p>
          </table:table-cell>
          <table:table-cell table:formula="of:=IF([.$F179]=[.I179];TRUE();FALSE())" office:value-type="boolean" office:boolean-value="true" calcext:value-type="boolean">
            <text:p>TRUE</text:p>
          </table:table-cell>
          <table:table-cell table:formula="of:=VLOOKUP([.$A179]; [Sheet2.$A$2:.$D$421]; 2 ;0)" office:value-type="string" office:string-value="2025-03-30T01:00:00Z" calcext:value-type="string">
            <text:p>2025-03-30T01:00:00Z</text:p>
          </table:table-cell>
          <table:table-cell table:formula="of:=IF([.$F179]=[.K179];TRUE();FALSE())" office:value-type="boolean" office:boolean-value="false" calcext:value-type="boolean">
            <text:p>FALSE</text:p>
          </table:table-cell>
          <table:table-cell table:formula="of:=OR([.J179];[.L1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Athens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80]; [Sheet2.$J$2:.$M$421]; 2 ;0)" office:value-type="string" office:string-value="2025-10-26T01:00:00Z" calcext:value-type="string">
            <text:p>2025-10-26T01:00:00Z</text:p>
          </table:table-cell>
          <table:table-cell table:formula="of:=IF([.$F180]=[.I180];TRUE();FALSE())" office:value-type="boolean" office:boolean-value="false" calcext:value-type="boolean">
            <text:p>FALSE</text:p>
          </table:table-cell>
          <table:table-cell table:formula="of:=VLOOKUP([.$A180]; [Sheet2.$A$2:.$D$421]; 2 ;0)" office:value-type="string" office:string-value="2025-03-30T01:00:00Z" calcext:value-type="string">
            <text:p>2025-03-30T01:00:00Z</text:p>
          </table:table-cell>
          <table:table-cell table:formula="of:=IF([.$F180]=[.K180];TRUE();FALSE())" office:value-type="boolean" office:boolean-value="true" calcext:value-type="boolean">
            <text:p>TRUE</text:p>
          </table:table-cell>
          <table:table-cell table:formula="of:=OR([.J180];[.L1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Athens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81]; [Sheet2.$J$2:.$M$421]; 2 ;0)" office:value-type="string" office:string-value="2025-10-26T01:00:00Z" calcext:value-type="string">
            <text:p>2025-10-26T01:00:00Z</text:p>
          </table:table-cell>
          <table:table-cell table:formula="of:=IF([.$F181]=[.I181];TRUE();FALSE())" office:value-type="boolean" office:boolean-value="true" calcext:value-type="boolean">
            <text:p>TRUE</text:p>
          </table:table-cell>
          <table:table-cell table:formula="of:=VLOOKUP([.$A181]; [Sheet2.$A$2:.$D$421]; 2 ;0)" office:value-type="string" office:string-value="2025-03-30T01:00:00Z" calcext:value-type="string">
            <text:p>2025-03-30T01:00:00Z</text:p>
          </table:table-cell>
          <table:table-cell table:formula="of:=IF([.$F181]=[.K181];TRUE();FALSE())" office:value-type="boolean" office:boolean-value="false" calcext:value-type="boolean">
            <text:p>FALSE</text:p>
          </table:table-cell>
          <table:table-cell table:formula="of:=OR([.J181];[.L1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elfast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182]; [Sheet2.$J$2:.$M$421]; 2 ;0)" office:value-type="string" office:string-value="2025-10-26T01:00:00Z" calcext:value-type="string">
            <text:p>2025-10-26T01:00:00Z</text:p>
          </table:table-cell>
          <table:table-cell table:formula="of:=IF([.$F182]=[.I182];TRUE();FALSE())" office:value-type="boolean" office:boolean-value="false" calcext:value-type="boolean">
            <text:p>FALSE</text:p>
          </table:table-cell>
          <table:table-cell table:formula="of:=VLOOKUP([.$A182]; [Sheet2.$A$2:.$D$421]; 2 ;0)" office:value-type="string" office:string-value="2025-03-30T01:00:00Z" calcext:value-type="string">
            <text:p>2025-03-30T01:00:00Z</text:p>
          </table:table-cell>
          <table:table-cell table:formula="of:=IF([.$F182]=[.K182];TRUE();FALSE())" office:value-type="boolean" office:boolean-value="true" calcext:value-type="boolean">
            <text:p>TRUE</text:p>
          </table:table-cell>
          <table:table-cell table:formula="of:=OR([.J182];[.L1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elfast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183]; [Sheet2.$J$2:.$M$421]; 2 ;0)" office:value-type="string" office:string-value="2025-10-26T01:00:00Z" calcext:value-type="string">
            <text:p>2025-10-26T01:00:00Z</text:p>
          </table:table-cell>
          <table:table-cell table:formula="of:=IF([.$F183]=[.I183];TRUE();FALSE())" office:value-type="boolean" office:boolean-value="true" calcext:value-type="boolean">
            <text:p>TRUE</text:p>
          </table:table-cell>
          <table:table-cell table:formula="of:=VLOOKUP([.$A183]; [Sheet2.$A$2:.$D$421]; 2 ;0)" office:value-type="string" office:string-value="2025-03-30T01:00:00Z" calcext:value-type="string">
            <text:p>2025-03-30T01:00:00Z</text:p>
          </table:table-cell>
          <table:table-cell table:formula="of:=IF([.$F183]=[.K183];TRUE();FALSE())" office:value-type="boolean" office:boolean-value="false" calcext:value-type="boolean">
            <text:p>FALSE</text:p>
          </table:table-cell>
          <table:table-cell table:formula="of:=OR([.J183];[.L1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elgrad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84]; [Sheet2.$J$2:.$M$421]; 2 ;0)" office:value-type="string" office:string-value="2025-10-26T01:00:00Z" calcext:value-type="string">
            <text:p>2025-10-26T01:00:00Z</text:p>
          </table:table-cell>
          <table:table-cell table:formula="of:=IF([.$F184]=[.I184];TRUE();FALSE())" office:value-type="boolean" office:boolean-value="false" calcext:value-type="boolean">
            <text:p>FALSE</text:p>
          </table:table-cell>
          <table:table-cell table:formula="of:=VLOOKUP([.$A184]; [Sheet2.$A$2:.$D$421]; 2 ;0)" office:value-type="string" office:string-value="2025-03-30T01:00:00Z" calcext:value-type="string">
            <text:p>2025-03-30T01:00:00Z</text:p>
          </table:table-cell>
          <table:table-cell table:formula="of:=IF([.$F184]=[.K184];TRUE();FALSE())" office:value-type="boolean" office:boolean-value="true" calcext:value-type="boolean">
            <text:p>TRUE</text:p>
          </table:table-cell>
          <table:table-cell table:formula="of:=OR([.J184];[.L1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elgrad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85]; [Sheet2.$J$2:.$M$421]; 2 ;0)" office:value-type="string" office:string-value="2025-10-26T01:00:00Z" calcext:value-type="string">
            <text:p>2025-10-26T01:00:00Z</text:p>
          </table:table-cell>
          <table:table-cell table:formula="of:=IF([.$F185]=[.I185];TRUE();FALSE())" office:value-type="boolean" office:boolean-value="true" calcext:value-type="boolean">
            <text:p>TRUE</text:p>
          </table:table-cell>
          <table:table-cell table:formula="of:=VLOOKUP([.$A185]; [Sheet2.$A$2:.$D$421]; 2 ;0)" office:value-type="string" office:string-value="2025-03-30T01:00:00Z" calcext:value-type="string">
            <text:p>2025-03-30T01:00:00Z</text:p>
          </table:table-cell>
          <table:table-cell table:formula="of:=IF([.$F185]=[.K185];TRUE();FALSE())" office:value-type="boolean" office:boolean-value="false" calcext:value-type="boolean">
            <text:p>FALSE</text:p>
          </table:table-cell>
          <table:table-cell table:formula="of:=OR([.J185];[.L1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erli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86]; [Sheet2.$J$2:.$M$421]; 2 ;0)" office:value-type="string" office:string-value="2025-10-26T01:00:00Z" calcext:value-type="string">
            <text:p>2025-10-26T01:00:00Z</text:p>
          </table:table-cell>
          <table:table-cell table:formula="of:=IF([.$F186]=[.I186];TRUE();FALSE())" office:value-type="boolean" office:boolean-value="false" calcext:value-type="boolean">
            <text:p>FALSE</text:p>
          </table:table-cell>
          <table:table-cell table:formula="of:=VLOOKUP([.$A186]; [Sheet2.$A$2:.$D$421]; 2 ;0)" office:value-type="string" office:string-value="2025-03-30T01:00:00Z" calcext:value-type="string">
            <text:p>2025-03-30T01:00:00Z</text:p>
          </table:table-cell>
          <table:table-cell table:formula="of:=IF([.$F186]=[.K186];TRUE();FALSE())" office:value-type="boolean" office:boolean-value="true" calcext:value-type="boolean">
            <text:p>TRUE</text:p>
          </table:table-cell>
          <table:table-cell table:formula="of:=OR([.J186];[.L1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erli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87]; [Sheet2.$J$2:.$M$421]; 2 ;0)" office:value-type="string" office:string-value="2025-10-26T01:00:00Z" calcext:value-type="string">
            <text:p>2025-10-26T01:00:00Z</text:p>
          </table:table-cell>
          <table:table-cell table:formula="of:=IF([.$F187]=[.I187];TRUE();FALSE())" office:value-type="boolean" office:boolean-value="true" calcext:value-type="boolean">
            <text:p>TRUE</text:p>
          </table:table-cell>
          <table:table-cell table:formula="of:=VLOOKUP([.$A187]; [Sheet2.$A$2:.$D$421]; 2 ;0)" office:value-type="string" office:string-value="2025-03-30T01:00:00Z" calcext:value-type="string">
            <text:p>2025-03-30T01:00:00Z</text:p>
          </table:table-cell>
          <table:table-cell table:formula="of:=IF([.$F187]=[.K187];TRUE();FALSE())" office:value-type="boolean" office:boolean-value="false" calcext:value-type="boolean">
            <text:p>FALSE</text:p>
          </table:table-cell>
          <table:table-cell table:formula="of:=OR([.J187];[.L1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ratislav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88]; [Sheet2.$J$2:.$M$421]; 2 ;0)" office:value-type="string" office:string-value="2025-10-26T01:00:00Z" calcext:value-type="string">
            <text:p>2025-10-26T01:00:00Z</text:p>
          </table:table-cell>
          <table:table-cell table:formula="of:=IF([.$F188]=[.I188];TRUE();FALSE())" office:value-type="boolean" office:boolean-value="false" calcext:value-type="boolean">
            <text:p>FALSE</text:p>
          </table:table-cell>
          <table:table-cell table:formula="of:=VLOOKUP([.$A188]; [Sheet2.$A$2:.$D$421]; 2 ;0)" office:value-type="string" office:string-value="2025-03-30T01:00:00Z" calcext:value-type="string">
            <text:p>2025-03-30T01:00:00Z</text:p>
          </table:table-cell>
          <table:table-cell table:formula="of:=IF([.$F188]=[.K188];TRUE();FALSE())" office:value-type="boolean" office:boolean-value="true" calcext:value-type="boolean">
            <text:p>TRUE</text:p>
          </table:table-cell>
          <table:table-cell table:formula="of:=OR([.J188];[.L1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ratislav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89]; [Sheet2.$J$2:.$M$421]; 2 ;0)" office:value-type="string" office:string-value="2025-10-26T01:00:00Z" calcext:value-type="string">
            <text:p>2025-10-26T01:00:00Z</text:p>
          </table:table-cell>
          <table:table-cell table:formula="of:=IF([.$F189]=[.I189];TRUE();FALSE())" office:value-type="boolean" office:boolean-value="true" calcext:value-type="boolean">
            <text:p>TRUE</text:p>
          </table:table-cell>
          <table:table-cell table:formula="of:=VLOOKUP([.$A189]; [Sheet2.$A$2:.$D$421]; 2 ;0)" office:value-type="string" office:string-value="2025-03-30T01:00:00Z" calcext:value-type="string">
            <text:p>2025-03-30T01:00:00Z</text:p>
          </table:table-cell>
          <table:table-cell table:formula="of:=IF([.$F189]=[.K189];TRUE();FALSE())" office:value-type="boolean" office:boolean-value="false" calcext:value-type="boolean">
            <text:p>FALSE</text:p>
          </table:table-cell>
          <table:table-cell table:formula="of:=OR([.J189];[.L1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russels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90]; [Sheet2.$J$2:.$M$421]; 2 ;0)" office:value-type="string" office:string-value="2025-10-26T01:00:00Z" calcext:value-type="string">
            <text:p>2025-10-26T01:00:00Z</text:p>
          </table:table-cell>
          <table:table-cell table:formula="of:=IF([.$F190]=[.I190];TRUE();FALSE())" office:value-type="boolean" office:boolean-value="false" calcext:value-type="boolean">
            <text:p>FALSE</text:p>
          </table:table-cell>
          <table:table-cell table:formula="of:=VLOOKUP([.$A190]; [Sheet2.$A$2:.$D$421]; 2 ;0)" office:value-type="string" office:string-value="2025-03-30T01:00:00Z" calcext:value-type="string">
            <text:p>2025-03-30T01:00:00Z</text:p>
          </table:table-cell>
          <table:table-cell table:formula="of:=IF([.$F190]=[.K190];TRUE();FALSE())" office:value-type="boolean" office:boolean-value="true" calcext:value-type="boolean">
            <text:p>TRUE</text:p>
          </table:table-cell>
          <table:table-cell table:formula="of:=OR([.J190];[.L1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russels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91]; [Sheet2.$J$2:.$M$421]; 2 ;0)" office:value-type="string" office:string-value="2025-10-26T01:00:00Z" calcext:value-type="string">
            <text:p>2025-10-26T01:00:00Z</text:p>
          </table:table-cell>
          <table:table-cell table:formula="of:=IF([.$F191]=[.I191];TRUE();FALSE())" office:value-type="boolean" office:boolean-value="true" calcext:value-type="boolean">
            <text:p>TRUE</text:p>
          </table:table-cell>
          <table:table-cell table:formula="of:=VLOOKUP([.$A191]; [Sheet2.$A$2:.$D$421]; 2 ;0)" office:value-type="string" office:string-value="2025-03-30T01:00:00Z" calcext:value-type="string">
            <text:p>2025-03-30T01:00:00Z</text:p>
          </table:table-cell>
          <table:table-cell table:formula="of:=IF([.$F191]=[.K191];TRUE();FALSE())" office:value-type="boolean" office:boolean-value="false" calcext:value-type="boolean">
            <text:p>FALSE</text:p>
          </table:table-cell>
          <table:table-cell table:formula="of:=OR([.J191];[.L1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uchares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92]; [Sheet2.$J$2:.$M$421]; 2 ;0)" office:value-type="string" office:string-value="2025-10-26T01:00:00Z" calcext:value-type="string">
            <text:p>2025-10-26T01:00:00Z</text:p>
          </table:table-cell>
          <table:table-cell table:formula="of:=IF([.$F192]=[.I192];TRUE();FALSE())" office:value-type="boolean" office:boolean-value="false" calcext:value-type="boolean">
            <text:p>FALSE</text:p>
          </table:table-cell>
          <table:table-cell table:formula="of:=VLOOKUP([.$A192]; [Sheet2.$A$2:.$D$421]; 2 ;0)" office:value-type="string" office:string-value="2025-03-30T01:00:00Z" calcext:value-type="string">
            <text:p>2025-03-30T01:00:00Z</text:p>
          </table:table-cell>
          <table:table-cell table:formula="of:=IF([.$F192]=[.K192];TRUE();FALSE())" office:value-type="boolean" office:boolean-value="true" calcext:value-type="boolean">
            <text:p>TRUE</text:p>
          </table:table-cell>
          <table:table-cell table:formula="of:=OR([.J192];[.L1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uchares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93]; [Sheet2.$J$2:.$M$421]; 2 ;0)" office:value-type="string" office:string-value="2025-10-26T01:00:00Z" calcext:value-type="string">
            <text:p>2025-10-26T01:00:00Z</text:p>
          </table:table-cell>
          <table:table-cell table:formula="of:=IF([.$F193]=[.I193];TRUE();FALSE())" office:value-type="boolean" office:boolean-value="true" calcext:value-type="boolean">
            <text:p>TRUE</text:p>
          </table:table-cell>
          <table:table-cell table:formula="of:=VLOOKUP([.$A193]; [Sheet2.$A$2:.$D$421]; 2 ;0)" office:value-type="string" office:string-value="2025-03-30T01:00:00Z" calcext:value-type="string">
            <text:p>2025-03-30T01:00:00Z</text:p>
          </table:table-cell>
          <table:table-cell table:formula="of:=IF([.$F193]=[.K193];TRUE();FALSE())" office:value-type="boolean" office:boolean-value="false" calcext:value-type="boolean">
            <text:p>FALSE</text:p>
          </table:table-cell>
          <table:table-cell table:formula="of:=OR([.J193];[.L1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udapes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94]; [Sheet2.$J$2:.$M$421]; 2 ;0)" office:value-type="string" office:string-value="2025-10-26T01:00:00Z" calcext:value-type="string">
            <text:p>2025-10-26T01:00:00Z</text:p>
          </table:table-cell>
          <table:table-cell table:formula="of:=IF([.$F194]=[.I194];TRUE();FALSE())" office:value-type="boolean" office:boolean-value="false" calcext:value-type="boolean">
            <text:p>FALSE</text:p>
          </table:table-cell>
          <table:table-cell table:formula="of:=VLOOKUP([.$A194]; [Sheet2.$A$2:.$D$421]; 2 ;0)" office:value-type="string" office:string-value="2025-03-30T01:00:00Z" calcext:value-type="string">
            <text:p>2025-03-30T01:00:00Z</text:p>
          </table:table-cell>
          <table:table-cell table:formula="of:=IF([.$F194]=[.K194];TRUE();FALSE())" office:value-type="boolean" office:boolean-value="true" calcext:value-type="boolean">
            <text:p>TRUE</text:p>
          </table:table-cell>
          <table:table-cell table:formula="of:=OR([.J194];[.L1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udapes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95]; [Sheet2.$J$2:.$M$421]; 2 ;0)" office:value-type="string" office:string-value="2025-10-26T01:00:00Z" calcext:value-type="string">
            <text:p>2025-10-26T01:00:00Z</text:p>
          </table:table-cell>
          <table:table-cell table:formula="of:=IF([.$F195]=[.I195];TRUE();FALSE())" office:value-type="boolean" office:boolean-value="true" calcext:value-type="boolean">
            <text:p>TRUE</text:p>
          </table:table-cell>
          <table:table-cell table:formula="of:=VLOOKUP([.$A195]; [Sheet2.$A$2:.$D$421]; 2 ;0)" office:value-type="string" office:string-value="2025-03-30T01:00:00Z" calcext:value-type="string">
            <text:p>2025-03-30T01:00:00Z</text:p>
          </table:table-cell>
          <table:table-cell table:formula="of:=IF([.$F195]=[.K195];TRUE();FALSE())" office:value-type="boolean" office:boolean-value="false" calcext:value-type="boolean">
            <text:p>FALSE</text:p>
          </table:table-cell>
          <table:table-cell table:formula="of:=OR([.J195];[.L1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using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96]; [Sheet2.$J$2:.$M$421]; 2 ;0)" office:value-type="string" office:string-value="2025-10-26T01:00:00Z" calcext:value-type="string">
            <text:p>2025-10-26T01:00:00Z</text:p>
          </table:table-cell>
          <table:table-cell table:formula="of:=IF([.$F196]=[.I196];TRUE();FALSE())" office:value-type="boolean" office:boolean-value="false" calcext:value-type="boolean">
            <text:p>FALSE</text:p>
          </table:table-cell>
          <table:table-cell table:formula="of:=VLOOKUP([.$A196]; [Sheet2.$A$2:.$D$421]; 2 ;0)" office:value-type="string" office:string-value="2025-03-30T01:00:00Z" calcext:value-type="string">
            <text:p>2025-03-30T01:00:00Z</text:p>
          </table:table-cell>
          <table:table-cell table:formula="of:=IF([.$F196]=[.K196];TRUE();FALSE())" office:value-type="boolean" office:boolean-value="true" calcext:value-type="boolean">
            <text:p>TRUE</text:p>
          </table:table-cell>
          <table:table-cell table:formula="of:=OR([.J196];[.L1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using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97]; [Sheet2.$J$2:.$M$421]; 2 ;0)" office:value-type="string" office:string-value="2025-10-26T01:00:00Z" calcext:value-type="string">
            <text:p>2025-10-26T01:00:00Z</text:p>
          </table:table-cell>
          <table:table-cell table:formula="of:=IF([.$F197]=[.I197];TRUE();FALSE())" office:value-type="boolean" office:boolean-value="true" calcext:value-type="boolean">
            <text:p>TRUE</text:p>
          </table:table-cell>
          <table:table-cell table:formula="of:=VLOOKUP([.$A197]; [Sheet2.$A$2:.$D$421]; 2 ;0)" office:value-type="string" office:string-value="2025-03-30T01:00:00Z" calcext:value-type="string">
            <text:p>2025-03-30T01:00:00Z</text:p>
          </table:table-cell>
          <table:table-cell table:formula="of:=IF([.$F197]=[.K197];TRUE();FALSE())" office:value-type="boolean" office:boolean-value="false" calcext:value-type="boolean">
            <text:p>FALSE</text:p>
          </table:table-cell>
          <table:table-cell table:formula="of:=OR([.J197];[.L1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Copenhag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98]; [Sheet2.$J$2:.$M$421]; 2 ;0)" office:value-type="string" office:string-value="2025-10-26T01:00:00Z" calcext:value-type="string">
            <text:p>2025-10-26T01:00:00Z</text:p>
          </table:table-cell>
          <table:table-cell table:formula="of:=IF([.$F198]=[.I198];TRUE();FALSE())" office:value-type="boolean" office:boolean-value="false" calcext:value-type="boolean">
            <text:p>FALSE</text:p>
          </table:table-cell>
          <table:table-cell table:formula="of:=VLOOKUP([.$A198]; [Sheet2.$A$2:.$D$421]; 2 ;0)" office:value-type="string" office:string-value="2025-03-30T01:00:00Z" calcext:value-type="string">
            <text:p>2025-03-30T01:00:00Z</text:p>
          </table:table-cell>
          <table:table-cell table:formula="of:=IF([.$F198]=[.K198];TRUE();FALSE())" office:value-type="boolean" office:boolean-value="true" calcext:value-type="boolean">
            <text:p>TRUE</text:p>
          </table:table-cell>
          <table:table-cell table:formula="of:=OR([.J198];[.L1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Copenhag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99]; [Sheet2.$J$2:.$M$421]; 2 ;0)" office:value-type="string" office:string-value="2025-10-26T01:00:00Z" calcext:value-type="string">
            <text:p>2025-10-26T01:00:00Z</text:p>
          </table:table-cell>
          <table:table-cell table:formula="of:=IF([.$F199]=[.I199];TRUE();FALSE())" office:value-type="boolean" office:boolean-value="true" calcext:value-type="boolean">
            <text:p>TRUE</text:p>
          </table:table-cell>
          <table:table-cell table:formula="of:=VLOOKUP([.$A199]; [Sheet2.$A$2:.$D$421]; 2 ;0)" office:value-type="string" office:string-value="2025-03-30T01:00:00Z" calcext:value-type="string">
            <text:p>2025-03-30T01:00:00Z</text:p>
          </table:table-cell>
          <table:table-cell table:formula="of:=IF([.$F199]=[.K199];TRUE();FALSE())" office:value-type="boolean" office:boolean-value="false" calcext:value-type="boolean">
            <text:p>FALSE</text:p>
          </table:table-cell>
          <table:table-cell table:formula="of:=OR([.J199];[.L1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Dubli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00]; [Sheet2.$J$2:.$M$421]; 2 ;0)" office:value-type="string" office:string-value="2025-10-26T01:00:00Z" calcext:value-type="string">
            <text:p>2025-10-26T01:00:00Z</text:p>
          </table:table-cell>
          <table:table-cell table:formula="of:=IF([.$F200]=[.I200];TRUE();FALSE())" office:value-type="boolean" office:boolean-value="false" calcext:value-type="boolean">
            <text:p>FALSE</text:p>
          </table:table-cell>
          <table:table-cell table:formula="of:=VLOOKUP([.$A200]; [Sheet2.$A$2:.$D$421]; 2 ;0)" office:value-type="string" office:string-value="2025-03-30T01:00:00Z" calcext:value-type="string">
            <text:p>2025-03-30T01:00:00Z</text:p>
          </table:table-cell>
          <table:table-cell table:formula="of:=IF([.$F200]=[.K200];TRUE();FALSE())" office:value-type="boolean" office:boolean-value="true" calcext:value-type="boolean">
            <text:p>TRUE</text:p>
          </table:table-cell>
          <table:table-cell table:formula="of:=OR([.J200];[.L20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Dubli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01]; [Sheet2.$J$2:.$M$421]; 2 ;0)" office:value-type="string" office:string-value="2025-10-26T01:00:00Z" calcext:value-type="string">
            <text:p>2025-10-26T01:00:00Z</text:p>
          </table:table-cell>
          <table:table-cell table:formula="of:=IF([.$F201]=[.I201];TRUE();FALSE())" office:value-type="boolean" office:boolean-value="true" calcext:value-type="boolean">
            <text:p>TRUE</text:p>
          </table:table-cell>
          <table:table-cell table:formula="of:=VLOOKUP([.$A201]; [Sheet2.$A$2:.$D$421]; 2 ;0)" office:value-type="string" office:string-value="2025-03-30T01:00:00Z" calcext:value-type="string">
            <text:p>2025-03-30T01:00:00Z</text:p>
          </table:table-cell>
          <table:table-cell table:formula="of:=IF([.$F201]=[.K201];TRUE();FALSE())" office:value-type="boolean" office:boolean-value="false" calcext:value-type="boolean">
            <text:p>FALSE</text:p>
          </table:table-cell>
          <table:table-cell table:formula="of:=OR([.J201];[.L2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Gibraltar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02]; [Sheet2.$J$2:.$M$421]; 2 ;0)" office:value-type="string" office:string-value="2025-10-26T01:00:00Z" calcext:value-type="string">
            <text:p>2025-10-26T01:00:00Z</text:p>
          </table:table-cell>
          <table:table-cell table:formula="of:=IF([.$F202]=[.I202];TRUE();FALSE())" office:value-type="boolean" office:boolean-value="false" calcext:value-type="boolean">
            <text:p>FALSE</text:p>
          </table:table-cell>
          <table:table-cell table:formula="of:=VLOOKUP([.$A202]; [Sheet2.$A$2:.$D$421]; 2 ;0)" office:value-type="string" office:string-value="2025-03-30T01:00:00Z" calcext:value-type="string">
            <text:p>2025-03-30T01:00:00Z</text:p>
          </table:table-cell>
          <table:table-cell table:formula="of:=IF([.$F202]=[.K202];TRUE();FALSE())" office:value-type="boolean" office:boolean-value="true" calcext:value-type="boolean">
            <text:p>TRUE</text:p>
          </table:table-cell>
          <table:table-cell table:formula="of:=OR([.J202];[.L2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Gibraltar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03]; [Sheet2.$J$2:.$M$421]; 2 ;0)" office:value-type="string" office:string-value="2025-10-26T01:00:00Z" calcext:value-type="string">
            <text:p>2025-10-26T01:00:00Z</text:p>
          </table:table-cell>
          <table:table-cell table:formula="of:=IF([.$F203]=[.I203];TRUE();FALSE())" office:value-type="boolean" office:boolean-value="true" calcext:value-type="boolean">
            <text:p>TRUE</text:p>
          </table:table-cell>
          <table:table-cell table:formula="of:=VLOOKUP([.$A203]; [Sheet2.$A$2:.$D$421]; 2 ;0)" office:value-type="string" office:string-value="2025-03-30T01:00:00Z" calcext:value-type="string">
            <text:p>2025-03-30T01:00:00Z</text:p>
          </table:table-cell>
          <table:table-cell table:formula="of:=IF([.$F203]=[.K203];TRUE();FALSE())" office:value-type="boolean" office:boolean-value="false" calcext:value-type="boolean">
            <text:p>FALSE</text:p>
          </table:table-cell>
          <table:table-cell table:formula="of:=OR([.J203];[.L2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Guernse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04]; [Sheet2.$J$2:.$M$421]; 2 ;0)" office:value-type="string" office:string-value="2025-10-26T01:00:00Z" calcext:value-type="string">
            <text:p>2025-10-26T01:00:00Z</text:p>
          </table:table-cell>
          <table:table-cell table:formula="of:=IF([.$F204]=[.I204];TRUE();FALSE())" office:value-type="boolean" office:boolean-value="false" calcext:value-type="boolean">
            <text:p>FALSE</text:p>
          </table:table-cell>
          <table:table-cell table:formula="of:=VLOOKUP([.$A204]; [Sheet2.$A$2:.$D$421]; 2 ;0)" office:value-type="string" office:string-value="2025-03-30T01:00:00Z" calcext:value-type="string">
            <text:p>2025-03-30T01:00:00Z</text:p>
          </table:table-cell>
          <table:table-cell table:formula="of:=IF([.$F204]=[.K204];TRUE();FALSE())" office:value-type="boolean" office:boolean-value="true" calcext:value-type="boolean">
            <text:p>TRUE</text:p>
          </table:table-cell>
          <table:table-cell table:formula="of:=OR([.J204];[.L2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Guernse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05]; [Sheet2.$J$2:.$M$421]; 2 ;0)" office:value-type="string" office:string-value="2025-10-26T01:00:00Z" calcext:value-type="string">
            <text:p>2025-10-26T01:00:00Z</text:p>
          </table:table-cell>
          <table:table-cell table:formula="of:=IF([.$F205]=[.I205];TRUE();FALSE())" office:value-type="boolean" office:boolean-value="true" calcext:value-type="boolean">
            <text:p>TRUE</text:p>
          </table:table-cell>
          <table:table-cell table:formula="of:=VLOOKUP([.$A205]; [Sheet2.$A$2:.$D$421]; 2 ;0)" office:value-type="string" office:string-value="2025-03-30T01:00:00Z" calcext:value-type="string">
            <text:p>2025-03-30T01:00:00Z</text:p>
          </table:table-cell>
          <table:table-cell table:formula="of:=IF([.$F205]=[.K205];TRUE();FALSE())" office:value-type="boolean" office:boolean-value="false" calcext:value-type="boolean">
            <text:p>FALSE</text:p>
          </table:table-cell>
          <table:table-cell table:formula="of:=OR([.J205];[.L2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Helsinki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206]; [Sheet2.$J$2:.$M$421]; 2 ;0)" office:value-type="string" office:string-value="2025-10-26T01:00:00Z" calcext:value-type="string">
            <text:p>2025-10-26T01:00:00Z</text:p>
          </table:table-cell>
          <table:table-cell table:formula="of:=IF([.$F206]=[.I206];TRUE();FALSE())" office:value-type="boolean" office:boolean-value="false" calcext:value-type="boolean">
            <text:p>FALSE</text:p>
          </table:table-cell>
          <table:table-cell table:formula="of:=VLOOKUP([.$A206]; [Sheet2.$A$2:.$D$421]; 2 ;0)" office:value-type="string" office:string-value="2025-03-30T01:00:00Z" calcext:value-type="string">
            <text:p>2025-03-30T01:00:00Z</text:p>
          </table:table-cell>
          <table:table-cell table:formula="of:=IF([.$F206]=[.K206];TRUE();FALSE())" office:value-type="boolean" office:boolean-value="true" calcext:value-type="boolean">
            <text:p>TRUE</text:p>
          </table:table-cell>
          <table:table-cell table:formula="of:=OR([.J206];[.L2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Helsinki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207]; [Sheet2.$J$2:.$M$421]; 2 ;0)" office:value-type="string" office:string-value="2025-10-26T01:00:00Z" calcext:value-type="string">
            <text:p>2025-10-26T01:00:00Z</text:p>
          </table:table-cell>
          <table:table-cell table:formula="of:=IF([.$F207]=[.I207];TRUE();FALSE())" office:value-type="boolean" office:boolean-value="true" calcext:value-type="boolean">
            <text:p>TRUE</text:p>
          </table:table-cell>
          <table:table-cell table:formula="of:=VLOOKUP([.$A207]; [Sheet2.$A$2:.$D$421]; 2 ;0)" office:value-type="string" office:string-value="2025-03-30T01:00:00Z" calcext:value-type="string">
            <text:p>2025-03-30T01:00:00Z</text:p>
          </table:table-cell>
          <table:table-cell table:formula="of:=IF([.$F207]=[.K207];TRUE();FALSE())" office:value-type="boolean" office:boolean-value="false" calcext:value-type="boolean">
            <text:p>FALSE</text:p>
          </table:table-cell>
          <table:table-cell table:formula="of:=OR([.J207];[.L2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Isle_of_Ma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08]; [Sheet2.$J$2:.$M$421]; 2 ;0)" office:value-type="string" office:string-value="2025-10-26T01:00:00Z" calcext:value-type="string">
            <text:p>2025-10-26T01:00:00Z</text:p>
          </table:table-cell>
          <table:table-cell table:formula="of:=IF([.$F208]=[.I208];TRUE();FALSE())" office:value-type="boolean" office:boolean-value="false" calcext:value-type="boolean">
            <text:p>FALSE</text:p>
          </table:table-cell>
          <table:table-cell table:formula="of:=VLOOKUP([.$A208]; [Sheet2.$A$2:.$D$421]; 2 ;0)" office:value-type="string" office:string-value="2025-03-30T01:00:00Z" calcext:value-type="string">
            <text:p>2025-03-30T01:00:00Z</text:p>
          </table:table-cell>
          <table:table-cell table:formula="of:=IF([.$F208]=[.K208];TRUE();FALSE())" office:value-type="boolean" office:boolean-value="true" calcext:value-type="boolean">
            <text:p>TRUE</text:p>
          </table:table-cell>
          <table:table-cell table:formula="of:=OR([.J208];[.L2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Isle_of_Ma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09]; [Sheet2.$J$2:.$M$421]; 2 ;0)" office:value-type="string" office:string-value="2025-10-26T01:00:00Z" calcext:value-type="string">
            <text:p>2025-10-26T01:00:00Z</text:p>
          </table:table-cell>
          <table:table-cell table:formula="of:=IF([.$F209]=[.I209];TRUE();FALSE())" office:value-type="boolean" office:boolean-value="true" calcext:value-type="boolean">
            <text:p>TRUE</text:p>
          </table:table-cell>
          <table:table-cell table:formula="of:=VLOOKUP([.$A209]; [Sheet2.$A$2:.$D$421]; 2 ;0)" office:value-type="string" office:string-value="2025-03-30T01:00:00Z" calcext:value-type="string">
            <text:p>2025-03-30T01:00:00Z</text:p>
          </table:table-cell>
          <table:table-cell table:formula="of:=IF([.$F209]=[.K209];TRUE();FALSE())" office:value-type="boolean" office:boolean-value="false" calcext:value-type="boolean">
            <text:p>FALSE</text:p>
          </table:table-cell>
          <table:table-cell table:formula="of:=OR([.J209];[.L2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Jerse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10]; [Sheet2.$J$2:.$M$421]; 2 ;0)" office:value-type="string" office:string-value="2025-10-26T01:00:00Z" calcext:value-type="string">
            <text:p>2025-10-26T01:00:00Z</text:p>
          </table:table-cell>
          <table:table-cell table:formula="of:=IF([.$F210]=[.I210];TRUE();FALSE())" office:value-type="boolean" office:boolean-value="false" calcext:value-type="boolean">
            <text:p>FALSE</text:p>
          </table:table-cell>
          <table:table-cell table:formula="of:=VLOOKUP([.$A210]; [Sheet2.$A$2:.$D$421]; 2 ;0)" office:value-type="string" office:string-value="2025-03-30T01:00:00Z" calcext:value-type="string">
            <text:p>2025-03-30T01:00:00Z</text:p>
          </table:table-cell>
          <table:table-cell table:formula="of:=IF([.$F210]=[.K210];TRUE();FALSE())" office:value-type="boolean" office:boolean-value="true" calcext:value-type="boolean">
            <text:p>TRUE</text:p>
          </table:table-cell>
          <table:table-cell table:formula="of:=OR([.J210];[.L2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Jerse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11]; [Sheet2.$J$2:.$M$421]; 2 ;0)" office:value-type="string" office:string-value="2025-10-26T01:00:00Z" calcext:value-type="string">
            <text:p>2025-10-26T01:00:00Z</text:p>
          </table:table-cell>
          <table:table-cell table:formula="of:=IF([.$F211]=[.I211];TRUE();FALSE())" office:value-type="boolean" office:boolean-value="true" calcext:value-type="boolean">
            <text:p>TRUE</text:p>
          </table:table-cell>
          <table:table-cell table:formula="of:=VLOOKUP([.$A211]; [Sheet2.$A$2:.$D$421]; 2 ;0)" office:value-type="string" office:string-value="2025-03-30T01:00:00Z" calcext:value-type="string">
            <text:p>2025-03-30T01:00:00Z</text:p>
          </table:table-cell>
          <table:table-cell table:formula="of:=IF([.$F211]=[.K211];TRUE();FALSE())" office:value-type="boolean" office:boolean-value="false" calcext:value-type="boolean">
            <text:p>FALSE</text:p>
          </table:table-cell>
          <table:table-cell table:formula="of:=OR([.J211];[.L2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Kiev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212]; [Sheet2.$J$2:.$M$421]; 2 ;0)" office:value-type="string" office:string-value="2025-10-26T01:00:00Z" calcext:value-type="string">
            <text:p>2025-10-26T01:00:00Z</text:p>
          </table:table-cell>
          <table:table-cell table:formula="of:=IF([.$F212]=[.I212];TRUE();FALSE())" office:value-type="boolean" office:boolean-value="false" calcext:value-type="boolean">
            <text:p>FALSE</text:p>
          </table:table-cell>
          <table:table-cell table:formula="of:=VLOOKUP([.$A212]; [Sheet2.$A$2:.$D$421]; 2 ;0)" office:value-type="string" office:string-value="2025-03-30T01:00:00Z" calcext:value-type="string">
            <text:p>2025-03-30T01:00:00Z</text:p>
          </table:table-cell>
          <table:table-cell table:formula="of:=IF([.$F212]=[.K212];TRUE();FALSE())" office:value-type="boolean" office:boolean-value="true" calcext:value-type="boolean">
            <text:p>TRUE</text:p>
          </table:table-cell>
          <table:table-cell table:formula="of:=OR([.J212];[.L2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Kiev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213]; [Sheet2.$J$2:.$M$421]; 2 ;0)" office:value-type="string" office:string-value="2025-10-26T01:00:00Z" calcext:value-type="string">
            <text:p>2025-10-26T01:00:00Z</text:p>
          </table:table-cell>
          <table:table-cell table:formula="of:=IF([.$F213]=[.I213];TRUE();FALSE())" office:value-type="boolean" office:boolean-value="true" calcext:value-type="boolean">
            <text:p>TRUE</text:p>
          </table:table-cell>
          <table:table-cell table:formula="of:=VLOOKUP([.$A213]; [Sheet2.$A$2:.$D$421]; 2 ;0)" office:value-type="string" office:string-value="2025-03-30T01:00:00Z" calcext:value-type="string">
            <text:p>2025-03-30T01:00:00Z</text:p>
          </table:table-cell>
          <table:table-cell table:formula="of:=IF([.$F213]=[.K213];TRUE();FALSE())" office:value-type="boolean" office:boolean-value="false" calcext:value-type="boolean">
            <text:p>FALSE</text:p>
          </table:table-cell>
          <table:table-cell table:formula="of:=OR([.J213];[.L2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isbo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14]; [Sheet2.$J$2:.$M$421]; 2 ;0)" office:value-type="string" office:string-value="2025-10-26T01:00:00Z" calcext:value-type="string">
            <text:p>2025-10-26T01:00:00Z</text:p>
          </table:table-cell>
          <table:table-cell table:formula="of:=IF([.$F214]=[.I214];TRUE();FALSE())" office:value-type="boolean" office:boolean-value="false" calcext:value-type="boolean">
            <text:p>FALSE</text:p>
          </table:table-cell>
          <table:table-cell table:formula="of:=VLOOKUP([.$A214]; [Sheet2.$A$2:.$D$421]; 2 ;0)" office:value-type="string" office:string-value="2025-03-30T01:00:00Z" calcext:value-type="string">
            <text:p>2025-03-30T01:00:00Z</text:p>
          </table:table-cell>
          <table:table-cell table:formula="of:=IF([.$F214]=[.K214];TRUE();FALSE())" office:value-type="boolean" office:boolean-value="true" calcext:value-type="boolean">
            <text:p>TRUE</text:p>
          </table:table-cell>
          <table:table-cell table:formula="of:=OR([.J214];[.L2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isbo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15]; [Sheet2.$J$2:.$M$421]; 2 ;0)" office:value-type="string" office:string-value="2025-10-26T01:00:00Z" calcext:value-type="string">
            <text:p>2025-10-26T01:00:00Z</text:p>
          </table:table-cell>
          <table:table-cell table:formula="of:=IF([.$F215]=[.I215];TRUE();FALSE())" office:value-type="boolean" office:boolean-value="true" calcext:value-type="boolean">
            <text:p>TRUE</text:p>
          </table:table-cell>
          <table:table-cell table:formula="of:=VLOOKUP([.$A215]; [Sheet2.$A$2:.$D$421]; 2 ;0)" office:value-type="string" office:string-value="2025-03-30T01:00:00Z" calcext:value-type="string">
            <text:p>2025-03-30T01:00:00Z</text:p>
          </table:table-cell>
          <table:table-cell table:formula="of:=IF([.$F215]=[.K215];TRUE();FALSE())" office:value-type="boolean" office:boolean-value="false" calcext:value-type="boolean">
            <text:p>FALSE</text:p>
          </table:table-cell>
          <table:table-cell table:formula="of:=OR([.J215];[.L2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jubljan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16]; [Sheet2.$J$2:.$M$421]; 2 ;0)" office:value-type="string" office:string-value="2025-10-26T01:00:00Z" calcext:value-type="string">
            <text:p>2025-10-26T01:00:00Z</text:p>
          </table:table-cell>
          <table:table-cell table:formula="of:=IF([.$F216]=[.I216];TRUE();FALSE())" office:value-type="boolean" office:boolean-value="false" calcext:value-type="boolean">
            <text:p>FALSE</text:p>
          </table:table-cell>
          <table:table-cell table:formula="of:=VLOOKUP([.$A216]; [Sheet2.$A$2:.$D$421]; 2 ;0)" office:value-type="string" office:string-value="2025-03-30T01:00:00Z" calcext:value-type="string">
            <text:p>2025-03-30T01:00:00Z</text:p>
          </table:table-cell>
          <table:table-cell table:formula="of:=IF([.$F216]=[.K216];TRUE();FALSE())" office:value-type="boolean" office:boolean-value="true" calcext:value-type="boolean">
            <text:p>TRUE</text:p>
          </table:table-cell>
          <table:table-cell table:formula="of:=OR([.J216];[.L2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jubljan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17]; [Sheet2.$J$2:.$M$421]; 2 ;0)" office:value-type="string" office:string-value="2025-10-26T01:00:00Z" calcext:value-type="string">
            <text:p>2025-10-26T01:00:00Z</text:p>
          </table:table-cell>
          <table:table-cell table:formula="of:=IF([.$F217]=[.I217];TRUE();FALSE())" office:value-type="boolean" office:boolean-value="true" calcext:value-type="boolean">
            <text:p>TRUE</text:p>
          </table:table-cell>
          <table:table-cell table:formula="of:=VLOOKUP([.$A217]; [Sheet2.$A$2:.$D$421]; 2 ;0)" office:value-type="string" office:string-value="2025-03-30T01:00:00Z" calcext:value-type="string">
            <text:p>2025-03-30T01:00:00Z</text:p>
          </table:table-cell>
          <table:table-cell table:formula="of:=IF([.$F217]=[.K217];TRUE();FALSE())" office:value-type="boolean" office:boolean-value="false" calcext:value-type="boolean">
            <text:p>FALSE</text:p>
          </table:table-cell>
          <table:table-cell table:formula="of:=OR([.J217];[.L2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ondo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18]; [Sheet2.$J$2:.$M$421]; 2 ;0)" office:value-type="string" office:string-value="2025-10-26T01:00:00Z" calcext:value-type="string">
            <text:p>2025-10-26T01:00:00Z</text:p>
          </table:table-cell>
          <table:table-cell table:formula="of:=IF([.$F218]=[.I218];TRUE();FALSE())" office:value-type="boolean" office:boolean-value="false" calcext:value-type="boolean">
            <text:p>FALSE</text:p>
          </table:table-cell>
          <table:table-cell table:formula="of:=VLOOKUP([.$A218]; [Sheet2.$A$2:.$D$421]; 2 ;0)" office:value-type="string" office:string-value="2025-03-30T01:00:00Z" calcext:value-type="string">
            <text:p>2025-03-30T01:00:00Z</text:p>
          </table:table-cell>
          <table:table-cell table:formula="of:=IF([.$F218]=[.K218];TRUE();FALSE())" office:value-type="boolean" office:boolean-value="true" calcext:value-type="boolean">
            <text:p>TRUE</text:p>
          </table:table-cell>
          <table:table-cell table:formula="of:=OR([.J218];[.L2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ondo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19]; [Sheet2.$J$2:.$M$421]; 2 ;0)" office:value-type="string" office:string-value="2025-10-26T01:00:00Z" calcext:value-type="string">
            <text:p>2025-10-26T01:00:00Z</text:p>
          </table:table-cell>
          <table:table-cell table:formula="of:=IF([.$F219]=[.I219];TRUE();FALSE())" office:value-type="boolean" office:boolean-value="true" calcext:value-type="boolean">
            <text:p>TRUE</text:p>
          </table:table-cell>
          <table:table-cell table:formula="of:=VLOOKUP([.$A219]; [Sheet2.$A$2:.$D$421]; 2 ;0)" office:value-type="string" office:string-value="2025-03-30T01:00:00Z" calcext:value-type="string">
            <text:p>2025-03-30T01:00:00Z</text:p>
          </table:table-cell>
          <table:table-cell table:formula="of:=IF([.$F219]=[.K219];TRUE();FALSE())" office:value-type="boolean" office:boolean-value="false" calcext:value-type="boolean">
            <text:p>FALSE</text:p>
          </table:table-cell>
          <table:table-cell table:formula="of:=OR([.J219];[.L2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uxembourg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20]; [Sheet2.$J$2:.$M$421]; 2 ;0)" office:value-type="string" office:string-value="2025-10-26T01:00:00Z" calcext:value-type="string">
            <text:p>2025-10-26T01:00:00Z</text:p>
          </table:table-cell>
          <table:table-cell table:formula="of:=IF([.$F220]=[.I220];TRUE();FALSE())" office:value-type="boolean" office:boolean-value="false" calcext:value-type="boolean">
            <text:p>FALSE</text:p>
          </table:table-cell>
          <table:table-cell table:formula="of:=VLOOKUP([.$A220]; [Sheet2.$A$2:.$D$421]; 2 ;0)" office:value-type="string" office:string-value="2025-03-30T01:00:00Z" calcext:value-type="string">
            <text:p>2025-03-30T01:00:00Z</text:p>
          </table:table-cell>
          <table:table-cell table:formula="of:=IF([.$F220]=[.K220];TRUE();FALSE())" office:value-type="boolean" office:boolean-value="true" calcext:value-type="boolean">
            <text:p>TRUE</text:p>
          </table:table-cell>
          <table:table-cell table:formula="of:=OR([.J220];[.L2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uxembourg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21]; [Sheet2.$J$2:.$M$421]; 2 ;0)" office:value-type="string" office:string-value="2025-10-26T01:00:00Z" calcext:value-type="string">
            <text:p>2025-10-26T01:00:00Z</text:p>
          </table:table-cell>
          <table:table-cell table:formula="of:=IF([.$F221]=[.I221];TRUE();FALSE())" office:value-type="boolean" office:boolean-value="true" calcext:value-type="boolean">
            <text:p>TRUE</text:p>
          </table:table-cell>
          <table:table-cell table:formula="of:=VLOOKUP([.$A221]; [Sheet2.$A$2:.$D$421]; 2 ;0)" office:value-type="string" office:string-value="2025-03-30T01:00:00Z" calcext:value-type="string">
            <text:p>2025-03-30T01:00:00Z</text:p>
          </table:table-cell>
          <table:table-cell table:formula="of:=IF([.$F221]=[.K221];TRUE();FALSE())" office:value-type="boolean" office:boolean-value="false" calcext:value-type="boolean">
            <text:p>FALSE</text:p>
          </table:table-cell>
          <table:table-cell table:formula="of:=OR([.J221];[.L2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adrid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22]; [Sheet2.$J$2:.$M$421]; 2 ;0)" office:value-type="string" office:string-value="2025-10-26T01:00:00Z" calcext:value-type="string">
            <text:p>2025-10-26T01:00:00Z</text:p>
          </table:table-cell>
          <table:table-cell table:formula="of:=IF([.$F222]=[.I222];TRUE();FALSE())" office:value-type="boolean" office:boolean-value="false" calcext:value-type="boolean">
            <text:p>FALSE</text:p>
          </table:table-cell>
          <table:table-cell table:formula="of:=VLOOKUP([.$A222]; [Sheet2.$A$2:.$D$421]; 2 ;0)" office:value-type="string" office:string-value="2025-03-30T01:00:00Z" calcext:value-type="string">
            <text:p>2025-03-30T01:00:00Z</text:p>
          </table:table-cell>
          <table:table-cell table:formula="of:=IF([.$F222]=[.K222];TRUE();FALSE())" office:value-type="boolean" office:boolean-value="true" calcext:value-type="boolean">
            <text:p>TRUE</text:p>
          </table:table-cell>
          <table:table-cell table:formula="of:=OR([.J222];[.L2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adrid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23]; [Sheet2.$J$2:.$M$421]; 2 ;0)" office:value-type="string" office:string-value="2025-10-26T01:00:00Z" calcext:value-type="string">
            <text:p>2025-10-26T01:00:00Z</text:p>
          </table:table-cell>
          <table:table-cell table:formula="of:=IF([.$F223]=[.I223];TRUE();FALSE())" office:value-type="boolean" office:boolean-value="true" calcext:value-type="boolean">
            <text:p>TRUE</text:p>
          </table:table-cell>
          <table:table-cell table:formula="of:=VLOOKUP([.$A223]; [Sheet2.$A$2:.$D$421]; 2 ;0)" office:value-type="string" office:string-value="2025-03-30T01:00:00Z" calcext:value-type="string">
            <text:p>2025-03-30T01:00:00Z</text:p>
          </table:table-cell>
          <table:table-cell table:formula="of:=IF([.$F223]=[.K223];TRUE();FALSE())" office:value-type="boolean" office:boolean-value="false" calcext:value-type="boolean">
            <text:p>FALSE</text:p>
          </table:table-cell>
          <table:table-cell table:formula="of:=OR([.J223];[.L2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alt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24]; [Sheet2.$J$2:.$M$421]; 2 ;0)" office:value-type="string" office:string-value="2025-10-26T01:00:00Z" calcext:value-type="string">
            <text:p>2025-10-26T01:00:00Z</text:p>
          </table:table-cell>
          <table:table-cell table:formula="of:=IF([.$F224]=[.I224];TRUE();FALSE())" office:value-type="boolean" office:boolean-value="false" calcext:value-type="boolean">
            <text:p>FALSE</text:p>
          </table:table-cell>
          <table:table-cell table:formula="of:=VLOOKUP([.$A224]; [Sheet2.$A$2:.$D$421]; 2 ;0)" office:value-type="string" office:string-value="2025-03-30T01:00:00Z" calcext:value-type="string">
            <text:p>2025-03-30T01:00:00Z</text:p>
          </table:table-cell>
          <table:table-cell table:formula="of:=IF([.$F224]=[.K224];TRUE();FALSE())" office:value-type="boolean" office:boolean-value="true" calcext:value-type="boolean">
            <text:p>TRUE</text:p>
          </table:table-cell>
          <table:table-cell table:formula="of:=OR([.J224];[.L2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alt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25]; [Sheet2.$J$2:.$M$421]; 2 ;0)" office:value-type="string" office:string-value="2025-10-26T01:00:00Z" calcext:value-type="string">
            <text:p>2025-10-26T01:00:00Z</text:p>
          </table:table-cell>
          <table:table-cell table:formula="of:=IF([.$F225]=[.I225];TRUE();FALSE())" office:value-type="boolean" office:boolean-value="true" calcext:value-type="boolean">
            <text:p>TRUE</text:p>
          </table:table-cell>
          <table:table-cell table:formula="of:=VLOOKUP([.$A225]; [Sheet2.$A$2:.$D$421]; 2 ;0)" office:value-type="string" office:string-value="2025-03-30T01:00:00Z" calcext:value-type="string">
            <text:p>2025-03-30T01:00:00Z</text:p>
          </table:table-cell>
          <table:table-cell table:formula="of:=IF([.$F225]=[.K225];TRUE();FALSE())" office:value-type="boolean" office:boolean-value="false" calcext:value-type="boolean">
            <text:p>FALSE</text:p>
          </table:table-cell>
          <table:table-cell table:formula="of:=OR([.J225];[.L2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ariehamn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226]; [Sheet2.$J$2:.$M$421]; 2 ;0)" office:value-type="string" office:string-value="2025-10-26T01:00:00Z" calcext:value-type="string">
            <text:p>2025-10-26T01:00:00Z</text:p>
          </table:table-cell>
          <table:table-cell table:formula="of:=IF([.$F226]=[.I226];TRUE();FALSE())" office:value-type="boolean" office:boolean-value="false" calcext:value-type="boolean">
            <text:p>FALSE</text:p>
          </table:table-cell>
          <table:table-cell table:formula="of:=VLOOKUP([.$A226]; [Sheet2.$A$2:.$D$421]; 2 ;0)" office:value-type="string" office:string-value="2025-03-30T01:00:00Z" calcext:value-type="string">
            <text:p>2025-03-30T01:00:00Z</text:p>
          </table:table-cell>
          <table:table-cell table:formula="of:=IF([.$F226]=[.K226];TRUE();FALSE())" office:value-type="boolean" office:boolean-value="true" calcext:value-type="boolean">
            <text:p>TRUE</text:p>
          </table:table-cell>
          <table:table-cell table:formula="of:=OR([.J226];[.L2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ariehamn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227]; [Sheet2.$J$2:.$M$421]; 2 ;0)" office:value-type="string" office:string-value="2025-10-26T01:00:00Z" calcext:value-type="string">
            <text:p>2025-10-26T01:00:00Z</text:p>
          </table:table-cell>
          <table:table-cell table:formula="of:=IF([.$F227]=[.I227];TRUE();FALSE())" office:value-type="boolean" office:boolean-value="true" calcext:value-type="boolean">
            <text:p>TRUE</text:p>
          </table:table-cell>
          <table:table-cell table:formula="of:=VLOOKUP([.$A227]; [Sheet2.$A$2:.$D$421]; 2 ;0)" office:value-type="string" office:string-value="2025-03-30T01:00:00Z" calcext:value-type="string">
            <text:p>2025-03-30T01:00:00Z</text:p>
          </table:table-cell>
          <table:table-cell table:formula="of:=IF([.$F227]=[.K227];TRUE();FALSE())" office:value-type="boolean" office:boolean-value="false" calcext:value-type="boolean">
            <text:p>FALSE</text:p>
          </table:table-cell>
          <table:table-cell table:formula="of:=OR([.J227];[.L2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onac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28]; [Sheet2.$J$2:.$M$421]; 2 ;0)" office:value-type="string" office:string-value="2025-10-26T01:00:00Z" calcext:value-type="string">
            <text:p>2025-10-26T01:00:00Z</text:p>
          </table:table-cell>
          <table:table-cell table:formula="of:=IF([.$F228]=[.I228];TRUE();FALSE())" office:value-type="boolean" office:boolean-value="false" calcext:value-type="boolean">
            <text:p>FALSE</text:p>
          </table:table-cell>
          <table:table-cell table:formula="of:=VLOOKUP([.$A228]; [Sheet2.$A$2:.$D$421]; 2 ;0)" office:value-type="string" office:string-value="2025-03-30T01:00:00Z" calcext:value-type="string">
            <text:p>2025-03-30T01:00:00Z</text:p>
          </table:table-cell>
          <table:table-cell table:formula="of:=IF([.$F228]=[.K228];TRUE();FALSE())" office:value-type="boolean" office:boolean-value="true" calcext:value-type="boolean">
            <text:p>TRUE</text:p>
          </table:table-cell>
          <table:table-cell table:formula="of:=OR([.J228];[.L2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onac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29]; [Sheet2.$J$2:.$M$421]; 2 ;0)" office:value-type="string" office:string-value="2025-10-26T01:00:00Z" calcext:value-type="string">
            <text:p>2025-10-26T01:00:00Z</text:p>
          </table:table-cell>
          <table:table-cell table:formula="of:=IF([.$F229]=[.I229];TRUE();FALSE())" office:value-type="boolean" office:boolean-value="true" calcext:value-type="boolean">
            <text:p>TRUE</text:p>
          </table:table-cell>
          <table:table-cell table:formula="of:=VLOOKUP([.$A229]; [Sheet2.$A$2:.$D$421]; 2 ;0)" office:value-type="string" office:string-value="2025-03-30T01:00:00Z" calcext:value-type="string">
            <text:p>2025-03-30T01:00:00Z</text:p>
          </table:table-cell>
          <table:table-cell table:formula="of:=IF([.$F229]=[.K229];TRUE();FALSE())" office:value-type="boolean" office:boolean-value="false" calcext:value-type="boolean">
            <text:p>FALSE</text:p>
          </table:table-cell>
          <table:table-cell table:formula="of:=OR([.J229];[.L2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Nicos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230]; [Sheet2.$J$2:.$M$421]; 2 ;0)" office:value-type="string" office:string-value="2025-10-26T01:00:00Z" calcext:value-type="string">
            <text:p>2025-10-26T01:00:00Z</text:p>
          </table:table-cell>
          <table:table-cell table:formula="of:=IF([.$F230]=[.I230];TRUE();FALSE())" office:value-type="boolean" office:boolean-value="false" calcext:value-type="boolean">
            <text:p>FALSE</text:p>
          </table:table-cell>
          <table:table-cell table:formula="of:=VLOOKUP([.$A230]; [Sheet2.$A$2:.$D$421]; 2 ;0)" office:value-type="string" office:string-value="2025-03-30T01:00:00Z" calcext:value-type="string">
            <text:p>2025-03-30T01:00:00Z</text:p>
          </table:table-cell>
          <table:table-cell table:formula="of:=IF([.$F230]=[.K230];TRUE();FALSE())" office:value-type="boolean" office:boolean-value="true" calcext:value-type="boolean">
            <text:p>TRUE</text:p>
          </table:table-cell>
          <table:table-cell table:formula="of:=OR([.J230];[.L2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Nicos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231]; [Sheet2.$J$2:.$M$421]; 2 ;0)" office:value-type="string" office:string-value="2025-10-26T01:00:00Z" calcext:value-type="string">
            <text:p>2025-10-26T01:00:00Z</text:p>
          </table:table-cell>
          <table:table-cell table:formula="of:=IF([.$F231]=[.I231];TRUE();FALSE())" office:value-type="boolean" office:boolean-value="true" calcext:value-type="boolean">
            <text:p>TRUE</text:p>
          </table:table-cell>
          <table:table-cell table:formula="of:=VLOOKUP([.$A231]; [Sheet2.$A$2:.$D$421]; 2 ;0)" office:value-type="string" office:string-value="2025-03-30T01:00:00Z" calcext:value-type="string">
            <text:p>2025-03-30T01:00:00Z</text:p>
          </table:table-cell>
          <table:table-cell table:formula="of:=IF([.$F231]=[.K231];TRUE();FALSE())" office:value-type="boolean" office:boolean-value="false" calcext:value-type="boolean">
            <text:p>FALSE</text:p>
          </table:table-cell>
          <table:table-cell table:formula="of:=OR([.J231];[.L2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Osl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32]; [Sheet2.$J$2:.$M$421]; 2 ;0)" office:value-type="string" office:string-value="2025-10-26T01:00:00Z" calcext:value-type="string">
            <text:p>2025-10-26T01:00:00Z</text:p>
          </table:table-cell>
          <table:table-cell table:formula="of:=IF([.$F232]=[.I232];TRUE();FALSE())" office:value-type="boolean" office:boolean-value="false" calcext:value-type="boolean">
            <text:p>FALSE</text:p>
          </table:table-cell>
          <table:table-cell table:formula="of:=VLOOKUP([.$A232]; [Sheet2.$A$2:.$D$421]; 2 ;0)" office:value-type="string" office:string-value="2025-03-30T01:00:00Z" calcext:value-type="string">
            <text:p>2025-03-30T01:00:00Z</text:p>
          </table:table-cell>
          <table:table-cell table:formula="of:=IF([.$F232]=[.K232];TRUE();FALSE())" office:value-type="boolean" office:boolean-value="true" calcext:value-type="boolean">
            <text:p>TRUE</text:p>
          </table:table-cell>
          <table:table-cell table:formula="of:=OR([.J232];[.L2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Osl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33]; [Sheet2.$J$2:.$M$421]; 2 ;0)" office:value-type="string" office:string-value="2025-10-26T01:00:00Z" calcext:value-type="string">
            <text:p>2025-10-26T01:00:00Z</text:p>
          </table:table-cell>
          <table:table-cell table:formula="of:=IF([.$F233]=[.I233];TRUE();FALSE())" office:value-type="boolean" office:boolean-value="true" calcext:value-type="boolean">
            <text:p>TRUE</text:p>
          </table:table-cell>
          <table:table-cell table:formula="of:=VLOOKUP([.$A233]; [Sheet2.$A$2:.$D$421]; 2 ;0)" office:value-type="string" office:string-value="2025-03-30T01:00:00Z" calcext:value-type="string">
            <text:p>2025-03-30T01:00:00Z</text:p>
          </table:table-cell>
          <table:table-cell table:formula="of:=IF([.$F233]=[.K233];TRUE();FALSE())" office:value-type="boolean" office:boolean-value="false" calcext:value-type="boolean">
            <text:p>FALSE</text:p>
          </table:table-cell>
          <table:table-cell table:formula="of:=OR([.J233];[.L2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Paris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34]; [Sheet2.$J$2:.$M$421]; 2 ;0)" office:value-type="string" office:string-value="2025-10-26T01:00:00Z" calcext:value-type="string">
            <text:p>2025-10-26T01:00:00Z</text:p>
          </table:table-cell>
          <table:table-cell table:formula="of:=IF([.$F234]=[.I234];TRUE();FALSE())" office:value-type="boolean" office:boolean-value="false" calcext:value-type="boolean">
            <text:p>FALSE</text:p>
          </table:table-cell>
          <table:table-cell table:formula="of:=VLOOKUP([.$A234]; [Sheet2.$A$2:.$D$421]; 2 ;0)" office:value-type="string" office:string-value="2025-03-30T01:00:00Z" calcext:value-type="string">
            <text:p>2025-03-30T01:00:00Z</text:p>
          </table:table-cell>
          <table:table-cell table:formula="of:=IF([.$F234]=[.K234];TRUE();FALSE())" office:value-type="boolean" office:boolean-value="true" calcext:value-type="boolean">
            <text:p>TRUE</text:p>
          </table:table-cell>
          <table:table-cell table:formula="of:=OR([.J234];[.L2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Paris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35]; [Sheet2.$J$2:.$M$421]; 2 ;0)" office:value-type="string" office:string-value="2025-10-26T01:00:00Z" calcext:value-type="string">
            <text:p>2025-10-26T01:00:00Z</text:p>
          </table:table-cell>
          <table:table-cell table:formula="of:=IF([.$F235]=[.I235];TRUE();FALSE())" office:value-type="boolean" office:boolean-value="true" calcext:value-type="boolean">
            <text:p>TRUE</text:p>
          </table:table-cell>
          <table:table-cell table:formula="of:=VLOOKUP([.$A235]; [Sheet2.$A$2:.$D$421]; 2 ;0)" office:value-type="string" office:string-value="2025-03-30T01:00:00Z" calcext:value-type="string">
            <text:p>2025-03-30T01:00:00Z</text:p>
          </table:table-cell>
          <table:table-cell table:formula="of:=IF([.$F235]=[.K235];TRUE();FALSE())" office:value-type="boolean" office:boolean-value="false" calcext:value-type="boolean">
            <text:p>FALSE</text:p>
          </table:table-cell>
          <table:table-cell table:formula="of:=OR([.J235];[.L2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Podgoric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36]; [Sheet2.$J$2:.$M$421]; 2 ;0)" office:value-type="string" office:string-value="2025-10-26T01:00:00Z" calcext:value-type="string">
            <text:p>2025-10-26T01:00:00Z</text:p>
          </table:table-cell>
          <table:table-cell table:formula="of:=IF([.$F236]=[.I236];TRUE();FALSE())" office:value-type="boolean" office:boolean-value="false" calcext:value-type="boolean">
            <text:p>FALSE</text:p>
          </table:table-cell>
          <table:table-cell table:formula="of:=VLOOKUP([.$A236]; [Sheet2.$A$2:.$D$421]; 2 ;0)" office:value-type="string" office:string-value="2025-03-30T01:00:00Z" calcext:value-type="string">
            <text:p>2025-03-30T01:00:00Z</text:p>
          </table:table-cell>
          <table:table-cell table:formula="of:=IF([.$F236]=[.K236];TRUE();FALSE())" office:value-type="boolean" office:boolean-value="true" calcext:value-type="boolean">
            <text:p>TRUE</text:p>
          </table:table-cell>
          <table:table-cell table:formula="of:=OR([.J236];[.L2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Podgoric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37]; [Sheet2.$J$2:.$M$421]; 2 ;0)" office:value-type="string" office:string-value="2025-10-26T01:00:00Z" calcext:value-type="string">
            <text:p>2025-10-26T01:00:00Z</text:p>
          </table:table-cell>
          <table:table-cell table:formula="of:=IF([.$F237]=[.I237];TRUE();FALSE())" office:value-type="boolean" office:boolean-value="true" calcext:value-type="boolean">
            <text:p>TRUE</text:p>
          </table:table-cell>
          <table:table-cell table:formula="of:=VLOOKUP([.$A237]; [Sheet2.$A$2:.$D$421]; 2 ;0)" office:value-type="string" office:string-value="2025-03-30T01:00:00Z" calcext:value-type="string">
            <text:p>2025-03-30T01:00:00Z</text:p>
          </table:table-cell>
          <table:table-cell table:formula="of:=IF([.$F237]=[.K237];TRUE();FALSE())" office:value-type="boolean" office:boolean-value="false" calcext:value-type="boolean">
            <text:p>FALSE</text:p>
          </table:table-cell>
          <table:table-cell table:formula="of:=OR([.J237];[.L2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Pragu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38]; [Sheet2.$J$2:.$M$421]; 2 ;0)" office:value-type="string" office:string-value="2025-10-26T01:00:00Z" calcext:value-type="string">
            <text:p>2025-10-26T01:00:00Z</text:p>
          </table:table-cell>
          <table:table-cell table:formula="of:=IF([.$F238]=[.I238];TRUE();FALSE())" office:value-type="boolean" office:boolean-value="false" calcext:value-type="boolean">
            <text:p>FALSE</text:p>
          </table:table-cell>
          <table:table-cell table:formula="of:=VLOOKUP([.$A238]; [Sheet2.$A$2:.$D$421]; 2 ;0)" office:value-type="string" office:string-value="2025-03-30T01:00:00Z" calcext:value-type="string">
            <text:p>2025-03-30T01:00:00Z</text:p>
          </table:table-cell>
          <table:table-cell table:formula="of:=IF([.$F238]=[.K238];TRUE();FALSE())" office:value-type="boolean" office:boolean-value="true" calcext:value-type="boolean">
            <text:p>TRUE</text:p>
          </table:table-cell>
          <table:table-cell table:formula="of:=OR([.J238];[.L2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Pragu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39]; [Sheet2.$J$2:.$M$421]; 2 ;0)" office:value-type="string" office:string-value="2025-10-26T01:00:00Z" calcext:value-type="string">
            <text:p>2025-10-26T01:00:00Z</text:p>
          </table:table-cell>
          <table:table-cell table:formula="of:=IF([.$F239]=[.I239];TRUE();FALSE())" office:value-type="boolean" office:boolean-value="true" calcext:value-type="boolean">
            <text:p>TRUE</text:p>
          </table:table-cell>
          <table:table-cell table:formula="of:=VLOOKUP([.$A239]; [Sheet2.$A$2:.$D$421]; 2 ;0)" office:value-type="string" office:string-value="2025-03-30T01:00:00Z" calcext:value-type="string">
            <text:p>2025-03-30T01:00:00Z</text:p>
          </table:table-cell>
          <table:table-cell table:formula="of:=IF([.$F239]=[.K239];TRUE();FALSE())" office:value-type="boolean" office:boolean-value="false" calcext:value-type="boolean">
            <text:p>FALSE</text:p>
          </table:table-cell>
          <table:table-cell table:formula="of:=OR([.J239];[.L2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Rig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240]; [Sheet2.$J$2:.$M$421]; 2 ;0)" office:value-type="string" office:string-value="2025-10-26T01:00:00Z" calcext:value-type="string">
            <text:p>2025-10-26T01:00:00Z</text:p>
          </table:table-cell>
          <table:table-cell table:formula="of:=IF([.$F240]=[.I240];TRUE();FALSE())" office:value-type="boolean" office:boolean-value="false" calcext:value-type="boolean">
            <text:p>FALSE</text:p>
          </table:table-cell>
          <table:table-cell table:formula="of:=VLOOKUP([.$A240]; [Sheet2.$A$2:.$D$421]; 2 ;0)" office:value-type="string" office:string-value="2025-03-30T01:00:00Z" calcext:value-type="string">
            <text:p>2025-03-30T01:00:00Z</text:p>
          </table:table-cell>
          <table:table-cell table:formula="of:=IF([.$F240]=[.K240];TRUE();FALSE())" office:value-type="boolean" office:boolean-value="true" calcext:value-type="boolean">
            <text:p>TRUE</text:p>
          </table:table-cell>
          <table:table-cell table:formula="of:=OR([.J240];[.L2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Rig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241]; [Sheet2.$J$2:.$M$421]; 2 ;0)" office:value-type="string" office:string-value="2025-10-26T01:00:00Z" calcext:value-type="string">
            <text:p>2025-10-26T01:00:00Z</text:p>
          </table:table-cell>
          <table:table-cell table:formula="of:=IF([.$F241]=[.I241];TRUE();FALSE())" office:value-type="boolean" office:boolean-value="true" calcext:value-type="boolean">
            <text:p>TRUE</text:p>
          </table:table-cell>
          <table:table-cell table:formula="of:=VLOOKUP([.$A241]; [Sheet2.$A$2:.$D$421]; 2 ;0)" office:value-type="string" office:string-value="2025-03-30T01:00:00Z" calcext:value-type="string">
            <text:p>2025-03-30T01:00:00Z</text:p>
          </table:table-cell>
          <table:table-cell table:formula="of:=IF([.$F241]=[.K241];TRUE();FALSE())" office:value-type="boolean" office:boolean-value="false" calcext:value-type="boolean">
            <text:p>FALSE</text:p>
          </table:table-cell>
          <table:table-cell table:formula="of:=OR([.J241];[.L2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Rom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42]; [Sheet2.$J$2:.$M$421]; 2 ;0)" office:value-type="string" office:string-value="2025-10-26T01:00:00Z" calcext:value-type="string">
            <text:p>2025-10-26T01:00:00Z</text:p>
          </table:table-cell>
          <table:table-cell table:formula="of:=IF([.$F242]=[.I242];TRUE();FALSE())" office:value-type="boolean" office:boolean-value="false" calcext:value-type="boolean">
            <text:p>FALSE</text:p>
          </table:table-cell>
          <table:table-cell table:formula="of:=VLOOKUP([.$A242]; [Sheet2.$A$2:.$D$421]; 2 ;0)" office:value-type="string" office:string-value="2025-03-30T01:00:00Z" calcext:value-type="string">
            <text:p>2025-03-30T01:00:00Z</text:p>
          </table:table-cell>
          <table:table-cell table:formula="of:=IF([.$F242]=[.K242];TRUE();FALSE())" office:value-type="boolean" office:boolean-value="true" calcext:value-type="boolean">
            <text:p>TRUE</text:p>
          </table:table-cell>
          <table:table-cell table:formula="of:=OR([.J242];[.L2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Rom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43]; [Sheet2.$J$2:.$M$421]; 2 ;0)" office:value-type="string" office:string-value="2025-10-26T01:00:00Z" calcext:value-type="string">
            <text:p>2025-10-26T01:00:00Z</text:p>
          </table:table-cell>
          <table:table-cell table:formula="of:=IF([.$F243]=[.I243];TRUE();FALSE())" office:value-type="boolean" office:boolean-value="true" calcext:value-type="boolean">
            <text:p>TRUE</text:p>
          </table:table-cell>
          <table:table-cell table:formula="of:=VLOOKUP([.$A243]; [Sheet2.$A$2:.$D$421]; 2 ;0)" office:value-type="string" office:string-value="2025-03-30T01:00:00Z" calcext:value-type="string">
            <text:p>2025-03-30T01:00:00Z</text:p>
          </table:table-cell>
          <table:table-cell table:formula="of:=IF([.$F243]=[.K243];TRUE();FALSE())" office:value-type="boolean" office:boolean-value="false" calcext:value-type="boolean">
            <text:p>FALSE</text:p>
          </table:table-cell>
          <table:table-cell table:formula="of:=OR([.J243];[.L2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an_Marin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44]; [Sheet2.$J$2:.$M$421]; 2 ;0)" office:value-type="string" office:string-value="2025-10-26T01:00:00Z" calcext:value-type="string">
            <text:p>2025-10-26T01:00:00Z</text:p>
          </table:table-cell>
          <table:table-cell table:formula="of:=IF([.$F244]=[.I244];TRUE();FALSE())" office:value-type="boolean" office:boolean-value="false" calcext:value-type="boolean">
            <text:p>FALSE</text:p>
          </table:table-cell>
          <table:table-cell table:formula="of:=VLOOKUP([.$A244]; [Sheet2.$A$2:.$D$421]; 2 ;0)" office:value-type="string" office:string-value="2025-03-30T01:00:00Z" calcext:value-type="string">
            <text:p>2025-03-30T01:00:00Z</text:p>
          </table:table-cell>
          <table:table-cell table:formula="of:=IF([.$F244]=[.K244];TRUE();FALSE())" office:value-type="boolean" office:boolean-value="true" calcext:value-type="boolean">
            <text:p>TRUE</text:p>
          </table:table-cell>
          <table:table-cell table:formula="of:=OR([.J244];[.L2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an_Marin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45]; [Sheet2.$J$2:.$M$421]; 2 ;0)" office:value-type="string" office:string-value="2025-10-26T01:00:00Z" calcext:value-type="string">
            <text:p>2025-10-26T01:00:00Z</text:p>
          </table:table-cell>
          <table:table-cell table:formula="of:=IF([.$F245]=[.I245];TRUE();FALSE())" office:value-type="boolean" office:boolean-value="true" calcext:value-type="boolean">
            <text:p>TRUE</text:p>
          </table:table-cell>
          <table:table-cell table:formula="of:=VLOOKUP([.$A245]; [Sheet2.$A$2:.$D$421]; 2 ;0)" office:value-type="string" office:string-value="2025-03-30T01:00:00Z" calcext:value-type="string">
            <text:p>2025-03-30T01:00:00Z</text:p>
          </table:table-cell>
          <table:table-cell table:formula="of:=IF([.$F245]=[.K245];TRUE();FALSE())" office:value-type="boolean" office:boolean-value="false" calcext:value-type="boolean">
            <text:p>FALSE</text:p>
          </table:table-cell>
          <table:table-cell table:formula="of:=OR([.J245];[.L2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arajev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46]; [Sheet2.$J$2:.$M$421]; 2 ;0)" office:value-type="string" office:string-value="2025-10-26T01:00:00Z" calcext:value-type="string">
            <text:p>2025-10-26T01:00:00Z</text:p>
          </table:table-cell>
          <table:table-cell table:formula="of:=IF([.$F246]=[.I246];TRUE();FALSE())" office:value-type="boolean" office:boolean-value="false" calcext:value-type="boolean">
            <text:p>FALSE</text:p>
          </table:table-cell>
          <table:table-cell table:formula="of:=VLOOKUP([.$A246]; [Sheet2.$A$2:.$D$421]; 2 ;0)" office:value-type="string" office:string-value="2025-03-30T01:00:00Z" calcext:value-type="string">
            <text:p>2025-03-30T01:00:00Z</text:p>
          </table:table-cell>
          <table:table-cell table:formula="of:=IF([.$F246]=[.K246];TRUE();FALSE())" office:value-type="boolean" office:boolean-value="true" calcext:value-type="boolean">
            <text:p>TRUE</text:p>
          </table:table-cell>
          <table:table-cell table:formula="of:=OR([.J246];[.L2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arajev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47]; [Sheet2.$J$2:.$M$421]; 2 ;0)" office:value-type="string" office:string-value="2025-10-26T01:00:00Z" calcext:value-type="string">
            <text:p>2025-10-26T01:00:00Z</text:p>
          </table:table-cell>
          <table:table-cell table:formula="of:=IF([.$F247]=[.I247];TRUE();FALSE())" office:value-type="boolean" office:boolean-value="true" calcext:value-type="boolean">
            <text:p>TRUE</text:p>
          </table:table-cell>
          <table:table-cell table:formula="of:=VLOOKUP([.$A247]; [Sheet2.$A$2:.$D$421]; 2 ;0)" office:value-type="string" office:string-value="2025-03-30T01:00:00Z" calcext:value-type="string">
            <text:p>2025-03-30T01:00:00Z</text:p>
          </table:table-cell>
          <table:table-cell table:formula="of:=IF([.$F247]=[.K247];TRUE();FALSE())" office:value-type="boolean" office:boolean-value="false" calcext:value-type="boolean">
            <text:p>FALSE</text:p>
          </table:table-cell>
          <table:table-cell table:formula="of:=OR([.J247];[.L2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kopj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48]; [Sheet2.$J$2:.$M$421]; 2 ;0)" office:value-type="string" office:string-value="2025-10-26T01:00:00Z" calcext:value-type="string">
            <text:p>2025-10-26T01:00:00Z</text:p>
          </table:table-cell>
          <table:table-cell table:formula="of:=IF([.$F248]=[.I248];TRUE();FALSE())" office:value-type="boolean" office:boolean-value="false" calcext:value-type="boolean">
            <text:p>FALSE</text:p>
          </table:table-cell>
          <table:table-cell table:formula="of:=VLOOKUP([.$A248]; [Sheet2.$A$2:.$D$421]; 2 ;0)" office:value-type="string" office:string-value="2025-03-30T01:00:00Z" calcext:value-type="string">
            <text:p>2025-03-30T01:00:00Z</text:p>
          </table:table-cell>
          <table:table-cell table:formula="of:=IF([.$F248]=[.K248];TRUE();FALSE())" office:value-type="boolean" office:boolean-value="true" calcext:value-type="boolean">
            <text:p>TRUE</text:p>
          </table:table-cell>
          <table:table-cell table:formula="of:=OR([.J248];[.L2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kopj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49]; [Sheet2.$J$2:.$M$421]; 2 ;0)" office:value-type="string" office:string-value="2025-10-26T01:00:00Z" calcext:value-type="string">
            <text:p>2025-10-26T01:00:00Z</text:p>
          </table:table-cell>
          <table:table-cell table:formula="of:=IF([.$F249]=[.I249];TRUE();FALSE())" office:value-type="boolean" office:boolean-value="true" calcext:value-type="boolean">
            <text:p>TRUE</text:p>
          </table:table-cell>
          <table:table-cell table:formula="of:=VLOOKUP([.$A249]; [Sheet2.$A$2:.$D$421]; 2 ;0)" office:value-type="string" office:string-value="2025-03-30T01:00:00Z" calcext:value-type="string">
            <text:p>2025-03-30T01:00:00Z</text:p>
          </table:table-cell>
          <table:table-cell table:formula="of:=IF([.$F249]=[.K249];TRUE();FALSE())" office:value-type="boolean" office:boolean-value="false" calcext:value-type="boolean">
            <text:p>FALSE</text:p>
          </table:table-cell>
          <table:table-cell table:formula="of:=OR([.J249];[.L2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of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250]; [Sheet2.$J$2:.$M$421]; 2 ;0)" office:value-type="string" office:string-value="2025-10-26T01:00:00Z" calcext:value-type="string">
            <text:p>2025-10-26T01:00:00Z</text:p>
          </table:table-cell>
          <table:table-cell table:formula="of:=IF([.$F250]=[.I250];TRUE();FALSE())" office:value-type="boolean" office:boolean-value="false" calcext:value-type="boolean">
            <text:p>FALSE</text:p>
          </table:table-cell>
          <table:table-cell table:formula="of:=VLOOKUP([.$A250]; [Sheet2.$A$2:.$D$421]; 2 ;0)" office:value-type="string" office:string-value="2025-03-30T01:00:00Z" calcext:value-type="string">
            <text:p>2025-03-30T01:00:00Z</text:p>
          </table:table-cell>
          <table:table-cell table:formula="of:=IF([.$F250]=[.K250];TRUE();FALSE())" office:value-type="boolean" office:boolean-value="true" calcext:value-type="boolean">
            <text:p>TRUE</text:p>
          </table:table-cell>
          <table:table-cell table:formula="of:=OR([.J250];[.L2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of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251]; [Sheet2.$J$2:.$M$421]; 2 ;0)" office:value-type="string" office:string-value="2025-10-26T01:00:00Z" calcext:value-type="string">
            <text:p>2025-10-26T01:00:00Z</text:p>
          </table:table-cell>
          <table:table-cell table:formula="of:=IF([.$F251]=[.I251];TRUE();FALSE())" office:value-type="boolean" office:boolean-value="true" calcext:value-type="boolean">
            <text:p>TRUE</text:p>
          </table:table-cell>
          <table:table-cell table:formula="of:=VLOOKUP([.$A251]; [Sheet2.$A$2:.$D$421]; 2 ;0)" office:value-type="string" office:string-value="2025-03-30T01:00:00Z" calcext:value-type="string">
            <text:p>2025-03-30T01:00:00Z</text:p>
          </table:table-cell>
          <table:table-cell table:formula="of:=IF([.$F251]=[.K251];TRUE();FALSE())" office:value-type="boolean" office:boolean-value="false" calcext:value-type="boolean">
            <text:p>FALSE</text:p>
          </table:table-cell>
          <table:table-cell table:formula="of:=OR([.J251];[.L2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tockholm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52]; [Sheet2.$J$2:.$M$421]; 2 ;0)" office:value-type="string" office:string-value="2025-10-26T01:00:00Z" calcext:value-type="string">
            <text:p>2025-10-26T01:00:00Z</text:p>
          </table:table-cell>
          <table:table-cell table:formula="of:=IF([.$F252]=[.I252];TRUE();FALSE())" office:value-type="boolean" office:boolean-value="false" calcext:value-type="boolean">
            <text:p>FALSE</text:p>
          </table:table-cell>
          <table:table-cell table:formula="of:=VLOOKUP([.$A252]; [Sheet2.$A$2:.$D$421]; 2 ;0)" office:value-type="string" office:string-value="2025-03-30T01:00:00Z" calcext:value-type="string">
            <text:p>2025-03-30T01:00:00Z</text:p>
          </table:table-cell>
          <table:table-cell table:formula="of:=IF([.$F252]=[.K252];TRUE();FALSE())" office:value-type="boolean" office:boolean-value="true" calcext:value-type="boolean">
            <text:p>TRUE</text:p>
          </table:table-cell>
          <table:table-cell table:formula="of:=OR([.J252];[.L2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tockholm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53]; [Sheet2.$J$2:.$M$421]; 2 ;0)" office:value-type="string" office:string-value="2025-10-26T01:00:00Z" calcext:value-type="string">
            <text:p>2025-10-26T01:00:00Z</text:p>
          </table:table-cell>
          <table:table-cell table:formula="of:=IF([.$F253]=[.I253];TRUE();FALSE())" office:value-type="boolean" office:boolean-value="true" calcext:value-type="boolean">
            <text:p>TRUE</text:p>
          </table:table-cell>
          <table:table-cell table:formula="of:=VLOOKUP([.$A253]; [Sheet2.$A$2:.$D$421]; 2 ;0)" office:value-type="string" office:string-value="2025-03-30T01:00:00Z" calcext:value-type="string">
            <text:p>2025-03-30T01:00:00Z</text:p>
          </table:table-cell>
          <table:table-cell table:formula="of:=IF([.$F253]=[.K253];TRUE();FALSE())" office:value-type="boolean" office:boolean-value="false" calcext:value-type="boolean">
            <text:p>FALSE</text:p>
          </table:table-cell>
          <table:table-cell table:formula="of:=OR([.J253];[.L2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Tallinn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254]; [Sheet2.$J$2:.$M$421]; 2 ;0)" office:value-type="string" office:string-value="2025-10-26T01:00:00Z" calcext:value-type="string">
            <text:p>2025-10-26T01:00:00Z</text:p>
          </table:table-cell>
          <table:table-cell table:formula="of:=IF([.$F254]=[.I254];TRUE();FALSE())" office:value-type="boolean" office:boolean-value="false" calcext:value-type="boolean">
            <text:p>FALSE</text:p>
          </table:table-cell>
          <table:table-cell table:formula="of:=VLOOKUP([.$A254]; [Sheet2.$A$2:.$D$421]; 2 ;0)" office:value-type="string" office:string-value="2025-03-30T01:00:00Z" calcext:value-type="string">
            <text:p>2025-03-30T01:00:00Z</text:p>
          </table:table-cell>
          <table:table-cell table:formula="of:=IF([.$F254]=[.K254];TRUE();FALSE())" office:value-type="boolean" office:boolean-value="true" calcext:value-type="boolean">
            <text:p>TRUE</text:p>
          </table:table-cell>
          <table:table-cell table:formula="of:=OR([.J254];[.L2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Tallinn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255]; [Sheet2.$J$2:.$M$421]; 2 ;0)" office:value-type="string" office:string-value="2025-10-26T01:00:00Z" calcext:value-type="string">
            <text:p>2025-10-26T01:00:00Z</text:p>
          </table:table-cell>
          <table:table-cell table:formula="of:=IF([.$F255]=[.I255];TRUE();FALSE())" office:value-type="boolean" office:boolean-value="true" calcext:value-type="boolean">
            <text:p>TRUE</text:p>
          </table:table-cell>
          <table:table-cell table:formula="of:=VLOOKUP([.$A255]; [Sheet2.$A$2:.$D$421]; 2 ;0)" office:value-type="string" office:string-value="2025-03-30T01:00:00Z" calcext:value-type="string">
            <text:p>2025-03-30T01:00:00Z</text:p>
          </table:table-cell>
          <table:table-cell table:formula="of:=IF([.$F255]=[.K255];TRUE();FALSE())" office:value-type="boolean" office:boolean-value="false" calcext:value-type="boolean">
            <text:p>FALSE</text:p>
          </table:table-cell>
          <table:table-cell table:formula="of:=OR([.J255];[.L2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Tiran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56]; [Sheet2.$J$2:.$M$421]; 2 ;0)" office:value-type="string" office:string-value="2025-10-26T01:00:00Z" calcext:value-type="string">
            <text:p>2025-10-26T01:00:00Z</text:p>
          </table:table-cell>
          <table:table-cell table:formula="of:=IF([.$F256]=[.I256];TRUE();FALSE())" office:value-type="boolean" office:boolean-value="false" calcext:value-type="boolean">
            <text:p>FALSE</text:p>
          </table:table-cell>
          <table:table-cell table:formula="of:=VLOOKUP([.$A256]; [Sheet2.$A$2:.$D$421]; 2 ;0)" office:value-type="string" office:string-value="2025-03-30T01:00:00Z" calcext:value-type="string">
            <text:p>2025-03-30T01:00:00Z</text:p>
          </table:table-cell>
          <table:table-cell table:formula="of:=IF([.$F256]=[.K256];TRUE();FALSE())" office:value-type="boolean" office:boolean-value="true" calcext:value-type="boolean">
            <text:p>TRUE</text:p>
          </table:table-cell>
          <table:table-cell table:formula="of:=OR([.J256];[.L2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Tiran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57]; [Sheet2.$J$2:.$M$421]; 2 ;0)" office:value-type="string" office:string-value="2025-10-26T01:00:00Z" calcext:value-type="string">
            <text:p>2025-10-26T01:00:00Z</text:p>
          </table:table-cell>
          <table:table-cell table:formula="of:=IF([.$F257]=[.I257];TRUE();FALSE())" office:value-type="boolean" office:boolean-value="true" calcext:value-type="boolean">
            <text:p>TRUE</text:p>
          </table:table-cell>
          <table:table-cell table:formula="of:=VLOOKUP([.$A257]; [Sheet2.$A$2:.$D$421]; 2 ;0)" office:value-type="string" office:string-value="2025-03-30T01:00:00Z" calcext:value-type="string">
            <text:p>2025-03-30T01:00:00Z</text:p>
          </table:table-cell>
          <table:table-cell table:formula="of:=IF([.$F257]=[.K257];TRUE();FALSE())" office:value-type="boolean" office:boolean-value="false" calcext:value-type="boolean">
            <text:p>FALSE</text:p>
          </table:table-cell>
          <table:table-cell table:formula="of:=OR([.J257];[.L2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Uzhgorod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258]; [Sheet2.$J$2:.$M$421]; 2 ;0)" office:value-type="string" office:string-value="2025-10-26T01:00:00Z" calcext:value-type="string">
            <text:p>2025-10-26T01:00:00Z</text:p>
          </table:table-cell>
          <table:table-cell table:formula="of:=IF([.$F258]=[.I258];TRUE();FALSE())" office:value-type="boolean" office:boolean-value="false" calcext:value-type="boolean">
            <text:p>FALSE</text:p>
          </table:table-cell>
          <table:table-cell table:formula="of:=VLOOKUP([.$A258]; [Sheet2.$A$2:.$D$421]; 2 ;0)" office:value-type="string" office:string-value="2025-03-30T01:00:00Z" calcext:value-type="string">
            <text:p>2025-03-30T01:00:00Z</text:p>
          </table:table-cell>
          <table:table-cell table:formula="of:=IF([.$F258]=[.K258];TRUE();FALSE())" office:value-type="boolean" office:boolean-value="true" calcext:value-type="boolean">
            <text:p>TRUE</text:p>
          </table:table-cell>
          <table:table-cell table:formula="of:=OR([.J258];[.L2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Uzhgorod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259]; [Sheet2.$J$2:.$M$421]; 2 ;0)" office:value-type="string" office:string-value="2025-10-26T01:00:00Z" calcext:value-type="string">
            <text:p>2025-10-26T01:00:00Z</text:p>
          </table:table-cell>
          <table:table-cell table:formula="of:=IF([.$F259]=[.I259];TRUE();FALSE())" office:value-type="boolean" office:boolean-value="true" calcext:value-type="boolean">
            <text:p>TRUE</text:p>
          </table:table-cell>
          <table:table-cell table:formula="of:=VLOOKUP([.$A259]; [Sheet2.$A$2:.$D$421]; 2 ;0)" office:value-type="string" office:string-value="2025-03-30T01:00:00Z" calcext:value-type="string">
            <text:p>2025-03-30T01:00:00Z</text:p>
          </table:table-cell>
          <table:table-cell table:formula="of:=IF([.$F259]=[.K259];TRUE();FALSE())" office:value-type="boolean" office:boolean-value="false" calcext:value-type="boolean">
            <text:p>FALSE</text:p>
          </table:table-cell>
          <table:table-cell table:formula="of:=OR([.J259];[.L2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aduz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60]; [Sheet2.$J$2:.$M$421]; 2 ;0)" office:value-type="string" office:string-value="2025-10-26T01:00:00Z" calcext:value-type="string">
            <text:p>2025-10-26T01:00:00Z</text:p>
          </table:table-cell>
          <table:table-cell table:formula="of:=IF([.$F260]=[.I260];TRUE();FALSE())" office:value-type="boolean" office:boolean-value="false" calcext:value-type="boolean">
            <text:p>FALSE</text:p>
          </table:table-cell>
          <table:table-cell table:formula="of:=VLOOKUP([.$A260]; [Sheet2.$A$2:.$D$421]; 2 ;0)" office:value-type="string" office:string-value="2025-03-30T01:00:00Z" calcext:value-type="string">
            <text:p>2025-03-30T01:00:00Z</text:p>
          </table:table-cell>
          <table:table-cell table:formula="of:=IF([.$F260]=[.K260];TRUE();FALSE())" office:value-type="boolean" office:boolean-value="true" calcext:value-type="boolean">
            <text:p>TRUE</text:p>
          </table:table-cell>
          <table:table-cell table:formula="of:=OR([.J260];[.L2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aduz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61]; [Sheet2.$J$2:.$M$421]; 2 ;0)" office:value-type="string" office:string-value="2025-10-26T01:00:00Z" calcext:value-type="string">
            <text:p>2025-10-26T01:00:00Z</text:p>
          </table:table-cell>
          <table:table-cell table:formula="of:=IF([.$F261]=[.I261];TRUE();FALSE())" office:value-type="boolean" office:boolean-value="true" calcext:value-type="boolean">
            <text:p>TRUE</text:p>
          </table:table-cell>
          <table:table-cell table:formula="of:=VLOOKUP([.$A261]; [Sheet2.$A$2:.$D$421]; 2 ;0)" office:value-type="string" office:string-value="2025-03-30T01:00:00Z" calcext:value-type="string">
            <text:p>2025-03-30T01:00:00Z</text:p>
          </table:table-cell>
          <table:table-cell table:formula="of:=IF([.$F261]=[.K261];TRUE();FALSE())" office:value-type="boolean" office:boolean-value="false" calcext:value-type="boolean">
            <text:p>FALSE</text:p>
          </table:table-cell>
          <table:table-cell table:formula="of:=OR([.J261];[.L2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atica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62]; [Sheet2.$J$2:.$M$421]; 2 ;0)" office:value-type="string" office:string-value="2025-10-26T01:00:00Z" calcext:value-type="string">
            <text:p>2025-10-26T01:00:00Z</text:p>
          </table:table-cell>
          <table:table-cell table:formula="of:=IF([.$F262]=[.I262];TRUE();FALSE())" office:value-type="boolean" office:boolean-value="false" calcext:value-type="boolean">
            <text:p>FALSE</text:p>
          </table:table-cell>
          <table:table-cell table:formula="of:=VLOOKUP([.$A262]; [Sheet2.$A$2:.$D$421]; 2 ;0)" office:value-type="string" office:string-value="2025-03-30T01:00:00Z" calcext:value-type="string">
            <text:p>2025-03-30T01:00:00Z</text:p>
          </table:table-cell>
          <table:table-cell table:formula="of:=IF([.$F262]=[.K262];TRUE();FALSE())" office:value-type="boolean" office:boolean-value="true" calcext:value-type="boolean">
            <text:p>TRUE</text:p>
          </table:table-cell>
          <table:table-cell table:formula="of:=OR([.J262];[.L2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atica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63]; [Sheet2.$J$2:.$M$421]; 2 ;0)" office:value-type="string" office:string-value="2025-10-26T01:00:00Z" calcext:value-type="string">
            <text:p>2025-10-26T01:00:00Z</text:p>
          </table:table-cell>
          <table:table-cell table:formula="of:=IF([.$F263]=[.I263];TRUE();FALSE())" office:value-type="boolean" office:boolean-value="true" calcext:value-type="boolean">
            <text:p>TRUE</text:p>
          </table:table-cell>
          <table:table-cell table:formula="of:=VLOOKUP([.$A263]; [Sheet2.$A$2:.$D$421]; 2 ;0)" office:value-type="string" office:string-value="2025-03-30T01:00:00Z" calcext:value-type="string">
            <text:p>2025-03-30T01:00:00Z</text:p>
          </table:table-cell>
          <table:table-cell table:formula="of:=IF([.$F263]=[.K263];TRUE();FALSE())" office:value-type="boolean" office:boolean-value="false" calcext:value-type="boolean">
            <text:p>FALSE</text:p>
          </table:table-cell>
          <table:table-cell table:formula="of:=OR([.J263];[.L2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ienn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64]; [Sheet2.$J$2:.$M$421]; 2 ;0)" office:value-type="string" office:string-value="2025-10-26T01:00:00Z" calcext:value-type="string">
            <text:p>2025-10-26T01:00:00Z</text:p>
          </table:table-cell>
          <table:table-cell table:formula="of:=IF([.$F264]=[.I264];TRUE();FALSE())" office:value-type="boolean" office:boolean-value="false" calcext:value-type="boolean">
            <text:p>FALSE</text:p>
          </table:table-cell>
          <table:table-cell table:formula="of:=VLOOKUP([.$A264]; [Sheet2.$A$2:.$D$421]; 2 ;0)" office:value-type="string" office:string-value="2025-03-30T01:00:00Z" calcext:value-type="string">
            <text:p>2025-03-30T01:00:00Z</text:p>
          </table:table-cell>
          <table:table-cell table:formula="of:=IF([.$F264]=[.K264];TRUE();FALSE())" office:value-type="boolean" office:boolean-value="true" calcext:value-type="boolean">
            <text:p>TRUE</text:p>
          </table:table-cell>
          <table:table-cell table:formula="of:=OR([.J264];[.L2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ienn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65]; [Sheet2.$J$2:.$M$421]; 2 ;0)" office:value-type="string" office:string-value="2025-10-26T01:00:00Z" calcext:value-type="string">
            <text:p>2025-10-26T01:00:00Z</text:p>
          </table:table-cell>
          <table:table-cell table:formula="of:=IF([.$F265]=[.I265];TRUE();FALSE())" office:value-type="boolean" office:boolean-value="true" calcext:value-type="boolean">
            <text:p>TRUE</text:p>
          </table:table-cell>
          <table:table-cell table:formula="of:=VLOOKUP([.$A265]; [Sheet2.$A$2:.$D$421]; 2 ;0)" office:value-type="string" office:string-value="2025-03-30T01:00:00Z" calcext:value-type="string">
            <text:p>2025-03-30T01:00:00Z</text:p>
          </table:table-cell>
          <table:table-cell table:formula="of:=IF([.$F265]=[.K265];TRUE();FALSE())" office:value-type="boolean" office:boolean-value="false" calcext:value-type="boolean">
            <text:p>FALSE</text:p>
          </table:table-cell>
          <table:table-cell table:formula="of:=OR([.J265];[.L2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ilnius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266]; [Sheet2.$J$2:.$M$421]; 2 ;0)" office:value-type="string" office:string-value="2025-10-26T01:00:00Z" calcext:value-type="string">
            <text:p>2025-10-26T01:00:00Z</text:p>
          </table:table-cell>
          <table:table-cell table:formula="of:=IF([.$F266]=[.I266];TRUE();FALSE())" office:value-type="boolean" office:boolean-value="false" calcext:value-type="boolean">
            <text:p>FALSE</text:p>
          </table:table-cell>
          <table:table-cell table:formula="of:=VLOOKUP([.$A266]; [Sheet2.$A$2:.$D$421]; 2 ;0)" office:value-type="string" office:string-value="2025-03-30T01:00:00Z" calcext:value-type="string">
            <text:p>2025-03-30T01:00:00Z</text:p>
          </table:table-cell>
          <table:table-cell table:formula="of:=IF([.$F266]=[.K266];TRUE();FALSE())" office:value-type="boolean" office:boolean-value="true" calcext:value-type="boolean">
            <text:p>TRUE</text:p>
          </table:table-cell>
          <table:table-cell table:formula="of:=OR([.J266];[.L2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ilnius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267]; [Sheet2.$J$2:.$M$421]; 2 ;0)" office:value-type="string" office:string-value="2025-10-26T01:00:00Z" calcext:value-type="string">
            <text:p>2025-10-26T01:00:00Z</text:p>
          </table:table-cell>
          <table:table-cell table:formula="of:=IF([.$F267]=[.I267];TRUE();FALSE())" office:value-type="boolean" office:boolean-value="true" calcext:value-type="boolean">
            <text:p>TRUE</text:p>
          </table:table-cell>
          <table:table-cell table:formula="of:=VLOOKUP([.$A267]; [Sheet2.$A$2:.$D$421]; 2 ;0)" office:value-type="string" office:string-value="2025-03-30T01:00:00Z" calcext:value-type="string">
            <text:p>2025-03-30T01:00:00Z</text:p>
          </table:table-cell>
          <table:table-cell table:formula="of:=IF([.$F267]=[.K267];TRUE();FALSE())" office:value-type="boolean" office:boolean-value="false" calcext:value-type="boolean">
            <text:p>FALSE</text:p>
          </table:table-cell>
          <table:table-cell table:formula="of:=OR([.J267];[.L26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Warsaw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68]; [Sheet2.$J$2:.$M$421]; 2 ;0)" office:value-type="string" office:string-value="2025-10-26T01:00:00Z" calcext:value-type="string">
            <text:p>2025-10-26T01:00:00Z</text:p>
          </table:table-cell>
          <table:table-cell table:formula="of:=IF([.$F268]=[.I268];TRUE();FALSE())" office:value-type="boolean" office:boolean-value="false" calcext:value-type="boolean">
            <text:p>FALSE</text:p>
          </table:table-cell>
          <table:table-cell table:formula="of:=VLOOKUP([.$A268]; [Sheet2.$A$2:.$D$421]; 2 ;0)" office:value-type="string" office:string-value="2025-03-30T01:00:00Z" calcext:value-type="string">
            <text:p>2025-03-30T01:00:00Z</text:p>
          </table:table-cell>
          <table:table-cell table:formula="of:=IF([.$F268]=[.K268];TRUE();FALSE())" office:value-type="boolean" office:boolean-value="true" calcext:value-type="boolean">
            <text:p>TRUE</text:p>
          </table:table-cell>
          <table:table-cell table:formula="of:=OR([.J268];[.L2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Warsaw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69]; [Sheet2.$J$2:.$M$421]; 2 ;0)" office:value-type="string" office:string-value="2025-10-26T01:00:00Z" calcext:value-type="string">
            <text:p>2025-10-26T01:00:00Z</text:p>
          </table:table-cell>
          <table:table-cell table:formula="of:=IF([.$F269]=[.I269];TRUE();FALSE())" office:value-type="boolean" office:boolean-value="true" calcext:value-type="boolean">
            <text:p>TRUE</text:p>
          </table:table-cell>
          <table:table-cell table:formula="of:=VLOOKUP([.$A269]; [Sheet2.$A$2:.$D$421]; 2 ;0)" office:value-type="string" office:string-value="2025-03-30T01:00:00Z" calcext:value-type="string">
            <text:p>2025-03-30T01:00:00Z</text:p>
          </table:table-cell>
          <table:table-cell table:formula="of:=IF([.$F269]=[.K269];TRUE();FALSE())" office:value-type="boolean" office:boolean-value="false" calcext:value-type="boolean">
            <text:p>FALSE</text:p>
          </table:table-cell>
          <table:table-cell table:formula="of:=OR([.J269];[.L2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Zagreb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70]; [Sheet2.$J$2:.$M$421]; 2 ;0)" office:value-type="string" office:string-value="2025-10-26T01:00:00Z" calcext:value-type="string">
            <text:p>2025-10-26T01:00:00Z</text:p>
          </table:table-cell>
          <table:table-cell table:formula="of:=IF([.$F270]=[.I270];TRUE();FALSE())" office:value-type="boolean" office:boolean-value="false" calcext:value-type="boolean">
            <text:p>FALSE</text:p>
          </table:table-cell>
          <table:table-cell table:formula="of:=VLOOKUP([.$A270]; [Sheet2.$A$2:.$D$421]; 2 ;0)" office:value-type="string" office:string-value="2025-03-30T01:00:00Z" calcext:value-type="string">
            <text:p>2025-03-30T01:00:00Z</text:p>
          </table:table-cell>
          <table:table-cell table:formula="of:=IF([.$F270]=[.K270];TRUE();FALSE())" office:value-type="boolean" office:boolean-value="true" calcext:value-type="boolean">
            <text:p>TRUE</text:p>
          </table:table-cell>
          <table:table-cell table:formula="of:=OR([.J270];[.L2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Zagreb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71]; [Sheet2.$J$2:.$M$421]; 2 ;0)" office:value-type="string" office:string-value="2025-10-26T01:00:00Z" calcext:value-type="string">
            <text:p>2025-10-26T01:00:00Z</text:p>
          </table:table-cell>
          <table:table-cell table:formula="of:=IF([.$F271]=[.I271];TRUE();FALSE())" office:value-type="boolean" office:boolean-value="true" calcext:value-type="boolean">
            <text:p>TRUE</text:p>
          </table:table-cell>
          <table:table-cell table:formula="of:=VLOOKUP([.$A271]; [Sheet2.$A$2:.$D$421]; 2 ;0)" office:value-type="string" office:string-value="2025-03-30T01:00:00Z" calcext:value-type="string">
            <text:p>2025-03-30T01:00:00Z</text:p>
          </table:table-cell>
          <table:table-cell table:formula="of:=IF([.$F271]=[.K271];TRUE();FALSE())" office:value-type="boolean" office:boolean-value="false" calcext:value-type="boolean">
            <text:p>FALSE</text:p>
          </table:table-cell>
          <table:table-cell table:formula="of:=OR([.J271];[.L2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Zaporozhye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272]; [Sheet2.$J$2:.$M$421]; 2 ;0)" office:value-type="string" office:string-value="2025-10-26T01:00:00Z" calcext:value-type="string">
            <text:p>2025-10-26T01:00:00Z</text:p>
          </table:table-cell>
          <table:table-cell table:formula="of:=IF([.$F272]=[.I272];TRUE();FALSE())" office:value-type="boolean" office:boolean-value="false" calcext:value-type="boolean">
            <text:p>FALSE</text:p>
          </table:table-cell>
          <table:table-cell table:formula="of:=VLOOKUP([.$A272]; [Sheet2.$A$2:.$D$421]; 2 ;0)" office:value-type="string" office:string-value="2025-03-30T01:00:00Z" calcext:value-type="string">
            <text:p>2025-03-30T01:00:00Z</text:p>
          </table:table-cell>
          <table:table-cell table:formula="of:=IF([.$F272]=[.K272];TRUE();FALSE())" office:value-type="boolean" office:boolean-value="true" calcext:value-type="boolean">
            <text:p>TRUE</text:p>
          </table:table-cell>
          <table:table-cell table:formula="of:=OR([.J272];[.L2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Zaporozhye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273]; [Sheet2.$J$2:.$M$421]; 2 ;0)" office:value-type="string" office:string-value="2025-10-26T01:00:00Z" calcext:value-type="string">
            <text:p>2025-10-26T01:00:00Z</text:p>
          </table:table-cell>
          <table:table-cell table:formula="of:=IF([.$F273]=[.I273];TRUE();FALSE())" office:value-type="boolean" office:boolean-value="true" calcext:value-type="boolean">
            <text:p>TRUE</text:p>
          </table:table-cell>
          <table:table-cell table:formula="of:=VLOOKUP([.$A273]; [Sheet2.$A$2:.$D$421]; 2 ;0)" office:value-type="string" office:string-value="2025-03-30T01:00:00Z" calcext:value-type="string">
            <text:p>2025-03-30T01:00:00Z</text:p>
          </table:table-cell>
          <table:table-cell table:formula="of:=IF([.$F273]=[.K273];TRUE();FALSE())" office:value-type="boolean" office:boolean-value="false" calcext:value-type="boolean">
            <text:p>FALSE</text:p>
          </table:table-cell>
          <table:table-cell table:formula="of:=OR([.J273];[.L2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Zurich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74]; [Sheet2.$J$2:.$M$421]; 2 ;0)" office:value-type="string" office:string-value="2025-10-26T01:00:00Z" calcext:value-type="string">
            <text:p>2025-10-26T01:00:00Z</text:p>
          </table:table-cell>
          <table:table-cell table:formula="of:=IF([.$F274]=[.I274];TRUE();FALSE())" office:value-type="boolean" office:boolean-value="false" calcext:value-type="boolean">
            <text:p>FALSE</text:p>
          </table:table-cell>
          <table:table-cell table:formula="of:=VLOOKUP([.$A274]; [Sheet2.$A$2:.$D$421]; 2 ;0)" office:value-type="string" office:string-value="2025-03-30T01:00:00Z" calcext:value-type="string">
            <text:p>2025-03-30T01:00:00Z</text:p>
          </table:table-cell>
          <table:table-cell table:formula="of:=IF([.$F274]=[.K274];TRUE();FALSE())" office:value-type="boolean" office:boolean-value="true" calcext:value-type="boolean">
            <text:p>TRUE</text:p>
          </table:table-cell>
          <table:table-cell table:formula="of:=OR([.J274];[.L2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Zurich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75]; [Sheet2.$J$2:.$M$421]; 2 ;0)" office:value-type="string" office:string-value="2025-10-26T01:00:00Z" calcext:value-type="string">
            <text:p>2025-10-26T01:00:00Z</text:p>
          </table:table-cell>
          <table:table-cell table:formula="of:=IF([.$F275]=[.I275];TRUE();FALSE())" office:value-type="boolean" office:boolean-value="true" calcext:value-type="boolean">
            <text:p>TRUE</text:p>
          </table:table-cell>
          <table:table-cell table:formula="of:=VLOOKUP([.$A275]; [Sheet2.$A$2:.$D$421]; 2 ;0)" office:value-type="string" office:string-value="2025-03-30T01:00:00Z" calcext:value-type="string">
            <text:p>2025-03-30T01:00:00Z</text:p>
          </table:table-cell>
          <table:table-cell table:formula="of:=IF([.$F275]=[.K275];TRUE();FALSE())" office:value-type="boolean" office:boolean-value="false" calcext:value-type="boolean">
            <text:p>FALSE</text:p>
          </table:table-cell>
          <table:table-cell table:formula="of:=OR([.J275];[.L2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76]; [Sheet2.$J$2:.$M$421]; 2 ;0)" office:value-type="string" office:string-value="2025-10-26T01:00:00Z" calcext:value-type="string">
            <text:p>2025-10-26T01:00:00Z</text:p>
          </table:table-cell>
          <table:table-cell table:formula="of:=IF([.$F276]=[.I276];TRUE();FALSE())" office:value-type="boolean" office:boolean-value="false" calcext:value-type="boolean">
            <text:p>FALSE</text:p>
          </table:table-cell>
          <table:table-cell table:formula="of:=VLOOKUP([.$A276]; [Sheet2.$A$2:.$D$421]; 2 ;0)" office:value-type="string" office:string-value="2025-03-30T01:00:00Z" calcext:value-type="string">
            <text:p>2025-03-30T01:00:00Z</text:p>
          </table:table-cell>
          <table:table-cell table:formula="of:=IF([.$F276]=[.K276];TRUE();FALSE())" office:value-type="boolean" office:boolean-value="true" calcext:value-type="boolean">
            <text:p>TRUE</text:p>
          </table:table-cell>
          <table:table-cell table:formula="of:=OR([.J276];[.L2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77]; [Sheet2.$J$2:.$M$421]; 2 ;0)" office:value-type="string" office:string-value="2025-10-26T01:00:00Z" calcext:value-type="string">
            <text:p>2025-10-26T01:00:00Z</text:p>
          </table:table-cell>
          <table:table-cell table:formula="of:=IF([.$F277]=[.I277];TRUE();FALSE())" office:value-type="boolean" office:boolean-value="true" calcext:value-type="boolean">
            <text:p>TRUE</text:p>
          </table:table-cell>
          <table:table-cell table:formula="of:=VLOOKUP([.$A277]; [Sheet2.$A$2:.$D$421]; 2 ;0)" office:value-type="string" office:string-value="2025-03-30T01:00:00Z" calcext:value-type="string">
            <text:p>2025-03-30T01:00:00Z</text:p>
          </table:table-cell>
          <table:table-cell table:formula="of:=IF([.$F277]=[.K277];TRUE();FALSE())" office:value-type="boolean" office:boolean-value="false" calcext:value-type="boolean">
            <text:p>FALSE</text:p>
          </table:table-cell>
          <table:table-cell table:formula="of:=OR([.J277];[.L2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B-Eir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78]; [Sheet2.$J$2:.$M$421]; 2 ;0)" office:value-type="string" office:string-value="2025-10-26T01:00:00Z" calcext:value-type="string">
            <text:p>2025-10-26T01:00:00Z</text:p>
          </table:table-cell>
          <table:table-cell table:formula="of:=IF([.$F278]=[.I278];TRUE();FALSE())" office:value-type="boolean" office:boolean-value="false" calcext:value-type="boolean">
            <text:p>FALSE</text:p>
          </table:table-cell>
          <table:table-cell table:formula="of:=VLOOKUP([.$A278]; [Sheet2.$A$2:.$D$421]; 2 ;0)" office:value-type="string" office:string-value="2025-03-30T01:00:00Z" calcext:value-type="string">
            <text:p>2025-03-30T01:00:00Z</text:p>
          </table:table-cell>
          <table:table-cell table:formula="of:=IF([.$F278]=[.K278];TRUE();FALSE())" office:value-type="boolean" office:boolean-value="true" calcext:value-type="boolean">
            <text:p>TRUE</text:p>
          </table:table-cell>
          <table:table-cell table:formula="of:=OR([.J278];[.L2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B-Eir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79]; [Sheet2.$J$2:.$M$421]; 2 ;0)" office:value-type="string" office:string-value="2025-10-26T01:00:00Z" calcext:value-type="string">
            <text:p>2025-10-26T01:00:00Z</text:p>
          </table:table-cell>
          <table:table-cell table:formula="of:=IF([.$F279]=[.I279];TRUE();FALSE())" office:value-type="boolean" office:boolean-value="true" calcext:value-type="boolean">
            <text:p>TRUE</text:p>
          </table:table-cell>
          <table:table-cell table:formula="of:=VLOOKUP([.$A279]; [Sheet2.$A$2:.$D$421]; 2 ;0)" office:value-type="string" office:string-value="2025-03-30T01:00:00Z" calcext:value-type="string">
            <text:p>2025-03-30T01:00:00Z</text:p>
          </table:table-cell>
          <table:table-cell table:formula="of:=IF([.$F279]=[.K279];TRUE();FALSE())" office:value-type="boolean" office:boolean-value="false" calcext:value-type="boolean">
            <text:p>FALSE</text:p>
          </table:table-cell>
          <table:table-cell table:formula="of:=OR([.J279];[.L2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acific/Easter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9.1.0/2</text:p>
          </table:table-cell>
          <table:table-cell office:value-type="string" calcext:value-type="string">
            <text:p>M4.1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/04/05 21:00:00 -06:00</text:p>
          </table:table-cell>
          <table:table-cell office:value-type="float" office:value="-6" calcext:value-type="float">
            <text:p>-6</text:p>
          </table:table-cell>
          <table:table-cell table:formula="of:=VLOOKUP([.$A280]; [Sheet2.$J$2:.$M$421]; 2 ;0)" office:value-type="string" office:string-value="2025-09-07T04:00:00Z" calcext:value-type="string">
            <text:p>2025-09-07T04:00:00Z</text:p>
          </table:table-cell>
          <table:table-cell table:formula="of:=IF([.$F280]=[.I280];TRUE();FALSE())" office:value-type="boolean" office:boolean-value="false" calcext:value-type="boolean">
            <text:p>FALSE</text:p>
          </table:table-cell>
          <table:table-cell table:formula="of:=VLOOKUP([.$A280]; [Sheet2.$A$2:.$D$421]; 2 ;0)" office:value-type="string" office:string-value="2025-04-06T03:00:00Z" calcext:value-type="string">
            <text:p>2025-04-06T03:00:00Z</text:p>
          </table:table-cell>
          <table:table-cell table:formula="of:=IF([.$F280]=[.K280];TRUE();FALSE())" office:value-type="boolean" office:boolean-value="true" calcext:value-type="boolean">
            <text:p>TRUE</text:p>
          </table:table-cell>
          <table:table-cell table:formula="of:=OR([.J280];[.L2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acific/Easter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9.1.0/2</text:p>
          </table:table-cell>
          <table:table-cell office:value-type="string" calcext:value-type="string">
            <text:p>M4.1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/09/06 23:00:00 -05:00</text:p>
          </table:table-cell>
          <table:table-cell office:value-type="float" office:value="-5" calcext:value-type="float">
            <text:p>-5</text:p>
          </table:table-cell>
          <table:table-cell table:formula="of:=VLOOKUP([.$A281]; [Sheet2.$J$2:.$M$421]; 2 ;0)" office:value-type="string" office:string-value="2025-09-07T04:00:00Z" calcext:value-type="string">
            <text:p>2025-09-07T04:00:00Z</text:p>
          </table:table-cell>
          <table:table-cell table:formula="of:=IF([.$F281]=[.I281];TRUE();FALSE())" office:value-type="boolean" office:boolean-value="true" calcext:value-type="boolean">
            <text:p>TRUE</text:p>
          </table:table-cell>
          <table:table-cell table:formula="of:=VLOOKUP([.$A281]; [Sheet2.$A$2:.$D$421]; 2 ;0)" office:value-type="string" office:string-value="2025-04-06T03:00:00Z" calcext:value-type="string">
            <text:p>2025-04-06T03:00:00Z</text:p>
          </table:table-cell>
          <table:table-cell table:formula="of:=IF([.$F281]=[.K281];TRUE();FALSE())" office:value-type="boolean" office:boolean-value="false" calcext:value-type="boolean">
            <text:p>FALSE</text:p>
          </table:table-cell>
          <table:table-cell table:formula="of:=OR([.J281];[.L2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82]; [Sheet2.$J$2:.$M$421]; 2 ;0)" office:value-type="string" office:string-value="2025-10-26T01:00:00Z" calcext:value-type="string">
            <text:p>2025-10-26T01:00:00Z</text:p>
          </table:table-cell>
          <table:table-cell table:formula="of:=IF([.$F282]=[.I282];TRUE();FALSE())" office:value-type="boolean" office:boolean-value="false" calcext:value-type="boolean">
            <text:p>FALSE</text:p>
          </table:table-cell>
          <table:table-cell table:formula="of:=VLOOKUP([.$A282]; [Sheet2.$A$2:.$D$421]; 2 ;0)" office:value-type="string" office:string-value="2025-03-30T01:00:00Z" calcext:value-type="string">
            <text:p>2025-03-30T01:00:00Z</text:p>
          </table:table-cell>
          <table:table-cell table:formula="of:=IF([.$F282]=[.K282];TRUE();FALSE())" office:value-type="boolean" office:boolean-value="true" calcext:value-type="boolean">
            <text:p>TRUE</text:p>
          </table:table-cell>
          <table:table-cell table:formula="of:=OR([.J282];[.L2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83]; [Sheet2.$J$2:.$M$421]; 2 ;0)" office:value-type="string" office:string-value="2025-10-26T01:00:00Z" calcext:value-type="string">
            <text:p>2025-10-26T01:00:00Z</text:p>
          </table:table-cell>
          <table:table-cell table:formula="of:=IF([.$F283]=[.I283];TRUE();FALSE())" office:value-type="boolean" office:boolean-value="true" calcext:value-type="boolean">
            <text:p>TRUE</text:p>
          </table:table-cell>
          <table:table-cell table:formula="of:=VLOOKUP([.$A283]; [Sheet2.$A$2:.$D$421]; 2 ;0)" office:value-type="string" office:string-value="2025-03-30T01:00:00Z" calcext:value-type="string">
            <text:p>2025-03-30T01:00:00Z</text:p>
          </table:table-cell>
          <table:table-cell table:formula="of:=IF([.$F283]=[.K283];TRUE();FALSE())" office:value-type="boolean" office:boolean-value="false" calcext:value-type="boolean">
            <text:p>FALSE</text:p>
          </table:table-cell>
          <table:table-cell table:formula="of:=OR([.J283];[.L2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84]; [Sheet2.$J$2:.$M$421]; 2 ;0)" office:value-type="string" office:string-value="2025-10-26T01:00:00Z" calcext:value-type="string">
            <text:p>2025-10-26T01:00:00Z</text:p>
          </table:table-cell>
          <table:table-cell table:formula="of:=IF([.$F284]=[.I284];TRUE();FALSE())" office:value-type="boolean" office:boolean-value="false" calcext:value-type="boolean">
            <text:p>FALSE</text:p>
          </table:table-cell>
          <table:table-cell table:formula="of:=VLOOKUP([.$A284]; [Sheet2.$A$2:.$D$421]; 2 ;0)" office:value-type="string" office:string-value="2025-03-30T01:00:00Z" calcext:value-type="string">
            <text:p>2025-03-30T01:00:00Z</text:p>
          </table:table-cell>
          <table:table-cell table:formula="of:=IF([.$F284]=[.K284];TRUE();FALSE())" office:value-type="boolean" office:boolean-value="true" calcext:value-type="boolean">
            <text:p>TRUE</text:p>
          </table:table-cell>
          <table:table-cell table:formula="of:=OR([.J284];[.L2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85]; [Sheet2.$J$2:.$M$421]; 2 ;0)" office:value-type="string" office:string-value="2025-10-26T01:00:00Z" calcext:value-type="string">
            <text:p>2025-10-26T01:00:00Z</text:p>
          </table:table-cell>
          <table:table-cell table:formula="of:=IF([.$F285]=[.I285];TRUE();FALSE())" office:value-type="boolean" office:boolean-value="true" calcext:value-type="boolean">
            <text:p>TRUE</text:p>
          </table:table-cell>
          <table:table-cell table:formula="of:=VLOOKUP([.$A285]; [Sheet2.$A$2:.$D$421]; 2 ;0)" office:value-type="string" office:string-value="2025-03-30T01:00:00Z" calcext:value-type="string">
            <text:p>2025-03-30T01:00:00Z</text:p>
          </table:table-cell>
          <table:table-cell table:formula="of:=IF([.$F285]=[.K285];TRUE();FALSE())" office:value-type="boolean" office:boolean-value="false" calcext:value-type="boolean">
            <text:p>FALSE</text:p>
          </table:table-cell>
          <table:table-cell table:formula="of:=OR([.J285];[.L2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ET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86]; [Sheet2.$J$2:.$M$421]; 2 ;0)" office:value-type="string" office:string-value="2025-10-26T01:00:00Z" calcext:value-type="string">
            <text:p>2025-10-26T01:00:00Z</text:p>
          </table:table-cell>
          <table:table-cell table:formula="of:=IF([.$F286]=[.I286];TRUE();FALSE())" office:value-type="boolean" office:boolean-value="false" calcext:value-type="boolean">
            <text:p>FALSE</text:p>
          </table:table-cell>
          <table:table-cell table:formula="of:=VLOOKUP([.$A286]; [Sheet2.$A$2:.$D$421]; 2 ;0)" office:value-type="string" office:string-value="2025-03-30T01:00:00Z" calcext:value-type="string">
            <text:p>2025-03-30T01:00:00Z</text:p>
          </table:table-cell>
          <table:table-cell table:formula="of:=IF([.$F286]=[.K286];TRUE();FALSE())" office:value-type="boolean" office:boolean-value="true" calcext:value-type="boolean">
            <text:p>TRUE</text:p>
          </table:table-cell>
          <table:table-cell table:formula="of:=OR([.J286];[.L2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ET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87]; [Sheet2.$J$2:.$M$421]; 2 ;0)" office:value-type="string" office:string-value="2025-10-26T01:00:00Z" calcext:value-type="string">
            <text:p>2025-10-26T01:00:00Z</text:p>
          </table:table-cell>
          <table:table-cell table:formula="of:=IF([.$F287]=[.I287];TRUE();FALSE())" office:value-type="boolean" office:boolean-value="true" calcext:value-type="boolean">
            <text:p>TRUE</text:p>
          </table:table-cell>
          <table:table-cell table:formula="of:=VLOOKUP([.$A287]; [Sheet2.$A$2:.$D$421]; 2 ;0)" office:value-type="string" office:string-value="2025-03-30T01:00:00Z" calcext:value-type="string">
            <text:p>2025-03-30T01:00:00Z</text:p>
          </table:table-cell>
          <table:table-cell table:formula="of:=IF([.$F287]=[.K287];TRUE();FALSE())" office:value-type="boolean" office:boolean-value="false" calcext:value-type="boolean">
            <text:p>FALSE</text:p>
          </table:table-cell>
          <table:table-cell table:formula="of:=OR([.J287];[.L2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C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88]; [Sheet2.$J$2:.$M$421]; 2 ;0)" office:value-type="string" office:string-value="" calcext:value-type="error">
            <text:p>#N/A</text:p>
          </table:table-cell>
          <table:table-cell table:formula="of:=IF([.$F288]=[.I288];TRUE();FALSE())" office:value-type="string" office:string-value="" calcext:value-type="error">
            <text:p>#N/A</text:p>
          </table:table-cell>
          <table:table-cell table:formula="of:=VLOOKUP([.$A288]; [Sheet2.$A$2:.$D$421]; 2 ;0)" office:value-type="string" office:string-value="" calcext:value-type="error">
            <text:p>#N/A</text:p>
          </table:table-cell>
          <table:table-cell table:formula="of:=IF([.$F288]=[.K288];TRUE();FALSE())" office:value-type="string" office:string-value="" calcext:value-type="error">
            <text:p>#N/A</text:p>
          </table:table-cell>
          <table:table-cell table:formula="of:=OR([.J288];[.L288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EC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89]; [Sheet2.$J$2:.$M$421]; 2 ;0)" office:value-type="string" office:string-value="" calcext:value-type="error">
            <text:p>#N/A</text:p>
          </table:table-cell>
          <table:table-cell table:formula="of:=IF([.$F289]=[.I289];TRUE();FALSE())" office:value-type="string" office:string-value="" calcext:value-type="error">
            <text:p>#N/A</text:p>
          </table:table-cell>
          <table:table-cell table:formula="of:=VLOOKUP([.$A289]; [Sheet2.$A$2:.$D$421]; 2 ;0)" office:value-type="string" office:string-value="" calcext:value-type="error">
            <text:p>#N/A</text:p>
          </table:table-cell>
          <table:table-cell table:formula="of:=IF([.$F289]=[.K289];TRUE();FALSE())" office:value-type="string" office:string-value="" calcext:value-type="error">
            <text:p>#N/A</text:p>
          </table:table-cell>
          <table:table-cell table:formula="of:=OR([.J289];[.L289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Africa/Cairo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4.5.5/0</text:p>
          </table:table-cell>
          <table:table-cell office:value-type="string" calcext:value-type="string">
            <text:p>M10.5.5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4T22:00:00Z</text:p>
          </table:table-cell>
          <table:table-cell office:value-type="string" calcext:value-type="string">
            <text:p>2025/04/25 1:00:00 +03:00</text:p>
          </table:table-cell>
          <table:table-cell office:value-type="float" office:value="3" calcext:value-type="float">
            <text:p>3</text:p>
          </table:table-cell>
          <table:table-cell table:formula="of:=VLOOKUP([.$A290]; [Sheet2.$J$2:.$M$421]; 2 ;0)" office:value-type="string" office:string-value="2025-10-30T21:00:00Z" calcext:value-type="string">
            <text:p>2025-10-30T21:00:00Z</text:p>
          </table:table-cell>
          <table:table-cell table:formula="of:=IF([.$F290]=[.I290];TRUE();FALSE())" office:value-type="boolean" office:boolean-value="false" calcext:value-type="boolean">
            <text:p>FALSE</text:p>
          </table:table-cell>
          <table:table-cell table:formula="of:=VLOOKUP([.$A290]; [Sheet2.$A$2:.$D$421]; 2 ;0)" office:value-type="string" office:string-value="2025-04-24T22:00:00Z" calcext:value-type="string">
            <text:p>2025-04-24T22:00:00Z</text:p>
          </table:table-cell>
          <table:table-cell table:formula="of:=IF([.$F290]=[.K290];TRUE();FALSE())" office:value-type="boolean" office:boolean-value="true" calcext:value-type="boolean">
            <text:p>TRUE</text:p>
          </table:table-cell>
          <table:table-cell table:formula="of:=OR([.J290];[.L2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frica/Cairo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4.5.5/0</text:p>
          </table:table-cell>
          <table:table-cell office:value-type="string" calcext:value-type="string">
            <text:p>M10.5.5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30T21:00:00Z</text:p>
          </table:table-cell>
          <table:table-cell office:value-type="string" calcext:value-type="string">
            <text:p>2025/10/30 23:00:00 +02:00</text:p>
          </table:table-cell>
          <table:table-cell office:value-type="float" office:value="2" calcext:value-type="float">
            <text:p>2</text:p>
          </table:table-cell>
          <table:table-cell table:formula="of:=VLOOKUP([.$A291]; [Sheet2.$J$2:.$M$421]; 2 ;0)" office:value-type="string" office:string-value="2025-10-30T21:00:00Z" calcext:value-type="string">
            <text:p>2025-10-30T21:00:00Z</text:p>
          </table:table-cell>
          <table:table-cell table:formula="of:=IF([.$F291]=[.I291];TRUE();FALSE())" office:value-type="boolean" office:boolean-value="true" calcext:value-type="boolean">
            <text:p>TRUE</text:p>
          </table:table-cell>
          <table:table-cell table:formula="of:=VLOOKUP([.$A291]; [Sheet2.$A$2:.$D$421]; 2 ;0)" office:value-type="string" office:string-value="2025-04-24T22:00:00Z" calcext:value-type="string">
            <text:p>2025-04-24T22:00:00Z</text:p>
          </table:table-cell>
          <table:table-cell table:formula="of:=IF([.$F291]=[.K291];TRUE();FALSE())" office:value-type="boolean" office:boolean-value="false" calcext:value-type="boolean">
            <text:p>FALSE</text:p>
          </table:table-cell>
          <table:table-cell table:formula="of:=OR([.J291];[.L2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Adak</text:p>
          </table:table-cell>
          <table:table-cell office:value-type="string" calcext:value-type="string">
            <text:p>STD10DST9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2:00:00Z</text:p>
          </table:table-cell>
          <table:table-cell office:value-type="string" calcext:value-type="string">
            <text:p>2025/03/09 3:00:00 -09:00</text:p>
          </table:table-cell>
          <table:table-cell office:value-type="float" office:value="-9" calcext:value-type="float">
            <text:p>-9</text:p>
          </table:table-cell>
          <table:table-cell table:formula="of:=VLOOKUP([.$A292]; [Sheet2.$J$2:.$M$421]; 2 ;0)" office:value-type="string" office:string-value="2025-11-02T11:00:00Z" calcext:value-type="string">
            <text:p>2025-11-02T11:00:00Z</text:p>
          </table:table-cell>
          <table:table-cell table:formula="of:=IF([.$F292]=[.I292];TRUE();FALSE())" office:value-type="boolean" office:boolean-value="false" calcext:value-type="boolean">
            <text:p>FALSE</text:p>
          </table:table-cell>
          <table:table-cell table:formula="of:=VLOOKUP([.$A292]; [Sheet2.$A$2:.$D$421]; 2 ;0)" office:value-type="string" office:string-value="2025-03-09T12:00:00Z" calcext:value-type="string">
            <text:p>2025-03-09T12:00:00Z</text:p>
          </table:table-cell>
          <table:table-cell table:formula="of:=IF([.$F292]=[.K292];TRUE();FALSE())" office:value-type="boolean" office:boolean-value="true" calcext:value-type="boolean">
            <text:p>TRUE</text:p>
          </table:table-cell>
          <table:table-cell table:formula="of:=OR([.J292];[.L2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Adak</text:p>
          </table:table-cell>
          <table:table-cell office:value-type="string" calcext:value-type="string">
            <text:p>STD10DST9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1:00:00Z</text:p>
          </table:table-cell>
          <table:table-cell office:value-type="string" calcext:value-type="string">
            <text:p>2025/11/02 1:00:00 -10:00</text:p>
          </table:table-cell>
          <table:table-cell office:value-type="float" office:value="-10" calcext:value-type="float">
            <text:p>-10</text:p>
          </table:table-cell>
          <table:table-cell table:formula="of:=VLOOKUP([.$A293]; [Sheet2.$J$2:.$M$421]; 2 ;0)" office:value-type="string" office:string-value="2025-11-02T11:00:00Z" calcext:value-type="string">
            <text:p>2025-11-02T11:00:00Z</text:p>
          </table:table-cell>
          <table:table-cell table:formula="of:=IF([.$F293]=[.I293];TRUE();FALSE())" office:value-type="boolean" office:boolean-value="true" calcext:value-type="boolean">
            <text:p>TRUE</text:p>
          </table:table-cell>
          <table:table-cell table:formula="of:=VLOOKUP([.$A293]; [Sheet2.$A$2:.$D$421]; 2 ;0)" office:value-type="string" office:string-value="2025-03-09T12:00:00Z" calcext:value-type="string">
            <text:p>2025-03-09T12:00:00Z</text:p>
          </table:table-cell>
          <table:table-cell table:formula="of:=IF([.$F293]=[.K293];TRUE();FALSE())" office:value-type="boolean" office:boolean-value="false" calcext:value-type="boolean">
            <text:p>FALSE</text:p>
          </table:table-cell>
          <table:table-cell table:formula="of:=OR([.J293];[.L2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Anchorage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/03/09 3:00:00 -08:00</text:p>
          </table:table-cell>
          <table:table-cell office:value-type="float" office:value="-8" calcext:value-type="float">
            <text:p>-8</text:p>
          </table:table-cell>
          <table:table-cell table:formula="of:=VLOOKUP([.$A294]; [Sheet2.$J$2:.$M$421]; 2 ;0)" office:value-type="string" office:string-value="2025-11-02T10:00:00Z" calcext:value-type="string">
            <text:p>2025-11-02T10:00:00Z</text:p>
          </table:table-cell>
          <table:table-cell table:formula="of:=IF([.$F294]=[.I294];TRUE();FALSE())" office:value-type="boolean" office:boolean-value="false" calcext:value-type="boolean">
            <text:p>FALSE</text:p>
          </table:table-cell>
          <table:table-cell table:formula="of:=VLOOKUP([.$A294]; [Sheet2.$A$2:.$D$421]; 2 ;0)" office:value-type="string" office:string-value="2025-03-09T11:00:00Z" calcext:value-type="string">
            <text:p>2025-03-09T11:00:00Z</text:p>
          </table:table-cell>
          <table:table-cell table:formula="of:=IF([.$F294]=[.K294];TRUE();FALSE())" office:value-type="boolean" office:boolean-value="true" calcext:value-type="boolean">
            <text:p>TRUE</text:p>
          </table:table-cell>
          <table:table-cell table:formula="of:=OR([.J294];[.L2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Anchorage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/11/02 1:00:00 -09:00</text:p>
          </table:table-cell>
          <table:table-cell office:value-type="float" office:value="-9" calcext:value-type="float">
            <text:p>-9</text:p>
          </table:table-cell>
          <table:table-cell table:formula="of:=VLOOKUP([.$A295]; [Sheet2.$J$2:.$M$421]; 2 ;0)" office:value-type="string" office:string-value="2025-11-02T10:00:00Z" calcext:value-type="string">
            <text:p>2025-11-02T10:00:00Z</text:p>
          </table:table-cell>
          <table:table-cell table:formula="of:=IF([.$F295]=[.I295];TRUE();FALSE())" office:value-type="boolean" office:boolean-value="true" calcext:value-type="boolean">
            <text:p>TRUE</text:p>
          </table:table-cell>
          <table:table-cell table:formula="of:=VLOOKUP([.$A295]; [Sheet2.$A$2:.$D$421]; 2 ;0)" office:value-type="string" office:string-value="2025-03-09T11:00:00Z" calcext:value-type="string">
            <text:p>2025-03-09T11:00:00Z</text:p>
          </table:table-cell>
          <table:table-cell table:formula="of:=IF([.$F295]=[.K295];TRUE();FALSE())" office:value-type="boolean" office:boolean-value="false" calcext:value-type="boolean">
            <text:p>FALSE</text:p>
          </table:table-cell>
          <table:table-cell table:formula="of:=OR([.J295];[.L2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Asuncion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10.1.0/0</text:p>
          </table:table-cell>
          <table:table-cell office:value-type="string" calcext:value-type="string">
            <text:p>M3.4.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23T03:00:00Z</text:p>
          </table:table-cell>
          <table:table-cell office:value-type="string" calcext:value-type="string">
            <text:p>2025/03/22 23:00:00 -04:00</text:p>
          </table:table-cell>
          <table:table-cell office:value-type="float" office:value="-4" calcext:value-type="float">
            <text:p>-4</text:p>
          </table:table-cell>
          <table:table-cell table:formula="of:=VLOOKUP([.$A296]; [Sheet2.$J$2:.$M$421]; 2 ;0)" office:value-type="string" office:string-value="2025-10-05T04:00:00Z" calcext:value-type="string">
            <text:p>2025-10-05T04:00:00Z</text:p>
          </table:table-cell>
          <table:table-cell table:formula="of:=IF([.$F296]=[.I296];TRUE();FALSE())" office:value-type="boolean" office:boolean-value="false" calcext:value-type="boolean">
            <text:p>FALSE</text:p>
          </table:table-cell>
          <table:table-cell table:formula="of:=VLOOKUP([.$A296]; [Sheet2.$A$2:.$D$421]; 2 ;0)" office:value-type="string" office:string-value="2025-03-23T03:00:00Z" calcext:value-type="string">
            <text:p>2025-03-23T03:00:00Z</text:p>
          </table:table-cell>
          <table:table-cell table:formula="of:=IF([.$F296]=[.K296];TRUE();FALSE())" office:value-type="boolean" office:boolean-value="true" calcext:value-type="boolean">
            <text:p>TRUE</text:p>
          </table:table-cell>
          <table:table-cell table:formula="of:=OR([.J296];[.L2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Asuncion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10.1.0/0</text:p>
          </table:table-cell>
          <table:table-cell office:value-type="string" calcext:value-type="string">
            <text:p>M3.4.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05T04:00:00Z</text:p>
          </table:table-cell>
          <table:table-cell office:value-type="string" calcext:value-type="string">
            <text:p>2025/10/05 1:00:00 -03:00</text:p>
          </table:table-cell>
          <table:table-cell office:value-type="float" office:value="-3" calcext:value-type="float">
            <text:p>-3</text:p>
          </table:table-cell>
          <table:table-cell table:formula="of:=VLOOKUP([.$A297]; [Sheet2.$J$2:.$M$421]; 2 ;0)" office:value-type="string" office:string-value="2025-10-05T04:00:00Z" calcext:value-type="string">
            <text:p>2025-10-05T04:00:00Z</text:p>
          </table:table-cell>
          <table:table-cell table:formula="of:=IF([.$F297]=[.I297];TRUE();FALSE())" office:value-type="boolean" office:boolean-value="true" calcext:value-type="boolean">
            <text:p>TRUE</text:p>
          </table:table-cell>
          <table:table-cell table:formula="of:=VLOOKUP([.$A297]; [Sheet2.$A$2:.$D$421]; 2 ;0)" office:value-type="string" office:string-value="2025-03-23T03:00:00Z" calcext:value-type="string">
            <text:p>2025-03-23T03:00:00Z</text:p>
          </table:table-cell>
          <table:table-cell table:formula="of:=IF([.$F297]=[.K297];TRUE();FALSE())" office:value-type="boolean" office:boolean-value="false" calcext:value-type="boolean">
            <text:p>FALSE</text:p>
          </table:table-cell>
          <table:table-cell table:formula="of:=OR([.J297];[.L2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Atka</text:p>
          </table:table-cell>
          <table:table-cell office:value-type="string" calcext:value-type="string">
            <text:p>STD10DST9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2:00:00Z</text:p>
          </table:table-cell>
          <table:table-cell office:value-type="string" calcext:value-type="string">
            <text:p>2025/03/09 3:00:00 -09:00</text:p>
          </table:table-cell>
          <table:table-cell office:value-type="float" office:value="-9" calcext:value-type="float">
            <text:p>-9</text:p>
          </table:table-cell>
          <table:table-cell table:formula="of:=VLOOKUP([.$A298]; [Sheet2.$J$2:.$M$421]; 2 ;0)" office:value-type="string" office:string-value="2025-11-02T11:00:00Z" calcext:value-type="string">
            <text:p>2025-11-02T11:00:00Z</text:p>
          </table:table-cell>
          <table:table-cell table:formula="of:=IF([.$F298]=[.I298];TRUE();FALSE())" office:value-type="boolean" office:boolean-value="false" calcext:value-type="boolean">
            <text:p>FALSE</text:p>
          </table:table-cell>
          <table:table-cell table:formula="of:=VLOOKUP([.$A298]; [Sheet2.$A$2:.$D$421]; 2 ;0)" office:value-type="string" office:string-value="2025-03-09T12:00:00Z" calcext:value-type="string">
            <text:p>2025-03-09T12:00:00Z</text:p>
          </table:table-cell>
          <table:table-cell table:formula="of:=IF([.$F298]=[.K298];TRUE();FALSE())" office:value-type="boolean" office:boolean-value="true" calcext:value-type="boolean">
            <text:p>TRUE</text:p>
          </table:table-cell>
          <table:table-cell table:formula="of:=OR([.J298];[.L2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Atka</text:p>
          </table:table-cell>
          <table:table-cell office:value-type="string" calcext:value-type="string">
            <text:p>STD10DST9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1:00:00Z</text:p>
          </table:table-cell>
          <table:table-cell office:value-type="string" calcext:value-type="string">
            <text:p>2025/11/02 1:00:00 -10:00</text:p>
          </table:table-cell>
          <table:table-cell office:value-type="float" office:value="-10" calcext:value-type="float">
            <text:p>-10</text:p>
          </table:table-cell>
          <table:table-cell table:formula="of:=VLOOKUP([.$A299]; [Sheet2.$J$2:.$M$421]; 2 ;0)" office:value-type="string" office:string-value="2025-11-02T11:00:00Z" calcext:value-type="string">
            <text:p>2025-11-02T11:00:00Z</text:p>
          </table:table-cell>
          <table:table-cell table:formula="of:=IF([.$F299]=[.I299];TRUE();FALSE())" office:value-type="boolean" office:boolean-value="true" calcext:value-type="boolean">
            <text:p>TRUE</text:p>
          </table:table-cell>
          <table:table-cell table:formula="of:=VLOOKUP([.$A299]; [Sheet2.$A$2:.$D$421]; 2 ;0)" office:value-type="string" office:string-value="2025-03-09T12:00:00Z" calcext:value-type="string">
            <text:p>2025-03-09T12:00:00Z</text:p>
          </table:table-cell>
          <table:table-cell table:formula="of:=IF([.$F299]=[.K299];TRUE();FALSE())" office:value-type="boolean" office:boolean-value="false" calcext:value-type="boolean">
            <text:p>FALSE</text:p>
          </table:table-cell>
          <table:table-cell table:formula="of:=OR([.J299];[.L2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Boise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/03/09 3:00:00 -06:00</text:p>
          </table:table-cell>
          <table:table-cell office:value-type="float" office:value="-6" calcext:value-type="float">
            <text:p>-6</text:p>
          </table:table-cell>
          <table:table-cell table:formula="of:=VLOOKUP([.$A300]; [Sheet2.$J$2:.$M$421]; 2 ;0)" office:value-type="string" office:string-value="2025-11-02T08:00:00Z" calcext:value-type="string">
            <text:p>2025-11-02T08:00:00Z</text:p>
          </table:table-cell>
          <table:table-cell table:formula="of:=IF([.$F300]=[.I300];TRUE();FALSE())" office:value-type="boolean" office:boolean-value="false" calcext:value-type="boolean">
            <text:p>FALSE</text:p>
          </table:table-cell>
          <table:table-cell table:formula="of:=VLOOKUP([.$A300]; [Sheet2.$A$2:.$D$421]; 2 ;0)" office:value-type="string" office:string-value="2025-03-09T09:00:00Z" calcext:value-type="string">
            <text:p>2025-03-09T09:00:00Z</text:p>
          </table:table-cell>
          <table:table-cell table:formula="of:=IF([.$F300]=[.K300];TRUE();FALSE())" office:value-type="boolean" office:boolean-value="true" calcext:value-type="boolean">
            <text:p>TRUE</text:p>
          </table:table-cell>
          <table:table-cell table:formula="of:=OR([.J300];[.L30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Boise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/11/02 1:00:00 -07:00</text:p>
          </table:table-cell>
          <table:table-cell office:value-type="float" office:value="-7" calcext:value-type="float">
            <text:p>-7</text:p>
          </table:table-cell>
          <table:table-cell table:formula="of:=VLOOKUP([.$A301]; [Sheet2.$J$2:.$M$421]; 2 ;0)" office:value-type="string" office:string-value="2025-11-02T08:00:00Z" calcext:value-type="string">
            <text:p>2025-11-02T08:00:00Z</text:p>
          </table:table-cell>
          <table:table-cell table:formula="of:=IF([.$F301]=[.I301];TRUE();FALSE())" office:value-type="boolean" office:boolean-value="true" calcext:value-type="boolean">
            <text:p>TRUE</text:p>
          </table:table-cell>
          <table:table-cell table:formula="of:=VLOOKUP([.$A301]; [Sheet2.$A$2:.$D$421]; 2 ;0)" office:value-type="string" office:string-value="2025-03-09T09:00:00Z" calcext:value-type="string">
            <text:p>2025-03-09T09:00:00Z</text:p>
          </table:table-cell>
          <table:table-cell table:formula="of:=IF([.$F301]=[.K301];TRUE();FALSE())" office:value-type="boolean" office:boolean-value="false" calcext:value-type="boolean">
            <text:p>FALSE</text:p>
          </table:table-cell>
          <table:table-cell table:formula="of:=OR([.J301];[.L3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Cambridge_Bay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/03/09 3:00:00 -06:00</text:p>
          </table:table-cell>
          <table:table-cell office:value-type="float" office:value="-6" calcext:value-type="float">
            <text:p>-6</text:p>
          </table:table-cell>
          <table:table-cell table:formula="of:=VLOOKUP([.$A302]; [Sheet2.$J$2:.$M$421]; 2 ;0)" office:value-type="string" office:string-value="2025-11-02T08:00:00Z" calcext:value-type="string">
            <text:p>2025-11-02T08:00:00Z</text:p>
          </table:table-cell>
          <table:table-cell table:formula="of:=IF([.$F302]=[.I302];TRUE();FALSE())" office:value-type="boolean" office:boolean-value="false" calcext:value-type="boolean">
            <text:p>FALSE</text:p>
          </table:table-cell>
          <table:table-cell table:formula="of:=VLOOKUP([.$A302]; [Sheet2.$A$2:.$D$421]; 2 ;0)" office:value-type="string" office:string-value="2025-03-09T09:00:00Z" calcext:value-type="string">
            <text:p>2025-03-09T09:00:00Z</text:p>
          </table:table-cell>
          <table:table-cell table:formula="of:=IF([.$F302]=[.K302];TRUE();FALSE())" office:value-type="boolean" office:boolean-value="true" calcext:value-type="boolean">
            <text:p>TRUE</text:p>
          </table:table-cell>
          <table:table-cell table:formula="of:=OR([.J302];[.L3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Cambridge_Bay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/11/02 1:00:00 -07:00</text:p>
          </table:table-cell>
          <table:table-cell office:value-type="float" office:value="-7" calcext:value-type="float">
            <text:p>-7</text:p>
          </table:table-cell>
          <table:table-cell table:formula="of:=VLOOKUP([.$A303]; [Sheet2.$J$2:.$M$421]; 2 ;0)" office:value-type="string" office:string-value="2025-11-02T08:00:00Z" calcext:value-type="string">
            <text:p>2025-11-02T08:00:00Z</text:p>
          </table:table-cell>
          <table:table-cell table:formula="of:=IF([.$F303]=[.I303];TRUE();FALSE())" office:value-type="boolean" office:boolean-value="true" calcext:value-type="boolean">
            <text:p>TRUE</text:p>
          </table:table-cell>
          <table:table-cell table:formula="of:=VLOOKUP([.$A303]; [Sheet2.$A$2:.$D$421]; 2 ;0)" office:value-type="string" office:string-value="2025-03-09T09:00:00Z" calcext:value-type="string">
            <text:p>2025-03-09T09:00:00Z</text:p>
          </table:table-cell>
          <table:table-cell table:formula="of:=IF([.$F303]=[.K303];TRUE();FALSE())" office:value-type="boolean" office:boolean-value="false" calcext:value-type="boolean">
            <text:p>FALSE</text:p>
          </table:table-cell>
          <table:table-cell table:formula="of:=OR([.J303];[.L3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Chicago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04]; [Sheet2.$J$2:.$M$421]; 2 ;0)" office:value-type="string" office:string-value="2025-11-02T07:00:00Z" calcext:value-type="string">
            <text:p>2025-11-02T07:00:00Z</text:p>
          </table:table-cell>
          <table:table-cell table:formula="of:=IF([.$F304]=[.I304];TRUE();FALSE())" office:value-type="boolean" office:boolean-value="false" calcext:value-type="boolean">
            <text:p>FALSE</text:p>
          </table:table-cell>
          <table:table-cell table:formula="of:=VLOOKUP([.$A304]; [Sheet2.$A$2:.$D$421]; 2 ;0)" office:value-type="string" office:string-value="2025-03-09T08:00:00Z" calcext:value-type="string">
            <text:p>2025-03-09T08:00:00Z</text:p>
          </table:table-cell>
          <table:table-cell table:formula="of:=IF([.$F304]=[.K304];TRUE();FALSE())" office:value-type="boolean" office:boolean-value="true" calcext:value-type="boolean">
            <text:p>TRUE</text:p>
          </table:table-cell>
          <table:table-cell table:formula="of:=OR([.J304];[.L3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Chicago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05]; [Sheet2.$J$2:.$M$421]; 2 ;0)" office:value-type="string" office:string-value="2025-11-02T07:00:00Z" calcext:value-type="string">
            <text:p>2025-11-02T07:00:00Z</text:p>
          </table:table-cell>
          <table:table-cell table:formula="of:=IF([.$F305]=[.I305];TRUE();FALSE())" office:value-type="boolean" office:boolean-value="true" calcext:value-type="boolean">
            <text:p>TRUE</text:p>
          </table:table-cell>
          <table:table-cell table:formula="of:=VLOOKUP([.$A305]; [Sheet2.$A$2:.$D$421]; 2 ;0)" office:value-type="string" office:string-value="2025-03-09T08:00:00Z" calcext:value-type="string">
            <text:p>2025-03-09T08:00:00Z</text:p>
          </table:table-cell>
          <table:table-cell table:formula="of:=IF([.$F305]=[.K305];TRUE();FALSE())" office:value-type="boolean" office:boolean-value="false" calcext:value-type="boolean">
            <text:p>FALSE</text:p>
          </table:table-cell>
          <table:table-cell table:formula="of:=OR([.J305];[.L3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Denver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/03/09 3:00:00 -06:00</text:p>
          </table:table-cell>
          <table:table-cell office:value-type="float" office:value="-6" calcext:value-type="float">
            <text:p>-6</text:p>
          </table:table-cell>
          <table:table-cell table:formula="of:=VLOOKUP([.$A306]; [Sheet2.$J$2:.$M$421]; 2 ;0)" office:value-type="string" office:string-value="2025-11-02T08:00:00Z" calcext:value-type="string">
            <text:p>2025-11-02T08:00:00Z</text:p>
          </table:table-cell>
          <table:table-cell table:formula="of:=IF([.$F306]=[.I306];TRUE();FALSE())" office:value-type="boolean" office:boolean-value="false" calcext:value-type="boolean">
            <text:p>FALSE</text:p>
          </table:table-cell>
          <table:table-cell table:formula="of:=VLOOKUP([.$A306]; [Sheet2.$A$2:.$D$421]; 2 ;0)" office:value-type="string" office:string-value="2025-03-09T09:00:00Z" calcext:value-type="string">
            <text:p>2025-03-09T09:00:00Z</text:p>
          </table:table-cell>
          <table:table-cell table:formula="of:=IF([.$F306]=[.K306];TRUE();FALSE())" office:value-type="boolean" office:boolean-value="true" calcext:value-type="boolean">
            <text:p>TRUE</text:p>
          </table:table-cell>
          <table:table-cell table:formula="of:=OR([.J306];[.L3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Denver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/11/02 1:00:00 -07:00</text:p>
          </table:table-cell>
          <table:table-cell office:value-type="float" office:value="-7" calcext:value-type="float">
            <text:p>-7</text:p>
          </table:table-cell>
          <table:table-cell table:formula="of:=VLOOKUP([.$A307]; [Sheet2.$J$2:.$M$421]; 2 ;0)" office:value-type="string" office:string-value="2025-11-02T08:00:00Z" calcext:value-type="string">
            <text:p>2025-11-02T08:00:00Z</text:p>
          </table:table-cell>
          <table:table-cell table:formula="of:=IF([.$F307]=[.I307];TRUE();FALSE())" office:value-type="boolean" office:boolean-value="true" calcext:value-type="boolean">
            <text:p>TRUE</text:p>
          </table:table-cell>
          <table:table-cell table:formula="of:=VLOOKUP([.$A307]; [Sheet2.$A$2:.$D$421]; 2 ;0)" office:value-type="string" office:string-value="2025-03-09T09:00:00Z" calcext:value-type="string">
            <text:p>2025-03-09T09:00:00Z</text:p>
          </table:table-cell>
          <table:table-cell table:formula="of:=IF([.$F307]=[.K307];TRUE();FALSE())" office:value-type="boolean" office:boolean-value="false" calcext:value-type="boolean">
            <text:p>FALSE</text:p>
          </table:table-cell>
          <table:table-cell table:formula="of:=OR([.J307];[.L3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Detroi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08]; [Sheet2.$J$2:.$M$421]; 2 ;0)" office:value-type="string" office:string-value="2025-11-02T06:00:00Z" calcext:value-type="string">
            <text:p>2025-11-02T06:00:00Z</text:p>
          </table:table-cell>
          <table:table-cell table:formula="of:=IF([.$F308]=[.I308];TRUE();FALSE())" office:value-type="boolean" office:boolean-value="false" calcext:value-type="boolean">
            <text:p>FALSE</text:p>
          </table:table-cell>
          <table:table-cell table:formula="of:=VLOOKUP([.$A308]; [Sheet2.$A$2:.$D$421]; 2 ;0)" office:value-type="string" office:string-value="2025-03-09T07:00:00Z" calcext:value-type="string">
            <text:p>2025-03-09T07:00:00Z</text:p>
          </table:table-cell>
          <table:table-cell table:formula="of:=IF([.$F308]=[.K308];TRUE();FALSE())" office:value-type="boolean" office:boolean-value="true" calcext:value-type="boolean">
            <text:p>TRUE</text:p>
          </table:table-cell>
          <table:table-cell table:formula="of:=OR([.J308];[.L3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Detroi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09]; [Sheet2.$J$2:.$M$421]; 2 ;0)" office:value-type="string" office:string-value="2025-11-02T06:00:00Z" calcext:value-type="string">
            <text:p>2025-11-02T06:00:00Z</text:p>
          </table:table-cell>
          <table:table-cell table:formula="of:=IF([.$F309]=[.I309];TRUE();FALSE())" office:value-type="boolean" office:boolean-value="true" calcext:value-type="boolean">
            <text:p>TRUE</text:p>
          </table:table-cell>
          <table:table-cell table:formula="of:=VLOOKUP([.$A309]; [Sheet2.$A$2:.$D$421]; 2 ;0)" office:value-type="string" office:string-value="2025-03-09T07:00:00Z" calcext:value-type="string">
            <text:p>2025-03-09T07:00:00Z</text:p>
          </table:table-cell>
          <table:table-cell table:formula="of:=IF([.$F309]=[.K309];TRUE();FALSE())" office:value-type="boolean" office:boolean-value="false" calcext:value-type="boolean">
            <text:p>FALSE</text:p>
          </table:table-cell>
          <table:table-cell table:formula="of:=OR([.J309];[.L3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Edmonton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/03/09 3:00:00 -06:00</text:p>
          </table:table-cell>
          <table:table-cell office:value-type="float" office:value="-6" calcext:value-type="float">
            <text:p>-6</text:p>
          </table:table-cell>
          <table:table-cell table:formula="of:=VLOOKUP([.$A310]; [Sheet2.$J$2:.$M$421]; 2 ;0)" office:value-type="string" office:string-value="2025-11-02T08:00:00Z" calcext:value-type="string">
            <text:p>2025-11-02T08:00:00Z</text:p>
          </table:table-cell>
          <table:table-cell table:formula="of:=IF([.$F310]=[.I310];TRUE();FALSE())" office:value-type="boolean" office:boolean-value="false" calcext:value-type="boolean">
            <text:p>FALSE</text:p>
          </table:table-cell>
          <table:table-cell table:formula="of:=VLOOKUP([.$A310]; [Sheet2.$A$2:.$D$421]; 2 ;0)" office:value-type="string" office:string-value="2025-03-09T09:00:00Z" calcext:value-type="string">
            <text:p>2025-03-09T09:00:00Z</text:p>
          </table:table-cell>
          <table:table-cell table:formula="of:=IF([.$F310]=[.K310];TRUE();FALSE())" office:value-type="boolean" office:boolean-value="true" calcext:value-type="boolean">
            <text:p>TRUE</text:p>
          </table:table-cell>
          <table:table-cell table:formula="of:=OR([.J310];[.L3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Edmonton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/11/02 1:00:00 -07:00</text:p>
          </table:table-cell>
          <table:table-cell office:value-type="float" office:value="-7" calcext:value-type="float">
            <text:p>-7</text:p>
          </table:table-cell>
          <table:table-cell table:formula="of:=VLOOKUP([.$A311]; [Sheet2.$J$2:.$M$421]; 2 ;0)" office:value-type="string" office:string-value="2025-11-02T08:00:00Z" calcext:value-type="string">
            <text:p>2025-11-02T08:00:00Z</text:p>
          </table:table-cell>
          <table:table-cell table:formula="of:=IF([.$F311]=[.I311];TRUE();FALSE())" office:value-type="boolean" office:boolean-value="true" calcext:value-type="boolean">
            <text:p>TRUE</text:p>
          </table:table-cell>
          <table:table-cell table:formula="of:=VLOOKUP([.$A311]; [Sheet2.$A$2:.$D$421]; 2 ;0)" office:value-type="string" office:string-value="2025-03-09T09:00:00Z" calcext:value-type="string">
            <text:p>2025-03-09T09:00:00Z</text:p>
          </table:table-cell>
          <table:table-cell table:formula="of:=IF([.$F311]=[.K311];TRUE();FALSE())" office:value-type="boolean" office:boolean-value="false" calcext:value-type="boolean">
            <text:p>FALSE</text:p>
          </table:table-cell>
          <table:table-cell table:formula="of:=OR([.J311];[.L3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Ensenada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/03/09 3:00:00 -07:00</text:p>
          </table:table-cell>
          <table:table-cell office:value-type="float" office:value="-7" calcext:value-type="float">
            <text:p>-7</text:p>
          </table:table-cell>
          <table:table-cell table:formula="of:=VLOOKUP([.$A312]; [Sheet2.$J$2:.$M$421]; 2 ;0)" office:value-type="string" office:string-value="2025-11-02T09:00:00Z" calcext:value-type="string">
            <text:p>2025-11-02T09:00:00Z</text:p>
          </table:table-cell>
          <table:table-cell table:formula="of:=IF([.$F312]=[.I312];TRUE();FALSE())" office:value-type="boolean" office:boolean-value="false" calcext:value-type="boolean">
            <text:p>FALSE</text:p>
          </table:table-cell>
          <table:table-cell table:formula="of:=VLOOKUP([.$A312]; [Sheet2.$A$2:.$D$421]; 2 ;0)" office:value-type="string" office:string-value="2025-03-09T10:00:00Z" calcext:value-type="string">
            <text:p>2025-03-09T10:00:00Z</text:p>
          </table:table-cell>
          <table:table-cell table:formula="of:=IF([.$F312]=[.K312];TRUE();FALSE())" office:value-type="boolean" office:boolean-value="true" calcext:value-type="boolean">
            <text:p>TRUE</text:p>
          </table:table-cell>
          <table:table-cell table:formula="of:=OR([.J312];[.L3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Ensenada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/11/02 1:00:00 -08:00</text:p>
          </table:table-cell>
          <table:table-cell office:value-type="float" office:value="-8" calcext:value-type="float">
            <text:p>-8</text:p>
          </table:table-cell>
          <table:table-cell table:formula="of:=VLOOKUP([.$A313]; [Sheet2.$J$2:.$M$421]; 2 ;0)" office:value-type="string" office:string-value="2025-11-02T09:00:00Z" calcext:value-type="string">
            <text:p>2025-11-02T09:00:00Z</text:p>
          </table:table-cell>
          <table:table-cell table:formula="of:=IF([.$F313]=[.I313];TRUE();FALSE())" office:value-type="boolean" office:boolean-value="true" calcext:value-type="boolean">
            <text:p>TRUE</text:p>
          </table:table-cell>
          <table:table-cell table:formula="of:=VLOOKUP([.$A313]; [Sheet2.$A$2:.$D$421]; 2 ;0)" office:value-type="string" office:string-value="2025-03-09T10:00:00Z" calcext:value-type="string">
            <text:p>2025-03-09T10:00:00Z</text:p>
          </table:table-cell>
          <table:table-cell table:formula="of:=IF([.$F313]=[.K313];TRUE();FALSE())" office:value-type="boolean" office:boolean-value="false" calcext:value-type="boolean">
            <text:p>FALSE</text:p>
          </table:table-cell>
          <table:table-cell table:formula="of:=OR([.J313];[.L3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Fort_Wayne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14]; [Sheet2.$J$2:.$M$421]; 2 ;0)" office:value-type="string" office:string-value="2025-11-02T06:00:00Z" calcext:value-type="string">
            <text:p>2025-11-02T06:00:00Z</text:p>
          </table:table-cell>
          <table:table-cell table:formula="of:=IF([.$F314]=[.I314];TRUE();FALSE())" office:value-type="boolean" office:boolean-value="false" calcext:value-type="boolean">
            <text:p>FALSE</text:p>
          </table:table-cell>
          <table:table-cell table:formula="of:=VLOOKUP([.$A314]; [Sheet2.$A$2:.$D$421]; 2 ;0)" office:value-type="string" office:string-value="2025-03-09T07:00:00Z" calcext:value-type="string">
            <text:p>2025-03-09T07:00:00Z</text:p>
          </table:table-cell>
          <table:table-cell table:formula="of:=IF([.$F314]=[.K314];TRUE();FALSE())" office:value-type="boolean" office:boolean-value="true" calcext:value-type="boolean">
            <text:p>TRUE</text:p>
          </table:table-cell>
          <table:table-cell table:formula="of:=OR([.J314];[.L3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Fort_Wayne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15]; [Sheet2.$J$2:.$M$421]; 2 ;0)" office:value-type="string" office:string-value="2025-11-02T06:00:00Z" calcext:value-type="string">
            <text:p>2025-11-02T06:00:00Z</text:p>
          </table:table-cell>
          <table:table-cell table:formula="of:=IF([.$F315]=[.I315];TRUE();FALSE())" office:value-type="boolean" office:boolean-value="true" calcext:value-type="boolean">
            <text:p>TRUE</text:p>
          </table:table-cell>
          <table:table-cell table:formula="of:=VLOOKUP([.$A315]; [Sheet2.$A$2:.$D$421]; 2 ;0)" office:value-type="string" office:string-value="2025-03-09T07:00:00Z" calcext:value-type="string">
            <text:p>2025-03-09T07:00:00Z</text:p>
          </table:table-cell>
          <table:table-cell table:formula="of:=IF([.$F315]=[.K315];TRUE();FALSE())" office:value-type="boolean" office:boolean-value="false" calcext:value-type="boolean">
            <text:p>FALSE</text:p>
          </table:table-cell>
          <table:table-cell table:formula="of:=OR([.J315];[.L3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Glace_Bay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/03/09 3:00:00 -03:00</text:p>
          </table:table-cell>
          <table:table-cell office:value-type="float" office:value="-3" calcext:value-type="float">
            <text:p>-3</text:p>
          </table:table-cell>
          <table:table-cell table:formula="of:=VLOOKUP([.$A316]; [Sheet2.$J$2:.$M$421]; 2 ;0)" office:value-type="string" office:string-value="2025-11-02T05:00:00Z" calcext:value-type="string">
            <text:p>2025-11-02T05:00:00Z</text:p>
          </table:table-cell>
          <table:table-cell table:formula="of:=IF([.$F316]=[.I316];TRUE();FALSE())" office:value-type="boolean" office:boolean-value="false" calcext:value-type="boolean">
            <text:p>FALSE</text:p>
          </table:table-cell>
          <table:table-cell table:formula="of:=VLOOKUP([.$A316]; [Sheet2.$A$2:.$D$421]; 2 ;0)" office:value-type="string" office:string-value="2025-03-09T06:00:00Z" calcext:value-type="string">
            <text:p>2025-03-09T06:00:00Z</text:p>
          </table:table-cell>
          <table:table-cell table:formula="of:=IF([.$F316]=[.K316];TRUE();FALSE())" office:value-type="boolean" office:boolean-value="true" calcext:value-type="boolean">
            <text:p>TRUE</text:p>
          </table:table-cell>
          <table:table-cell table:formula="of:=OR([.J316];[.L3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Glace_Bay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/11/02 1:00:00 -04:00</text:p>
          </table:table-cell>
          <table:table-cell office:value-type="float" office:value="-4" calcext:value-type="float">
            <text:p>-4</text:p>
          </table:table-cell>
          <table:table-cell table:formula="of:=VLOOKUP([.$A317]; [Sheet2.$J$2:.$M$421]; 2 ;0)" office:value-type="string" office:string-value="2025-11-02T05:00:00Z" calcext:value-type="string">
            <text:p>2025-11-02T05:00:00Z</text:p>
          </table:table-cell>
          <table:table-cell table:formula="of:=IF([.$F317]=[.I317];TRUE();FALSE())" office:value-type="boolean" office:boolean-value="true" calcext:value-type="boolean">
            <text:p>TRUE</text:p>
          </table:table-cell>
          <table:table-cell table:formula="of:=VLOOKUP([.$A317]; [Sheet2.$A$2:.$D$421]; 2 ;0)" office:value-type="string" office:string-value="2025-03-09T06:00:00Z" calcext:value-type="string">
            <text:p>2025-03-09T06:00:00Z</text:p>
          </table:table-cell>
          <table:table-cell table:formula="of:=IF([.$F317]=[.K317];TRUE();FALSE())" office:value-type="boolean" office:boolean-value="false" calcext:value-type="boolean">
            <text:p>FALSE</text:p>
          </table:table-cell>
          <table:table-cell table:formula="of:=OR([.J317];[.L3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Goose_Bay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/03/09 3:00:00 -03:00</text:p>
          </table:table-cell>
          <table:table-cell office:value-type="float" office:value="-3" calcext:value-type="float">
            <text:p>-3</text:p>
          </table:table-cell>
          <table:table-cell table:formula="of:=VLOOKUP([.$A318]; [Sheet2.$J$2:.$M$421]; 2 ;0)" office:value-type="string" office:string-value="2025-11-02T05:00:00Z" calcext:value-type="string">
            <text:p>2025-11-02T05:00:00Z</text:p>
          </table:table-cell>
          <table:table-cell table:formula="of:=IF([.$F318]=[.I318];TRUE();FALSE())" office:value-type="boolean" office:boolean-value="false" calcext:value-type="boolean">
            <text:p>FALSE</text:p>
          </table:table-cell>
          <table:table-cell table:formula="of:=VLOOKUP([.$A318]; [Sheet2.$A$2:.$D$421]; 2 ;0)" office:value-type="string" office:string-value="2025-03-09T06:00:00Z" calcext:value-type="string">
            <text:p>2025-03-09T06:00:00Z</text:p>
          </table:table-cell>
          <table:table-cell table:formula="of:=IF([.$F318]=[.K318];TRUE();FALSE())" office:value-type="boolean" office:boolean-value="true" calcext:value-type="boolean">
            <text:p>TRUE</text:p>
          </table:table-cell>
          <table:table-cell table:formula="of:=OR([.J318];[.L3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Goose_Bay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/11/02 1:00:00 -04:00</text:p>
          </table:table-cell>
          <table:table-cell office:value-type="float" office:value="-4" calcext:value-type="float">
            <text:p>-4</text:p>
          </table:table-cell>
          <table:table-cell table:formula="of:=VLOOKUP([.$A319]; [Sheet2.$J$2:.$M$421]; 2 ;0)" office:value-type="string" office:string-value="2025-11-02T05:00:00Z" calcext:value-type="string">
            <text:p>2025-11-02T05:00:00Z</text:p>
          </table:table-cell>
          <table:table-cell table:formula="of:=IF([.$F319]=[.I319];TRUE();FALSE())" office:value-type="boolean" office:boolean-value="true" calcext:value-type="boolean">
            <text:p>TRUE</text:p>
          </table:table-cell>
          <table:table-cell table:formula="of:=VLOOKUP([.$A319]; [Sheet2.$A$2:.$D$421]; 2 ;0)" office:value-type="string" office:string-value="2025-03-09T06:00:00Z" calcext:value-type="string">
            <text:p>2025-03-09T06:00:00Z</text:p>
          </table:table-cell>
          <table:table-cell table:formula="of:=IF([.$F319]=[.K319];TRUE();FALSE())" office:value-type="boolean" office:boolean-value="false" calcext:value-type="boolean">
            <text:p>FALSE</text:p>
          </table:table-cell>
          <table:table-cell table:formula="of:=OR([.J319];[.L3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Grand_Turk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20]; [Sheet2.$J$2:.$M$421]; 2 ;0)" office:value-type="string" office:string-value="2025-11-02T06:00:00Z" calcext:value-type="string">
            <text:p>2025-11-02T06:00:00Z</text:p>
          </table:table-cell>
          <table:table-cell table:formula="of:=IF([.$F320]=[.I320];TRUE();FALSE())" office:value-type="boolean" office:boolean-value="false" calcext:value-type="boolean">
            <text:p>FALSE</text:p>
          </table:table-cell>
          <table:table-cell table:formula="of:=VLOOKUP([.$A320]; [Sheet2.$A$2:.$D$421]; 2 ;0)" office:value-type="string" office:string-value="2025-03-09T07:00:00Z" calcext:value-type="string">
            <text:p>2025-03-09T07:00:00Z</text:p>
          </table:table-cell>
          <table:table-cell table:formula="of:=IF([.$F320]=[.K320];TRUE();FALSE())" office:value-type="boolean" office:boolean-value="true" calcext:value-type="boolean">
            <text:p>TRUE</text:p>
          </table:table-cell>
          <table:table-cell table:formula="of:=OR([.J320];[.L3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Grand_Turk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21]; [Sheet2.$J$2:.$M$421]; 2 ;0)" office:value-type="string" office:string-value="2025-11-02T06:00:00Z" calcext:value-type="string">
            <text:p>2025-11-02T06:00:00Z</text:p>
          </table:table-cell>
          <table:table-cell table:formula="of:=IF([.$F321]=[.I321];TRUE();FALSE())" office:value-type="boolean" office:boolean-value="true" calcext:value-type="boolean">
            <text:p>TRUE</text:p>
          </table:table-cell>
          <table:table-cell table:formula="of:=VLOOKUP([.$A321]; [Sheet2.$A$2:.$D$421]; 2 ;0)" office:value-type="string" office:string-value="2025-03-09T07:00:00Z" calcext:value-type="string">
            <text:p>2025-03-09T07:00:00Z</text:p>
          </table:table-cell>
          <table:table-cell table:formula="of:=IF([.$F321]=[.K321];TRUE();FALSE())" office:value-type="boolean" office:boolean-value="false" calcext:value-type="boolean">
            <text:p>FALSE</text:p>
          </table:table-cell>
          <table:table-cell table:formula="of:=OR([.J321];[.L3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Halifax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/03/09 3:00:00 -03:00</text:p>
          </table:table-cell>
          <table:table-cell office:value-type="float" office:value="-3" calcext:value-type="float">
            <text:p>-3</text:p>
          </table:table-cell>
          <table:table-cell table:formula="of:=VLOOKUP([.$A322]; [Sheet2.$J$2:.$M$421]; 2 ;0)" office:value-type="string" office:string-value="2025-11-02T05:00:00Z" calcext:value-type="string">
            <text:p>2025-11-02T05:00:00Z</text:p>
          </table:table-cell>
          <table:table-cell table:formula="of:=IF([.$F322]=[.I322];TRUE();FALSE())" office:value-type="boolean" office:boolean-value="false" calcext:value-type="boolean">
            <text:p>FALSE</text:p>
          </table:table-cell>
          <table:table-cell table:formula="of:=VLOOKUP([.$A322]; [Sheet2.$A$2:.$D$421]; 2 ;0)" office:value-type="string" office:string-value="2025-03-09T06:00:00Z" calcext:value-type="string">
            <text:p>2025-03-09T06:00:00Z</text:p>
          </table:table-cell>
          <table:table-cell table:formula="of:=IF([.$F322]=[.K322];TRUE();FALSE())" office:value-type="boolean" office:boolean-value="true" calcext:value-type="boolean">
            <text:p>TRUE</text:p>
          </table:table-cell>
          <table:table-cell table:formula="of:=OR([.J322];[.L3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Halifax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/11/02 1:00:00 -04:00</text:p>
          </table:table-cell>
          <table:table-cell office:value-type="float" office:value="-4" calcext:value-type="float">
            <text:p>-4</text:p>
          </table:table-cell>
          <table:table-cell table:formula="of:=VLOOKUP([.$A323]; [Sheet2.$J$2:.$M$421]; 2 ;0)" office:value-type="string" office:string-value="2025-11-02T05:00:00Z" calcext:value-type="string">
            <text:p>2025-11-02T05:00:00Z</text:p>
          </table:table-cell>
          <table:table-cell table:formula="of:=IF([.$F323]=[.I323];TRUE();FALSE())" office:value-type="boolean" office:boolean-value="true" calcext:value-type="boolean">
            <text:p>TRUE</text:p>
          </table:table-cell>
          <table:table-cell table:formula="of:=VLOOKUP([.$A323]; [Sheet2.$A$2:.$D$421]; 2 ;0)" office:value-type="string" office:string-value="2025-03-09T06:00:00Z" calcext:value-type="string">
            <text:p>2025-03-09T06:00:00Z</text:p>
          </table:table-cell>
          <table:table-cell table:formula="of:=IF([.$F323]=[.K323];TRUE();FALSE())" office:value-type="boolean" office:boolean-value="false" calcext:value-type="boolean">
            <text:p>FALSE</text:p>
          </table:table-cell>
          <table:table-cell table:formula="of:=OR([.J323];[.L3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Indianapolis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24]; [Sheet2.$J$2:.$M$421]; 2 ;0)" office:value-type="string" office:string-value="2025-11-02T06:00:00Z" calcext:value-type="string">
            <text:p>2025-11-02T06:00:00Z</text:p>
          </table:table-cell>
          <table:table-cell table:formula="of:=IF([.$F324]=[.I324];TRUE();FALSE())" office:value-type="boolean" office:boolean-value="false" calcext:value-type="boolean">
            <text:p>FALSE</text:p>
          </table:table-cell>
          <table:table-cell table:formula="of:=VLOOKUP([.$A324]; [Sheet2.$A$2:.$D$421]; 2 ;0)" office:value-type="string" office:string-value="2025-03-09T07:00:00Z" calcext:value-type="string">
            <text:p>2025-03-09T07:00:00Z</text:p>
          </table:table-cell>
          <table:table-cell table:formula="of:=IF([.$F324]=[.K324];TRUE();FALSE())" office:value-type="boolean" office:boolean-value="true" calcext:value-type="boolean">
            <text:p>TRUE</text:p>
          </table:table-cell>
          <table:table-cell table:formula="of:=OR([.J324];[.L3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Indianapolis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25]; [Sheet2.$J$2:.$M$421]; 2 ;0)" office:value-type="string" office:string-value="2025-11-02T06:00:00Z" calcext:value-type="string">
            <text:p>2025-11-02T06:00:00Z</text:p>
          </table:table-cell>
          <table:table-cell table:formula="of:=IF([.$F325]=[.I325];TRUE();FALSE())" office:value-type="boolean" office:boolean-value="true" calcext:value-type="boolean">
            <text:p>TRUE</text:p>
          </table:table-cell>
          <table:table-cell table:formula="of:=VLOOKUP([.$A325]; [Sheet2.$A$2:.$D$421]; 2 ;0)" office:value-type="string" office:string-value="2025-03-09T07:00:00Z" calcext:value-type="string">
            <text:p>2025-03-09T07:00:00Z</text:p>
          </table:table-cell>
          <table:table-cell table:formula="of:=IF([.$F325]=[.K325];TRUE();FALSE())" office:value-type="boolean" office:boolean-value="false" calcext:value-type="boolean">
            <text:p>FALSE</text:p>
          </table:table-cell>
          <table:table-cell table:formula="of:=OR([.J325];[.L3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Knox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26]; [Sheet2.$J$2:.$M$421]; 2 ;0)" office:value-type="string" office:string-value="2025-11-02T07:00:00Z" calcext:value-type="string">
            <text:p>2025-11-02T07:00:00Z</text:p>
          </table:table-cell>
          <table:table-cell table:formula="of:=IF([.$F326]=[.I326];TRUE();FALSE())" office:value-type="boolean" office:boolean-value="false" calcext:value-type="boolean">
            <text:p>FALSE</text:p>
          </table:table-cell>
          <table:table-cell table:formula="of:=VLOOKUP([.$A326]; [Sheet2.$A$2:.$D$421]; 2 ;0)" office:value-type="string" office:string-value="2025-03-09T08:00:00Z" calcext:value-type="string">
            <text:p>2025-03-09T08:00:00Z</text:p>
          </table:table-cell>
          <table:table-cell table:formula="of:=IF([.$F326]=[.K326];TRUE();FALSE())" office:value-type="boolean" office:boolean-value="true" calcext:value-type="boolean">
            <text:p>TRUE</text:p>
          </table:table-cell>
          <table:table-cell table:formula="of:=OR([.J326];[.L3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Knox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27]; [Sheet2.$J$2:.$M$421]; 2 ;0)" office:value-type="string" office:string-value="2025-11-02T07:00:00Z" calcext:value-type="string">
            <text:p>2025-11-02T07:00:00Z</text:p>
          </table:table-cell>
          <table:table-cell table:formula="of:=IF([.$F327]=[.I327];TRUE();FALSE())" office:value-type="boolean" office:boolean-value="true" calcext:value-type="boolean">
            <text:p>TRUE</text:p>
          </table:table-cell>
          <table:table-cell table:formula="of:=VLOOKUP([.$A327]; [Sheet2.$A$2:.$D$421]; 2 ;0)" office:value-type="string" office:string-value="2025-03-09T08:00:00Z" calcext:value-type="string">
            <text:p>2025-03-09T08:00:00Z</text:p>
          </table:table-cell>
          <table:table-cell table:formula="of:=IF([.$F327]=[.K327];TRUE();FALSE())" office:value-type="boolean" office:boolean-value="false" calcext:value-type="boolean">
            <text:p>FALSE</text:p>
          </table:table-cell>
          <table:table-cell table:formula="of:=OR([.J327];[.L3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Marengo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28]; [Sheet2.$J$2:.$M$421]; 2 ;0)" office:value-type="string" office:string-value="2025-11-02T06:00:00Z" calcext:value-type="string">
            <text:p>2025-11-02T06:00:00Z</text:p>
          </table:table-cell>
          <table:table-cell table:formula="of:=IF([.$F328]=[.I328];TRUE();FALSE())" office:value-type="boolean" office:boolean-value="false" calcext:value-type="boolean">
            <text:p>FALSE</text:p>
          </table:table-cell>
          <table:table-cell table:formula="of:=VLOOKUP([.$A328]; [Sheet2.$A$2:.$D$421]; 2 ;0)" office:value-type="string" office:string-value="2025-03-09T07:00:00Z" calcext:value-type="string">
            <text:p>2025-03-09T07:00:00Z</text:p>
          </table:table-cell>
          <table:table-cell table:formula="of:=IF([.$F328]=[.K328];TRUE();FALSE())" office:value-type="boolean" office:boolean-value="true" calcext:value-type="boolean">
            <text:p>TRUE</text:p>
          </table:table-cell>
          <table:table-cell table:formula="of:=OR([.J328];[.L3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Marengo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29]; [Sheet2.$J$2:.$M$421]; 2 ;0)" office:value-type="string" office:string-value="2025-11-02T06:00:00Z" calcext:value-type="string">
            <text:p>2025-11-02T06:00:00Z</text:p>
          </table:table-cell>
          <table:table-cell table:formula="of:=IF([.$F329]=[.I329];TRUE();FALSE())" office:value-type="boolean" office:boolean-value="true" calcext:value-type="boolean">
            <text:p>TRUE</text:p>
          </table:table-cell>
          <table:table-cell table:formula="of:=VLOOKUP([.$A329]; [Sheet2.$A$2:.$D$421]; 2 ;0)" office:value-type="string" office:string-value="2025-03-09T07:00:00Z" calcext:value-type="string">
            <text:p>2025-03-09T07:00:00Z</text:p>
          </table:table-cell>
          <table:table-cell table:formula="of:=IF([.$F329]=[.K329];TRUE();FALSE())" office:value-type="boolean" office:boolean-value="false" calcext:value-type="boolean">
            <text:p>FALSE</text:p>
          </table:table-cell>
          <table:table-cell table:formula="of:=OR([.J329];[.L3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Petersburg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30]; [Sheet2.$J$2:.$M$421]; 2 ;0)" office:value-type="string" office:string-value="2025-11-02T06:00:00Z" calcext:value-type="string">
            <text:p>2025-11-02T06:00:00Z</text:p>
          </table:table-cell>
          <table:table-cell table:formula="of:=IF([.$F330]=[.I330];TRUE();FALSE())" office:value-type="boolean" office:boolean-value="false" calcext:value-type="boolean">
            <text:p>FALSE</text:p>
          </table:table-cell>
          <table:table-cell table:formula="of:=VLOOKUP([.$A330]; [Sheet2.$A$2:.$D$421]; 2 ;0)" office:value-type="string" office:string-value="2025-03-09T07:00:00Z" calcext:value-type="string">
            <text:p>2025-03-09T07:00:00Z</text:p>
          </table:table-cell>
          <table:table-cell table:formula="of:=IF([.$F330]=[.K330];TRUE();FALSE())" office:value-type="boolean" office:boolean-value="true" calcext:value-type="boolean">
            <text:p>TRUE</text:p>
          </table:table-cell>
          <table:table-cell table:formula="of:=OR([.J330];[.L3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Petersburg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31]; [Sheet2.$J$2:.$M$421]; 2 ;0)" office:value-type="string" office:string-value="2025-11-02T06:00:00Z" calcext:value-type="string">
            <text:p>2025-11-02T06:00:00Z</text:p>
          </table:table-cell>
          <table:table-cell table:formula="of:=IF([.$F331]=[.I331];TRUE();FALSE())" office:value-type="boolean" office:boolean-value="true" calcext:value-type="boolean">
            <text:p>TRUE</text:p>
          </table:table-cell>
          <table:table-cell table:formula="of:=VLOOKUP([.$A331]; [Sheet2.$A$2:.$D$421]; 2 ;0)" office:value-type="string" office:string-value="2025-03-09T07:00:00Z" calcext:value-type="string">
            <text:p>2025-03-09T07:00:00Z</text:p>
          </table:table-cell>
          <table:table-cell table:formula="of:=IF([.$F331]=[.K331];TRUE();FALSE())" office:value-type="boolean" office:boolean-value="false" calcext:value-type="boolean">
            <text:p>FALSE</text:p>
          </table:table-cell>
          <table:table-cell table:formula="of:=OR([.J331];[.L3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Tell_City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32]; [Sheet2.$J$2:.$M$421]; 2 ;0)" office:value-type="string" office:string-value="2025-11-02T07:00:00Z" calcext:value-type="string">
            <text:p>2025-11-02T07:00:00Z</text:p>
          </table:table-cell>
          <table:table-cell table:formula="of:=IF([.$F332]=[.I332];TRUE();FALSE())" office:value-type="boolean" office:boolean-value="false" calcext:value-type="boolean">
            <text:p>FALSE</text:p>
          </table:table-cell>
          <table:table-cell table:formula="of:=VLOOKUP([.$A332]; [Sheet2.$A$2:.$D$421]; 2 ;0)" office:value-type="string" office:string-value="2025-03-09T08:00:00Z" calcext:value-type="string">
            <text:p>2025-03-09T08:00:00Z</text:p>
          </table:table-cell>
          <table:table-cell table:formula="of:=IF([.$F332]=[.K332];TRUE();FALSE())" office:value-type="boolean" office:boolean-value="true" calcext:value-type="boolean">
            <text:p>TRUE</text:p>
          </table:table-cell>
          <table:table-cell table:formula="of:=OR([.J332];[.L3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Tell_City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33]; [Sheet2.$J$2:.$M$421]; 2 ;0)" office:value-type="string" office:string-value="2025-11-02T07:00:00Z" calcext:value-type="string">
            <text:p>2025-11-02T07:00:00Z</text:p>
          </table:table-cell>
          <table:table-cell table:formula="of:=IF([.$F333]=[.I333];TRUE();FALSE())" office:value-type="boolean" office:boolean-value="true" calcext:value-type="boolean">
            <text:p>TRUE</text:p>
          </table:table-cell>
          <table:table-cell table:formula="of:=VLOOKUP([.$A333]; [Sheet2.$A$2:.$D$421]; 2 ;0)" office:value-type="string" office:string-value="2025-03-09T08:00:00Z" calcext:value-type="string">
            <text:p>2025-03-09T08:00:00Z</text:p>
          </table:table-cell>
          <table:table-cell table:formula="of:=IF([.$F333]=[.K333];TRUE();FALSE())" office:value-type="boolean" office:boolean-value="false" calcext:value-type="boolean">
            <text:p>FALSE</text:p>
          </table:table-cell>
          <table:table-cell table:formula="of:=OR([.J333];[.L3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Vevay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34]; [Sheet2.$J$2:.$M$421]; 2 ;0)" office:value-type="string" office:string-value="2025-11-02T06:00:00Z" calcext:value-type="string">
            <text:p>2025-11-02T06:00:00Z</text:p>
          </table:table-cell>
          <table:table-cell table:formula="of:=IF([.$F334]=[.I334];TRUE();FALSE())" office:value-type="boolean" office:boolean-value="false" calcext:value-type="boolean">
            <text:p>FALSE</text:p>
          </table:table-cell>
          <table:table-cell table:formula="of:=VLOOKUP([.$A334]; [Sheet2.$A$2:.$D$421]; 2 ;0)" office:value-type="string" office:string-value="2025-03-09T07:00:00Z" calcext:value-type="string">
            <text:p>2025-03-09T07:00:00Z</text:p>
          </table:table-cell>
          <table:table-cell table:formula="of:=IF([.$F334]=[.K334];TRUE();FALSE())" office:value-type="boolean" office:boolean-value="true" calcext:value-type="boolean">
            <text:p>TRUE</text:p>
          </table:table-cell>
          <table:table-cell table:formula="of:=OR([.J334];[.L3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Vevay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35]; [Sheet2.$J$2:.$M$421]; 2 ;0)" office:value-type="string" office:string-value="2025-11-02T06:00:00Z" calcext:value-type="string">
            <text:p>2025-11-02T06:00:00Z</text:p>
          </table:table-cell>
          <table:table-cell table:formula="of:=IF([.$F335]=[.I335];TRUE();FALSE())" office:value-type="boolean" office:boolean-value="true" calcext:value-type="boolean">
            <text:p>TRUE</text:p>
          </table:table-cell>
          <table:table-cell table:formula="of:=VLOOKUP([.$A335]; [Sheet2.$A$2:.$D$421]; 2 ;0)" office:value-type="string" office:string-value="2025-03-09T07:00:00Z" calcext:value-type="string">
            <text:p>2025-03-09T07:00:00Z</text:p>
          </table:table-cell>
          <table:table-cell table:formula="of:=IF([.$F335]=[.K335];TRUE();FALSE())" office:value-type="boolean" office:boolean-value="false" calcext:value-type="boolean">
            <text:p>FALSE</text:p>
          </table:table-cell>
          <table:table-cell table:formula="of:=OR([.J335];[.L3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Vincennes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36]; [Sheet2.$J$2:.$M$421]; 2 ;0)" office:value-type="string" office:string-value="2025-11-02T06:00:00Z" calcext:value-type="string">
            <text:p>2025-11-02T06:00:00Z</text:p>
          </table:table-cell>
          <table:table-cell table:formula="of:=IF([.$F336]=[.I336];TRUE();FALSE())" office:value-type="boolean" office:boolean-value="false" calcext:value-type="boolean">
            <text:p>FALSE</text:p>
          </table:table-cell>
          <table:table-cell table:formula="of:=VLOOKUP([.$A336]; [Sheet2.$A$2:.$D$421]; 2 ;0)" office:value-type="string" office:string-value="2025-03-09T07:00:00Z" calcext:value-type="string">
            <text:p>2025-03-09T07:00:00Z</text:p>
          </table:table-cell>
          <table:table-cell table:formula="of:=IF([.$F336]=[.K336];TRUE();FALSE())" office:value-type="boolean" office:boolean-value="true" calcext:value-type="boolean">
            <text:p>TRUE</text:p>
          </table:table-cell>
          <table:table-cell table:formula="of:=OR([.J336];[.L3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Vincennes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37]; [Sheet2.$J$2:.$M$421]; 2 ;0)" office:value-type="string" office:string-value="2025-11-02T06:00:00Z" calcext:value-type="string">
            <text:p>2025-11-02T06:00:00Z</text:p>
          </table:table-cell>
          <table:table-cell table:formula="of:=IF([.$F337]=[.I337];TRUE();FALSE())" office:value-type="boolean" office:boolean-value="true" calcext:value-type="boolean">
            <text:p>TRUE</text:p>
          </table:table-cell>
          <table:table-cell table:formula="of:=VLOOKUP([.$A337]; [Sheet2.$A$2:.$D$421]; 2 ;0)" office:value-type="string" office:string-value="2025-03-09T07:00:00Z" calcext:value-type="string">
            <text:p>2025-03-09T07:00:00Z</text:p>
          </table:table-cell>
          <table:table-cell table:formula="of:=IF([.$F337]=[.K337];TRUE();FALSE())" office:value-type="boolean" office:boolean-value="false" calcext:value-type="boolean">
            <text:p>FALSE</text:p>
          </table:table-cell>
          <table:table-cell table:formula="of:=OR([.J337];[.L3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Winamac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38]; [Sheet2.$J$2:.$M$421]; 2 ;0)" office:value-type="string" office:string-value="2025-11-02T06:00:00Z" calcext:value-type="string">
            <text:p>2025-11-02T06:00:00Z</text:p>
          </table:table-cell>
          <table:table-cell table:formula="of:=IF([.$F338]=[.I338];TRUE();FALSE())" office:value-type="boolean" office:boolean-value="false" calcext:value-type="boolean">
            <text:p>FALSE</text:p>
          </table:table-cell>
          <table:table-cell table:formula="of:=VLOOKUP([.$A338]; [Sheet2.$A$2:.$D$421]; 2 ;0)" office:value-type="string" office:string-value="2025-03-09T07:00:00Z" calcext:value-type="string">
            <text:p>2025-03-09T07:00:00Z</text:p>
          </table:table-cell>
          <table:table-cell table:formula="of:=IF([.$F338]=[.K338];TRUE();FALSE())" office:value-type="boolean" office:boolean-value="true" calcext:value-type="boolean">
            <text:p>TRUE</text:p>
          </table:table-cell>
          <table:table-cell table:formula="of:=OR([.J338];[.L3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Winamac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39]; [Sheet2.$J$2:.$M$421]; 2 ;0)" office:value-type="string" office:string-value="2025-11-02T06:00:00Z" calcext:value-type="string">
            <text:p>2025-11-02T06:00:00Z</text:p>
          </table:table-cell>
          <table:table-cell table:formula="of:=IF([.$F339]=[.I339];TRUE();FALSE())" office:value-type="boolean" office:boolean-value="true" calcext:value-type="boolean">
            <text:p>TRUE</text:p>
          </table:table-cell>
          <table:table-cell table:formula="of:=VLOOKUP([.$A339]; [Sheet2.$A$2:.$D$421]; 2 ;0)" office:value-type="string" office:string-value="2025-03-09T07:00:00Z" calcext:value-type="string">
            <text:p>2025-03-09T07:00:00Z</text:p>
          </table:table-cell>
          <table:table-cell table:formula="of:=IF([.$F339]=[.K339];TRUE();FALSE())" office:value-type="boolean" office:boolean-value="false" calcext:value-type="boolean">
            <text:p>FALSE</text:p>
          </table:table-cell>
          <table:table-cell table:formula="of:=OR([.J339];[.L3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polis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40]; [Sheet2.$J$2:.$M$421]; 2 ;0)" office:value-type="string" office:string-value="2025-11-02T06:00:00Z" calcext:value-type="string">
            <text:p>2025-11-02T06:00:00Z</text:p>
          </table:table-cell>
          <table:table-cell table:formula="of:=IF([.$F340]=[.I340];TRUE();FALSE())" office:value-type="boolean" office:boolean-value="false" calcext:value-type="boolean">
            <text:p>FALSE</text:p>
          </table:table-cell>
          <table:table-cell table:formula="of:=VLOOKUP([.$A340]; [Sheet2.$A$2:.$D$421]; 2 ;0)" office:value-type="string" office:string-value="2025-03-09T07:00:00Z" calcext:value-type="string">
            <text:p>2025-03-09T07:00:00Z</text:p>
          </table:table-cell>
          <table:table-cell table:formula="of:=IF([.$F340]=[.K340];TRUE();FALSE())" office:value-type="boolean" office:boolean-value="true" calcext:value-type="boolean">
            <text:p>TRUE</text:p>
          </table:table-cell>
          <table:table-cell table:formula="of:=OR([.J340];[.L3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polis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41]; [Sheet2.$J$2:.$M$421]; 2 ;0)" office:value-type="string" office:string-value="2025-11-02T06:00:00Z" calcext:value-type="string">
            <text:p>2025-11-02T06:00:00Z</text:p>
          </table:table-cell>
          <table:table-cell table:formula="of:=IF([.$F341]=[.I341];TRUE();FALSE())" office:value-type="boolean" office:boolean-value="true" calcext:value-type="boolean">
            <text:p>TRUE</text:p>
          </table:table-cell>
          <table:table-cell table:formula="of:=VLOOKUP([.$A341]; [Sheet2.$A$2:.$D$421]; 2 ;0)" office:value-type="string" office:string-value="2025-03-09T07:00:00Z" calcext:value-type="string">
            <text:p>2025-03-09T07:00:00Z</text:p>
          </table:table-cell>
          <table:table-cell table:formula="of:=IF([.$F341]=[.K341];TRUE();FALSE())" office:value-type="boolean" office:boolean-value="false" calcext:value-type="boolean">
            <text:p>FALSE</text:p>
          </table:table-cell>
          <table:table-cell table:formula="of:=OR([.J341];[.L3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uvik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/03/09 3:00:00 -06:00</text:p>
          </table:table-cell>
          <table:table-cell office:value-type="float" office:value="-6" calcext:value-type="float">
            <text:p>-6</text:p>
          </table:table-cell>
          <table:table-cell table:formula="of:=VLOOKUP([.$A342]; [Sheet2.$J$2:.$M$421]; 2 ;0)" office:value-type="string" office:string-value="2025-11-02T08:00:00Z" calcext:value-type="string">
            <text:p>2025-11-02T08:00:00Z</text:p>
          </table:table-cell>
          <table:table-cell table:formula="of:=IF([.$F342]=[.I342];TRUE();FALSE())" office:value-type="boolean" office:boolean-value="false" calcext:value-type="boolean">
            <text:p>FALSE</text:p>
          </table:table-cell>
          <table:table-cell table:formula="of:=VLOOKUP([.$A342]; [Sheet2.$A$2:.$D$421]; 2 ;0)" office:value-type="string" office:string-value="2025-03-09T09:00:00Z" calcext:value-type="string">
            <text:p>2025-03-09T09:00:00Z</text:p>
          </table:table-cell>
          <table:table-cell table:formula="of:=IF([.$F342]=[.K342];TRUE();FALSE())" office:value-type="boolean" office:boolean-value="true" calcext:value-type="boolean">
            <text:p>TRUE</text:p>
          </table:table-cell>
          <table:table-cell table:formula="of:=OR([.J342];[.L3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uvik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/11/02 1:00:00 -07:00</text:p>
          </table:table-cell>
          <table:table-cell office:value-type="float" office:value="-7" calcext:value-type="float">
            <text:p>-7</text:p>
          </table:table-cell>
          <table:table-cell table:formula="of:=VLOOKUP([.$A343]; [Sheet2.$J$2:.$M$421]; 2 ;0)" office:value-type="string" office:string-value="2025-11-02T08:00:00Z" calcext:value-type="string">
            <text:p>2025-11-02T08:00:00Z</text:p>
          </table:table-cell>
          <table:table-cell table:formula="of:=IF([.$F343]=[.I343];TRUE();FALSE())" office:value-type="boolean" office:boolean-value="true" calcext:value-type="boolean">
            <text:p>TRUE</text:p>
          </table:table-cell>
          <table:table-cell table:formula="of:=VLOOKUP([.$A343]; [Sheet2.$A$2:.$D$421]; 2 ;0)" office:value-type="string" office:string-value="2025-03-09T09:00:00Z" calcext:value-type="string">
            <text:p>2025-03-09T09:00:00Z</text:p>
          </table:table-cell>
          <table:table-cell table:formula="of:=IF([.$F343]=[.K343];TRUE();FALSE())" office:value-type="boolean" office:boolean-value="false" calcext:value-type="boolean">
            <text:p>FALSE</text:p>
          </table:table-cell>
          <table:table-cell table:formula="of:=OR([.J343];[.L3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qalui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44]; [Sheet2.$J$2:.$M$421]; 2 ;0)" office:value-type="string" office:string-value="2025-11-02T06:00:00Z" calcext:value-type="string">
            <text:p>2025-11-02T06:00:00Z</text:p>
          </table:table-cell>
          <table:table-cell table:formula="of:=IF([.$F344]=[.I344];TRUE();FALSE())" office:value-type="boolean" office:boolean-value="false" calcext:value-type="boolean">
            <text:p>FALSE</text:p>
          </table:table-cell>
          <table:table-cell table:formula="of:=VLOOKUP([.$A344]; [Sheet2.$A$2:.$D$421]; 2 ;0)" office:value-type="string" office:string-value="2025-03-09T07:00:00Z" calcext:value-type="string">
            <text:p>2025-03-09T07:00:00Z</text:p>
          </table:table-cell>
          <table:table-cell table:formula="of:=IF([.$F344]=[.K344];TRUE();FALSE())" office:value-type="boolean" office:boolean-value="true" calcext:value-type="boolean">
            <text:p>TRUE</text:p>
          </table:table-cell>
          <table:table-cell table:formula="of:=OR([.J344];[.L3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qalui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45]; [Sheet2.$J$2:.$M$421]; 2 ;0)" office:value-type="string" office:string-value="2025-11-02T06:00:00Z" calcext:value-type="string">
            <text:p>2025-11-02T06:00:00Z</text:p>
          </table:table-cell>
          <table:table-cell table:formula="of:=IF([.$F345]=[.I345];TRUE();FALSE())" office:value-type="boolean" office:boolean-value="true" calcext:value-type="boolean">
            <text:p>TRUE</text:p>
          </table:table-cell>
          <table:table-cell table:formula="of:=VLOOKUP([.$A345]; [Sheet2.$A$2:.$D$421]; 2 ;0)" office:value-type="string" office:string-value="2025-03-09T07:00:00Z" calcext:value-type="string">
            <text:p>2025-03-09T07:00:00Z</text:p>
          </table:table-cell>
          <table:table-cell table:formula="of:=IF([.$F345]=[.K345];TRUE();FALSE())" office:value-type="boolean" office:boolean-value="false" calcext:value-type="boolean">
            <text:p>FALSE</text:p>
          </table:table-cell>
          <table:table-cell table:formula="of:=OR([.J345];[.L3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Juneau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/03/09 3:00:00 -08:00</text:p>
          </table:table-cell>
          <table:table-cell office:value-type="float" office:value="-8" calcext:value-type="float">
            <text:p>-8</text:p>
          </table:table-cell>
          <table:table-cell table:formula="of:=VLOOKUP([.$A346]; [Sheet2.$J$2:.$M$421]; 2 ;0)" office:value-type="string" office:string-value="2025-11-02T10:00:00Z" calcext:value-type="string">
            <text:p>2025-11-02T10:00:00Z</text:p>
          </table:table-cell>
          <table:table-cell table:formula="of:=IF([.$F346]=[.I346];TRUE();FALSE())" office:value-type="boolean" office:boolean-value="false" calcext:value-type="boolean">
            <text:p>FALSE</text:p>
          </table:table-cell>
          <table:table-cell table:formula="of:=VLOOKUP([.$A346]; [Sheet2.$A$2:.$D$421]; 2 ;0)" office:value-type="string" office:string-value="2025-03-09T11:00:00Z" calcext:value-type="string">
            <text:p>2025-03-09T11:00:00Z</text:p>
          </table:table-cell>
          <table:table-cell table:formula="of:=IF([.$F346]=[.K346];TRUE();FALSE())" office:value-type="boolean" office:boolean-value="true" calcext:value-type="boolean">
            <text:p>TRUE</text:p>
          </table:table-cell>
          <table:table-cell table:formula="of:=OR([.J346];[.L3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Juneau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/11/02 1:00:00 -09:00</text:p>
          </table:table-cell>
          <table:table-cell office:value-type="float" office:value="-9" calcext:value-type="float">
            <text:p>-9</text:p>
          </table:table-cell>
          <table:table-cell table:formula="of:=VLOOKUP([.$A347]; [Sheet2.$J$2:.$M$421]; 2 ;0)" office:value-type="string" office:string-value="2025-11-02T10:00:00Z" calcext:value-type="string">
            <text:p>2025-11-02T10:00:00Z</text:p>
          </table:table-cell>
          <table:table-cell table:formula="of:=IF([.$F347]=[.I347];TRUE();FALSE())" office:value-type="boolean" office:boolean-value="true" calcext:value-type="boolean">
            <text:p>TRUE</text:p>
          </table:table-cell>
          <table:table-cell table:formula="of:=VLOOKUP([.$A347]; [Sheet2.$A$2:.$D$421]; 2 ;0)" office:value-type="string" office:string-value="2025-03-09T11:00:00Z" calcext:value-type="string">
            <text:p>2025-03-09T11:00:00Z</text:p>
          </table:table-cell>
          <table:table-cell table:formula="of:=IF([.$F347]=[.K347];TRUE();FALSE())" office:value-type="boolean" office:boolean-value="false" calcext:value-type="boolean">
            <text:p>FALSE</text:p>
          </table:table-cell>
          <table:table-cell table:formula="of:=OR([.J347];[.L3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Kentucky/Louisville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48]; [Sheet2.$J$2:.$M$421]; 2 ;0)" office:value-type="string" office:string-value="2025-11-02T06:00:00Z" calcext:value-type="string">
            <text:p>2025-11-02T06:00:00Z</text:p>
          </table:table-cell>
          <table:table-cell table:formula="of:=IF([.$F348]=[.I348];TRUE();FALSE())" office:value-type="boolean" office:boolean-value="false" calcext:value-type="boolean">
            <text:p>FALSE</text:p>
          </table:table-cell>
          <table:table-cell table:formula="of:=VLOOKUP([.$A348]; [Sheet2.$A$2:.$D$421]; 2 ;0)" office:value-type="string" office:string-value="2025-03-09T07:00:00Z" calcext:value-type="string">
            <text:p>2025-03-09T07:00:00Z</text:p>
          </table:table-cell>
          <table:table-cell table:formula="of:=IF([.$F348]=[.K348];TRUE();FALSE())" office:value-type="boolean" office:boolean-value="true" calcext:value-type="boolean">
            <text:p>TRUE</text:p>
          </table:table-cell>
          <table:table-cell table:formula="of:=OR([.J348];[.L3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Kentucky/Louisville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49]; [Sheet2.$J$2:.$M$421]; 2 ;0)" office:value-type="string" office:string-value="2025-11-02T06:00:00Z" calcext:value-type="string">
            <text:p>2025-11-02T06:00:00Z</text:p>
          </table:table-cell>
          <table:table-cell table:formula="of:=IF([.$F349]=[.I349];TRUE();FALSE())" office:value-type="boolean" office:boolean-value="true" calcext:value-type="boolean">
            <text:p>TRUE</text:p>
          </table:table-cell>
          <table:table-cell table:formula="of:=VLOOKUP([.$A349]; [Sheet2.$A$2:.$D$421]; 2 ;0)" office:value-type="string" office:string-value="2025-03-09T07:00:00Z" calcext:value-type="string">
            <text:p>2025-03-09T07:00:00Z</text:p>
          </table:table-cell>
          <table:table-cell table:formula="of:=IF([.$F349]=[.K349];TRUE();FALSE())" office:value-type="boolean" office:boolean-value="false" calcext:value-type="boolean">
            <text:p>FALSE</text:p>
          </table:table-cell>
          <table:table-cell table:formula="of:=OR([.J349];[.L3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Kentucky/Monticello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50]; [Sheet2.$J$2:.$M$421]; 2 ;0)" office:value-type="string" office:string-value="2025-11-02T06:00:00Z" calcext:value-type="string">
            <text:p>2025-11-02T06:00:00Z</text:p>
          </table:table-cell>
          <table:table-cell table:formula="of:=IF([.$F350]=[.I350];TRUE();FALSE())" office:value-type="boolean" office:boolean-value="false" calcext:value-type="boolean">
            <text:p>FALSE</text:p>
          </table:table-cell>
          <table:table-cell table:formula="of:=VLOOKUP([.$A350]; [Sheet2.$A$2:.$D$421]; 2 ;0)" office:value-type="string" office:string-value="2025-03-09T07:00:00Z" calcext:value-type="string">
            <text:p>2025-03-09T07:00:00Z</text:p>
          </table:table-cell>
          <table:table-cell table:formula="of:=IF([.$F350]=[.K350];TRUE();FALSE())" office:value-type="boolean" office:boolean-value="true" calcext:value-type="boolean">
            <text:p>TRUE</text:p>
          </table:table-cell>
          <table:table-cell table:formula="of:=OR([.J350];[.L3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Kentucky/Monticello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51]; [Sheet2.$J$2:.$M$421]; 2 ;0)" office:value-type="string" office:string-value="2025-11-02T06:00:00Z" calcext:value-type="string">
            <text:p>2025-11-02T06:00:00Z</text:p>
          </table:table-cell>
          <table:table-cell table:formula="of:=IF([.$F351]=[.I351];TRUE();FALSE())" office:value-type="boolean" office:boolean-value="true" calcext:value-type="boolean">
            <text:p>TRUE</text:p>
          </table:table-cell>
          <table:table-cell table:formula="of:=VLOOKUP([.$A351]; [Sheet2.$A$2:.$D$421]; 2 ;0)" office:value-type="string" office:string-value="2025-03-09T07:00:00Z" calcext:value-type="string">
            <text:p>2025-03-09T07:00:00Z</text:p>
          </table:table-cell>
          <table:table-cell table:formula="of:=IF([.$F351]=[.K351];TRUE();FALSE())" office:value-type="boolean" office:boolean-value="false" calcext:value-type="boolean">
            <text:p>FALSE</text:p>
          </table:table-cell>
          <table:table-cell table:formula="of:=OR([.J351];[.L3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Knox_IN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52]; [Sheet2.$J$2:.$M$421]; 2 ;0)" office:value-type="string" office:string-value="2025-11-02T07:00:00Z" calcext:value-type="string">
            <text:p>2025-11-02T07:00:00Z</text:p>
          </table:table-cell>
          <table:table-cell table:formula="of:=IF([.$F352]=[.I352];TRUE();FALSE())" office:value-type="boolean" office:boolean-value="false" calcext:value-type="boolean">
            <text:p>FALSE</text:p>
          </table:table-cell>
          <table:table-cell table:formula="of:=VLOOKUP([.$A352]; [Sheet2.$A$2:.$D$421]; 2 ;0)" office:value-type="string" office:string-value="2025-03-09T08:00:00Z" calcext:value-type="string">
            <text:p>2025-03-09T08:00:00Z</text:p>
          </table:table-cell>
          <table:table-cell table:formula="of:=IF([.$F352]=[.K352];TRUE();FALSE())" office:value-type="boolean" office:boolean-value="true" calcext:value-type="boolean">
            <text:p>TRUE</text:p>
          </table:table-cell>
          <table:table-cell table:formula="of:=OR([.J352];[.L3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Knox_IN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53]; [Sheet2.$J$2:.$M$421]; 2 ;0)" office:value-type="string" office:string-value="2025-11-02T07:00:00Z" calcext:value-type="string">
            <text:p>2025-11-02T07:00:00Z</text:p>
          </table:table-cell>
          <table:table-cell table:formula="of:=IF([.$F353]=[.I353];TRUE();FALSE())" office:value-type="boolean" office:boolean-value="true" calcext:value-type="boolean">
            <text:p>TRUE</text:p>
          </table:table-cell>
          <table:table-cell table:formula="of:=VLOOKUP([.$A353]; [Sheet2.$A$2:.$D$421]; 2 ;0)" office:value-type="string" office:string-value="2025-03-09T08:00:00Z" calcext:value-type="string">
            <text:p>2025-03-09T08:00:00Z</text:p>
          </table:table-cell>
          <table:table-cell table:formula="of:=IF([.$F353]=[.K353];TRUE();FALSE())" office:value-type="boolean" office:boolean-value="false" calcext:value-type="boolean">
            <text:p>FALSE</text:p>
          </table:table-cell>
          <table:table-cell table:formula="of:=OR([.J353];[.L3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Los_Angeles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/03/09 3:00:00 -07:00</text:p>
          </table:table-cell>
          <table:table-cell office:value-type="float" office:value="-7" calcext:value-type="float">
            <text:p>-7</text:p>
          </table:table-cell>
          <table:table-cell table:formula="of:=VLOOKUP([.$A354]; [Sheet2.$J$2:.$M$421]; 2 ;0)" office:value-type="string" office:string-value="2025-11-02T09:00:00Z" calcext:value-type="string">
            <text:p>2025-11-02T09:00:00Z</text:p>
          </table:table-cell>
          <table:table-cell table:formula="of:=IF([.$F354]=[.I354];TRUE();FALSE())" office:value-type="boolean" office:boolean-value="false" calcext:value-type="boolean">
            <text:p>FALSE</text:p>
          </table:table-cell>
          <table:table-cell table:formula="of:=VLOOKUP([.$A354]; [Sheet2.$A$2:.$D$421]; 2 ;0)" office:value-type="string" office:string-value="2025-03-09T10:00:00Z" calcext:value-type="string">
            <text:p>2025-03-09T10:00:00Z</text:p>
          </table:table-cell>
          <table:table-cell table:formula="of:=IF([.$F354]=[.K354];TRUE();FALSE())" office:value-type="boolean" office:boolean-value="true" calcext:value-type="boolean">
            <text:p>TRUE</text:p>
          </table:table-cell>
          <table:table-cell table:formula="of:=OR([.J354];[.L3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Los_Angeles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/11/02 1:00:00 -08:00</text:p>
          </table:table-cell>
          <table:table-cell office:value-type="float" office:value="-8" calcext:value-type="float">
            <text:p>-8</text:p>
          </table:table-cell>
          <table:table-cell table:formula="of:=VLOOKUP([.$A355]; [Sheet2.$J$2:.$M$421]; 2 ;0)" office:value-type="string" office:string-value="2025-11-02T09:00:00Z" calcext:value-type="string">
            <text:p>2025-11-02T09:00:00Z</text:p>
          </table:table-cell>
          <table:table-cell table:formula="of:=IF([.$F355]=[.I355];TRUE();FALSE())" office:value-type="boolean" office:boolean-value="true" calcext:value-type="boolean">
            <text:p>TRUE</text:p>
          </table:table-cell>
          <table:table-cell table:formula="of:=VLOOKUP([.$A355]; [Sheet2.$A$2:.$D$421]; 2 ;0)" office:value-type="string" office:string-value="2025-03-09T10:00:00Z" calcext:value-type="string">
            <text:p>2025-03-09T10:00:00Z</text:p>
          </table:table-cell>
          <table:table-cell table:formula="of:=IF([.$F355]=[.K355];TRUE();FALSE())" office:value-type="boolean" office:boolean-value="false" calcext:value-type="boolean">
            <text:p>FALSE</text:p>
          </table:table-cell>
          <table:table-cell table:formula="of:=OR([.J355];[.L3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Louisville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56]; [Sheet2.$J$2:.$M$421]; 2 ;0)" office:value-type="string" office:string-value="2025-11-02T06:00:00Z" calcext:value-type="string">
            <text:p>2025-11-02T06:00:00Z</text:p>
          </table:table-cell>
          <table:table-cell table:formula="of:=IF([.$F356]=[.I356];TRUE();FALSE())" office:value-type="boolean" office:boolean-value="false" calcext:value-type="boolean">
            <text:p>FALSE</text:p>
          </table:table-cell>
          <table:table-cell table:formula="of:=VLOOKUP([.$A356]; [Sheet2.$A$2:.$D$421]; 2 ;0)" office:value-type="string" office:string-value="2025-03-09T07:00:00Z" calcext:value-type="string">
            <text:p>2025-03-09T07:00:00Z</text:p>
          </table:table-cell>
          <table:table-cell table:formula="of:=IF([.$F356]=[.K356];TRUE();FALSE())" office:value-type="boolean" office:boolean-value="true" calcext:value-type="boolean">
            <text:p>TRUE</text:p>
          </table:table-cell>
          <table:table-cell table:formula="of:=OR([.J356];[.L3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Louisville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57]; [Sheet2.$J$2:.$M$421]; 2 ;0)" office:value-type="string" office:string-value="2025-11-02T06:00:00Z" calcext:value-type="string">
            <text:p>2025-11-02T06:00:00Z</text:p>
          </table:table-cell>
          <table:table-cell table:formula="of:=IF([.$F357]=[.I357];TRUE();FALSE())" office:value-type="boolean" office:boolean-value="true" calcext:value-type="boolean">
            <text:p>TRUE</text:p>
          </table:table-cell>
          <table:table-cell table:formula="of:=VLOOKUP([.$A357]; [Sheet2.$A$2:.$D$421]; 2 ;0)" office:value-type="string" office:string-value="2025-03-09T07:00:00Z" calcext:value-type="string">
            <text:p>2025-03-09T07:00:00Z</text:p>
          </table:table-cell>
          <table:table-cell table:formula="of:=IF([.$F357]=[.K357];TRUE();FALSE())" office:value-type="boolean" office:boolean-value="false" calcext:value-type="boolean">
            <text:p>FALSE</text:p>
          </table:table-cell>
          <table:table-cell table:formula="of:=OR([.J357];[.L3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Matamoros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58]; [Sheet2.$J$2:.$M$421]; 2 ;0)" office:value-type="string" office:string-value="2025-11-02T07:00:00Z" calcext:value-type="string">
            <text:p>2025-11-02T07:00:00Z</text:p>
          </table:table-cell>
          <table:table-cell table:formula="of:=IF([.$F358]=[.I358];TRUE();FALSE())" office:value-type="boolean" office:boolean-value="false" calcext:value-type="boolean">
            <text:p>FALSE</text:p>
          </table:table-cell>
          <table:table-cell table:formula="of:=VLOOKUP([.$A358]; [Sheet2.$A$2:.$D$421]; 2 ;0)" office:value-type="string" office:string-value="2025-03-09T08:00:00Z" calcext:value-type="string">
            <text:p>2025-03-09T08:00:00Z</text:p>
          </table:table-cell>
          <table:table-cell table:formula="of:=IF([.$F358]=[.K358];TRUE();FALSE())" office:value-type="boolean" office:boolean-value="true" calcext:value-type="boolean">
            <text:p>TRUE</text:p>
          </table:table-cell>
          <table:table-cell table:formula="of:=OR([.J358];[.L3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Matamoros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59]; [Sheet2.$J$2:.$M$421]; 2 ;0)" office:value-type="string" office:string-value="2025-11-02T07:00:00Z" calcext:value-type="string">
            <text:p>2025-11-02T07:00:00Z</text:p>
          </table:table-cell>
          <table:table-cell table:formula="of:=IF([.$F359]=[.I359];TRUE();FALSE())" office:value-type="boolean" office:boolean-value="true" calcext:value-type="boolean">
            <text:p>TRUE</text:p>
          </table:table-cell>
          <table:table-cell table:formula="of:=VLOOKUP([.$A359]; [Sheet2.$A$2:.$D$421]; 2 ;0)" office:value-type="string" office:string-value="2025-03-09T08:00:00Z" calcext:value-type="string">
            <text:p>2025-03-09T08:00:00Z</text:p>
          </table:table-cell>
          <table:table-cell table:formula="of:=IF([.$F359]=[.K359];TRUE();FALSE())" office:value-type="boolean" office:boolean-value="false" calcext:value-type="boolean">
            <text:p>FALSE</text:p>
          </table:table-cell>
          <table:table-cell table:formula="of:=OR([.J359];[.L3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Menominee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60]; [Sheet2.$J$2:.$M$421]; 2 ;0)" office:value-type="string" office:string-value="2025-11-02T07:00:00Z" calcext:value-type="string">
            <text:p>2025-11-02T07:00:00Z</text:p>
          </table:table-cell>
          <table:table-cell table:formula="of:=IF([.$F360]=[.I360];TRUE();FALSE())" office:value-type="boolean" office:boolean-value="false" calcext:value-type="boolean">
            <text:p>FALSE</text:p>
          </table:table-cell>
          <table:table-cell table:formula="of:=VLOOKUP([.$A360]; [Sheet2.$A$2:.$D$421]; 2 ;0)" office:value-type="string" office:string-value="2025-03-09T08:00:00Z" calcext:value-type="string">
            <text:p>2025-03-09T08:00:00Z</text:p>
          </table:table-cell>
          <table:table-cell table:formula="of:=IF([.$F360]=[.K360];TRUE();FALSE())" office:value-type="boolean" office:boolean-value="true" calcext:value-type="boolean">
            <text:p>TRUE</text:p>
          </table:table-cell>
          <table:table-cell table:formula="of:=OR([.J360];[.L3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Menominee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61]; [Sheet2.$J$2:.$M$421]; 2 ;0)" office:value-type="string" office:string-value="2025-11-02T07:00:00Z" calcext:value-type="string">
            <text:p>2025-11-02T07:00:00Z</text:p>
          </table:table-cell>
          <table:table-cell table:formula="of:=IF([.$F361]=[.I361];TRUE();FALSE())" office:value-type="boolean" office:boolean-value="true" calcext:value-type="boolean">
            <text:p>TRUE</text:p>
          </table:table-cell>
          <table:table-cell table:formula="of:=VLOOKUP([.$A361]; [Sheet2.$A$2:.$D$421]; 2 ;0)" office:value-type="string" office:string-value="2025-03-09T08:00:00Z" calcext:value-type="string">
            <text:p>2025-03-09T08:00:00Z</text:p>
          </table:table-cell>
          <table:table-cell table:formula="of:=IF([.$F361]=[.K361];TRUE();FALSE())" office:value-type="boolean" office:boolean-value="false" calcext:value-type="boolean">
            <text:p>FALSE</text:p>
          </table:table-cell>
          <table:table-cell table:formula="of:=OR([.J361];[.L3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Metlakatla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/03/09 3:00:00 -08:00</text:p>
          </table:table-cell>
          <table:table-cell office:value-type="float" office:value="-8" calcext:value-type="float">
            <text:p>-8</text:p>
          </table:table-cell>
          <table:table-cell table:formula="of:=VLOOKUP([.$A362]; [Sheet2.$J$2:.$M$421]; 2 ;0)" office:value-type="string" office:string-value="2025-11-02T10:00:00Z" calcext:value-type="string">
            <text:p>2025-11-02T10:00:00Z</text:p>
          </table:table-cell>
          <table:table-cell table:formula="of:=IF([.$F362]=[.I362];TRUE();FALSE())" office:value-type="boolean" office:boolean-value="false" calcext:value-type="boolean">
            <text:p>FALSE</text:p>
          </table:table-cell>
          <table:table-cell table:formula="of:=VLOOKUP([.$A362]; [Sheet2.$A$2:.$D$421]; 2 ;0)" office:value-type="string" office:string-value="2025-03-09T11:00:00Z" calcext:value-type="string">
            <text:p>2025-03-09T11:00:00Z</text:p>
          </table:table-cell>
          <table:table-cell table:formula="of:=IF([.$F362]=[.K362];TRUE();FALSE())" office:value-type="boolean" office:boolean-value="true" calcext:value-type="boolean">
            <text:p>TRUE</text:p>
          </table:table-cell>
          <table:table-cell table:formula="of:=OR([.J362];[.L3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Metlakatla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/11/02 1:00:00 -09:00</text:p>
          </table:table-cell>
          <table:table-cell office:value-type="float" office:value="-9" calcext:value-type="float">
            <text:p>-9</text:p>
          </table:table-cell>
          <table:table-cell table:formula="of:=VLOOKUP([.$A363]; [Sheet2.$J$2:.$M$421]; 2 ;0)" office:value-type="string" office:string-value="2025-11-02T10:00:00Z" calcext:value-type="string">
            <text:p>2025-11-02T10:00:00Z</text:p>
          </table:table-cell>
          <table:table-cell table:formula="of:=IF([.$F363]=[.I363];TRUE();FALSE())" office:value-type="boolean" office:boolean-value="true" calcext:value-type="boolean">
            <text:p>TRUE</text:p>
          </table:table-cell>
          <table:table-cell table:formula="of:=VLOOKUP([.$A363]; [Sheet2.$A$2:.$D$421]; 2 ;0)" office:value-type="string" office:string-value="2025-03-09T11:00:00Z" calcext:value-type="string">
            <text:p>2025-03-09T11:00:00Z</text:p>
          </table:table-cell>
          <table:table-cell table:formula="of:=IF([.$F363]=[.K363];TRUE();FALSE())" office:value-type="boolean" office:boolean-value="false" calcext:value-type="boolean">
            <text:p>FALSE</text:p>
          </table:table-cell>
          <table:table-cell table:formula="of:=OR([.J363];[.L3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Miquelon</text:p>
          </table:table-cell>
          <table:table-cell office:value-type="string" calcext:value-type="string">
            <text:p>STD3DST2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5:00:00Z</text:p>
          </table:table-cell>
          <table:table-cell office:value-type="string" calcext:value-type="string">
            <text:p>2025/03/09 3:00:00 -02:00</text:p>
          </table:table-cell>
          <table:table-cell office:value-type="float" office:value="-2" calcext:value-type="float">
            <text:p>-2</text:p>
          </table:table-cell>
          <table:table-cell table:formula="of:=VLOOKUP([.$A364]; [Sheet2.$J$2:.$M$421]; 2 ;0)" office:value-type="string" office:string-value="2025-11-02T04:00:00Z" calcext:value-type="string">
            <text:p>2025-11-02T04:00:00Z</text:p>
          </table:table-cell>
          <table:table-cell table:formula="of:=IF([.$F364]=[.I364];TRUE();FALSE())" office:value-type="boolean" office:boolean-value="false" calcext:value-type="boolean">
            <text:p>FALSE</text:p>
          </table:table-cell>
          <table:table-cell table:formula="of:=VLOOKUP([.$A364]; [Sheet2.$A$2:.$D$421]; 2 ;0)" office:value-type="string" office:string-value="2025-03-09T05:00:00Z" calcext:value-type="string">
            <text:p>2025-03-09T05:00:00Z</text:p>
          </table:table-cell>
          <table:table-cell table:formula="of:=IF([.$F364]=[.K364];TRUE();FALSE())" office:value-type="boolean" office:boolean-value="true" calcext:value-type="boolean">
            <text:p>TRUE</text:p>
          </table:table-cell>
          <table:table-cell table:formula="of:=OR([.J364];[.L3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Miquelon</text:p>
          </table:table-cell>
          <table:table-cell office:value-type="string" calcext:value-type="string">
            <text:p>STD3DST2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4:00:00Z</text:p>
          </table:table-cell>
          <table:table-cell office:value-type="string" calcext:value-type="string">
            <text:p>2025/11/02 1:00:00 -03:00</text:p>
          </table:table-cell>
          <table:table-cell office:value-type="float" office:value="-3" calcext:value-type="float">
            <text:p>-3</text:p>
          </table:table-cell>
          <table:table-cell table:formula="of:=VLOOKUP([.$A365]; [Sheet2.$J$2:.$M$421]; 2 ;0)" office:value-type="string" office:string-value="2025-11-02T04:00:00Z" calcext:value-type="string">
            <text:p>2025-11-02T04:00:00Z</text:p>
          </table:table-cell>
          <table:table-cell table:formula="of:=IF([.$F365]=[.I365];TRUE();FALSE())" office:value-type="boolean" office:boolean-value="true" calcext:value-type="boolean">
            <text:p>TRUE</text:p>
          </table:table-cell>
          <table:table-cell table:formula="of:=VLOOKUP([.$A365]; [Sheet2.$A$2:.$D$421]; 2 ;0)" office:value-type="string" office:string-value="2025-03-09T05:00:00Z" calcext:value-type="string">
            <text:p>2025-03-09T05:00:00Z</text:p>
          </table:table-cell>
          <table:table-cell table:formula="of:=IF([.$F365]=[.K365];TRUE();FALSE())" office:value-type="boolean" office:boolean-value="false" calcext:value-type="boolean">
            <text:p>FALSE</text:p>
          </table:table-cell>
          <table:table-cell table:formula="of:=OR([.J365];[.L3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Moncton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/03/09 3:00:00 -03:00</text:p>
          </table:table-cell>
          <table:table-cell office:value-type="float" office:value="-3" calcext:value-type="float">
            <text:p>-3</text:p>
          </table:table-cell>
          <table:table-cell table:formula="of:=VLOOKUP([.$A366]; [Sheet2.$J$2:.$M$421]; 2 ;0)" office:value-type="string" office:string-value="2025-11-02T05:00:00Z" calcext:value-type="string">
            <text:p>2025-11-02T05:00:00Z</text:p>
          </table:table-cell>
          <table:table-cell table:formula="of:=IF([.$F366]=[.I366];TRUE();FALSE())" office:value-type="boolean" office:boolean-value="false" calcext:value-type="boolean">
            <text:p>FALSE</text:p>
          </table:table-cell>
          <table:table-cell table:formula="of:=VLOOKUP([.$A366]; [Sheet2.$A$2:.$D$421]; 2 ;0)" office:value-type="string" office:string-value="2025-03-09T06:00:00Z" calcext:value-type="string">
            <text:p>2025-03-09T06:00:00Z</text:p>
          </table:table-cell>
          <table:table-cell table:formula="of:=IF([.$F366]=[.K366];TRUE();FALSE())" office:value-type="boolean" office:boolean-value="true" calcext:value-type="boolean">
            <text:p>TRUE</text:p>
          </table:table-cell>
          <table:table-cell table:formula="of:=OR([.J366];[.L3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Moncton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/11/02 1:00:00 -04:00</text:p>
          </table:table-cell>
          <table:table-cell office:value-type="float" office:value="-4" calcext:value-type="float">
            <text:p>-4</text:p>
          </table:table-cell>
          <table:table-cell table:formula="of:=VLOOKUP([.$A367]; [Sheet2.$J$2:.$M$421]; 2 ;0)" office:value-type="string" office:string-value="2025-11-02T05:00:00Z" calcext:value-type="string">
            <text:p>2025-11-02T05:00:00Z</text:p>
          </table:table-cell>
          <table:table-cell table:formula="of:=IF([.$F367]=[.I367];TRUE();FALSE())" office:value-type="boolean" office:boolean-value="true" calcext:value-type="boolean">
            <text:p>TRUE</text:p>
          </table:table-cell>
          <table:table-cell table:formula="of:=VLOOKUP([.$A367]; [Sheet2.$A$2:.$D$421]; 2 ;0)" office:value-type="string" office:string-value="2025-03-09T06:00:00Z" calcext:value-type="string">
            <text:p>2025-03-09T06:00:00Z</text:p>
          </table:table-cell>
          <table:table-cell table:formula="of:=IF([.$F367]=[.K367];TRUE();FALSE())" office:value-type="boolean" office:boolean-value="false" calcext:value-type="boolean">
            <text:p>FALSE</text:p>
          </table:table-cell>
          <table:table-cell table:formula="of:=OR([.J367];[.L36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Montreal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68]; [Sheet2.$J$2:.$M$421]; 2 ;0)" office:value-type="string" office:string-value="2025-11-02T06:00:00Z" calcext:value-type="string">
            <text:p>2025-11-02T06:00:00Z</text:p>
          </table:table-cell>
          <table:table-cell table:formula="of:=IF([.$F368]=[.I368];TRUE();FALSE())" office:value-type="boolean" office:boolean-value="false" calcext:value-type="boolean">
            <text:p>FALSE</text:p>
          </table:table-cell>
          <table:table-cell table:formula="of:=VLOOKUP([.$A368]; [Sheet2.$A$2:.$D$421]; 2 ;0)" office:value-type="string" office:string-value="2025-03-09T07:00:00Z" calcext:value-type="string">
            <text:p>2025-03-09T07:00:00Z</text:p>
          </table:table-cell>
          <table:table-cell table:formula="of:=IF([.$F368]=[.K368];TRUE();FALSE())" office:value-type="boolean" office:boolean-value="true" calcext:value-type="boolean">
            <text:p>TRUE</text:p>
          </table:table-cell>
          <table:table-cell table:formula="of:=OR([.J368];[.L3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Montreal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69]; [Sheet2.$J$2:.$M$421]; 2 ;0)" office:value-type="string" office:string-value="2025-11-02T06:00:00Z" calcext:value-type="string">
            <text:p>2025-11-02T06:00:00Z</text:p>
          </table:table-cell>
          <table:table-cell table:formula="of:=IF([.$F369]=[.I369];TRUE();FALSE())" office:value-type="boolean" office:boolean-value="true" calcext:value-type="boolean">
            <text:p>TRUE</text:p>
          </table:table-cell>
          <table:table-cell table:formula="of:=VLOOKUP([.$A369]; [Sheet2.$A$2:.$D$421]; 2 ;0)" office:value-type="string" office:string-value="2025-03-09T07:00:00Z" calcext:value-type="string">
            <text:p>2025-03-09T07:00:00Z</text:p>
          </table:table-cell>
          <table:table-cell table:formula="of:=IF([.$F369]=[.K369];TRUE();FALSE())" office:value-type="boolean" office:boolean-value="false" calcext:value-type="boolean">
            <text:p>FALSE</text:p>
          </table:table-cell>
          <table:table-cell table:formula="of:=OR([.J369];[.L3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assau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70]; [Sheet2.$J$2:.$M$421]; 2 ;0)" office:value-type="string" office:string-value="2025-11-02T06:00:00Z" calcext:value-type="string">
            <text:p>2025-11-02T06:00:00Z</text:p>
          </table:table-cell>
          <table:table-cell table:formula="of:=IF([.$F370]=[.I370];TRUE();FALSE())" office:value-type="boolean" office:boolean-value="false" calcext:value-type="boolean">
            <text:p>FALSE</text:p>
          </table:table-cell>
          <table:table-cell table:formula="of:=VLOOKUP([.$A370]; [Sheet2.$A$2:.$D$421]; 2 ;0)" office:value-type="string" office:string-value="2025-03-09T07:00:00Z" calcext:value-type="string">
            <text:p>2025-03-09T07:00:00Z</text:p>
          </table:table-cell>
          <table:table-cell table:formula="of:=IF([.$F370]=[.K370];TRUE();FALSE())" office:value-type="boolean" office:boolean-value="true" calcext:value-type="boolean">
            <text:p>TRUE</text:p>
          </table:table-cell>
          <table:table-cell table:formula="of:=OR([.J370];[.L3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assau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71]; [Sheet2.$J$2:.$M$421]; 2 ;0)" office:value-type="string" office:string-value="2025-11-02T06:00:00Z" calcext:value-type="string">
            <text:p>2025-11-02T06:00:00Z</text:p>
          </table:table-cell>
          <table:table-cell table:formula="of:=IF([.$F371]=[.I371];TRUE();FALSE())" office:value-type="boolean" office:boolean-value="true" calcext:value-type="boolean">
            <text:p>TRUE</text:p>
          </table:table-cell>
          <table:table-cell table:formula="of:=VLOOKUP([.$A371]; [Sheet2.$A$2:.$D$421]; 2 ;0)" office:value-type="string" office:string-value="2025-03-09T07:00:00Z" calcext:value-type="string">
            <text:p>2025-03-09T07:00:00Z</text:p>
          </table:table-cell>
          <table:table-cell table:formula="of:=IF([.$F371]=[.K371];TRUE();FALSE())" office:value-type="boolean" office:boolean-value="false" calcext:value-type="boolean">
            <text:p>FALSE</text:p>
          </table:table-cell>
          <table:table-cell table:formula="of:=OR([.J371];[.L3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ew_York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72]; [Sheet2.$J$2:.$M$421]; 2 ;0)" office:value-type="string" office:string-value="2025-11-02T06:00:00Z" calcext:value-type="string">
            <text:p>2025-11-02T06:00:00Z</text:p>
          </table:table-cell>
          <table:table-cell table:formula="of:=IF([.$F372]=[.I372];TRUE();FALSE())" office:value-type="boolean" office:boolean-value="false" calcext:value-type="boolean">
            <text:p>FALSE</text:p>
          </table:table-cell>
          <table:table-cell table:formula="of:=VLOOKUP([.$A372]; [Sheet2.$A$2:.$D$421]; 2 ;0)" office:value-type="string" office:string-value="2025-03-09T07:00:00Z" calcext:value-type="string">
            <text:p>2025-03-09T07:00:00Z</text:p>
          </table:table-cell>
          <table:table-cell table:formula="of:=IF([.$F372]=[.K372];TRUE();FALSE())" office:value-type="boolean" office:boolean-value="true" calcext:value-type="boolean">
            <text:p>TRUE</text:p>
          </table:table-cell>
          <table:table-cell table:formula="of:=OR([.J372];[.L3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ew_York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73]; [Sheet2.$J$2:.$M$421]; 2 ;0)" office:value-type="string" office:string-value="2025-11-02T06:00:00Z" calcext:value-type="string">
            <text:p>2025-11-02T06:00:00Z</text:p>
          </table:table-cell>
          <table:table-cell table:formula="of:=IF([.$F373]=[.I373];TRUE();FALSE())" office:value-type="boolean" office:boolean-value="true" calcext:value-type="boolean">
            <text:p>TRUE</text:p>
          </table:table-cell>
          <table:table-cell table:formula="of:=VLOOKUP([.$A373]; [Sheet2.$A$2:.$D$421]; 2 ;0)" office:value-type="string" office:string-value="2025-03-09T07:00:00Z" calcext:value-type="string">
            <text:p>2025-03-09T07:00:00Z</text:p>
          </table:table-cell>
          <table:table-cell table:formula="of:=IF([.$F373]=[.K373];TRUE();FALSE())" office:value-type="boolean" office:boolean-value="false" calcext:value-type="boolean">
            <text:p>FALSE</text:p>
          </table:table-cell>
          <table:table-cell table:formula="of:=OR([.J373];[.L3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ipigon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74]; [Sheet2.$J$2:.$M$421]; 2 ;0)" office:value-type="string" office:string-value="2025-11-02T06:00:00Z" calcext:value-type="string">
            <text:p>2025-11-02T06:00:00Z</text:p>
          </table:table-cell>
          <table:table-cell table:formula="of:=IF([.$F374]=[.I374];TRUE();FALSE())" office:value-type="boolean" office:boolean-value="false" calcext:value-type="boolean">
            <text:p>FALSE</text:p>
          </table:table-cell>
          <table:table-cell table:formula="of:=VLOOKUP([.$A374]; [Sheet2.$A$2:.$D$421]; 2 ;0)" office:value-type="string" office:string-value="2025-03-09T07:00:00Z" calcext:value-type="string">
            <text:p>2025-03-09T07:00:00Z</text:p>
          </table:table-cell>
          <table:table-cell table:formula="of:=IF([.$F374]=[.K374];TRUE();FALSE())" office:value-type="boolean" office:boolean-value="true" calcext:value-type="boolean">
            <text:p>TRUE</text:p>
          </table:table-cell>
          <table:table-cell table:formula="of:=OR([.J374];[.L3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ipigon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75]; [Sheet2.$J$2:.$M$421]; 2 ;0)" office:value-type="string" office:string-value="2025-11-02T06:00:00Z" calcext:value-type="string">
            <text:p>2025-11-02T06:00:00Z</text:p>
          </table:table-cell>
          <table:table-cell table:formula="of:=IF([.$F375]=[.I375];TRUE();FALSE())" office:value-type="boolean" office:boolean-value="true" calcext:value-type="boolean">
            <text:p>TRUE</text:p>
          </table:table-cell>
          <table:table-cell table:formula="of:=VLOOKUP([.$A375]; [Sheet2.$A$2:.$D$421]; 2 ;0)" office:value-type="string" office:string-value="2025-03-09T07:00:00Z" calcext:value-type="string">
            <text:p>2025-03-09T07:00:00Z</text:p>
          </table:table-cell>
          <table:table-cell table:formula="of:=IF([.$F375]=[.K375];TRUE();FALSE())" office:value-type="boolean" office:boolean-value="false" calcext:value-type="boolean">
            <text:p>FALSE</text:p>
          </table:table-cell>
          <table:table-cell table:formula="of:=OR([.J375];[.L3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ome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/03/09 3:00:00 -08:00</text:p>
          </table:table-cell>
          <table:table-cell office:value-type="float" office:value="-8" calcext:value-type="float">
            <text:p>-8</text:p>
          </table:table-cell>
          <table:table-cell table:formula="of:=VLOOKUP([.$A376]; [Sheet2.$J$2:.$M$421]; 2 ;0)" office:value-type="string" office:string-value="2025-11-02T10:00:00Z" calcext:value-type="string">
            <text:p>2025-11-02T10:00:00Z</text:p>
          </table:table-cell>
          <table:table-cell table:formula="of:=IF([.$F376]=[.I376];TRUE();FALSE())" office:value-type="boolean" office:boolean-value="false" calcext:value-type="boolean">
            <text:p>FALSE</text:p>
          </table:table-cell>
          <table:table-cell table:formula="of:=VLOOKUP([.$A376]; [Sheet2.$A$2:.$D$421]; 2 ;0)" office:value-type="string" office:string-value="2025-03-09T11:00:00Z" calcext:value-type="string">
            <text:p>2025-03-09T11:00:00Z</text:p>
          </table:table-cell>
          <table:table-cell table:formula="of:=IF([.$F376]=[.K376];TRUE();FALSE())" office:value-type="boolean" office:boolean-value="true" calcext:value-type="boolean">
            <text:p>TRUE</text:p>
          </table:table-cell>
          <table:table-cell table:formula="of:=OR([.J376];[.L3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ome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/11/02 1:00:00 -09:00</text:p>
          </table:table-cell>
          <table:table-cell office:value-type="float" office:value="-9" calcext:value-type="float">
            <text:p>-9</text:p>
          </table:table-cell>
          <table:table-cell table:formula="of:=VLOOKUP([.$A377]; [Sheet2.$J$2:.$M$421]; 2 ;0)" office:value-type="string" office:string-value="2025-11-02T10:00:00Z" calcext:value-type="string">
            <text:p>2025-11-02T10:00:00Z</text:p>
          </table:table-cell>
          <table:table-cell table:formula="of:=IF([.$F377]=[.I377];TRUE();FALSE())" office:value-type="boolean" office:boolean-value="true" calcext:value-type="boolean">
            <text:p>TRUE</text:p>
          </table:table-cell>
          <table:table-cell table:formula="of:=VLOOKUP([.$A377]; [Sheet2.$A$2:.$D$421]; 2 ;0)" office:value-type="string" office:string-value="2025-03-09T11:00:00Z" calcext:value-type="string">
            <text:p>2025-03-09T11:00:00Z</text:p>
          </table:table-cell>
          <table:table-cell table:formula="of:=IF([.$F377]=[.K377];TRUE();FALSE())" office:value-type="boolean" office:boolean-value="false" calcext:value-type="boolean">
            <text:p>FALSE</text:p>
          </table:table-cell>
          <table:table-cell table:formula="of:=OR([.J377];[.L3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orth_Dakota/Beulah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78]; [Sheet2.$J$2:.$M$421]; 2 ;0)" office:value-type="string" office:string-value="2025-11-02T07:00:00Z" calcext:value-type="string">
            <text:p>2025-11-02T07:00:00Z</text:p>
          </table:table-cell>
          <table:table-cell table:formula="of:=IF([.$F378]=[.I378];TRUE();FALSE())" office:value-type="boolean" office:boolean-value="false" calcext:value-type="boolean">
            <text:p>FALSE</text:p>
          </table:table-cell>
          <table:table-cell table:formula="of:=VLOOKUP([.$A378]; [Sheet2.$A$2:.$D$421]; 2 ;0)" office:value-type="string" office:string-value="2025-03-09T08:00:00Z" calcext:value-type="string">
            <text:p>2025-03-09T08:00:00Z</text:p>
          </table:table-cell>
          <table:table-cell table:formula="of:=IF([.$F378]=[.K378];TRUE();FALSE())" office:value-type="boolean" office:boolean-value="true" calcext:value-type="boolean">
            <text:p>TRUE</text:p>
          </table:table-cell>
          <table:table-cell table:formula="of:=OR([.J378];[.L3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orth_Dakota/Beulah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79]; [Sheet2.$J$2:.$M$421]; 2 ;0)" office:value-type="string" office:string-value="2025-11-02T07:00:00Z" calcext:value-type="string">
            <text:p>2025-11-02T07:00:00Z</text:p>
          </table:table-cell>
          <table:table-cell table:formula="of:=IF([.$F379]=[.I379];TRUE();FALSE())" office:value-type="boolean" office:boolean-value="true" calcext:value-type="boolean">
            <text:p>TRUE</text:p>
          </table:table-cell>
          <table:table-cell table:formula="of:=VLOOKUP([.$A379]; [Sheet2.$A$2:.$D$421]; 2 ;0)" office:value-type="string" office:string-value="2025-03-09T08:00:00Z" calcext:value-type="string">
            <text:p>2025-03-09T08:00:00Z</text:p>
          </table:table-cell>
          <table:table-cell table:formula="of:=IF([.$F379]=[.K379];TRUE();FALSE())" office:value-type="boolean" office:boolean-value="false" calcext:value-type="boolean">
            <text:p>FALSE</text:p>
          </table:table-cell>
          <table:table-cell table:formula="of:=OR([.J379];[.L3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orth_Dakota/Center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80]; [Sheet2.$J$2:.$M$421]; 2 ;0)" office:value-type="string" office:string-value="2025-11-02T07:00:00Z" calcext:value-type="string">
            <text:p>2025-11-02T07:00:00Z</text:p>
          </table:table-cell>
          <table:table-cell table:formula="of:=IF([.$F380]=[.I380];TRUE();FALSE())" office:value-type="boolean" office:boolean-value="false" calcext:value-type="boolean">
            <text:p>FALSE</text:p>
          </table:table-cell>
          <table:table-cell table:formula="of:=VLOOKUP([.$A380]; [Sheet2.$A$2:.$D$421]; 2 ;0)" office:value-type="string" office:string-value="2025-03-09T08:00:00Z" calcext:value-type="string">
            <text:p>2025-03-09T08:00:00Z</text:p>
          </table:table-cell>
          <table:table-cell table:formula="of:=IF([.$F380]=[.K380];TRUE();FALSE())" office:value-type="boolean" office:boolean-value="true" calcext:value-type="boolean">
            <text:p>TRUE</text:p>
          </table:table-cell>
          <table:table-cell table:formula="of:=OR([.J380];[.L3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orth_Dakota/Center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81]; [Sheet2.$J$2:.$M$421]; 2 ;0)" office:value-type="string" office:string-value="2025-11-02T07:00:00Z" calcext:value-type="string">
            <text:p>2025-11-02T07:00:00Z</text:p>
          </table:table-cell>
          <table:table-cell table:formula="of:=IF([.$F381]=[.I381];TRUE();FALSE())" office:value-type="boolean" office:boolean-value="true" calcext:value-type="boolean">
            <text:p>TRUE</text:p>
          </table:table-cell>
          <table:table-cell table:formula="of:=VLOOKUP([.$A381]; [Sheet2.$A$2:.$D$421]; 2 ;0)" office:value-type="string" office:string-value="2025-03-09T08:00:00Z" calcext:value-type="string">
            <text:p>2025-03-09T08:00:00Z</text:p>
          </table:table-cell>
          <table:table-cell table:formula="of:=IF([.$F381]=[.K381];TRUE();FALSE())" office:value-type="boolean" office:boolean-value="false" calcext:value-type="boolean">
            <text:p>FALSE</text:p>
          </table:table-cell>
          <table:table-cell table:formula="of:=OR([.J381];[.L3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orth_Dakota/New_Salem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82]; [Sheet2.$J$2:.$M$421]; 2 ;0)" office:value-type="string" office:string-value="2025-11-02T07:00:00Z" calcext:value-type="string">
            <text:p>2025-11-02T07:00:00Z</text:p>
          </table:table-cell>
          <table:table-cell table:formula="of:=IF([.$F382]=[.I382];TRUE();FALSE())" office:value-type="boolean" office:boolean-value="false" calcext:value-type="boolean">
            <text:p>FALSE</text:p>
          </table:table-cell>
          <table:table-cell table:formula="of:=VLOOKUP([.$A382]; [Sheet2.$A$2:.$D$421]; 2 ;0)" office:value-type="string" office:string-value="2025-03-09T08:00:00Z" calcext:value-type="string">
            <text:p>2025-03-09T08:00:00Z</text:p>
          </table:table-cell>
          <table:table-cell table:formula="of:=IF([.$F382]=[.K382];TRUE();FALSE())" office:value-type="boolean" office:boolean-value="true" calcext:value-type="boolean">
            <text:p>TRUE</text:p>
          </table:table-cell>
          <table:table-cell table:formula="of:=OR([.J382];[.L3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orth_Dakota/New_Salem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83]; [Sheet2.$J$2:.$M$421]; 2 ;0)" office:value-type="string" office:string-value="2025-11-02T07:00:00Z" calcext:value-type="string">
            <text:p>2025-11-02T07:00:00Z</text:p>
          </table:table-cell>
          <table:table-cell table:formula="of:=IF([.$F383]=[.I383];TRUE();FALSE())" office:value-type="boolean" office:boolean-value="true" calcext:value-type="boolean">
            <text:p>TRUE</text:p>
          </table:table-cell>
          <table:table-cell table:formula="of:=VLOOKUP([.$A383]; [Sheet2.$A$2:.$D$421]; 2 ;0)" office:value-type="string" office:string-value="2025-03-09T08:00:00Z" calcext:value-type="string">
            <text:p>2025-03-09T08:00:00Z</text:p>
          </table:table-cell>
          <table:table-cell table:formula="of:=IF([.$F383]=[.K383];TRUE();FALSE())" office:value-type="boolean" office:boolean-value="false" calcext:value-type="boolean">
            <text:p>FALSE</text:p>
          </table:table-cell>
          <table:table-cell table:formula="of:=OR([.J383];[.L3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Ojinaga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84]; [Sheet2.$J$2:.$M$421]; 2 ;0)" office:value-type="string" office:string-value="2025-11-02T07:00:00Z" calcext:value-type="string">
            <text:p>2025-11-02T07:00:00Z</text:p>
          </table:table-cell>
          <table:table-cell table:formula="of:=IF([.$F384]=[.I384];TRUE();FALSE())" office:value-type="boolean" office:boolean-value="false" calcext:value-type="boolean">
            <text:p>FALSE</text:p>
          </table:table-cell>
          <table:table-cell table:formula="of:=VLOOKUP([.$A384]; [Sheet2.$A$2:.$D$421]; 2 ;0)" office:value-type="string" office:string-value="2025-03-09T08:00:00Z" calcext:value-type="string">
            <text:p>2025-03-09T08:00:00Z</text:p>
          </table:table-cell>
          <table:table-cell table:formula="of:=IF([.$F384]=[.K384];TRUE();FALSE())" office:value-type="boolean" office:boolean-value="true" calcext:value-type="boolean">
            <text:p>TRUE</text:p>
          </table:table-cell>
          <table:table-cell table:formula="of:=OR([.J384];[.L3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Ojinaga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85]; [Sheet2.$J$2:.$M$421]; 2 ;0)" office:value-type="string" office:string-value="2025-11-02T07:00:00Z" calcext:value-type="string">
            <text:p>2025-11-02T07:00:00Z</text:p>
          </table:table-cell>
          <table:table-cell table:formula="of:=IF([.$F385]=[.I385];TRUE();FALSE())" office:value-type="boolean" office:boolean-value="true" calcext:value-type="boolean">
            <text:p>TRUE</text:p>
          </table:table-cell>
          <table:table-cell table:formula="of:=VLOOKUP([.$A385]; [Sheet2.$A$2:.$D$421]; 2 ;0)" office:value-type="string" office:string-value="2025-03-09T08:00:00Z" calcext:value-type="string">
            <text:p>2025-03-09T08:00:00Z</text:p>
          </table:table-cell>
          <table:table-cell table:formula="of:=IF([.$F385]=[.K385];TRUE();FALSE())" office:value-type="boolean" office:boolean-value="false" calcext:value-type="boolean">
            <text:p>FALSE</text:p>
          </table:table-cell>
          <table:table-cell table:formula="of:=OR([.J385];[.L3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Pangnirtung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86]; [Sheet2.$J$2:.$M$421]; 2 ;0)" office:value-type="string" office:string-value="2025-11-02T06:00:00Z" calcext:value-type="string">
            <text:p>2025-11-02T06:00:00Z</text:p>
          </table:table-cell>
          <table:table-cell table:formula="of:=IF([.$F386]=[.I386];TRUE();FALSE())" office:value-type="boolean" office:boolean-value="false" calcext:value-type="boolean">
            <text:p>FALSE</text:p>
          </table:table-cell>
          <table:table-cell table:formula="of:=VLOOKUP([.$A386]; [Sheet2.$A$2:.$D$421]; 2 ;0)" office:value-type="string" office:string-value="2025-03-09T07:00:00Z" calcext:value-type="string">
            <text:p>2025-03-09T07:00:00Z</text:p>
          </table:table-cell>
          <table:table-cell table:formula="of:=IF([.$F386]=[.K386];TRUE();FALSE())" office:value-type="boolean" office:boolean-value="true" calcext:value-type="boolean">
            <text:p>TRUE</text:p>
          </table:table-cell>
          <table:table-cell table:formula="of:=OR([.J386];[.L3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Pangnirtung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87]; [Sheet2.$J$2:.$M$421]; 2 ;0)" office:value-type="string" office:string-value="2025-11-02T06:00:00Z" calcext:value-type="string">
            <text:p>2025-11-02T06:00:00Z</text:p>
          </table:table-cell>
          <table:table-cell table:formula="of:=IF([.$F387]=[.I387];TRUE();FALSE())" office:value-type="boolean" office:boolean-value="true" calcext:value-type="boolean">
            <text:p>TRUE</text:p>
          </table:table-cell>
          <table:table-cell table:formula="of:=VLOOKUP([.$A387]; [Sheet2.$A$2:.$D$421]; 2 ;0)" office:value-type="string" office:string-value="2025-03-09T07:00:00Z" calcext:value-type="string">
            <text:p>2025-03-09T07:00:00Z</text:p>
          </table:table-cell>
          <table:table-cell table:formula="of:=IF([.$F387]=[.K387];TRUE();FALSE())" office:value-type="boolean" office:boolean-value="false" calcext:value-type="boolean">
            <text:p>FALSE</text:p>
          </table:table-cell>
          <table:table-cell table:formula="of:=OR([.J387];[.L3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Port-au-Prince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88]; [Sheet2.$J$2:.$M$421]; 2 ;0)" office:value-type="string" office:string-value="2025-11-02T06:00:00Z" calcext:value-type="string">
            <text:p>2025-11-02T06:00:00Z</text:p>
          </table:table-cell>
          <table:table-cell table:formula="of:=IF([.$F388]=[.I388];TRUE();FALSE())" office:value-type="boolean" office:boolean-value="false" calcext:value-type="boolean">
            <text:p>FALSE</text:p>
          </table:table-cell>
          <table:table-cell table:formula="of:=VLOOKUP([.$A388]; [Sheet2.$A$2:.$D$421]; 2 ;0)" office:value-type="string" office:string-value="2025-03-09T07:00:00Z" calcext:value-type="string">
            <text:p>2025-03-09T07:00:00Z</text:p>
          </table:table-cell>
          <table:table-cell table:formula="of:=IF([.$F388]=[.K388];TRUE();FALSE())" office:value-type="boolean" office:boolean-value="true" calcext:value-type="boolean">
            <text:p>TRUE</text:p>
          </table:table-cell>
          <table:table-cell table:formula="of:=OR([.J388];[.L3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Port-au-Prince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89]; [Sheet2.$J$2:.$M$421]; 2 ;0)" office:value-type="string" office:string-value="2025-11-02T06:00:00Z" calcext:value-type="string">
            <text:p>2025-11-02T06:00:00Z</text:p>
          </table:table-cell>
          <table:table-cell table:formula="of:=IF([.$F389]=[.I389];TRUE();FALSE())" office:value-type="boolean" office:boolean-value="true" calcext:value-type="boolean">
            <text:p>TRUE</text:p>
          </table:table-cell>
          <table:table-cell table:formula="of:=VLOOKUP([.$A389]; [Sheet2.$A$2:.$D$421]; 2 ;0)" office:value-type="string" office:string-value="2025-03-09T07:00:00Z" calcext:value-type="string">
            <text:p>2025-03-09T07:00:00Z</text:p>
          </table:table-cell>
          <table:table-cell table:formula="of:=IF([.$F389]=[.K389];TRUE();FALSE())" office:value-type="boolean" office:boolean-value="false" calcext:value-type="boolean">
            <text:p>FALSE</text:p>
          </table:table-cell>
          <table:table-cell table:formula="of:=OR([.J389];[.L3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Rainy_River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90]; [Sheet2.$J$2:.$M$421]; 2 ;0)" office:value-type="string" office:string-value="2025-11-02T07:00:00Z" calcext:value-type="string">
            <text:p>2025-11-02T07:00:00Z</text:p>
          </table:table-cell>
          <table:table-cell table:formula="of:=IF([.$F390]=[.I390];TRUE();FALSE())" office:value-type="boolean" office:boolean-value="false" calcext:value-type="boolean">
            <text:p>FALSE</text:p>
          </table:table-cell>
          <table:table-cell table:formula="of:=VLOOKUP([.$A390]; [Sheet2.$A$2:.$D$421]; 2 ;0)" office:value-type="string" office:string-value="2025-03-09T08:00:00Z" calcext:value-type="string">
            <text:p>2025-03-09T08:00:00Z</text:p>
          </table:table-cell>
          <table:table-cell table:formula="of:=IF([.$F390]=[.K390];TRUE();FALSE())" office:value-type="boolean" office:boolean-value="true" calcext:value-type="boolean">
            <text:p>TRUE</text:p>
          </table:table-cell>
          <table:table-cell table:formula="of:=OR([.J390];[.L3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Rainy_River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91]; [Sheet2.$J$2:.$M$421]; 2 ;0)" office:value-type="string" office:string-value="2025-11-02T07:00:00Z" calcext:value-type="string">
            <text:p>2025-11-02T07:00:00Z</text:p>
          </table:table-cell>
          <table:table-cell table:formula="of:=IF([.$F391]=[.I391];TRUE();FALSE())" office:value-type="boolean" office:boolean-value="true" calcext:value-type="boolean">
            <text:p>TRUE</text:p>
          </table:table-cell>
          <table:table-cell table:formula="of:=VLOOKUP([.$A391]; [Sheet2.$A$2:.$D$421]; 2 ;0)" office:value-type="string" office:string-value="2025-03-09T08:00:00Z" calcext:value-type="string">
            <text:p>2025-03-09T08:00:00Z</text:p>
          </table:table-cell>
          <table:table-cell table:formula="of:=IF([.$F391]=[.K391];TRUE();FALSE())" office:value-type="boolean" office:boolean-value="false" calcext:value-type="boolean">
            <text:p>FALSE</text:p>
          </table:table-cell>
          <table:table-cell table:formula="of:=OR([.J391];[.L3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Rankin_Inlet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92]; [Sheet2.$J$2:.$M$421]; 2 ;0)" office:value-type="string" office:string-value="2025-11-02T07:00:00Z" calcext:value-type="string">
            <text:p>2025-11-02T07:00:00Z</text:p>
          </table:table-cell>
          <table:table-cell table:formula="of:=IF([.$F392]=[.I392];TRUE();FALSE())" office:value-type="boolean" office:boolean-value="false" calcext:value-type="boolean">
            <text:p>FALSE</text:p>
          </table:table-cell>
          <table:table-cell table:formula="of:=VLOOKUP([.$A392]; [Sheet2.$A$2:.$D$421]; 2 ;0)" office:value-type="string" office:string-value="2025-03-09T08:00:00Z" calcext:value-type="string">
            <text:p>2025-03-09T08:00:00Z</text:p>
          </table:table-cell>
          <table:table-cell table:formula="of:=IF([.$F392]=[.K392];TRUE();FALSE())" office:value-type="boolean" office:boolean-value="true" calcext:value-type="boolean">
            <text:p>TRUE</text:p>
          </table:table-cell>
          <table:table-cell table:formula="of:=OR([.J392];[.L3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Rankin_Inlet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93]; [Sheet2.$J$2:.$M$421]; 2 ;0)" office:value-type="string" office:string-value="2025-11-02T07:00:00Z" calcext:value-type="string">
            <text:p>2025-11-02T07:00:00Z</text:p>
          </table:table-cell>
          <table:table-cell table:formula="of:=IF([.$F393]=[.I393];TRUE();FALSE())" office:value-type="boolean" office:boolean-value="true" calcext:value-type="boolean">
            <text:p>TRUE</text:p>
          </table:table-cell>
          <table:table-cell table:formula="of:=VLOOKUP([.$A393]; [Sheet2.$A$2:.$D$421]; 2 ;0)" office:value-type="string" office:string-value="2025-03-09T08:00:00Z" calcext:value-type="string">
            <text:p>2025-03-09T08:00:00Z</text:p>
          </table:table-cell>
          <table:table-cell table:formula="of:=IF([.$F393]=[.K393];TRUE();FALSE())" office:value-type="boolean" office:boolean-value="false" calcext:value-type="boolean">
            <text:p>FALSE</text:p>
          </table:table-cell>
          <table:table-cell table:formula="of:=OR([.J393];[.L3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Resolute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94]; [Sheet2.$J$2:.$M$421]; 2 ;0)" office:value-type="string" office:string-value="2025-11-02T07:00:00Z" calcext:value-type="string">
            <text:p>2025-11-02T07:00:00Z</text:p>
          </table:table-cell>
          <table:table-cell table:formula="of:=IF([.$F394]=[.I394];TRUE();FALSE())" office:value-type="boolean" office:boolean-value="false" calcext:value-type="boolean">
            <text:p>FALSE</text:p>
          </table:table-cell>
          <table:table-cell table:formula="of:=VLOOKUP([.$A394]; [Sheet2.$A$2:.$D$421]; 2 ;0)" office:value-type="string" office:string-value="2025-03-09T08:00:00Z" calcext:value-type="string">
            <text:p>2025-03-09T08:00:00Z</text:p>
          </table:table-cell>
          <table:table-cell table:formula="of:=IF([.$F394]=[.K394];TRUE();FALSE())" office:value-type="boolean" office:boolean-value="true" calcext:value-type="boolean">
            <text:p>TRUE</text:p>
          </table:table-cell>
          <table:table-cell table:formula="of:=OR([.J394];[.L3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Resolute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95]; [Sheet2.$J$2:.$M$421]; 2 ;0)" office:value-type="string" office:string-value="2025-11-02T07:00:00Z" calcext:value-type="string">
            <text:p>2025-11-02T07:00:00Z</text:p>
          </table:table-cell>
          <table:table-cell table:formula="of:=IF([.$F395]=[.I395];TRUE();FALSE())" office:value-type="boolean" office:boolean-value="true" calcext:value-type="boolean">
            <text:p>TRUE</text:p>
          </table:table-cell>
          <table:table-cell table:formula="of:=VLOOKUP([.$A395]; [Sheet2.$A$2:.$D$421]; 2 ;0)" office:value-type="string" office:string-value="2025-03-09T08:00:00Z" calcext:value-type="string">
            <text:p>2025-03-09T08:00:00Z</text:p>
          </table:table-cell>
          <table:table-cell table:formula="of:=IF([.$F395]=[.K395];TRUE();FALSE())" office:value-type="boolean" office:boolean-value="false" calcext:value-type="boolean">
            <text:p>FALSE</text:p>
          </table:table-cell>
          <table:table-cell table:formula="of:=OR([.J395];[.L3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Santa_Isabel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/03/09 3:00:00 -07:00</text:p>
          </table:table-cell>
          <table:table-cell office:value-type="float" office:value="-7" calcext:value-type="float">
            <text:p>-7</text:p>
          </table:table-cell>
          <table:table-cell table:formula="of:=VLOOKUP([.$A396]; [Sheet2.$J$2:.$M$421]; 2 ;0)" office:value-type="string" office:string-value="2025-11-02T09:00:00Z" calcext:value-type="string">
            <text:p>2025-11-02T09:00:00Z</text:p>
          </table:table-cell>
          <table:table-cell table:formula="of:=IF([.$F396]=[.I396];TRUE();FALSE())" office:value-type="boolean" office:boolean-value="false" calcext:value-type="boolean">
            <text:p>FALSE</text:p>
          </table:table-cell>
          <table:table-cell table:formula="of:=VLOOKUP([.$A396]; [Sheet2.$A$2:.$D$421]; 2 ;0)" office:value-type="string" office:string-value="2025-03-09T10:00:00Z" calcext:value-type="string">
            <text:p>2025-03-09T10:00:00Z</text:p>
          </table:table-cell>
          <table:table-cell table:formula="of:=IF([.$F396]=[.K396];TRUE();FALSE())" office:value-type="boolean" office:boolean-value="true" calcext:value-type="boolean">
            <text:p>TRUE</text:p>
          </table:table-cell>
          <table:table-cell table:formula="of:=OR([.J396];[.L3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Santa_Isabel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/11/02 1:00:00 -08:00</text:p>
          </table:table-cell>
          <table:table-cell office:value-type="float" office:value="-8" calcext:value-type="float">
            <text:p>-8</text:p>
          </table:table-cell>
          <table:table-cell table:formula="of:=VLOOKUP([.$A397]; [Sheet2.$J$2:.$M$421]; 2 ;0)" office:value-type="string" office:string-value="2025-11-02T09:00:00Z" calcext:value-type="string">
            <text:p>2025-11-02T09:00:00Z</text:p>
          </table:table-cell>
          <table:table-cell table:formula="of:=IF([.$F397]=[.I397];TRUE();FALSE())" office:value-type="boolean" office:boolean-value="true" calcext:value-type="boolean">
            <text:p>TRUE</text:p>
          </table:table-cell>
          <table:table-cell table:formula="of:=VLOOKUP([.$A397]; [Sheet2.$A$2:.$D$421]; 2 ;0)" office:value-type="string" office:string-value="2025-03-09T10:00:00Z" calcext:value-type="string">
            <text:p>2025-03-09T10:00:00Z</text:p>
          </table:table-cell>
          <table:table-cell table:formula="of:=IF([.$F397]=[.K397];TRUE();FALSE())" office:value-type="boolean" office:boolean-value="false" calcext:value-type="boolean">
            <text:p>FALSE</text:p>
          </table:table-cell>
          <table:table-cell table:formula="of:=OR([.J397];[.L3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Shiprock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/03/09 3:00:00 -06:00</text:p>
          </table:table-cell>
          <table:table-cell office:value-type="float" office:value="-6" calcext:value-type="float">
            <text:p>-6</text:p>
          </table:table-cell>
          <table:table-cell table:formula="of:=VLOOKUP([.$A398]; [Sheet2.$J$2:.$M$421]; 2 ;0)" office:value-type="string" office:string-value="2025-11-02T08:00:00Z" calcext:value-type="string">
            <text:p>2025-11-02T08:00:00Z</text:p>
          </table:table-cell>
          <table:table-cell table:formula="of:=IF([.$F398]=[.I398];TRUE();FALSE())" office:value-type="boolean" office:boolean-value="false" calcext:value-type="boolean">
            <text:p>FALSE</text:p>
          </table:table-cell>
          <table:table-cell table:formula="of:=VLOOKUP([.$A398]; [Sheet2.$A$2:.$D$421]; 2 ;0)" office:value-type="string" office:string-value="2025-03-09T09:00:00Z" calcext:value-type="string">
            <text:p>2025-03-09T09:00:00Z</text:p>
          </table:table-cell>
          <table:table-cell table:formula="of:=IF([.$F398]=[.K398];TRUE();FALSE())" office:value-type="boolean" office:boolean-value="true" calcext:value-type="boolean">
            <text:p>TRUE</text:p>
          </table:table-cell>
          <table:table-cell table:formula="of:=OR([.J398];[.L3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Shiprock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/11/02 1:00:00 -07:00</text:p>
          </table:table-cell>
          <table:table-cell office:value-type="float" office:value="-7" calcext:value-type="float">
            <text:p>-7</text:p>
          </table:table-cell>
          <table:table-cell table:formula="of:=VLOOKUP([.$A399]; [Sheet2.$J$2:.$M$421]; 2 ;0)" office:value-type="string" office:string-value="2025-11-02T08:00:00Z" calcext:value-type="string">
            <text:p>2025-11-02T08:00:00Z</text:p>
          </table:table-cell>
          <table:table-cell table:formula="of:=IF([.$F399]=[.I399];TRUE();FALSE())" office:value-type="boolean" office:boolean-value="true" calcext:value-type="boolean">
            <text:p>TRUE</text:p>
          </table:table-cell>
          <table:table-cell table:formula="of:=VLOOKUP([.$A399]; [Sheet2.$A$2:.$D$421]; 2 ;0)" office:value-type="string" office:string-value="2025-03-09T09:00:00Z" calcext:value-type="string">
            <text:p>2025-03-09T09:00:00Z</text:p>
          </table:table-cell>
          <table:table-cell table:formula="of:=IF([.$F399]=[.K399];TRUE();FALSE())" office:value-type="boolean" office:boolean-value="false" calcext:value-type="boolean">
            <text:p>FALSE</text:p>
          </table:table-cell>
          <table:table-cell table:formula="of:=OR([.J399];[.L3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Sitka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/03/09 3:00:00 -08:00</text:p>
          </table:table-cell>
          <table:table-cell office:value-type="float" office:value="-8" calcext:value-type="float">
            <text:p>-8</text:p>
          </table:table-cell>
          <table:table-cell table:formula="of:=VLOOKUP([.$A400]; [Sheet2.$J$2:.$M$421]; 2 ;0)" office:value-type="string" office:string-value="2025-11-02T10:00:00Z" calcext:value-type="string">
            <text:p>2025-11-02T10:00:00Z</text:p>
          </table:table-cell>
          <table:table-cell table:formula="of:=IF([.$F400]=[.I400];TRUE();FALSE())" office:value-type="boolean" office:boolean-value="false" calcext:value-type="boolean">
            <text:p>FALSE</text:p>
          </table:table-cell>
          <table:table-cell table:formula="of:=VLOOKUP([.$A400]; [Sheet2.$A$2:.$D$421]; 2 ;0)" office:value-type="string" office:string-value="2025-03-09T11:00:00Z" calcext:value-type="string">
            <text:p>2025-03-09T11:00:00Z</text:p>
          </table:table-cell>
          <table:table-cell table:formula="of:=IF([.$F400]=[.K400];TRUE();FALSE())" office:value-type="boolean" office:boolean-value="true" calcext:value-type="boolean">
            <text:p>TRUE</text:p>
          </table:table-cell>
          <table:table-cell table:formula="of:=OR([.J400];[.L40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Sitka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/11/02 1:00:00 -09:00</text:p>
          </table:table-cell>
          <table:table-cell office:value-type="float" office:value="-9" calcext:value-type="float">
            <text:p>-9</text:p>
          </table:table-cell>
          <table:table-cell table:formula="of:=VLOOKUP([.$A401]; [Sheet2.$J$2:.$M$421]; 2 ;0)" office:value-type="string" office:string-value="2025-11-02T10:00:00Z" calcext:value-type="string">
            <text:p>2025-11-02T10:00:00Z</text:p>
          </table:table-cell>
          <table:table-cell table:formula="of:=IF([.$F401]=[.I401];TRUE();FALSE())" office:value-type="boolean" office:boolean-value="true" calcext:value-type="boolean">
            <text:p>TRUE</text:p>
          </table:table-cell>
          <table:table-cell table:formula="of:=VLOOKUP([.$A401]; [Sheet2.$A$2:.$D$421]; 2 ;0)" office:value-type="string" office:string-value="2025-03-09T11:00:00Z" calcext:value-type="string">
            <text:p>2025-03-09T11:00:00Z</text:p>
          </table:table-cell>
          <table:table-cell table:formula="of:=IF([.$F401]=[.K401];TRUE();FALSE())" office:value-type="boolean" office:boolean-value="false" calcext:value-type="boolean">
            <text:p>FALSE</text:p>
          </table:table-cell>
          <table:table-cell table:formula="of:=OR([.J401];[.L4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St_Johns</text:p>
          </table:table-cell>
          <table:table-cell office:value-type="string" calcext:value-type="string">
            <text:p>STD3DST2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5:30:00Z</text:p>
          </table:table-cell>
          <table:table-cell office:value-type="string" calcext:value-type="string">
            <text:p>2025/03/09 3:00:00 -02:30</text:p>
          </table:table-cell>
          <table:table-cell office:value-type="float" office:value="-2.5" calcext:value-type="float">
            <text:p>-2.5</text:p>
          </table:table-cell>
          <table:table-cell table:formula="of:=VLOOKUP([.$A402]; [Sheet2.$J$2:.$M$421]; 2 ;0)" office:value-type="string" office:string-value="2025-11-02T04:30:00Z" calcext:value-type="string">
            <text:p>2025-11-02T04:30:00Z</text:p>
          </table:table-cell>
          <table:table-cell table:formula="of:=IF([.$F402]=[.I402];TRUE();FALSE())" office:value-type="boolean" office:boolean-value="false" calcext:value-type="boolean">
            <text:p>FALSE</text:p>
          </table:table-cell>
          <table:table-cell table:formula="of:=VLOOKUP([.$A402]; [Sheet2.$A$2:.$D$421]; 2 ;0)" office:value-type="string" office:string-value="2025-03-09T05:30:00Z" calcext:value-type="string">
            <text:p>2025-03-09T05:30:00Z</text:p>
          </table:table-cell>
          <table:table-cell table:formula="of:=IF([.$F402]=[.K402];TRUE();FALSE())" office:value-type="boolean" office:boolean-value="true" calcext:value-type="boolean">
            <text:p>TRUE</text:p>
          </table:table-cell>
          <table:table-cell table:formula="of:=OR([.J402];[.L4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St_Johns</text:p>
          </table:table-cell>
          <table:table-cell office:value-type="string" calcext:value-type="string">
            <text:p>STD3DST2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4:30:00Z</text:p>
          </table:table-cell>
          <table:table-cell office:value-type="string" calcext:value-type="string">
            <text:p>2025/11/02 1:00:00 -03:30</text:p>
          </table:table-cell>
          <table:table-cell office:value-type="float" office:value="-3.5" calcext:value-type="float">
            <text:p>-3.5</text:p>
          </table:table-cell>
          <table:table-cell table:formula="of:=VLOOKUP([.$A403]; [Sheet2.$J$2:.$M$421]; 2 ;0)" office:value-type="string" office:string-value="2025-11-02T04:30:00Z" calcext:value-type="string">
            <text:p>2025-11-02T04:30:00Z</text:p>
          </table:table-cell>
          <table:table-cell table:formula="of:=IF([.$F403]=[.I403];TRUE();FALSE())" office:value-type="boolean" office:boolean-value="true" calcext:value-type="boolean">
            <text:p>TRUE</text:p>
          </table:table-cell>
          <table:table-cell table:formula="of:=VLOOKUP([.$A403]; [Sheet2.$A$2:.$D$421]; 2 ;0)" office:value-type="string" office:string-value="2025-03-09T05:30:00Z" calcext:value-type="string">
            <text:p>2025-03-09T05:30:00Z</text:p>
          </table:table-cell>
          <table:table-cell table:formula="of:=IF([.$F403]=[.K403];TRUE();FALSE())" office:value-type="boolean" office:boolean-value="false" calcext:value-type="boolean">
            <text:p>FALSE</text:p>
          </table:table-cell>
          <table:table-cell table:formula="of:=OR([.J403];[.L4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Thule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/03/09 3:00:00 -03:00</text:p>
          </table:table-cell>
          <table:table-cell office:value-type="float" office:value="-3" calcext:value-type="float">
            <text:p>-3</text:p>
          </table:table-cell>
          <table:table-cell table:formula="of:=VLOOKUP([.$A404]; [Sheet2.$J$2:.$M$421]; 2 ;0)" office:value-type="string" office:string-value="2025-11-02T05:00:00Z" calcext:value-type="string">
            <text:p>2025-11-02T05:00:00Z</text:p>
          </table:table-cell>
          <table:table-cell table:formula="of:=IF([.$F404]=[.I404];TRUE();FALSE())" office:value-type="boolean" office:boolean-value="false" calcext:value-type="boolean">
            <text:p>FALSE</text:p>
          </table:table-cell>
          <table:table-cell table:formula="of:=VLOOKUP([.$A404]; [Sheet2.$A$2:.$D$421]; 2 ;0)" office:value-type="string" office:string-value="2025-03-09T06:00:00Z" calcext:value-type="string">
            <text:p>2025-03-09T06:00:00Z</text:p>
          </table:table-cell>
          <table:table-cell table:formula="of:=IF([.$F404]=[.K404];TRUE();FALSE())" office:value-type="boolean" office:boolean-value="true" calcext:value-type="boolean">
            <text:p>TRUE</text:p>
          </table:table-cell>
          <table:table-cell table:formula="of:=OR([.J404];[.L4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Thule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/11/02 1:00:00 -04:00</text:p>
          </table:table-cell>
          <table:table-cell office:value-type="float" office:value="-4" calcext:value-type="float">
            <text:p>-4</text:p>
          </table:table-cell>
          <table:table-cell table:formula="of:=VLOOKUP([.$A405]; [Sheet2.$J$2:.$M$421]; 2 ;0)" office:value-type="string" office:string-value="2025-11-02T05:00:00Z" calcext:value-type="string">
            <text:p>2025-11-02T05:00:00Z</text:p>
          </table:table-cell>
          <table:table-cell table:formula="of:=IF([.$F405]=[.I405];TRUE();FALSE())" office:value-type="boolean" office:boolean-value="true" calcext:value-type="boolean">
            <text:p>TRUE</text:p>
          </table:table-cell>
          <table:table-cell table:formula="of:=VLOOKUP([.$A405]; [Sheet2.$A$2:.$D$421]; 2 ;0)" office:value-type="string" office:string-value="2025-03-09T06:00:00Z" calcext:value-type="string">
            <text:p>2025-03-09T06:00:00Z</text:p>
          </table:table-cell>
          <table:table-cell table:formula="of:=IF([.$F405]=[.K405];TRUE();FALSE())" office:value-type="boolean" office:boolean-value="false" calcext:value-type="boolean">
            <text:p>FALSE</text:p>
          </table:table-cell>
          <table:table-cell table:formula="of:=OR([.J405];[.L4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Thunder_Bay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406]; [Sheet2.$J$2:.$M$421]; 2 ;0)" office:value-type="string" office:string-value="2025-11-02T06:00:00Z" calcext:value-type="string">
            <text:p>2025-11-02T06:00:00Z</text:p>
          </table:table-cell>
          <table:table-cell table:formula="of:=IF([.$F406]=[.I406];TRUE();FALSE())" office:value-type="boolean" office:boolean-value="false" calcext:value-type="boolean">
            <text:p>FALSE</text:p>
          </table:table-cell>
          <table:table-cell table:formula="of:=VLOOKUP([.$A406]; [Sheet2.$A$2:.$D$421]; 2 ;0)" office:value-type="string" office:string-value="2025-03-09T07:00:00Z" calcext:value-type="string">
            <text:p>2025-03-09T07:00:00Z</text:p>
          </table:table-cell>
          <table:table-cell table:formula="of:=IF([.$F406]=[.K406];TRUE();FALSE())" office:value-type="boolean" office:boolean-value="true" calcext:value-type="boolean">
            <text:p>TRUE</text:p>
          </table:table-cell>
          <table:table-cell table:formula="of:=OR([.J406];[.L4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Thunder_Bay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407]; [Sheet2.$J$2:.$M$421]; 2 ;0)" office:value-type="string" office:string-value="2025-11-02T06:00:00Z" calcext:value-type="string">
            <text:p>2025-11-02T06:00:00Z</text:p>
          </table:table-cell>
          <table:table-cell table:formula="of:=IF([.$F407]=[.I407];TRUE();FALSE())" office:value-type="boolean" office:boolean-value="true" calcext:value-type="boolean">
            <text:p>TRUE</text:p>
          </table:table-cell>
          <table:table-cell table:formula="of:=VLOOKUP([.$A407]; [Sheet2.$A$2:.$D$421]; 2 ;0)" office:value-type="string" office:string-value="2025-03-09T07:00:00Z" calcext:value-type="string">
            <text:p>2025-03-09T07:00:00Z</text:p>
          </table:table-cell>
          <table:table-cell table:formula="of:=IF([.$F407]=[.K407];TRUE();FALSE())" office:value-type="boolean" office:boolean-value="false" calcext:value-type="boolean">
            <text:p>FALSE</text:p>
          </table:table-cell>
          <table:table-cell table:formula="of:=OR([.J407];[.L4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Tijuana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/03/09 3:00:00 -07:00</text:p>
          </table:table-cell>
          <table:table-cell office:value-type="float" office:value="-7" calcext:value-type="float">
            <text:p>-7</text:p>
          </table:table-cell>
          <table:table-cell table:formula="of:=VLOOKUP([.$A408]; [Sheet2.$J$2:.$M$421]; 2 ;0)" office:value-type="string" office:string-value="2025-11-02T09:00:00Z" calcext:value-type="string">
            <text:p>2025-11-02T09:00:00Z</text:p>
          </table:table-cell>
          <table:table-cell table:formula="of:=IF([.$F408]=[.I408];TRUE();FALSE())" office:value-type="boolean" office:boolean-value="false" calcext:value-type="boolean">
            <text:p>FALSE</text:p>
          </table:table-cell>
          <table:table-cell table:formula="of:=VLOOKUP([.$A408]; [Sheet2.$A$2:.$D$421]; 2 ;0)" office:value-type="string" office:string-value="2025-03-09T10:00:00Z" calcext:value-type="string">
            <text:p>2025-03-09T10:00:00Z</text:p>
          </table:table-cell>
          <table:table-cell table:formula="of:=IF([.$F408]=[.K408];TRUE();FALSE())" office:value-type="boolean" office:boolean-value="true" calcext:value-type="boolean">
            <text:p>TRUE</text:p>
          </table:table-cell>
          <table:table-cell table:formula="of:=OR([.J408];[.L4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Tijuana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/11/02 1:00:00 -08:00</text:p>
          </table:table-cell>
          <table:table-cell office:value-type="float" office:value="-8" calcext:value-type="float">
            <text:p>-8</text:p>
          </table:table-cell>
          <table:table-cell table:formula="of:=VLOOKUP([.$A409]; [Sheet2.$J$2:.$M$421]; 2 ;0)" office:value-type="string" office:string-value="2025-11-02T09:00:00Z" calcext:value-type="string">
            <text:p>2025-11-02T09:00:00Z</text:p>
          </table:table-cell>
          <table:table-cell table:formula="of:=IF([.$F409]=[.I409];TRUE();FALSE())" office:value-type="boolean" office:boolean-value="true" calcext:value-type="boolean">
            <text:p>TRUE</text:p>
          </table:table-cell>
          <table:table-cell table:formula="of:=VLOOKUP([.$A409]; [Sheet2.$A$2:.$D$421]; 2 ;0)" office:value-type="string" office:string-value="2025-03-09T10:00:00Z" calcext:value-type="string">
            <text:p>2025-03-09T10:00:00Z</text:p>
          </table:table-cell>
          <table:table-cell table:formula="of:=IF([.$F409]=[.K409];TRUE();FALSE())" office:value-type="boolean" office:boolean-value="false" calcext:value-type="boolean">
            <text:p>FALSE</text:p>
          </table:table-cell>
          <table:table-cell table:formula="of:=OR([.J409];[.L4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Toronto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410]; [Sheet2.$J$2:.$M$421]; 2 ;0)" office:value-type="string" office:string-value="2025-11-02T06:00:00Z" calcext:value-type="string">
            <text:p>2025-11-02T06:00:00Z</text:p>
          </table:table-cell>
          <table:table-cell table:formula="of:=IF([.$F410]=[.I410];TRUE();FALSE())" office:value-type="boolean" office:boolean-value="false" calcext:value-type="boolean">
            <text:p>FALSE</text:p>
          </table:table-cell>
          <table:table-cell table:formula="of:=VLOOKUP([.$A410]; [Sheet2.$A$2:.$D$421]; 2 ;0)" office:value-type="string" office:string-value="2025-03-09T07:00:00Z" calcext:value-type="string">
            <text:p>2025-03-09T07:00:00Z</text:p>
          </table:table-cell>
          <table:table-cell table:formula="of:=IF([.$F410]=[.K410];TRUE();FALSE())" office:value-type="boolean" office:boolean-value="true" calcext:value-type="boolean">
            <text:p>TRUE</text:p>
          </table:table-cell>
          <table:table-cell table:formula="of:=OR([.J410];[.L4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Toronto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411]; [Sheet2.$J$2:.$M$421]; 2 ;0)" office:value-type="string" office:string-value="2025-11-02T06:00:00Z" calcext:value-type="string">
            <text:p>2025-11-02T06:00:00Z</text:p>
          </table:table-cell>
          <table:table-cell table:formula="of:=IF([.$F411]=[.I411];TRUE();FALSE())" office:value-type="boolean" office:boolean-value="true" calcext:value-type="boolean">
            <text:p>TRUE</text:p>
          </table:table-cell>
          <table:table-cell table:formula="of:=VLOOKUP([.$A411]; [Sheet2.$A$2:.$D$421]; 2 ;0)" office:value-type="string" office:string-value="2025-03-09T07:00:00Z" calcext:value-type="string">
            <text:p>2025-03-09T07:00:00Z</text:p>
          </table:table-cell>
          <table:table-cell table:formula="of:=IF([.$F411]=[.K411];TRUE();FALSE())" office:value-type="boolean" office:boolean-value="false" calcext:value-type="boolean">
            <text:p>FALSE</text:p>
          </table:table-cell>
          <table:table-cell table:formula="of:=OR([.J411];[.L4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Vancouver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/03/09 3:00:00 -07:00</text:p>
          </table:table-cell>
          <table:table-cell office:value-type="float" office:value="-7" calcext:value-type="float">
            <text:p>-7</text:p>
          </table:table-cell>
          <table:table-cell table:formula="of:=VLOOKUP([.$A412]; [Sheet2.$J$2:.$M$421]; 2 ;0)" office:value-type="string" office:string-value="2025-11-02T09:00:00Z" calcext:value-type="string">
            <text:p>2025-11-02T09:00:00Z</text:p>
          </table:table-cell>
          <table:table-cell table:formula="of:=IF([.$F412]=[.I412];TRUE();FALSE())" office:value-type="boolean" office:boolean-value="false" calcext:value-type="boolean">
            <text:p>FALSE</text:p>
          </table:table-cell>
          <table:table-cell table:formula="of:=VLOOKUP([.$A412]; [Sheet2.$A$2:.$D$421]; 2 ;0)" office:value-type="string" office:string-value="2025-03-09T10:00:00Z" calcext:value-type="string">
            <text:p>2025-03-09T10:00:00Z</text:p>
          </table:table-cell>
          <table:table-cell table:formula="of:=IF([.$F412]=[.K412];TRUE();FALSE())" office:value-type="boolean" office:boolean-value="true" calcext:value-type="boolean">
            <text:p>TRUE</text:p>
          </table:table-cell>
          <table:table-cell table:formula="of:=OR([.J412];[.L4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Vancouver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/11/02 1:00:00 -08:00</text:p>
          </table:table-cell>
          <table:table-cell office:value-type="float" office:value="-8" calcext:value-type="float">
            <text:p>-8</text:p>
          </table:table-cell>
          <table:table-cell table:formula="of:=VLOOKUP([.$A413]; [Sheet2.$J$2:.$M$421]; 2 ;0)" office:value-type="string" office:string-value="2025-11-02T09:00:00Z" calcext:value-type="string">
            <text:p>2025-11-02T09:00:00Z</text:p>
          </table:table-cell>
          <table:table-cell table:formula="of:=IF([.$F413]=[.I413];TRUE();FALSE())" office:value-type="boolean" office:boolean-value="true" calcext:value-type="boolean">
            <text:p>TRUE</text:p>
          </table:table-cell>
          <table:table-cell table:formula="of:=VLOOKUP([.$A413]; [Sheet2.$A$2:.$D$421]; 2 ;0)" office:value-type="string" office:string-value="2025-03-09T10:00:00Z" calcext:value-type="string">
            <text:p>2025-03-09T10:00:00Z</text:p>
          </table:table-cell>
          <table:table-cell table:formula="of:=IF([.$F413]=[.K413];TRUE();FALSE())" office:value-type="boolean" office:boolean-value="false" calcext:value-type="boolean">
            <text:p>FALSE</text:p>
          </table:table-cell>
          <table:table-cell table:formula="of:=OR([.J413];[.L4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Winnipeg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414]; [Sheet2.$J$2:.$M$421]; 2 ;0)" office:value-type="string" office:string-value="2025-11-02T07:00:00Z" calcext:value-type="string">
            <text:p>2025-11-02T07:00:00Z</text:p>
          </table:table-cell>
          <table:table-cell table:formula="of:=IF([.$F414]=[.I414];TRUE();FALSE())" office:value-type="boolean" office:boolean-value="false" calcext:value-type="boolean">
            <text:p>FALSE</text:p>
          </table:table-cell>
          <table:table-cell table:formula="of:=VLOOKUP([.$A414]; [Sheet2.$A$2:.$D$421]; 2 ;0)" office:value-type="string" office:string-value="2025-03-09T08:00:00Z" calcext:value-type="string">
            <text:p>2025-03-09T08:00:00Z</text:p>
          </table:table-cell>
          <table:table-cell table:formula="of:=IF([.$F414]=[.K414];TRUE();FALSE())" office:value-type="boolean" office:boolean-value="true" calcext:value-type="boolean">
            <text:p>TRUE</text:p>
          </table:table-cell>
          <table:table-cell table:formula="of:=OR([.J414];[.L4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Winnipeg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415]; [Sheet2.$J$2:.$M$421]; 2 ;0)" office:value-type="string" office:string-value="2025-11-02T07:00:00Z" calcext:value-type="string">
            <text:p>2025-11-02T07:00:00Z</text:p>
          </table:table-cell>
          <table:table-cell table:formula="of:=IF([.$F415]=[.I415];TRUE();FALSE())" office:value-type="boolean" office:boolean-value="true" calcext:value-type="boolean">
            <text:p>TRUE</text:p>
          </table:table-cell>
          <table:table-cell table:formula="of:=VLOOKUP([.$A415]; [Sheet2.$A$2:.$D$421]; 2 ;0)" office:value-type="string" office:string-value="2025-03-09T08:00:00Z" calcext:value-type="string">
            <text:p>2025-03-09T08:00:00Z</text:p>
          </table:table-cell>
          <table:table-cell table:formula="of:=IF([.$F415]=[.K415];TRUE();FALSE())" office:value-type="boolean" office:boolean-value="false" calcext:value-type="boolean">
            <text:p>FALSE</text:p>
          </table:table-cell>
          <table:table-cell table:formula="of:=OR([.J415];[.L4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Yakutat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/03/09 3:00:00 -08:00</text:p>
          </table:table-cell>
          <table:table-cell office:value-type="float" office:value="-8" calcext:value-type="float">
            <text:p>-8</text:p>
          </table:table-cell>
          <table:table-cell table:formula="of:=VLOOKUP([.$A416]; [Sheet2.$J$2:.$M$421]; 2 ;0)" office:value-type="string" office:string-value="2025-11-02T10:00:00Z" calcext:value-type="string">
            <text:p>2025-11-02T10:00:00Z</text:p>
          </table:table-cell>
          <table:table-cell table:formula="of:=IF([.$F416]=[.I416];TRUE();FALSE())" office:value-type="boolean" office:boolean-value="false" calcext:value-type="boolean">
            <text:p>FALSE</text:p>
          </table:table-cell>
          <table:table-cell table:formula="of:=VLOOKUP([.$A416]; [Sheet2.$A$2:.$D$421]; 2 ;0)" office:value-type="string" office:string-value="2025-03-09T11:00:00Z" calcext:value-type="string">
            <text:p>2025-03-09T11:00:00Z</text:p>
          </table:table-cell>
          <table:table-cell table:formula="of:=IF([.$F416]=[.K416];TRUE();FALSE())" office:value-type="boolean" office:boolean-value="true" calcext:value-type="boolean">
            <text:p>TRUE</text:p>
          </table:table-cell>
          <table:table-cell table:formula="of:=OR([.J416];[.L4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Yakutat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/11/02 1:00:00 -09:00</text:p>
          </table:table-cell>
          <table:table-cell office:value-type="float" office:value="-9" calcext:value-type="float">
            <text:p>-9</text:p>
          </table:table-cell>
          <table:table-cell table:formula="of:=VLOOKUP([.$A417]; [Sheet2.$J$2:.$M$421]; 2 ;0)" office:value-type="string" office:string-value="2025-11-02T10:00:00Z" calcext:value-type="string">
            <text:p>2025-11-02T10:00:00Z</text:p>
          </table:table-cell>
          <table:table-cell table:formula="of:=IF([.$F417]=[.I417];TRUE();FALSE())" office:value-type="boolean" office:boolean-value="true" calcext:value-type="boolean">
            <text:p>TRUE</text:p>
          </table:table-cell>
          <table:table-cell table:formula="of:=VLOOKUP([.$A417]; [Sheet2.$A$2:.$D$421]; 2 ;0)" office:value-type="string" office:string-value="2025-03-09T11:00:00Z" calcext:value-type="string">
            <text:p>2025-03-09T11:00:00Z</text:p>
          </table:table-cell>
          <table:table-cell table:formula="of:=IF([.$F417]=[.K417];TRUE();FALSE())" office:value-type="boolean" office:boolean-value="false" calcext:value-type="boolean">
            <text:p>FALSE</text:p>
          </table:table-cell>
          <table:table-cell table:formula="of:=OR([.J417];[.L4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Yellowknife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/03/09 3:00:00 -06:00</text:p>
          </table:table-cell>
          <table:table-cell office:value-type="float" office:value="-6" calcext:value-type="float">
            <text:p>-6</text:p>
          </table:table-cell>
          <table:table-cell table:formula="of:=VLOOKUP([.$A418]; [Sheet2.$J$2:.$M$421]; 2 ;0)" office:value-type="string" office:string-value="2025-11-02T08:00:00Z" calcext:value-type="string">
            <text:p>2025-11-02T08:00:00Z</text:p>
          </table:table-cell>
          <table:table-cell table:formula="of:=IF([.$F418]=[.I418];TRUE();FALSE())" office:value-type="boolean" office:boolean-value="false" calcext:value-type="boolean">
            <text:p>FALSE</text:p>
          </table:table-cell>
          <table:table-cell table:formula="of:=VLOOKUP([.$A418]; [Sheet2.$A$2:.$D$421]; 2 ;0)" office:value-type="string" office:string-value="2025-03-09T09:00:00Z" calcext:value-type="string">
            <text:p>2025-03-09T09:00:00Z</text:p>
          </table:table-cell>
          <table:table-cell table:formula="of:=IF([.$F418]=[.K418];TRUE();FALSE())" office:value-type="boolean" office:boolean-value="true" calcext:value-type="boolean">
            <text:p>TRUE</text:p>
          </table:table-cell>
          <table:table-cell table:formula="of:=OR([.J418];[.L4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Yellowknife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/11/02 1:00:00 -07:00</text:p>
          </table:table-cell>
          <table:table-cell office:value-type="float" office:value="-7" calcext:value-type="float">
            <text:p>-7</text:p>
          </table:table-cell>
          <table:table-cell table:formula="of:=VLOOKUP([.$A419]; [Sheet2.$J$2:.$M$421]; 2 ;0)" office:value-type="string" office:string-value="2025-11-02T08:00:00Z" calcext:value-type="string">
            <text:p>2025-11-02T08:00:00Z</text:p>
          </table:table-cell>
          <table:table-cell table:formula="of:=IF([.$F419]=[.I419];TRUE();FALSE())" office:value-type="boolean" office:boolean-value="true" calcext:value-type="boolean">
            <text:p>TRUE</text:p>
          </table:table-cell>
          <table:table-cell table:formula="of:=VLOOKUP([.$A419]; [Sheet2.$A$2:.$D$421]; 2 ;0)" office:value-type="string" office:string-value="2025-03-09T09:00:00Z" calcext:value-type="string">
            <text:p>2025-03-09T09:00:00Z</text:p>
          </table:table-cell>
          <table:table-cell table:formula="of:=IF([.$F419]=[.K419];TRUE();FALSE())" office:value-type="boolean" office:boolean-value="false" calcext:value-type="boolean">
            <text:p>FALSE</text:p>
          </table:table-cell>
          <table:table-cell table:formula="of:=OR([.J419];[.L4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Beiru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0</text:p>
          </table:table-cell>
          <table:table-cell office:value-type="string" calcext:value-type="string">
            <text:p>M10.5.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29T22:00:00Z</text:p>
          </table:table-cell>
          <table:table-cell office:value-type="string" calcext:value-type="string">
            <text:p>2025/03/30 1:00:00 +03:00</text:p>
          </table:table-cell>
          <table:table-cell office:value-type="float" office:value="3" calcext:value-type="float">
            <text:p>3</text:p>
          </table:table-cell>
          <table:table-cell table:formula="of:=VLOOKUP([.$A420]; [Sheet2.$J$2:.$M$421]; 2 ;0)" office:value-type="string" office:string-value="2025-10-25T21:00:00Z" calcext:value-type="string">
            <text:p>2025-10-25T21:00:00Z</text:p>
          </table:table-cell>
          <table:table-cell table:formula="of:=IF([.$F420]=[.I420];TRUE();FALSE())" office:value-type="boolean" office:boolean-value="false" calcext:value-type="boolean">
            <text:p>FALSE</text:p>
          </table:table-cell>
          <table:table-cell table:formula="of:=VLOOKUP([.$A420]; [Sheet2.$A$2:.$D$421]; 2 ;0)" office:value-type="string" office:string-value="2025-03-29T22:00:00Z" calcext:value-type="string">
            <text:p>2025-03-29T22:00:00Z</text:p>
          </table:table-cell>
          <table:table-cell table:formula="of:=IF([.$F420]=[.K420];TRUE();FALSE())" office:value-type="boolean" office:boolean-value="true" calcext:value-type="boolean">
            <text:p>TRUE</text:p>
          </table:table-cell>
          <table:table-cell table:formula="of:=OR([.J420];[.L4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Beiru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0</text:p>
          </table:table-cell>
          <table:table-cell office:value-type="string" calcext:value-type="string">
            <text:p>M10.5.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5T21:00:00Z</text:p>
          </table:table-cell>
          <table:table-cell office:value-type="string" calcext:value-type="string">
            <text:p>2025/10/25 23:00:00 +02:00</text:p>
          </table:table-cell>
          <table:table-cell office:value-type="float" office:value="2" calcext:value-type="float">
            <text:p>2</text:p>
          </table:table-cell>
          <table:table-cell table:formula="of:=VLOOKUP([.$A421]; [Sheet2.$J$2:.$M$421]; 2 ;0)" office:value-type="string" office:string-value="2025-10-25T21:00:00Z" calcext:value-type="string">
            <text:p>2025-10-25T21:00:00Z</text:p>
          </table:table-cell>
          <table:table-cell table:formula="of:=IF([.$F421]=[.I421];TRUE();FALSE())" office:value-type="boolean" office:boolean-value="true" calcext:value-type="boolean">
            <text:p>TRUE</text:p>
          </table:table-cell>
          <table:table-cell table:formula="of:=VLOOKUP([.$A421]; [Sheet2.$A$2:.$D$421]; 2 ;0)" office:value-type="string" office:string-value="2025-03-29T22:00:00Z" calcext:value-type="string">
            <text:p>2025-03-29T22:00:00Z</text:p>
          </table:table-cell>
          <table:table-cell table:formula="of:=IF([.$F421]=[.K421];TRUE();FALSE())" office:value-type="boolean" office:boolean-value="false" calcext:value-type="boolean">
            <text:p>FALSE</text:p>
          </table:table-cell>
          <table:table-cell table:formula="of:=OR([.J421];[.L4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Jerusalem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5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28T00:00:00Z</text:p>
          </table:table-cell>
          <table:table-cell office:value-type="string" calcext:value-type="string">
            <text:p>2025/03/28 3:00:00 +03:00</text:p>
          </table:table-cell>
          <table:table-cell office:value-type="float" office:value="3" calcext:value-type="float">
            <text:p>3</text:p>
          </table:table-cell>
          <table:table-cell table:formula="of:=VLOOKUP([.$A422]; [Sheet2.$J$2:.$M$421]; 2 ;0)" office:value-type="string" office:string-value="2025-10-25T23:00:00Z" calcext:value-type="string">
            <text:p>2025-10-25T23:00:00Z</text:p>
          </table:table-cell>
          <table:table-cell table:formula="of:=IF([.$F422]=[.I422];TRUE();FALSE())" office:value-type="boolean" office:boolean-value="false" calcext:value-type="boolean">
            <text:p>FALSE</text:p>
          </table:table-cell>
          <table:table-cell table:formula="of:=VLOOKUP([.$A422]; [Sheet2.$A$2:.$D$421]; 2 ;0)" office:value-type="string" office:string-value="2025-03-28T00:00:00Z" calcext:value-type="string">
            <text:p>2025-03-28T00:00:00Z</text:p>
          </table:table-cell>
          <table:table-cell table:formula="of:=IF([.$F422]=[.K422];TRUE();FALSE())" office:value-type="boolean" office:boolean-value="true" calcext:value-type="boolean">
            <text:p>TRUE</text:p>
          </table:table-cell>
          <table:table-cell table:formula="of:=OR([.J422];[.L4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Jerusalem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5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5T23:00:00Z</text:p>
          </table:table-cell>
          <table:table-cell office:value-type="string" calcext:value-type="string">
            <text:p>2025/10/26 1:00:00 +02:00</text:p>
          </table:table-cell>
          <table:table-cell office:value-type="float" office:value="2" calcext:value-type="float">
            <text:p>2</text:p>
          </table:table-cell>
          <table:table-cell table:formula="of:=VLOOKUP([.$A423]; [Sheet2.$J$2:.$M$421]; 2 ;0)" office:value-type="string" office:string-value="2025-10-25T23:00:00Z" calcext:value-type="string">
            <text:p>2025-10-25T23:00:00Z</text:p>
          </table:table-cell>
          <table:table-cell table:formula="of:=IF([.$F423]=[.I423];TRUE();FALSE())" office:value-type="boolean" office:boolean-value="true" calcext:value-type="boolean">
            <text:p>TRUE</text:p>
          </table:table-cell>
          <table:table-cell table:formula="of:=VLOOKUP([.$A423]; [Sheet2.$A$2:.$D$421]; 2 ;0)" office:value-type="string" office:string-value="2025-03-28T00:00:00Z" calcext:value-type="string">
            <text:p>2025-03-28T00:00:00Z</text:p>
          </table:table-cell>
          <table:table-cell table:formula="of:=IF([.$F423]=[.K423];TRUE();FALSE())" office:value-type="boolean" office:boolean-value="false" calcext:value-type="boolean">
            <text:p>FALSE</text:p>
          </table:table-cell>
          <table:table-cell table:formula="of:=OR([.J423];[.L4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Tel_Aviv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5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28T00:00:00Z</text:p>
          </table:table-cell>
          <table:table-cell office:value-type="string" calcext:value-type="string">
            <text:p>2025/03/28 3:00:00 +03:00</text:p>
          </table:table-cell>
          <table:table-cell office:value-type="float" office:value="3" calcext:value-type="float">
            <text:p>3</text:p>
          </table:table-cell>
          <table:table-cell table:formula="of:=VLOOKUP([.$A424]; [Sheet2.$J$2:.$M$421]; 2 ;0)" office:value-type="string" office:string-value="2025-10-25T23:00:00Z" calcext:value-type="string">
            <text:p>2025-10-25T23:00:00Z</text:p>
          </table:table-cell>
          <table:table-cell table:formula="of:=IF([.$F424]=[.I424];TRUE();FALSE())" office:value-type="boolean" office:boolean-value="false" calcext:value-type="boolean">
            <text:p>FALSE</text:p>
          </table:table-cell>
          <table:table-cell table:formula="of:=VLOOKUP([.$A424]; [Sheet2.$A$2:.$D$421]; 2 ;0)" office:value-type="string" office:string-value="2025-03-28T00:00:00Z" calcext:value-type="string">
            <text:p>2025-03-28T00:00:00Z</text:p>
          </table:table-cell>
          <table:table-cell table:formula="of:=IF([.$F424]=[.K424];TRUE();FALSE())" office:value-type="boolean" office:boolean-value="true" calcext:value-type="boolean">
            <text:p>TRUE</text:p>
          </table:table-cell>
          <table:table-cell table:formula="of:=OR([.J424];[.L4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Tel_Aviv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5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5T23:00:00Z</text:p>
          </table:table-cell>
          <table:table-cell office:value-type="string" calcext:value-type="string">
            <text:p>2025/10/26 1:00:00 +02:00</text:p>
          </table:table-cell>
          <table:table-cell office:value-type="float" office:value="2" calcext:value-type="float">
            <text:p>2</text:p>
          </table:table-cell>
          <table:table-cell table:formula="of:=VLOOKUP([.$A425]; [Sheet2.$J$2:.$M$421]; 2 ;0)" office:value-type="string" office:string-value="2025-10-25T23:00:00Z" calcext:value-type="string">
            <text:p>2025-10-25T23:00:00Z</text:p>
          </table:table-cell>
          <table:table-cell table:formula="of:=IF([.$F425]=[.I425];TRUE();FALSE())" office:value-type="boolean" office:boolean-value="true" calcext:value-type="boolean">
            <text:p>TRUE</text:p>
          </table:table-cell>
          <table:table-cell table:formula="of:=VLOOKUP([.$A425]; [Sheet2.$A$2:.$D$421]; 2 ;0)" office:value-type="string" office:string-value="2025-03-28T00:00:00Z" calcext:value-type="string">
            <text:p>2025-03-28T00:00:00Z</text:p>
          </table:table-cell>
          <table:table-cell table:formula="of:=IF([.$F425]=[.K425];TRUE();FALSE())" office:value-type="boolean" office:boolean-value="false" calcext:value-type="boolean">
            <text:p>FALSE</text:p>
          </table:table-cell>
          <table:table-cell table:formula="of:=OR([.J425];[.L4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Bermuda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/03/09 3:00:00 -03:00</text:p>
          </table:table-cell>
          <table:table-cell office:value-type="float" office:value="-3" calcext:value-type="float">
            <text:p>-3</text:p>
          </table:table-cell>
          <table:table-cell table:formula="of:=VLOOKUP([.$A426]; [Sheet2.$J$2:.$M$421]; 2 ;0)" office:value-type="string" office:string-value="2025-11-02T05:00:00Z" calcext:value-type="string">
            <text:p>2025-11-02T05:00:00Z</text:p>
          </table:table-cell>
          <table:table-cell table:formula="of:=IF([.$F426]=[.I426];TRUE();FALSE())" office:value-type="boolean" office:boolean-value="false" calcext:value-type="boolean">
            <text:p>FALSE</text:p>
          </table:table-cell>
          <table:table-cell table:formula="of:=VLOOKUP([.$A426]; [Sheet2.$A$2:.$D$421]; 2 ;0)" office:value-type="string" office:string-value="2025-03-09T06:00:00Z" calcext:value-type="string">
            <text:p>2025-03-09T06:00:00Z</text:p>
          </table:table-cell>
          <table:table-cell table:formula="of:=IF([.$F426]=[.K426];TRUE();FALSE())" office:value-type="boolean" office:boolean-value="true" calcext:value-type="boolean">
            <text:p>TRUE</text:p>
          </table:table-cell>
          <table:table-cell table:formula="of:=OR([.J426];[.L4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Bermuda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/11/02 1:00:00 -04:00</text:p>
          </table:table-cell>
          <table:table-cell office:value-type="float" office:value="-4" calcext:value-type="float">
            <text:p>-4</text:p>
          </table:table-cell>
          <table:table-cell table:formula="of:=VLOOKUP([.$A427]; [Sheet2.$J$2:.$M$421]; 2 ;0)" office:value-type="string" office:string-value="2025-11-02T05:00:00Z" calcext:value-type="string">
            <text:p>2025-11-02T05:00:00Z</text:p>
          </table:table-cell>
          <table:table-cell table:formula="of:=IF([.$F427]=[.I427];TRUE();FALSE())" office:value-type="boolean" office:boolean-value="true" calcext:value-type="boolean">
            <text:p>TRUE</text:p>
          </table:table-cell>
          <table:table-cell table:formula="of:=VLOOKUP([.$A427]; [Sheet2.$A$2:.$D$421]; 2 ;0)" office:value-type="string" office:string-value="2025-03-09T06:00:00Z" calcext:value-type="string">
            <text:p>2025-03-09T06:00:00Z</text:p>
          </table:table-cell>
          <table:table-cell table:formula="of:=IF([.$F427]=[.K427];TRUE();FALSE())" office:value-type="boolean" office:boolean-value="false" calcext:value-type="boolean">
            <text:p>FALSE</text:p>
          </table:table-cell>
          <table:table-cell table:formula="of:=OR([.J427];[.L4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LHI</text:p>
          </table:table-cell>
          <table:table-cell office:value-type="string" calcext:value-type="string">
            <text:p>&lt;+10:30&gt;-10:30&lt;+11&gt;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05T15:00:00Z</text:p>
          </table:table-cell>
          <table:table-cell office:value-type="string" calcext:value-type="string">
            <text:p>2025/04/06 1:30:00 +10:30</text:p>
          </table:table-cell>
          <table:table-cell office:value-type="float" office:value="10.5" calcext:value-type="float">
            <text:p>10.5</text:p>
          </table:table-cell>
          <table:table-cell table:formula="of:=VLOOKUP([.$A428]; [Sheet2.$J$2:.$M$421]; 2 ;0)" office:value-type="string" office:string-value="2025-10-04T15:30:00Z" calcext:value-type="string">
            <text:p>2025-10-04T15:30:00Z</text:p>
          </table:table-cell>
          <table:table-cell table:formula="of:=IF([.$F428]=[.I428];TRUE();FALSE())" office:value-type="boolean" office:boolean-value="false" calcext:value-type="boolean">
            <text:p>FALSE</text:p>
          </table:table-cell>
          <table:table-cell table:formula="of:=VLOOKUP([.$A428]; [Sheet2.$A$2:.$D$421]; 2 ;0)" office:value-type="string" office:string-value="2025-04-05T15:00:00Z" calcext:value-type="string">
            <text:p>2025-04-05T15:00:00Z</text:p>
          </table:table-cell>
          <table:table-cell table:formula="of:=IF([.$F428]=[.K428];TRUE();FALSE())" office:value-type="boolean" office:boolean-value="true" calcext:value-type="boolean">
            <text:p>TRUE</text:p>
          </table:table-cell>
          <table:table-cell table:formula="of:=OR([.J428];[.L4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LHI</text:p>
          </table:table-cell>
          <table:table-cell office:value-type="string" calcext:value-type="string">
            <text:p>&lt;+10:30&gt;-10:30&lt;+11&gt;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04T15:30:00Z</text:p>
          </table:table-cell>
          <table:table-cell office:value-type="string" calcext:value-type="string">
            <text:p>2025/10/05 2:30:00 +11:00</text:p>
          </table:table-cell>
          <table:table-cell office:value-type="float" office:value="11" calcext:value-type="float">
            <text:p>11</text:p>
          </table:table-cell>
          <table:table-cell table:formula="of:=VLOOKUP([.$A429]; [Sheet2.$J$2:.$M$421]; 2 ;0)" office:value-type="string" office:string-value="2025-10-04T15:30:00Z" calcext:value-type="string">
            <text:p>2025-10-04T15:30:00Z</text:p>
          </table:table-cell>
          <table:table-cell table:formula="of:=IF([.$F429]=[.I429];TRUE();FALSE())" office:value-type="boolean" office:boolean-value="true" calcext:value-type="boolean">
            <text:p>TRUE</text:p>
          </table:table-cell>
          <table:table-cell table:formula="of:=VLOOKUP([.$A429]; [Sheet2.$A$2:.$D$421]; 2 ;0)" office:value-type="string" office:string-value="2025-04-05T15:00:00Z" calcext:value-type="string">
            <text:p>2025-04-05T15:00:00Z</text:p>
          </table:table-cell>
          <table:table-cell table:formula="of:=IF([.$F429]=[.K429];TRUE();FALSE())" office:value-type="boolean" office:boolean-value="false" calcext:value-type="boolean">
            <text:p>FALSE</text:p>
          </table:table-cell>
          <table:table-cell table:formula="of:=OR([.J429];[.L4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Lord_Howe</text:p>
          </table:table-cell>
          <table:table-cell office:value-type="string" calcext:value-type="string">
            <text:p>&lt;+10:30&gt;-10:30&lt;+11&gt;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05T15:00:00Z</text:p>
          </table:table-cell>
          <table:table-cell office:value-type="string" calcext:value-type="string">
            <text:p>2025/04/06 1:30:00 +10:30</text:p>
          </table:table-cell>
          <table:table-cell office:value-type="float" office:value="10.5" calcext:value-type="float">
            <text:p>10.5</text:p>
          </table:table-cell>
          <table:table-cell table:formula="of:=VLOOKUP([.$A430]; [Sheet2.$J$2:.$M$421]; 2 ;0)" office:value-type="string" office:string-value="2025-10-04T15:30:00Z" calcext:value-type="string">
            <text:p>2025-10-04T15:30:00Z</text:p>
          </table:table-cell>
          <table:table-cell table:formula="of:=IF([.$F430]=[.I430];TRUE();FALSE())" office:value-type="boolean" office:boolean-value="false" calcext:value-type="boolean">
            <text:p>FALSE</text:p>
          </table:table-cell>
          <table:table-cell table:formula="of:=VLOOKUP([.$A430]; [Sheet2.$A$2:.$D$421]; 2 ;0)" office:value-type="string" office:string-value="2025-04-05T15:00:00Z" calcext:value-type="string">
            <text:p>2025-04-05T15:00:00Z</text:p>
          </table:table-cell>
          <table:table-cell table:formula="of:=IF([.$F430]=[.K430];TRUE();FALSE())" office:value-type="boolean" office:boolean-value="true" calcext:value-type="boolean">
            <text:p>TRUE</text:p>
          </table:table-cell>
          <table:table-cell table:formula="of:=OR([.J430];[.L4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Lord_Howe</text:p>
          </table:table-cell>
          <table:table-cell office:value-type="string" calcext:value-type="string">
            <text:p>&lt;+10:30&gt;-10:30&lt;+11&gt;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04T15:30:00Z</text:p>
          </table:table-cell>
          <table:table-cell office:value-type="string" calcext:value-type="string">
            <text:p>2025/10/05 2:30:00 +11:00</text:p>
          </table:table-cell>
          <table:table-cell office:value-type="float" office:value="11" calcext:value-type="float">
            <text:p>11</text:p>
          </table:table-cell>
          <table:table-cell table:formula="of:=VLOOKUP([.$A431]; [Sheet2.$J$2:.$M$421]; 2 ;0)" office:value-type="string" office:string-value="2025-10-04T15:30:00Z" calcext:value-type="string">
            <text:p>2025-10-04T15:30:00Z</text:p>
          </table:table-cell>
          <table:table-cell table:formula="of:=IF([.$F431]=[.I431];TRUE();FALSE())" office:value-type="boolean" office:boolean-value="true" calcext:value-type="boolean">
            <text:p>TRUE</text:p>
          </table:table-cell>
          <table:table-cell table:formula="of:=VLOOKUP([.$A431]; [Sheet2.$A$2:.$D$421]; 2 ;0)" office:value-type="string" office:string-value="2025-04-05T15:00:00Z" calcext:value-type="string">
            <text:p>2025-04-05T15:00:00Z</text:p>
          </table:table-cell>
          <table:table-cell table:formula="of:=IF([.$F431]=[.K431];TRUE();FALSE())" office:value-type="boolean" office:boolean-value="false" calcext:value-type="boolean">
            <text:p>FALSE</text:p>
          </table:table-cell>
          <table:table-cell table:formula="of:=OR([.J431];[.L4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ST6CDT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432]; [Sheet2.$J$2:.$M$421]; 2 ;0)" office:value-type="string" office:string-value="2025-11-02T07:00:00Z" calcext:value-type="string">
            <text:p>2025-11-02T07:00:00Z</text:p>
          </table:table-cell>
          <table:table-cell table:formula="of:=IF([.$F432]=[.I432];TRUE();FALSE())" office:value-type="boolean" office:boolean-value="false" calcext:value-type="boolean">
            <text:p>FALSE</text:p>
          </table:table-cell>
          <table:table-cell table:formula="of:=VLOOKUP([.$A432]; [Sheet2.$A$2:.$D$421]; 2 ;0)" office:value-type="string" office:string-value="2025-03-09T08:00:00Z" calcext:value-type="string">
            <text:p>2025-03-09T08:00:00Z</text:p>
          </table:table-cell>
          <table:table-cell table:formula="of:=IF([.$F432]=[.K432];TRUE();FALSE())" office:value-type="boolean" office:boolean-value="true" calcext:value-type="boolean">
            <text:p>TRUE</text:p>
          </table:table-cell>
          <table:table-cell table:formula="of:=OR([.J432];[.L4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ST6CDT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433]; [Sheet2.$J$2:.$M$421]; 2 ;0)" office:value-type="string" office:string-value="2025-11-02T07:00:00Z" calcext:value-type="string">
            <text:p>2025-11-02T07:00:00Z</text:p>
          </table:table-cell>
          <table:table-cell table:formula="of:=IF([.$F433]=[.I433];TRUE();FALSE())" office:value-type="boolean" office:boolean-value="true" calcext:value-type="boolean">
            <text:p>TRUE</text:p>
          </table:table-cell>
          <table:table-cell table:formula="of:=VLOOKUP([.$A433]; [Sheet2.$A$2:.$D$421]; 2 ;0)" office:value-type="string" office:string-value="2025-03-09T08:00:00Z" calcext:value-type="string">
            <text:p>2025-03-09T08:00:00Z</text:p>
          </table:table-cell>
          <table:table-cell table:formula="of:=IF([.$F433]=[.K433];TRUE();FALSE())" office:value-type="boolean" office:boolean-value="false" calcext:value-type="boolean">
            <text:p>FALSE</text:p>
          </table:table-cell>
          <table:table-cell table:formula="of:=OR([.J433];[.L4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nada/Atlantic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/03/09 3:00:00 -03:00</text:p>
          </table:table-cell>
          <table:table-cell office:value-type="float" office:value="-3" calcext:value-type="float">
            <text:p>-3</text:p>
          </table:table-cell>
          <table:table-cell table:formula="of:=VLOOKUP([.$A434]; [Sheet2.$J$2:.$M$421]; 2 ;0)" office:value-type="string" office:string-value="2025-11-02T05:00:00Z" calcext:value-type="string">
            <text:p>2025-11-02T05:00:00Z</text:p>
          </table:table-cell>
          <table:table-cell table:formula="of:=IF([.$F434]=[.I434];TRUE();FALSE())" office:value-type="boolean" office:boolean-value="false" calcext:value-type="boolean">
            <text:p>FALSE</text:p>
          </table:table-cell>
          <table:table-cell table:formula="of:=VLOOKUP([.$A434]; [Sheet2.$A$2:.$D$421]; 2 ;0)" office:value-type="string" office:string-value="2025-03-09T06:00:00Z" calcext:value-type="string">
            <text:p>2025-03-09T06:00:00Z</text:p>
          </table:table-cell>
          <table:table-cell table:formula="of:=IF([.$F434]=[.K434];TRUE();FALSE())" office:value-type="boolean" office:boolean-value="true" calcext:value-type="boolean">
            <text:p>TRUE</text:p>
          </table:table-cell>
          <table:table-cell table:formula="of:=OR([.J434];[.L4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nada/Atlantic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/11/02 1:00:00 -04:00</text:p>
          </table:table-cell>
          <table:table-cell office:value-type="float" office:value="-4" calcext:value-type="float">
            <text:p>-4</text:p>
          </table:table-cell>
          <table:table-cell table:formula="of:=VLOOKUP([.$A435]; [Sheet2.$J$2:.$M$421]; 2 ;0)" office:value-type="string" office:string-value="2025-11-02T05:00:00Z" calcext:value-type="string">
            <text:p>2025-11-02T05:00:00Z</text:p>
          </table:table-cell>
          <table:table-cell table:formula="of:=IF([.$F435]=[.I435];TRUE();FALSE())" office:value-type="boolean" office:boolean-value="true" calcext:value-type="boolean">
            <text:p>TRUE</text:p>
          </table:table-cell>
          <table:table-cell table:formula="of:=VLOOKUP([.$A435]; [Sheet2.$A$2:.$D$421]; 2 ;0)" office:value-type="string" office:string-value="2025-03-09T06:00:00Z" calcext:value-type="string">
            <text:p>2025-03-09T06:00:00Z</text:p>
          </table:table-cell>
          <table:table-cell table:formula="of:=IF([.$F435]=[.K435];TRUE();FALSE())" office:value-type="boolean" office:boolean-value="false" calcext:value-type="boolean">
            <text:p>FALSE</text:p>
          </table:table-cell>
          <table:table-cell table:formula="of:=OR([.J435];[.L4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nada/Central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436]; [Sheet2.$J$2:.$M$421]; 2 ;0)" office:value-type="string" office:string-value="2025-11-02T07:00:00Z" calcext:value-type="string">
            <text:p>2025-11-02T07:00:00Z</text:p>
          </table:table-cell>
          <table:table-cell table:formula="of:=IF([.$F436]=[.I436];TRUE();FALSE())" office:value-type="boolean" office:boolean-value="false" calcext:value-type="boolean">
            <text:p>FALSE</text:p>
          </table:table-cell>
          <table:table-cell table:formula="of:=VLOOKUP([.$A436]; [Sheet2.$A$2:.$D$421]; 2 ;0)" office:value-type="string" office:string-value="2025-03-09T08:00:00Z" calcext:value-type="string">
            <text:p>2025-03-09T08:00:00Z</text:p>
          </table:table-cell>
          <table:table-cell table:formula="of:=IF([.$F436]=[.K436];TRUE();FALSE())" office:value-type="boolean" office:boolean-value="true" calcext:value-type="boolean">
            <text:p>TRUE</text:p>
          </table:table-cell>
          <table:table-cell table:formula="of:=OR([.J436];[.L4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nada/Central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437]; [Sheet2.$J$2:.$M$421]; 2 ;0)" office:value-type="string" office:string-value="2025-11-02T07:00:00Z" calcext:value-type="string">
            <text:p>2025-11-02T07:00:00Z</text:p>
          </table:table-cell>
          <table:table-cell table:formula="of:=IF([.$F437]=[.I437];TRUE();FALSE())" office:value-type="boolean" office:boolean-value="true" calcext:value-type="boolean">
            <text:p>TRUE</text:p>
          </table:table-cell>
          <table:table-cell table:formula="of:=VLOOKUP([.$A437]; [Sheet2.$A$2:.$D$421]; 2 ;0)" office:value-type="string" office:string-value="2025-03-09T08:00:00Z" calcext:value-type="string">
            <text:p>2025-03-09T08:00:00Z</text:p>
          </table:table-cell>
          <table:table-cell table:formula="of:=IF([.$F437]=[.K437];TRUE();FALSE())" office:value-type="boolean" office:boolean-value="false" calcext:value-type="boolean">
            <text:p>FALSE</text:p>
          </table:table-cell>
          <table:table-cell table:formula="of:=OR([.J437];[.L4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nada/Eastern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438]; [Sheet2.$J$2:.$M$421]; 2 ;0)" office:value-type="string" office:string-value="2025-11-02T06:00:00Z" calcext:value-type="string">
            <text:p>2025-11-02T06:00:00Z</text:p>
          </table:table-cell>
          <table:table-cell table:formula="of:=IF([.$F438]=[.I438];TRUE();FALSE())" office:value-type="boolean" office:boolean-value="false" calcext:value-type="boolean">
            <text:p>FALSE</text:p>
          </table:table-cell>
          <table:table-cell table:formula="of:=VLOOKUP([.$A438]; [Sheet2.$A$2:.$D$421]; 2 ;0)" office:value-type="string" office:string-value="2025-03-09T07:00:00Z" calcext:value-type="string">
            <text:p>2025-03-09T07:00:00Z</text:p>
          </table:table-cell>
          <table:table-cell table:formula="of:=IF([.$F438]=[.K438];TRUE();FALSE())" office:value-type="boolean" office:boolean-value="true" calcext:value-type="boolean">
            <text:p>TRUE</text:p>
          </table:table-cell>
          <table:table-cell table:formula="of:=OR([.J438];[.L4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nada/Eastern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439]; [Sheet2.$J$2:.$M$421]; 2 ;0)" office:value-type="string" office:string-value="2025-11-02T06:00:00Z" calcext:value-type="string">
            <text:p>2025-11-02T06:00:00Z</text:p>
          </table:table-cell>
          <table:table-cell table:formula="of:=IF([.$F439]=[.I439];TRUE();FALSE())" office:value-type="boolean" office:boolean-value="true" calcext:value-type="boolean">
            <text:p>TRUE</text:p>
          </table:table-cell>
          <table:table-cell table:formula="of:=VLOOKUP([.$A439]; [Sheet2.$A$2:.$D$421]; 2 ;0)" office:value-type="string" office:string-value="2025-03-09T07:00:00Z" calcext:value-type="string">
            <text:p>2025-03-09T07:00:00Z</text:p>
          </table:table-cell>
          <table:table-cell table:formula="of:=IF([.$F439]=[.K439];TRUE();FALSE())" office:value-type="boolean" office:boolean-value="false" calcext:value-type="boolean">
            <text:p>FALSE</text:p>
          </table:table-cell>
          <table:table-cell table:formula="of:=OR([.J439];[.L4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nada/Mountain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/03/09 3:00:00 -06:00</text:p>
          </table:table-cell>
          <table:table-cell office:value-type="float" office:value="-6" calcext:value-type="float">
            <text:p>-6</text:p>
          </table:table-cell>
          <table:table-cell table:formula="of:=VLOOKUP([.$A440]; [Sheet2.$J$2:.$M$421]; 2 ;0)" office:value-type="string" office:string-value="2025-11-02T08:00:00Z" calcext:value-type="string">
            <text:p>2025-11-02T08:00:00Z</text:p>
          </table:table-cell>
          <table:table-cell table:formula="of:=IF([.$F440]=[.I440];TRUE();FALSE())" office:value-type="boolean" office:boolean-value="false" calcext:value-type="boolean">
            <text:p>FALSE</text:p>
          </table:table-cell>
          <table:table-cell table:formula="of:=VLOOKUP([.$A440]; [Sheet2.$A$2:.$D$421]; 2 ;0)" office:value-type="string" office:string-value="2025-03-09T09:00:00Z" calcext:value-type="string">
            <text:p>2025-03-09T09:00:00Z</text:p>
          </table:table-cell>
          <table:table-cell table:formula="of:=IF([.$F440]=[.K440];TRUE();FALSE())" office:value-type="boolean" office:boolean-value="true" calcext:value-type="boolean">
            <text:p>TRUE</text:p>
          </table:table-cell>
          <table:table-cell table:formula="of:=OR([.J440];[.L4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nada/Mountain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/11/02 1:00:00 -07:00</text:p>
          </table:table-cell>
          <table:table-cell office:value-type="float" office:value="-7" calcext:value-type="float">
            <text:p>-7</text:p>
          </table:table-cell>
          <table:table-cell table:formula="of:=VLOOKUP([.$A441]; [Sheet2.$J$2:.$M$421]; 2 ;0)" office:value-type="string" office:string-value="2025-11-02T08:00:00Z" calcext:value-type="string">
            <text:p>2025-11-02T08:00:00Z</text:p>
          </table:table-cell>
          <table:table-cell table:formula="of:=IF([.$F441]=[.I441];TRUE();FALSE())" office:value-type="boolean" office:boolean-value="true" calcext:value-type="boolean">
            <text:p>TRUE</text:p>
          </table:table-cell>
          <table:table-cell table:formula="of:=VLOOKUP([.$A441]; [Sheet2.$A$2:.$D$421]; 2 ;0)" office:value-type="string" office:string-value="2025-03-09T09:00:00Z" calcext:value-type="string">
            <text:p>2025-03-09T09:00:00Z</text:p>
          </table:table-cell>
          <table:table-cell table:formula="of:=IF([.$F441]=[.K441];TRUE();FALSE())" office:value-type="boolean" office:boolean-value="false" calcext:value-type="boolean">
            <text:p>FALSE</text:p>
          </table:table-cell>
          <table:table-cell table:formula="of:=OR([.J441];[.L4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nada/Newfoundland</text:p>
          </table:table-cell>
          <table:table-cell office:value-type="string" calcext:value-type="string">
            <text:p>STD3DST2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5:30:00Z</text:p>
          </table:table-cell>
          <table:table-cell office:value-type="string" calcext:value-type="string">
            <text:p>2025/03/09 3:00:00 -02:30</text:p>
          </table:table-cell>
          <table:table-cell office:value-type="float" office:value="-2.5" calcext:value-type="float">
            <text:p>-2.5</text:p>
          </table:table-cell>
          <table:table-cell table:formula="of:=VLOOKUP([.$A442]; [Sheet2.$J$2:.$M$421]; 2 ;0)" office:value-type="string" office:string-value="2025-11-02T04:30:00Z" calcext:value-type="string">
            <text:p>2025-11-02T04:30:00Z</text:p>
          </table:table-cell>
          <table:table-cell table:formula="of:=IF([.$F442]=[.I442];TRUE();FALSE())" office:value-type="boolean" office:boolean-value="false" calcext:value-type="boolean">
            <text:p>FALSE</text:p>
          </table:table-cell>
          <table:table-cell table:formula="of:=VLOOKUP([.$A442]; [Sheet2.$A$2:.$D$421]; 2 ;0)" office:value-type="string" office:string-value="2025-03-09T05:30:00Z" calcext:value-type="string">
            <text:p>2025-03-09T05:30:00Z</text:p>
          </table:table-cell>
          <table:table-cell table:formula="of:=IF([.$F442]=[.K442];TRUE();FALSE())" office:value-type="boolean" office:boolean-value="true" calcext:value-type="boolean">
            <text:p>TRUE</text:p>
          </table:table-cell>
          <table:table-cell table:formula="of:=OR([.J442];[.L4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nada/Newfoundland</text:p>
          </table:table-cell>
          <table:table-cell office:value-type="string" calcext:value-type="string">
            <text:p>STD3DST2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4:30:00Z</text:p>
          </table:table-cell>
          <table:table-cell office:value-type="string" calcext:value-type="string">
            <text:p>2025/11/02 1:00:00 -03:30</text:p>
          </table:table-cell>
          <table:table-cell office:value-type="float" office:value="-3.5" calcext:value-type="float">
            <text:p>-3.5</text:p>
          </table:table-cell>
          <table:table-cell table:formula="of:=VLOOKUP([.$A443]; [Sheet2.$J$2:.$M$421]; 2 ;0)" office:value-type="string" office:string-value="2025-11-02T04:30:00Z" calcext:value-type="string">
            <text:p>2025-11-02T04:30:00Z</text:p>
          </table:table-cell>
          <table:table-cell table:formula="of:=IF([.$F443]=[.I443];TRUE();FALSE())" office:value-type="boolean" office:boolean-value="true" calcext:value-type="boolean">
            <text:p>TRUE</text:p>
          </table:table-cell>
          <table:table-cell table:formula="of:=VLOOKUP([.$A443]; [Sheet2.$A$2:.$D$421]; 2 ;0)" office:value-type="string" office:string-value="2025-03-09T05:30:00Z" calcext:value-type="string">
            <text:p>2025-03-09T05:30:00Z</text:p>
          </table:table-cell>
          <table:table-cell table:formula="of:=IF([.$F443]=[.K443];TRUE();FALSE())" office:value-type="boolean" office:boolean-value="false" calcext:value-type="boolean">
            <text:p>FALSE</text:p>
          </table:table-cell>
          <table:table-cell table:formula="of:=OR([.J443];[.L4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nada/Pacific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/03/09 3:00:00 -07:00</text:p>
          </table:table-cell>
          <table:table-cell office:value-type="float" office:value="-7" calcext:value-type="float">
            <text:p>-7</text:p>
          </table:table-cell>
          <table:table-cell table:formula="of:=VLOOKUP([.$A444]; [Sheet2.$J$2:.$M$421]; 2 ;0)" office:value-type="string" office:string-value="2025-11-02T09:00:00Z" calcext:value-type="string">
            <text:p>2025-11-02T09:00:00Z</text:p>
          </table:table-cell>
          <table:table-cell table:formula="of:=IF([.$F444]=[.I444];TRUE();FALSE())" office:value-type="boolean" office:boolean-value="false" calcext:value-type="boolean">
            <text:p>FALSE</text:p>
          </table:table-cell>
          <table:table-cell table:formula="of:=VLOOKUP([.$A444]; [Sheet2.$A$2:.$D$421]; 2 ;0)" office:value-type="string" office:string-value="2025-03-09T10:00:00Z" calcext:value-type="string">
            <text:p>2025-03-09T10:00:00Z</text:p>
          </table:table-cell>
          <table:table-cell table:formula="of:=IF([.$F444]=[.K444];TRUE();FALSE())" office:value-type="boolean" office:boolean-value="true" calcext:value-type="boolean">
            <text:p>TRUE</text:p>
          </table:table-cell>
          <table:table-cell table:formula="of:=OR([.J444];[.L4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nada/Pacific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/11/02 1:00:00 -08:00</text:p>
          </table:table-cell>
          <table:table-cell office:value-type="float" office:value="-8" calcext:value-type="float">
            <text:p>-8</text:p>
          </table:table-cell>
          <table:table-cell table:formula="of:=VLOOKUP([.$A445]; [Sheet2.$J$2:.$M$421]; 2 ;0)" office:value-type="string" office:string-value="2025-11-02T09:00:00Z" calcext:value-type="string">
            <text:p>2025-11-02T09:00:00Z</text:p>
          </table:table-cell>
          <table:table-cell table:formula="of:=IF([.$F445]=[.I445];TRUE();FALSE())" office:value-type="boolean" office:boolean-value="true" calcext:value-type="boolean">
            <text:p>TRUE</text:p>
          </table:table-cell>
          <table:table-cell table:formula="of:=VLOOKUP([.$A445]; [Sheet2.$A$2:.$D$421]; 2 ;0)" office:value-type="string" office:string-value="2025-03-09T10:00:00Z" calcext:value-type="string">
            <text:p>2025-03-09T10:00:00Z</text:p>
          </table:table-cell>
          <table:table-cell table:formula="of:=IF([.$F445]=[.K445];TRUE();FALSE())" office:value-type="boolean" office:boolean-value="false" calcext:value-type="boolean">
            <text:p>FALSE</text:p>
          </table:table-cell>
          <table:table-cell table:formula="of:=OR([.J445];[.L4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ST5ED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446]; [Sheet2.$J$2:.$M$421]; 2 ;0)" office:value-type="string" office:string-value="2025-11-02T06:00:00Z" calcext:value-type="string">
            <text:p>2025-11-02T06:00:00Z</text:p>
          </table:table-cell>
          <table:table-cell table:formula="of:=IF([.$F446]=[.I446];TRUE();FALSE())" office:value-type="boolean" office:boolean-value="false" calcext:value-type="boolean">
            <text:p>FALSE</text:p>
          </table:table-cell>
          <table:table-cell table:formula="of:=VLOOKUP([.$A446]; [Sheet2.$A$2:.$D$421]; 2 ;0)" office:value-type="string" office:string-value="2025-03-09T07:00:00Z" calcext:value-type="string">
            <text:p>2025-03-09T07:00:00Z</text:p>
          </table:table-cell>
          <table:table-cell table:formula="of:=IF([.$F446]=[.K446];TRUE();FALSE())" office:value-type="boolean" office:boolean-value="true" calcext:value-type="boolean">
            <text:p>TRUE</text:p>
          </table:table-cell>
          <table:table-cell table:formula="of:=OR([.J446];[.L4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ST5ED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447]; [Sheet2.$J$2:.$M$421]; 2 ;0)" office:value-type="string" office:string-value="2025-11-02T06:00:00Z" calcext:value-type="string">
            <text:p>2025-11-02T06:00:00Z</text:p>
          </table:table-cell>
          <table:table-cell table:formula="of:=IF([.$F447]=[.I447];TRUE();FALSE())" office:value-type="boolean" office:boolean-value="true" calcext:value-type="boolean">
            <text:p>TRUE</text:p>
          </table:table-cell>
          <table:table-cell table:formula="of:=VLOOKUP([.$A447]; [Sheet2.$A$2:.$D$421]; 2 ;0)" office:value-type="string" office:string-value="2025-03-09T07:00:00Z" calcext:value-type="string">
            <text:p>2025-03-09T07:00:00Z</text:p>
          </table:table-cell>
          <table:table-cell table:formula="of:=IF([.$F447]=[.K447];TRUE();FALSE())" office:value-type="boolean" office:boolean-value="false" calcext:value-type="boolean">
            <text:p>FALSE</text:p>
          </table:table-cell>
          <table:table-cell table:formula="of:=OR([.J447];[.L4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4.5.5/0</text:p>
          </table:table-cell>
          <table:table-cell office:value-type="string" calcext:value-type="string">
            <text:p>M10.5.5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4T22:00:00Z</text:p>
          </table:table-cell>
          <table:table-cell office:value-type="string" calcext:value-type="string">
            <text:p>2025/04/25 1:00:00 +03:00</text:p>
          </table:table-cell>
          <table:table-cell office:value-type="float" office:value="3" calcext:value-type="float">
            <text:p>3</text:p>
          </table:table-cell>
          <table:table-cell table:formula="of:=VLOOKUP([.$A448]; [Sheet2.$J$2:.$M$421]; 2 ;0)" office:value-type="string" office:string-value="2025-10-30T21:00:00Z" calcext:value-type="string">
            <text:p>2025-10-30T21:00:00Z</text:p>
          </table:table-cell>
          <table:table-cell table:formula="of:=IF([.$F448]=[.I448];TRUE();FALSE())" office:value-type="boolean" office:boolean-value="false" calcext:value-type="boolean">
            <text:p>FALSE</text:p>
          </table:table-cell>
          <table:table-cell table:formula="of:=VLOOKUP([.$A448]; [Sheet2.$A$2:.$D$421]; 2 ;0)" office:value-type="string" office:string-value="2025-04-24T22:00:00Z" calcext:value-type="string">
            <text:p>2025-04-24T22:00:00Z</text:p>
          </table:table-cell>
          <table:table-cell table:formula="of:=IF([.$F448]=[.K448];TRUE();FALSE())" office:value-type="boolean" office:boolean-value="true" calcext:value-type="boolean">
            <text:p>TRUE</text:p>
          </table:table-cell>
          <table:table-cell table:formula="of:=OR([.J448];[.L4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4.5.5/0</text:p>
          </table:table-cell>
          <table:table-cell office:value-type="string" calcext:value-type="string">
            <text:p>M10.5.5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30T21:00:00Z</text:p>
          </table:table-cell>
          <table:table-cell office:value-type="string" calcext:value-type="string">
            <text:p>2025/10/30 23:00:00 +02:00</text:p>
          </table:table-cell>
          <table:table-cell office:value-type="float" office:value="2" calcext:value-type="float">
            <text:p>2</text:p>
          </table:table-cell>
          <table:table-cell table:formula="of:=VLOOKUP([.$A449]; [Sheet2.$J$2:.$M$421]; 2 ;0)" office:value-type="string" office:string-value="2025-10-30T21:00:00Z" calcext:value-type="string">
            <text:p>2025-10-30T21:00:00Z</text:p>
          </table:table-cell>
          <table:table-cell table:formula="of:=IF([.$F449]=[.I449];TRUE();FALSE())" office:value-type="boolean" office:boolean-value="true" calcext:value-type="boolean">
            <text:p>TRUE</text:p>
          </table:table-cell>
          <table:table-cell table:formula="of:=VLOOKUP([.$A449]; [Sheet2.$A$2:.$D$421]; 2 ;0)" office:value-type="string" office:string-value="2025-04-24T22:00:00Z" calcext:value-type="string">
            <text:p>2025-04-24T22:00:00Z</text:p>
          </table:table-cell>
          <table:table-cell table:formula="of:=IF([.$F449]=[.K449];TRUE();FALSE())" office:value-type="boolean" office:boolean-value="false" calcext:value-type="boolean">
            <text:p>FALSE</text:p>
          </table:table-cell>
          <table:table-cell table:formula="of:=OR([.J449];[.L4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Chisinau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30T00:00:00Z</text:p>
          </table:table-cell>
          <table:table-cell office:value-type="string" calcext:value-type="string">
            <text:p>2025/03/30 3:00:00 +03:00</text:p>
          </table:table-cell>
          <table:table-cell office:value-type="float" office:value="3" calcext:value-type="float">
            <text:p>3</text:p>
          </table:table-cell>
          <table:table-cell table:formula="of:=VLOOKUP([.$A450]; [Sheet2.$J$2:.$M$421]; 2 ;0)" office:value-type="string" office:string-value="2025-10-26T00:00:00Z" calcext:value-type="string">
            <text:p>2025-10-26T00:00:00Z</text:p>
          </table:table-cell>
          <table:table-cell table:formula="of:=IF([.$F450]=[.I450];TRUE();FALSE())" office:value-type="boolean" office:boolean-value="false" calcext:value-type="boolean">
            <text:p>FALSE</text:p>
          </table:table-cell>
          <table:table-cell table:formula="of:=VLOOKUP([.$A450]; [Sheet2.$A$2:.$D$421]; 2 ;0)" office:value-type="string" office:string-value="2025-03-30T00:00:00Z" calcext:value-type="string">
            <text:p>2025-03-30T00:00:00Z</text:p>
          </table:table-cell>
          <table:table-cell table:formula="of:=IF([.$F450]=[.K450];TRUE();FALSE())" office:value-type="boolean" office:boolean-value="true" calcext:value-type="boolean">
            <text:p>TRUE</text:p>
          </table:table-cell>
          <table:table-cell table:formula="of:=OR([.J450];[.L4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Chisinau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6T00:00:00Z</text:p>
          </table:table-cell>
          <table:table-cell office:value-type="string" calcext:value-type="string">
            <text:p>2025/10/26 2:00:00 +02:00</text:p>
          </table:table-cell>
          <table:table-cell office:value-type="float" office:value="2" calcext:value-type="float">
            <text:p>2</text:p>
          </table:table-cell>
          <table:table-cell table:formula="of:=VLOOKUP([.$A451]; [Sheet2.$J$2:.$M$421]; 2 ;0)" office:value-type="string" office:string-value="2025-10-26T00:00:00Z" calcext:value-type="string">
            <text:p>2025-10-26T00:00:00Z</text:p>
          </table:table-cell>
          <table:table-cell table:formula="of:=IF([.$F451]=[.I451];TRUE();FALSE())" office:value-type="boolean" office:boolean-value="true" calcext:value-type="boolean">
            <text:p>TRUE</text:p>
          </table:table-cell>
          <table:table-cell table:formula="of:=VLOOKUP([.$A451]; [Sheet2.$A$2:.$D$421]; 2 ;0)" office:value-type="string" office:string-value="2025-03-30T00:00:00Z" calcext:value-type="string">
            <text:p>2025-03-30T00:00:00Z</text:p>
          </table:table-cell>
          <table:table-cell table:formula="of:=IF([.$F451]=[.K451];TRUE();FALSE())" office:value-type="boolean" office:boolean-value="false" calcext:value-type="boolean">
            <text:p>FALSE</text:p>
          </table:table-cell>
          <table:table-cell table:formula="of:=OR([.J451];[.L4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Tiraspol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30T00:00:00Z</text:p>
          </table:table-cell>
          <table:table-cell office:value-type="string" calcext:value-type="string">
            <text:p>2025/03/30 3:00:00 +03:00</text:p>
          </table:table-cell>
          <table:table-cell office:value-type="float" office:value="3" calcext:value-type="float">
            <text:p>3</text:p>
          </table:table-cell>
          <table:table-cell table:formula="of:=VLOOKUP([.$A452]; [Sheet2.$J$2:.$M$421]; 2 ;0)" office:value-type="string" office:string-value="2025-10-26T00:00:00Z" calcext:value-type="string">
            <text:p>2025-10-26T00:00:00Z</text:p>
          </table:table-cell>
          <table:table-cell table:formula="of:=IF([.$F452]=[.I452];TRUE();FALSE())" office:value-type="boolean" office:boolean-value="false" calcext:value-type="boolean">
            <text:p>FALSE</text:p>
          </table:table-cell>
          <table:table-cell table:formula="of:=VLOOKUP([.$A452]; [Sheet2.$A$2:.$D$421]; 2 ;0)" office:value-type="string" office:string-value="2025-03-30T00:00:00Z" calcext:value-type="string">
            <text:p>2025-03-30T00:00:00Z</text:p>
          </table:table-cell>
          <table:table-cell table:formula="of:=IF([.$F452]=[.K452];TRUE();FALSE())" office:value-type="boolean" office:boolean-value="true" calcext:value-type="boolean">
            <text:p>TRUE</text:p>
          </table:table-cell>
          <table:table-cell table:formula="of:=OR([.J452];[.L4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Tiraspol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6T00:00:00Z</text:p>
          </table:table-cell>
          <table:table-cell office:value-type="string" calcext:value-type="string">
            <text:p>2025/10/26 2:00:00 +02:00</text:p>
          </table:table-cell>
          <table:table-cell office:value-type="float" office:value="2" calcext:value-type="float">
            <text:p>2</text:p>
          </table:table-cell>
          <table:table-cell table:formula="of:=VLOOKUP([.$A453]; [Sheet2.$J$2:.$M$421]; 2 ;0)" office:value-type="string" office:string-value="2025-10-26T00:00:00Z" calcext:value-type="string">
            <text:p>2025-10-26T00:00:00Z</text:p>
          </table:table-cell>
          <table:table-cell table:formula="of:=IF([.$F453]=[.I453];TRUE();FALSE())" office:value-type="boolean" office:boolean-value="true" calcext:value-type="boolean">
            <text:p>TRUE</text:p>
          </table:table-cell>
          <table:table-cell table:formula="of:=VLOOKUP([.$A453]; [Sheet2.$A$2:.$D$421]; 2 ;0)" office:value-type="string" office:string-value="2025-03-30T00:00:00Z" calcext:value-type="string">
            <text:p>2025-03-30T00:00:00Z</text:p>
          </table:table-cell>
          <table:table-cell table:formula="of:=IF([.$F453]=[.K453];TRUE();FALSE())" office:value-type="boolean" office:boolean-value="false" calcext:value-type="boolean">
            <text:p>FALSE</text:p>
          </table:table-cell>
          <table:table-cell table:formula="of:=OR([.J453];[.L4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5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28T00:00:00Z</text:p>
          </table:table-cell>
          <table:table-cell office:value-type="string" calcext:value-type="string">
            <text:p>2025/03/28 3:00:00 +03:00</text:p>
          </table:table-cell>
          <table:table-cell office:value-type="float" office:value="3" calcext:value-type="float">
            <text:p>3</text:p>
          </table:table-cell>
          <table:table-cell table:formula="of:=VLOOKUP([.$A454]; [Sheet2.$J$2:.$M$421]; 2 ;0)" office:value-type="string" office:string-value="2025-10-25T23:00:00Z" calcext:value-type="string">
            <text:p>2025-10-25T23:00:00Z</text:p>
          </table:table-cell>
          <table:table-cell table:formula="of:=IF([.$F454]=[.I454];TRUE();FALSE())" office:value-type="boolean" office:boolean-value="false" calcext:value-type="boolean">
            <text:p>FALSE</text:p>
          </table:table-cell>
          <table:table-cell table:formula="of:=VLOOKUP([.$A454]; [Sheet2.$A$2:.$D$421]; 2 ;0)" office:value-type="string" office:string-value="2025-03-28T00:00:00Z" calcext:value-type="string">
            <text:p>2025-03-28T00:00:00Z</text:p>
          </table:table-cell>
          <table:table-cell table:formula="of:=IF([.$F454]=[.K454];TRUE();FALSE())" office:value-type="boolean" office:boolean-value="true" calcext:value-type="boolean">
            <text:p>TRUE</text:p>
          </table:table-cell>
          <table:table-cell table:formula="of:=OR([.J454];[.L4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5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5T23:00:00Z</text:p>
          </table:table-cell>
          <table:table-cell office:value-type="string" calcext:value-type="string">
            <text:p>2025/10/26 1:00:00 +02:00</text:p>
          </table:table-cell>
          <table:table-cell office:value-type="float" office:value="2" calcext:value-type="float">
            <text:p>2</text:p>
          </table:table-cell>
          <table:table-cell table:formula="of:=VLOOKUP([.$A455]; [Sheet2.$J$2:.$M$421]; 2 ;0)" office:value-type="string" office:string-value="2025-10-25T23:00:00Z" calcext:value-type="string">
            <text:p>2025-10-25T23:00:00Z</text:p>
          </table:table-cell>
          <table:table-cell table:formula="of:=IF([.$F455]=[.I455];TRUE();FALSE())" office:value-type="boolean" office:boolean-value="true" calcext:value-type="boolean">
            <text:p>TRUE</text:p>
          </table:table-cell>
          <table:table-cell table:formula="of:=VLOOKUP([.$A455]; [Sheet2.$A$2:.$D$421]; 2 ;0)" office:value-type="string" office:string-value="2025-03-28T00:00:00Z" calcext:value-type="string">
            <text:p>2025-03-28T00:00:00Z</text:p>
          </table:table-cell>
          <table:table-cell table:formula="of:=IF([.$F455]=[.K455];TRUE();FALSE())" office:value-type="boolean" office:boolean-value="false" calcext:value-type="boolean">
            <text:p>FALSE</text:p>
          </table:table-cell>
          <table:table-cell table:formula="of:=OR([.J455];[.L4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ST7MDT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/03/09 3:00:00 -06:00</text:p>
          </table:table-cell>
          <table:table-cell office:value-type="float" office:value="-6" calcext:value-type="float">
            <text:p>-6</text:p>
          </table:table-cell>
          <table:table-cell table:formula="of:=VLOOKUP([.$A456]; [Sheet2.$J$2:.$M$421]; 2 ;0)" office:value-type="string" office:string-value="2025-11-02T08:00:00Z" calcext:value-type="string">
            <text:p>2025-11-02T08:00:00Z</text:p>
          </table:table-cell>
          <table:table-cell table:formula="of:=IF([.$F456]=[.I456];TRUE();FALSE())" office:value-type="boolean" office:boolean-value="false" calcext:value-type="boolean">
            <text:p>FALSE</text:p>
          </table:table-cell>
          <table:table-cell table:formula="of:=VLOOKUP([.$A456]; [Sheet2.$A$2:.$D$421]; 2 ;0)" office:value-type="string" office:string-value="2025-03-09T09:00:00Z" calcext:value-type="string">
            <text:p>2025-03-09T09:00:00Z</text:p>
          </table:table-cell>
          <table:table-cell table:formula="of:=IF([.$F456]=[.K456];TRUE();FALSE())" office:value-type="boolean" office:boolean-value="true" calcext:value-type="boolean">
            <text:p>TRUE</text:p>
          </table:table-cell>
          <table:table-cell table:formula="of:=OR([.J456];[.L4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ST7MDT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/11/02 1:00:00 -07:00</text:p>
          </table:table-cell>
          <table:table-cell office:value-type="float" office:value="-7" calcext:value-type="float">
            <text:p>-7</text:p>
          </table:table-cell>
          <table:table-cell table:formula="of:=VLOOKUP([.$A457]; [Sheet2.$J$2:.$M$421]; 2 ;0)" office:value-type="string" office:string-value="2025-11-02T08:00:00Z" calcext:value-type="string">
            <text:p>2025-11-02T08:00:00Z</text:p>
          </table:table-cell>
          <table:table-cell table:formula="of:=IF([.$F457]=[.I457];TRUE();FALSE())" office:value-type="boolean" office:boolean-value="true" calcext:value-type="boolean">
            <text:p>TRUE</text:p>
          </table:table-cell>
          <table:table-cell table:formula="of:=VLOOKUP([.$A457]; [Sheet2.$A$2:.$D$421]; 2 ;0)" office:value-type="string" office:string-value="2025-03-09T09:00:00Z" calcext:value-type="string">
            <text:p>2025-03-09T09:00:00Z</text:p>
          </table:table-cell>
          <table:table-cell table:formula="of:=IF([.$F457]=[.K457];TRUE();FALSE())" office:value-type="boolean" office:boolean-value="false" calcext:value-type="boolean">
            <text:p>FALSE</text:p>
          </table:table-cell>
          <table:table-cell table:formula="of:=OR([.J457];[.L4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exico/BajaNorte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/03/09 3:00:00 -07:00</text:p>
          </table:table-cell>
          <table:table-cell office:value-type="float" office:value="-7" calcext:value-type="float">
            <text:p>-7</text:p>
          </table:table-cell>
          <table:table-cell table:formula="of:=VLOOKUP([.$A458]; [Sheet2.$J$2:.$M$421]; 2 ;0)" office:value-type="string" office:string-value="2025-11-02T09:00:00Z" calcext:value-type="string">
            <text:p>2025-11-02T09:00:00Z</text:p>
          </table:table-cell>
          <table:table-cell table:formula="of:=IF([.$F458]=[.I458];TRUE();FALSE())" office:value-type="boolean" office:boolean-value="false" calcext:value-type="boolean">
            <text:p>FALSE</text:p>
          </table:table-cell>
          <table:table-cell table:formula="of:=VLOOKUP([.$A458]; [Sheet2.$A$2:.$D$421]; 2 ;0)" office:value-type="string" office:string-value="2025-03-09T10:00:00Z" calcext:value-type="string">
            <text:p>2025-03-09T10:00:00Z</text:p>
          </table:table-cell>
          <table:table-cell table:formula="of:=IF([.$F458]=[.K458];TRUE();FALSE())" office:value-type="boolean" office:boolean-value="true" calcext:value-type="boolean">
            <text:p>TRUE</text:p>
          </table:table-cell>
          <table:table-cell table:formula="of:=OR([.J458];[.L4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exico/BajaNorte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/11/02 1:00:00 -08:00</text:p>
          </table:table-cell>
          <table:table-cell office:value-type="float" office:value="-8" calcext:value-type="float">
            <text:p>-8</text:p>
          </table:table-cell>
          <table:table-cell table:formula="of:=VLOOKUP([.$A459]; [Sheet2.$J$2:.$M$421]; 2 ;0)" office:value-type="string" office:string-value="2025-11-02T09:00:00Z" calcext:value-type="string">
            <text:p>2025-11-02T09:00:00Z</text:p>
          </table:table-cell>
          <table:table-cell table:formula="of:=IF([.$F459]=[.I459];TRUE();FALSE())" office:value-type="boolean" office:boolean-value="true" calcext:value-type="boolean">
            <text:p>TRUE</text:p>
          </table:table-cell>
          <table:table-cell table:formula="of:=VLOOKUP([.$A459]; [Sheet2.$A$2:.$D$421]; 2 ;0)" office:value-type="string" office:string-value="2025-03-09T10:00:00Z" calcext:value-type="string">
            <text:p>2025-03-09T10:00:00Z</text:p>
          </table:table-cell>
          <table:table-cell table:formula="of:=IF([.$F459]=[.K459];TRUE();FALSE())" office:value-type="boolean" office:boolean-value="false" calcext:value-type="boolean">
            <text:p>FALSE</text:p>
          </table:table-cell>
          <table:table-cell table:formula="of:=OR([.J459];[.L4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avajo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/03/09 3:00:00 -06:00</text:p>
          </table:table-cell>
          <table:table-cell office:value-type="float" office:value="-6" calcext:value-type="float">
            <text:p>-6</text:p>
          </table:table-cell>
          <table:table-cell table:formula="of:=VLOOKUP([.$A460]; [Sheet2.$J$2:.$M$421]; 2 ;0)" office:value-type="string" office:string-value="2025-11-02T08:00:00Z" calcext:value-type="string">
            <text:p>2025-11-02T08:00:00Z</text:p>
          </table:table-cell>
          <table:table-cell table:formula="of:=IF([.$F460]=[.I460];TRUE();FALSE())" office:value-type="boolean" office:boolean-value="false" calcext:value-type="boolean">
            <text:p>FALSE</text:p>
          </table:table-cell>
          <table:table-cell table:formula="of:=VLOOKUP([.$A460]; [Sheet2.$A$2:.$D$421]; 2 ;0)" office:value-type="string" office:string-value="2025-03-09T09:00:00Z" calcext:value-type="string">
            <text:p>2025-03-09T09:00:00Z</text:p>
          </table:table-cell>
          <table:table-cell table:formula="of:=IF([.$F460]=[.K460];TRUE();FALSE())" office:value-type="boolean" office:boolean-value="true" calcext:value-type="boolean">
            <text:p>TRUE</text:p>
          </table:table-cell>
          <table:table-cell table:formula="of:=OR([.J460];[.L4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avajo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/11/02 1:00:00 -07:00</text:p>
          </table:table-cell>
          <table:table-cell office:value-type="float" office:value="-7" calcext:value-type="float">
            <text:p>-7</text:p>
          </table:table-cell>
          <table:table-cell table:formula="of:=VLOOKUP([.$A461]; [Sheet2.$J$2:.$M$421]; 2 ;0)" office:value-type="string" office:string-value="2025-11-02T08:00:00Z" calcext:value-type="string">
            <text:p>2025-11-02T08:00:00Z</text:p>
          </table:table-cell>
          <table:table-cell table:formula="of:=IF([.$F461]=[.I461];TRUE();FALSE())" office:value-type="boolean" office:boolean-value="true" calcext:value-type="boolean">
            <text:p>TRUE</text:p>
          </table:table-cell>
          <table:table-cell table:formula="of:=VLOOKUP([.$A461]; [Sheet2.$A$2:.$D$421]; 2 ;0)" office:value-type="string" office:string-value="2025-03-09T09:00:00Z" calcext:value-type="string">
            <text:p>2025-03-09T09:00:00Z</text:p>
          </table:table-cell>
          <table:table-cell table:formula="of:=IF([.$F461]=[.K461];TRUE();FALSE())" office:value-type="boolean" office:boolean-value="false" calcext:value-type="boolean">
            <text:p>FALSE</text:p>
          </table:table-cell>
          <table:table-cell table:formula="of:=OR([.J461];[.L4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ST8PDT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/03/09 3:00:00 -07:00</text:p>
          </table:table-cell>
          <table:table-cell office:value-type="float" office:value="-7" calcext:value-type="float">
            <text:p>-7</text:p>
          </table:table-cell>
          <table:table-cell table:formula="of:=VLOOKUP([.$A462]; [Sheet2.$J$2:.$M$421]; 2 ;0)" office:value-type="string" office:string-value="2025-11-02T09:00:00Z" calcext:value-type="string">
            <text:p>2025-11-02T09:00:00Z</text:p>
          </table:table-cell>
          <table:table-cell table:formula="of:=IF([.$F462]=[.I462];TRUE();FALSE())" office:value-type="boolean" office:boolean-value="false" calcext:value-type="boolean">
            <text:p>FALSE</text:p>
          </table:table-cell>
          <table:table-cell table:formula="of:=VLOOKUP([.$A462]; [Sheet2.$A$2:.$D$421]; 2 ;0)" office:value-type="string" office:string-value="2025-03-09T10:00:00Z" calcext:value-type="string">
            <text:p>2025-03-09T10:00:00Z</text:p>
          </table:table-cell>
          <table:table-cell table:formula="of:=IF([.$F462]=[.K462];TRUE();FALSE())" office:value-type="boolean" office:boolean-value="true" calcext:value-type="boolean">
            <text:p>TRUE</text:p>
          </table:table-cell>
          <table:table-cell table:formula="of:=OR([.J462];[.L4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ST8PDT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/11/02 1:00:00 -08:00</text:p>
          </table:table-cell>
          <table:table-cell office:value-type="float" office:value="-8" calcext:value-type="float">
            <text:p>-8</text:p>
          </table:table-cell>
          <table:table-cell table:formula="of:=VLOOKUP([.$A463]; [Sheet2.$J$2:.$M$421]; 2 ;0)" office:value-type="string" office:string-value="2025-11-02T09:00:00Z" calcext:value-type="string">
            <text:p>2025-11-02T09:00:00Z</text:p>
          </table:table-cell>
          <table:table-cell table:formula="of:=IF([.$F463]=[.I463];TRUE();FALSE())" office:value-type="boolean" office:boolean-value="true" calcext:value-type="boolean">
            <text:p>TRUE</text:p>
          </table:table-cell>
          <table:table-cell table:formula="of:=VLOOKUP([.$A463]; [Sheet2.$A$2:.$D$421]; 2 ;0)" office:value-type="string" office:string-value="2025-03-09T10:00:00Z" calcext:value-type="string">
            <text:p>2025-03-09T10:00:00Z</text:p>
          </table:table-cell>
          <table:table-cell table:formula="of:=IF([.$F463]=[.K463];TRUE();FALSE())" office:value-type="boolean" office:boolean-value="false" calcext:value-type="boolean">
            <text:p>FALSE</text:p>
          </table:table-cell>
          <table:table-cell table:formula="of:=OR([.J463];[.L4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ystemV/AST4ADT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7T06:00:00Z</text:p>
          </table:table-cell>
          <table:table-cell office:value-type="string" calcext:value-type="string">
            <text:p>2025/04/27 3:00:00 -03:00</text:p>
          </table:table-cell>
          <table:table-cell office:value-type="float" office:value="-3" calcext:value-type="float">
            <text:p>-3</text:p>
          </table:table-cell>
          <table:table-cell table:formula="of:=VLOOKUP([.$A464]; [Sheet2.$J$2:.$M$421]; 2 ;0)" office:value-type="string" office:string-value="" calcext:value-type="error">
            <text:p>#N/A</text:p>
          </table:table-cell>
          <table:table-cell table:formula="of:=IF([.$F464]=[.I464];TRUE();FALSE())" office:value-type="string" office:string-value="" calcext:value-type="error">
            <text:p>#N/A</text:p>
          </table:table-cell>
          <table:table-cell table:formula="of:=VLOOKUP([.$A464]; [Sheet2.$A$2:.$D$421]; 2 ;0)" office:value-type="string" office:string-value="" calcext:value-type="error">
            <text:p>#N/A</text:p>
          </table:table-cell>
          <table:table-cell table:formula="of:=IF([.$F464]=[.K464];TRUE();FALSE())" office:value-type="string" office:string-value="" calcext:value-type="error">
            <text:p>#N/A</text:p>
          </table:table-cell>
          <table:table-cell table:formula="of:=OR([.J464];[.L464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SystemV/AST4ADT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6T05:00:00Z</text:p>
          </table:table-cell>
          <table:table-cell office:value-type="string" calcext:value-type="string">
            <text:p>2025/10/26 1:00:00 -04:00</text:p>
          </table:table-cell>
          <table:table-cell office:value-type="float" office:value="-4" calcext:value-type="float">
            <text:p>-4</text:p>
          </table:table-cell>
          <table:table-cell table:formula="of:=VLOOKUP([.$A465]; [Sheet2.$J$2:.$M$421]; 2 ;0)" office:value-type="string" office:string-value="" calcext:value-type="error">
            <text:p>#N/A</text:p>
          </table:table-cell>
          <table:table-cell table:formula="of:=IF([.$F465]=[.I465];TRUE();FALSE())" office:value-type="string" office:string-value="" calcext:value-type="error">
            <text:p>#N/A</text:p>
          </table:table-cell>
          <table:table-cell table:formula="of:=VLOOKUP([.$A465]; [Sheet2.$A$2:.$D$421]; 2 ;0)" office:value-type="string" office:string-value="" calcext:value-type="error">
            <text:p>#N/A</text:p>
          </table:table-cell>
          <table:table-cell table:formula="of:=IF([.$F465]=[.K465];TRUE();FALSE())" office:value-type="string" office:string-value="" calcext:value-type="error">
            <text:p>#N/A</text:p>
          </table:table-cell>
          <table:table-cell table:formula="of:=OR([.J465];[.L465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SystemV/CST6CDT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7T08:00:00Z</text:p>
          </table:table-cell>
          <table:table-cell office:value-type="string" calcext:value-type="string">
            <text:p>2025/04/27 3:00:00 -05:00</text:p>
          </table:table-cell>
          <table:table-cell office:value-type="float" office:value="-5" calcext:value-type="float">
            <text:p>-5</text:p>
          </table:table-cell>
          <table:table-cell table:formula="of:=VLOOKUP([.$A466]; [Sheet2.$J$2:.$M$421]; 2 ;0)" office:value-type="string" office:string-value="" calcext:value-type="error">
            <text:p>#N/A</text:p>
          </table:table-cell>
          <table:table-cell table:formula="of:=IF([.$F466]=[.I466];TRUE();FALSE())" office:value-type="string" office:string-value="" calcext:value-type="error">
            <text:p>#N/A</text:p>
          </table:table-cell>
          <table:table-cell table:formula="of:=VLOOKUP([.$A466]; [Sheet2.$A$2:.$D$421]; 2 ;0)" office:value-type="string" office:string-value="" calcext:value-type="error">
            <text:p>#N/A</text:p>
          </table:table-cell>
          <table:table-cell table:formula="of:=IF([.$F466]=[.K466];TRUE();FALSE())" office:value-type="string" office:string-value="" calcext:value-type="error">
            <text:p>#N/A</text:p>
          </table:table-cell>
          <table:table-cell table:formula="of:=OR([.J466];[.L466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SystemV/CST6CDT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6T07:00:00Z</text:p>
          </table:table-cell>
          <table:table-cell office:value-type="string" calcext:value-type="string">
            <text:p>2025/10/26 1:00:00 -06:00</text:p>
          </table:table-cell>
          <table:table-cell office:value-type="float" office:value="-6" calcext:value-type="float">
            <text:p>-6</text:p>
          </table:table-cell>
          <table:table-cell table:formula="of:=VLOOKUP([.$A467]; [Sheet2.$J$2:.$M$421]; 2 ;0)" office:value-type="string" office:string-value="" calcext:value-type="error">
            <text:p>#N/A</text:p>
          </table:table-cell>
          <table:table-cell table:formula="of:=IF([.$F467]=[.I467];TRUE();FALSE())" office:value-type="string" office:string-value="" calcext:value-type="error">
            <text:p>#N/A</text:p>
          </table:table-cell>
          <table:table-cell table:formula="of:=VLOOKUP([.$A467]; [Sheet2.$A$2:.$D$421]; 2 ;0)" office:value-type="string" office:string-value="" calcext:value-type="error">
            <text:p>#N/A</text:p>
          </table:table-cell>
          <table:table-cell table:formula="of:=IF([.$F467]=[.K467];TRUE();FALSE())" office:value-type="string" office:string-value="" calcext:value-type="error">
            <text:p>#N/A</text:p>
          </table:table-cell>
          <table:table-cell table:formula="of:=OR([.J467];[.L467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SystemV/EST5ED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7T07:00:00Z</text:p>
          </table:table-cell>
          <table:table-cell office:value-type="string" calcext:value-type="string">
            <text:p>2025/04/27 3:00:00 -04:00</text:p>
          </table:table-cell>
          <table:table-cell office:value-type="float" office:value="-4" calcext:value-type="float">
            <text:p>-4</text:p>
          </table:table-cell>
          <table:table-cell table:formula="of:=VLOOKUP([.$A468]; [Sheet2.$J$2:.$M$421]; 2 ;0)" office:value-type="string" office:string-value="" calcext:value-type="error">
            <text:p>#N/A</text:p>
          </table:table-cell>
          <table:table-cell table:formula="of:=IF([.$F468]=[.I468];TRUE();FALSE())" office:value-type="string" office:string-value="" calcext:value-type="error">
            <text:p>#N/A</text:p>
          </table:table-cell>
          <table:table-cell table:formula="of:=VLOOKUP([.$A468]; [Sheet2.$A$2:.$D$421]; 2 ;0)" office:value-type="string" office:string-value="" calcext:value-type="error">
            <text:p>#N/A</text:p>
          </table:table-cell>
          <table:table-cell table:formula="of:=IF([.$F468]=[.K468];TRUE();FALSE())" office:value-type="string" office:string-value="" calcext:value-type="error">
            <text:p>#N/A</text:p>
          </table:table-cell>
          <table:table-cell table:formula="of:=OR([.J468];[.L468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SystemV/EST5ED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6T06:00:00Z</text:p>
          </table:table-cell>
          <table:table-cell office:value-type="string" calcext:value-type="string">
            <text:p>2025/10/26 1:00:00 -05:00</text:p>
          </table:table-cell>
          <table:table-cell office:value-type="float" office:value="-5" calcext:value-type="float">
            <text:p>-5</text:p>
          </table:table-cell>
          <table:table-cell table:formula="of:=VLOOKUP([.$A469]; [Sheet2.$J$2:.$M$421]; 2 ;0)" office:value-type="string" office:string-value="" calcext:value-type="error">
            <text:p>#N/A</text:p>
          </table:table-cell>
          <table:table-cell table:formula="of:=IF([.$F469]=[.I469];TRUE();FALSE())" office:value-type="string" office:string-value="" calcext:value-type="error">
            <text:p>#N/A</text:p>
          </table:table-cell>
          <table:table-cell table:formula="of:=VLOOKUP([.$A469]; [Sheet2.$A$2:.$D$421]; 2 ;0)" office:value-type="string" office:string-value="" calcext:value-type="error">
            <text:p>#N/A</text:p>
          </table:table-cell>
          <table:table-cell table:formula="of:=IF([.$F469]=[.K469];TRUE();FALSE())" office:value-type="string" office:string-value="" calcext:value-type="error">
            <text:p>#N/A</text:p>
          </table:table-cell>
          <table:table-cell table:formula="of:=OR([.J469];[.L469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SystemV/MST7MDT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7T09:00:00Z</text:p>
          </table:table-cell>
          <table:table-cell office:value-type="string" calcext:value-type="string">
            <text:p>2025/04/27 3:00:00 -06:00</text:p>
          </table:table-cell>
          <table:table-cell office:value-type="float" office:value="-6" calcext:value-type="float">
            <text:p>-6</text:p>
          </table:table-cell>
          <table:table-cell table:formula="of:=VLOOKUP([.$A470]; [Sheet2.$J$2:.$M$421]; 2 ;0)" office:value-type="string" office:string-value="" calcext:value-type="error">
            <text:p>#N/A</text:p>
          </table:table-cell>
          <table:table-cell table:formula="of:=IF([.$F470]=[.I470];TRUE();FALSE())" office:value-type="string" office:string-value="" calcext:value-type="error">
            <text:p>#N/A</text:p>
          </table:table-cell>
          <table:table-cell table:formula="of:=VLOOKUP([.$A470]; [Sheet2.$A$2:.$D$421]; 2 ;0)" office:value-type="string" office:string-value="" calcext:value-type="error">
            <text:p>#N/A</text:p>
          </table:table-cell>
          <table:table-cell table:formula="of:=IF([.$F470]=[.K470];TRUE();FALSE())" office:value-type="string" office:string-value="" calcext:value-type="error">
            <text:p>#N/A</text:p>
          </table:table-cell>
          <table:table-cell table:formula="of:=OR([.J470];[.L470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SystemV/MST7MDT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6T08:00:00Z</text:p>
          </table:table-cell>
          <table:table-cell office:value-type="string" calcext:value-type="string">
            <text:p>2025/10/26 1:00:00 -07:00</text:p>
          </table:table-cell>
          <table:table-cell office:value-type="float" office:value="-7" calcext:value-type="float">
            <text:p>-7</text:p>
          </table:table-cell>
          <table:table-cell table:formula="of:=VLOOKUP([.$A471]; [Sheet2.$J$2:.$M$421]; 2 ;0)" office:value-type="string" office:string-value="" calcext:value-type="error">
            <text:p>#N/A</text:p>
          </table:table-cell>
          <table:table-cell table:formula="of:=IF([.$F471]=[.I471];TRUE();FALSE())" office:value-type="string" office:string-value="" calcext:value-type="error">
            <text:p>#N/A</text:p>
          </table:table-cell>
          <table:table-cell table:formula="of:=VLOOKUP([.$A471]; [Sheet2.$A$2:.$D$421]; 2 ;0)" office:value-type="string" office:string-value="" calcext:value-type="error">
            <text:p>#N/A</text:p>
          </table:table-cell>
          <table:table-cell table:formula="of:=IF([.$F471]=[.K471];TRUE();FALSE())" office:value-type="string" office:string-value="" calcext:value-type="error">
            <text:p>#N/A</text:p>
          </table:table-cell>
          <table:table-cell table:formula="of:=OR([.J471];[.L471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SystemV/PST8PDT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7T10:00:00Z</text:p>
          </table:table-cell>
          <table:table-cell office:value-type="string" calcext:value-type="string">
            <text:p>2025/04/27 3:00:00 -07:00</text:p>
          </table:table-cell>
          <table:table-cell office:value-type="float" office:value="-7" calcext:value-type="float">
            <text:p>-7</text:p>
          </table:table-cell>
          <table:table-cell table:formula="of:=VLOOKUP([.$A472]; [Sheet2.$J$2:.$M$421]; 2 ;0)" office:value-type="string" office:string-value="" calcext:value-type="error">
            <text:p>#N/A</text:p>
          </table:table-cell>
          <table:table-cell table:formula="of:=IF([.$F472]=[.I472];TRUE();FALSE())" office:value-type="string" office:string-value="" calcext:value-type="error">
            <text:p>#N/A</text:p>
          </table:table-cell>
          <table:table-cell table:formula="of:=VLOOKUP([.$A472]; [Sheet2.$A$2:.$D$421]; 2 ;0)" office:value-type="string" office:string-value="" calcext:value-type="error">
            <text:p>#N/A</text:p>
          </table:table-cell>
          <table:table-cell table:formula="of:=IF([.$F472]=[.K472];TRUE();FALSE())" office:value-type="string" office:string-value="" calcext:value-type="error">
            <text:p>#N/A</text:p>
          </table:table-cell>
          <table:table-cell table:formula="of:=OR([.J472];[.L472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SystemV/PST8PDT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6T09:00:00Z</text:p>
          </table:table-cell>
          <table:table-cell office:value-type="string" calcext:value-type="string">
            <text:p>2025/10/26 1:00:00 -08:00</text:p>
          </table:table-cell>
          <table:table-cell office:value-type="float" office:value="-8" calcext:value-type="float">
            <text:p>-8</text:p>
          </table:table-cell>
          <table:table-cell table:formula="of:=VLOOKUP([.$A473]; [Sheet2.$J$2:.$M$421]; 2 ;0)" office:value-type="string" office:string-value="" calcext:value-type="error">
            <text:p>#N/A</text:p>
          </table:table-cell>
          <table:table-cell table:formula="of:=IF([.$F473]=[.I473];TRUE();FALSE())" office:value-type="string" office:string-value="" calcext:value-type="error">
            <text:p>#N/A</text:p>
          </table:table-cell>
          <table:table-cell table:formula="of:=VLOOKUP([.$A473]; [Sheet2.$A$2:.$D$421]; 2 ;0)" office:value-type="string" office:string-value="" calcext:value-type="error">
            <text:p>#N/A</text:p>
          </table:table-cell>
          <table:table-cell table:formula="of:=IF([.$F473]=[.K473];TRUE();FALSE())" office:value-type="string" office:string-value="" calcext:value-type="error">
            <text:p>#N/A</text:p>
          </table:table-cell>
          <table:table-cell table:formula="of:=OR([.J473];[.L473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SystemV/YST9YDT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7T11:00:00Z</text:p>
          </table:table-cell>
          <table:table-cell office:value-type="string" calcext:value-type="string">
            <text:p>2025/04/27 3:00:00 -08:00</text:p>
          </table:table-cell>
          <table:table-cell office:value-type="float" office:value="-8" calcext:value-type="float">
            <text:p>-8</text:p>
          </table:table-cell>
          <table:table-cell table:formula="of:=VLOOKUP([.$A474]; [Sheet2.$J$2:.$M$421]; 2 ;0)" office:value-type="string" office:string-value="" calcext:value-type="error">
            <text:p>#N/A</text:p>
          </table:table-cell>
          <table:table-cell table:formula="of:=IF([.$F474]=[.I474];TRUE();FALSE())" office:value-type="string" office:string-value="" calcext:value-type="error">
            <text:p>#N/A</text:p>
          </table:table-cell>
          <table:table-cell table:formula="of:=VLOOKUP([.$A474]; [Sheet2.$A$2:.$D$421]; 2 ;0)" office:value-type="string" office:string-value="" calcext:value-type="error">
            <text:p>#N/A</text:p>
          </table:table-cell>
          <table:table-cell table:formula="of:=IF([.$F474]=[.K474];TRUE();FALSE())" office:value-type="string" office:string-value="" calcext:value-type="error">
            <text:p>#N/A</text:p>
          </table:table-cell>
          <table:table-cell table:formula="of:=OR([.J474];[.L474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SystemV/YST9YDT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6T10:00:00Z</text:p>
          </table:table-cell>
          <table:table-cell office:value-type="string" calcext:value-type="string">
            <text:p>2025/10/26 1:00:00 -09:00</text:p>
          </table:table-cell>
          <table:table-cell office:value-type="float" office:value="-9" calcext:value-type="float">
            <text:p>-9</text:p>
          </table:table-cell>
          <table:table-cell table:formula="of:=VLOOKUP([.$A475]; [Sheet2.$J$2:.$M$421]; 2 ;0)" office:value-type="string" office:string-value="" calcext:value-type="error">
            <text:p>#N/A</text:p>
          </table:table-cell>
          <table:table-cell table:formula="of:=IF([.$F475]=[.I475];TRUE();FALSE())" office:value-type="string" office:string-value="" calcext:value-type="error">
            <text:p>#N/A</text:p>
          </table:table-cell>
          <table:table-cell table:formula="of:=VLOOKUP([.$A475]; [Sheet2.$A$2:.$D$421]; 2 ;0)" office:value-type="string" office:string-value="" calcext:value-type="error">
            <text:p>#N/A</text:p>
          </table:table-cell>
          <table:table-cell table:formula="of:=IF([.$F475]=[.K475];TRUE();FALSE())" office:value-type="string" office:string-value="" calcext:value-type="error">
            <text:p>#N/A</text:p>
          </table:table-cell>
          <table:table-cell table:formula="of:=OR([.J475];[.L475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US/Alaska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/03/09 3:00:00 -08:00</text:p>
          </table:table-cell>
          <table:table-cell office:value-type="float" office:value="-8" calcext:value-type="float">
            <text:p>-8</text:p>
          </table:table-cell>
          <table:table-cell table:formula="of:=VLOOKUP([.$A476]; [Sheet2.$J$2:.$M$421]; 2 ;0)" office:value-type="string" office:string-value="2025-11-02T10:00:00Z" calcext:value-type="string">
            <text:p>2025-11-02T10:00:00Z</text:p>
          </table:table-cell>
          <table:table-cell table:formula="of:=IF([.$F476]=[.I476];TRUE();FALSE())" office:value-type="boolean" office:boolean-value="false" calcext:value-type="boolean">
            <text:p>FALSE</text:p>
          </table:table-cell>
          <table:table-cell table:formula="of:=VLOOKUP([.$A476]; [Sheet2.$A$2:.$D$421]; 2 ;0)" office:value-type="string" office:string-value="2025-03-09T11:00:00Z" calcext:value-type="string">
            <text:p>2025-03-09T11:00:00Z</text:p>
          </table:table-cell>
          <table:table-cell table:formula="of:=IF([.$F476]=[.K476];TRUE();FALSE())" office:value-type="boolean" office:boolean-value="true" calcext:value-type="boolean">
            <text:p>TRUE</text:p>
          </table:table-cell>
          <table:table-cell table:formula="of:=OR([.J476];[.L4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Alaska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/11/02 1:00:00 -09:00</text:p>
          </table:table-cell>
          <table:table-cell office:value-type="float" office:value="-9" calcext:value-type="float">
            <text:p>-9</text:p>
          </table:table-cell>
          <table:table-cell table:formula="of:=VLOOKUP([.$A477]; [Sheet2.$J$2:.$M$421]; 2 ;0)" office:value-type="string" office:string-value="2025-11-02T10:00:00Z" calcext:value-type="string">
            <text:p>2025-11-02T10:00:00Z</text:p>
          </table:table-cell>
          <table:table-cell table:formula="of:=IF([.$F477]=[.I477];TRUE();FALSE())" office:value-type="boolean" office:boolean-value="true" calcext:value-type="boolean">
            <text:p>TRUE</text:p>
          </table:table-cell>
          <table:table-cell table:formula="of:=VLOOKUP([.$A477]; [Sheet2.$A$2:.$D$421]; 2 ;0)" office:value-type="string" office:string-value="2025-03-09T11:00:00Z" calcext:value-type="string">
            <text:p>2025-03-09T11:00:00Z</text:p>
          </table:table-cell>
          <table:table-cell table:formula="of:=IF([.$F477]=[.K477];TRUE();FALSE())" office:value-type="boolean" office:boolean-value="false" calcext:value-type="boolean">
            <text:p>FALSE</text:p>
          </table:table-cell>
          <table:table-cell table:formula="of:=OR([.J477];[.L4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Aleutian</text:p>
          </table:table-cell>
          <table:table-cell office:value-type="string" calcext:value-type="string">
            <text:p>STD10DST9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2:00:00Z</text:p>
          </table:table-cell>
          <table:table-cell office:value-type="string" calcext:value-type="string">
            <text:p>2025/03/09 3:00:00 -09:00</text:p>
          </table:table-cell>
          <table:table-cell office:value-type="float" office:value="-9" calcext:value-type="float">
            <text:p>-9</text:p>
          </table:table-cell>
          <table:table-cell table:formula="of:=VLOOKUP([.$A478]; [Sheet2.$J$2:.$M$421]; 2 ;0)" office:value-type="string" office:string-value="2025-11-02T11:00:00Z" calcext:value-type="string">
            <text:p>2025-11-02T11:00:00Z</text:p>
          </table:table-cell>
          <table:table-cell table:formula="of:=IF([.$F478]=[.I478];TRUE();FALSE())" office:value-type="boolean" office:boolean-value="false" calcext:value-type="boolean">
            <text:p>FALSE</text:p>
          </table:table-cell>
          <table:table-cell table:formula="of:=VLOOKUP([.$A478]; [Sheet2.$A$2:.$D$421]; 2 ;0)" office:value-type="string" office:string-value="2025-03-09T12:00:00Z" calcext:value-type="string">
            <text:p>2025-03-09T12:00:00Z</text:p>
          </table:table-cell>
          <table:table-cell table:formula="of:=IF([.$F478]=[.K478];TRUE();FALSE())" office:value-type="boolean" office:boolean-value="true" calcext:value-type="boolean">
            <text:p>TRUE</text:p>
          </table:table-cell>
          <table:table-cell table:formula="of:=OR([.J478];[.L4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Aleutian</text:p>
          </table:table-cell>
          <table:table-cell office:value-type="string" calcext:value-type="string">
            <text:p>STD10DST9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1:00:00Z</text:p>
          </table:table-cell>
          <table:table-cell office:value-type="string" calcext:value-type="string">
            <text:p>2025/11/02 1:00:00 -10:00</text:p>
          </table:table-cell>
          <table:table-cell office:value-type="float" office:value="-10" calcext:value-type="float">
            <text:p>-10</text:p>
          </table:table-cell>
          <table:table-cell table:formula="of:=VLOOKUP([.$A479]; [Sheet2.$J$2:.$M$421]; 2 ;0)" office:value-type="string" office:string-value="2025-11-02T11:00:00Z" calcext:value-type="string">
            <text:p>2025-11-02T11:00:00Z</text:p>
          </table:table-cell>
          <table:table-cell table:formula="of:=IF([.$F479]=[.I479];TRUE();FALSE())" office:value-type="boolean" office:boolean-value="true" calcext:value-type="boolean">
            <text:p>TRUE</text:p>
          </table:table-cell>
          <table:table-cell table:formula="of:=VLOOKUP([.$A479]; [Sheet2.$A$2:.$D$421]; 2 ;0)" office:value-type="string" office:string-value="2025-03-09T12:00:00Z" calcext:value-type="string">
            <text:p>2025-03-09T12:00:00Z</text:p>
          </table:table-cell>
          <table:table-cell table:formula="of:=IF([.$F479]=[.K479];TRUE();FALSE())" office:value-type="boolean" office:boolean-value="false" calcext:value-type="boolean">
            <text:p>FALSE</text:p>
          </table:table-cell>
          <table:table-cell table:formula="of:=OR([.J479];[.L4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Central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480]; [Sheet2.$J$2:.$M$421]; 2 ;0)" office:value-type="string" office:string-value="2025-11-02T07:00:00Z" calcext:value-type="string">
            <text:p>2025-11-02T07:00:00Z</text:p>
          </table:table-cell>
          <table:table-cell table:formula="of:=IF([.$F480]=[.I480];TRUE();FALSE())" office:value-type="boolean" office:boolean-value="false" calcext:value-type="boolean">
            <text:p>FALSE</text:p>
          </table:table-cell>
          <table:table-cell table:formula="of:=VLOOKUP([.$A480]; [Sheet2.$A$2:.$D$421]; 2 ;0)" office:value-type="string" office:string-value="2025-03-09T08:00:00Z" calcext:value-type="string">
            <text:p>2025-03-09T08:00:00Z</text:p>
          </table:table-cell>
          <table:table-cell table:formula="of:=IF([.$F480]=[.K480];TRUE();FALSE())" office:value-type="boolean" office:boolean-value="true" calcext:value-type="boolean">
            <text:p>TRUE</text:p>
          </table:table-cell>
          <table:table-cell table:formula="of:=OR([.J480];[.L4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Central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481]; [Sheet2.$J$2:.$M$421]; 2 ;0)" office:value-type="string" office:string-value="2025-11-02T07:00:00Z" calcext:value-type="string">
            <text:p>2025-11-02T07:00:00Z</text:p>
          </table:table-cell>
          <table:table-cell table:formula="of:=IF([.$F481]=[.I481];TRUE();FALSE())" office:value-type="boolean" office:boolean-value="true" calcext:value-type="boolean">
            <text:p>TRUE</text:p>
          </table:table-cell>
          <table:table-cell table:formula="of:=VLOOKUP([.$A481]; [Sheet2.$A$2:.$D$421]; 2 ;0)" office:value-type="string" office:string-value="2025-03-09T08:00:00Z" calcext:value-type="string">
            <text:p>2025-03-09T08:00:00Z</text:p>
          </table:table-cell>
          <table:table-cell table:formula="of:=IF([.$F481]=[.K481];TRUE();FALSE())" office:value-type="boolean" office:boolean-value="false" calcext:value-type="boolean">
            <text:p>FALSE</text:p>
          </table:table-cell>
          <table:table-cell table:formula="of:=OR([.J481];[.L4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East-Indiana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482]; [Sheet2.$J$2:.$M$421]; 2 ;0)" office:value-type="string" office:string-value="2025-11-02T06:00:00Z" calcext:value-type="string">
            <text:p>2025-11-02T06:00:00Z</text:p>
          </table:table-cell>
          <table:table-cell table:formula="of:=IF([.$F482]=[.I482];TRUE();FALSE())" office:value-type="boolean" office:boolean-value="false" calcext:value-type="boolean">
            <text:p>FALSE</text:p>
          </table:table-cell>
          <table:table-cell table:formula="of:=VLOOKUP([.$A482]; [Sheet2.$A$2:.$D$421]; 2 ;0)" office:value-type="string" office:string-value="2025-03-09T07:00:00Z" calcext:value-type="string">
            <text:p>2025-03-09T07:00:00Z</text:p>
          </table:table-cell>
          <table:table-cell table:formula="of:=IF([.$F482]=[.K482];TRUE();FALSE())" office:value-type="boolean" office:boolean-value="true" calcext:value-type="boolean">
            <text:p>TRUE</text:p>
          </table:table-cell>
          <table:table-cell table:formula="of:=OR([.J482];[.L4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East-Indiana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483]; [Sheet2.$J$2:.$M$421]; 2 ;0)" office:value-type="string" office:string-value="2025-11-02T06:00:00Z" calcext:value-type="string">
            <text:p>2025-11-02T06:00:00Z</text:p>
          </table:table-cell>
          <table:table-cell table:formula="of:=IF([.$F483]=[.I483];TRUE();FALSE())" office:value-type="boolean" office:boolean-value="true" calcext:value-type="boolean">
            <text:p>TRUE</text:p>
          </table:table-cell>
          <table:table-cell table:formula="of:=VLOOKUP([.$A483]; [Sheet2.$A$2:.$D$421]; 2 ;0)" office:value-type="string" office:string-value="2025-03-09T07:00:00Z" calcext:value-type="string">
            <text:p>2025-03-09T07:00:00Z</text:p>
          </table:table-cell>
          <table:table-cell table:formula="of:=IF([.$F483]=[.K483];TRUE();FALSE())" office:value-type="boolean" office:boolean-value="false" calcext:value-type="boolean">
            <text:p>FALSE</text:p>
          </table:table-cell>
          <table:table-cell table:formula="of:=OR([.J483];[.L4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Eastern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484]; [Sheet2.$J$2:.$M$421]; 2 ;0)" office:value-type="string" office:string-value="2025-11-02T06:00:00Z" calcext:value-type="string">
            <text:p>2025-11-02T06:00:00Z</text:p>
          </table:table-cell>
          <table:table-cell table:formula="of:=IF([.$F484]=[.I484];TRUE();FALSE())" office:value-type="boolean" office:boolean-value="false" calcext:value-type="boolean">
            <text:p>FALSE</text:p>
          </table:table-cell>
          <table:table-cell table:formula="of:=VLOOKUP([.$A484]; [Sheet2.$A$2:.$D$421]; 2 ;0)" office:value-type="string" office:string-value="2025-03-09T07:00:00Z" calcext:value-type="string">
            <text:p>2025-03-09T07:00:00Z</text:p>
          </table:table-cell>
          <table:table-cell table:formula="of:=IF([.$F484]=[.K484];TRUE();FALSE())" office:value-type="boolean" office:boolean-value="true" calcext:value-type="boolean">
            <text:p>TRUE</text:p>
          </table:table-cell>
          <table:table-cell table:formula="of:=OR([.J484];[.L4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Eastern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485]; [Sheet2.$J$2:.$M$421]; 2 ;0)" office:value-type="string" office:string-value="2025-11-02T06:00:00Z" calcext:value-type="string">
            <text:p>2025-11-02T06:00:00Z</text:p>
          </table:table-cell>
          <table:table-cell table:formula="of:=IF([.$F485]=[.I485];TRUE();FALSE())" office:value-type="boolean" office:boolean-value="true" calcext:value-type="boolean">
            <text:p>TRUE</text:p>
          </table:table-cell>
          <table:table-cell table:formula="of:=VLOOKUP([.$A485]; [Sheet2.$A$2:.$D$421]; 2 ;0)" office:value-type="string" office:string-value="2025-03-09T07:00:00Z" calcext:value-type="string">
            <text:p>2025-03-09T07:00:00Z</text:p>
          </table:table-cell>
          <table:table-cell table:formula="of:=IF([.$F485]=[.K485];TRUE();FALSE())" office:value-type="boolean" office:boolean-value="false" calcext:value-type="boolean">
            <text:p>FALSE</text:p>
          </table:table-cell>
          <table:table-cell table:formula="of:=OR([.J485];[.L4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Indiana-Starke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486]; [Sheet2.$J$2:.$M$421]; 2 ;0)" office:value-type="string" office:string-value="2025-11-02T07:00:00Z" calcext:value-type="string">
            <text:p>2025-11-02T07:00:00Z</text:p>
          </table:table-cell>
          <table:table-cell table:formula="of:=IF([.$F486]=[.I486];TRUE();FALSE())" office:value-type="boolean" office:boolean-value="false" calcext:value-type="boolean">
            <text:p>FALSE</text:p>
          </table:table-cell>
          <table:table-cell table:formula="of:=VLOOKUP([.$A486]; [Sheet2.$A$2:.$D$421]; 2 ;0)" office:value-type="string" office:string-value="2025-03-09T08:00:00Z" calcext:value-type="string">
            <text:p>2025-03-09T08:00:00Z</text:p>
          </table:table-cell>
          <table:table-cell table:formula="of:=IF([.$F486]=[.K486];TRUE();FALSE())" office:value-type="boolean" office:boolean-value="true" calcext:value-type="boolean">
            <text:p>TRUE</text:p>
          </table:table-cell>
          <table:table-cell table:formula="of:=OR([.J486];[.L4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Indiana-Starke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487]; [Sheet2.$J$2:.$M$421]; 2 ;0)" office:value-type="string" office:string-value="2025-11-02T07:00:00Z" calcext:value-type="string">
            <text:p>2025-11-02T07:00:00Z</text:p>
          </table:table-cell>
          <table:table-cell table:formula="of:=IF([.$F487]=[.I487];TRUE();FALSE())" office:value-type="boolean" office:boolean-value="true" calcext:value-type="boolean">
            <text:p>TRUE</text:p>
          </table:table-cell>
          <table:table-cell table:formula="of:=VLOOKUP([.$A487]; [Sheet2.$A$2:.$D$421]; 2 ;0)" office:value-type="string" office:string-value="2025-03-09T08:00:00Z" calcext:value-type="string">
            <text:p>2025-03-09T08:00:00Z</text:p>
          </table:table-cell>
          <table:table-cell table:formula="of:=IF([.$F487]=[.K487];TRUE();FALSE())" office:value-type="boolean" office:boolean-value="false" calcext:value-type="boolean">
            <text:p>FALSE</text:p>
          </table:table-cell>
          <table:table-cell table:formula="of:=OR([.J487];[.L4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Michigan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488]; [Sheet2.$J$2:.$M$421]; 2 ;0)" office:value-type="string" office:string-value="2025-11-02T06:00:00Z" calcext:value-type="string">
            <text:p>2025-11-02T06:00:00Z</text:p>
          </table:table-cell>
          <table:table-cell table:formula="of:=IF([.$F488]=[.I488];TRUE();FALSE())" office:value-type="boolean" office:boolean-value="false" calcext:value-type="boolean">
            <text:p>FALSE</text:p>
          </table:table-cell>
          <table:table-cell table:formula="of:=VLOOKUP([.$A488]; [Sheet2.$A$2:.$D$421]; 2 ;0)" office:value-type="string" office:string-value="2025-03-09T07:00:00Z" calcext:value-type="string">
            <text:p>2025-03-09T07:00:00Z</text:p>
          </table:table-cell>
          <table:table-cell table:formula="of:=IF([.$F488]=[.K488];TRUE();FALSE())" office:value-type="boolean" office:boolean-value="true" calcext:value-type="boolean">
            <text:p>TRUE</text:p>
          </table:table-cell>
          <table:table-cell table:formula="of:=OR([.J488];[.L4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Michigan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489]; [Sheet2.$J$2:.$M$421]; 2 ;0)" office:value-type="string" office:string-value="2025-11-02T06:00:00Z" calcext:value-type="string">
            <text:p>2025-11-02T06:00:00Z</text:p>
          </table:table-cell>
          <table:table-cell table:formula="of:=IF([.$F489]=[.I489];TRUE();FALSE())" office:value-type="boolean" office:boolean-value="true" calcext:value-type="boolean">
            <text:p>TRUE</text:p>
          </table:table-cell>
          <table:table-cell table:formula="of:=VLOOKUP([.$A489]; [Sheet2.$A$2:.$D$421]; 2 ;0)" office:value-type="string" office:string-value="2025-03-09T07:00:00Z" calcext:value-type="string">
            <text:p>2025-03-09T07:00:00Z</text:p>
          </table:table-cell>
          <table:table-cell table:formula="of:=IF([.$F489]=[.K489];TRUE();FALSE())" office:value-type="boolean" office:boolean-value="false" calcext:value-type="boolean">
            <text:p>FALSE</text:p>
          </table:table-cell>
          <table:table-cell table:formula="of:=OR([.J489];[.L4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Mountain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/03/09 3:00:00 -06:00</text:p>
          </table:table-cell>
          <table:table-cell office:value-type="float" office:value="-6" calcext:value-type="float">
            <text:p>-6</text:p>
          </table:table-cell>
          <table:table-cell table:formula="of:=VLOOKUP([.$A490]; [Sheet2.$J$2:.$M$421]; 2 ;0)" office:value-type="string" office:string-value="2025-11-02T08:00:00Z" calcext:value-type="string">
            <text:p>2025-11-02T08:00:00Z</text:p>
          </table:table-cell>
          <table:table-cell table:formula="of:=IF([.$F490]=[.I490];TRUE();FALSE())" office:value-type="boolean" office:boolean-value="false" calcext:value-type="boolean">
            <text:p>FALSE</text:p>
          </table:table-cell>
          <table:table-cell table:formula="of:=VLOOKUP([.$A490]; [Sheet2.$A$2:.$D$421]; 2 ;0)" office:value-type="string" office:string-value="2025-03-09T09:00:00Z" calcext:value-type="string">
            <text:p>2025-03-09T09:00:00Z</text:p>
          </table:table-cell>
          <table:table-cell table:formula="of:=IF([.$F490]=[.K490];TRUE();FALSE())" office:value-type="boolean" office:boolean-value="true" calcext:value-type="boolean">
            <text:p>TRUE</text:p>
          </table:table-cell>
          <table:table-cell table:formula="of:=OR([.J490];[.L4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Mountain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/11/02 1:00:00 -07:00</text:p>
          </table:table-cell>
          <table:table-cell office:value-type="float" office:value="-7" calcext:value-type="float">
            <text:p>-7</text:p>
          </table:table-cell>
          <table:table-cell table:formula="of:=VLOOKUP([.$A491]; [Sheet2.$J$2:.$M$421]; 2 ;0)" office:value-type="string" office:string-value="2025-11-02T08:00:00Z" calcext:value-type="string">
            <text:p>2025-11-02T08:00:00Z</text:p>
          </table:table-cell>
          <table:table-cell table:formula="of:=IF([.$F491]=[.I491];TRUE();FALSE())" office:value-type="boolean" office:boolean-value="true" calcext:value-type="boolean">
            <text:p>TRUE</text:p>
          </table:table-cell>
          <table:table-cell table:formula="of:=VLOOKUP([.$A491]; [Sheet2.$A$2:.$D$421]; 2 ;0)" office:value-type="string" office:string-value="2025-03-09T09:00:00Z" calcext:value-type="string">
            <text:p>2025-03-09T09:00:00Z</text:p>
          </table:table-cell>
          <table:table-cell table:formula="of:=IF([.$F491]=[.K491];TRUE();FALSE())" office:value-type="boolean" office:boolean-value="false" calcext:value-type="boolean">
            <text:p>FALSE</text:p>
          </table:table-cell>
          <table:table-cell table:formula="of:=OR([.J491];[.L4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Pacific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/03/09 3:00:00 -07:00</text:p>
          </table:table-cell>
          <table:table-cell office:value-type="float" office:value="-7" calcext:value-type="float">
            <text:p>-7</text:p>
          </table:table-cell>
          <table:table-cell table:formula="of:=VLOOKUP([.$A492]; [Sheet2.$J$2:.$M$421]; 2 ;0)" office:value-type="string" office:string-value="2025-11-02T09:00:00Z" calcext:value-type="string">
            <text:p>2025-11-02T09:00:00Z</text:p>
          </table:table-cell>
          <table:table-cell table:formula="of:=IF([.$F492]=[.I492];TRUE();FALSE())" office:value-type="boolean" office:boolean-value="false" calcext:value-type="boolean">
            <text:p>FALSE</text:p>
          </table:table-cell>
          <table:table-cell table:formula="of:=VLOOKUP([.$A492]; [Sheet2.$A$2:.$D$421]; 2 ;0)" office:value-type="string" office:string-value="2025-03-09T10:00:00Z" calcext:value-type="string">
            <text:p>2025-03-09T10:00:00Z</text:p>
          </table:table-cell>
          <table:table-cell table:formula="of:=IF([.$F492]=[.K492];TRUE();FALSE())" office:value-type="boolean" office:boolean-value="true" calcext:value-type="boolean">
            <text:p>TRUE</text:p>
          </table:table-cell>
          <table:table-cell table:formula="of:=OR([.J492];[.L4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Pacific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/11/02 1:00:00 -08:00</text:p>
          </table:table-cell>
          <table:table-cell office:value-type="float" office:value="-8" calcext:value-type="float">
            <text:p>-8</text:p>
          </table:table-cell>
          <table:table-cell table:formula="of:=VLOOKUP([.$A493]; [Sheet2.$J$2:.$M$421]; 2 ;0)" office:value-type="string" office:string-value="2025-11-02T09:00:00Z" calcext:value-type="string">
            <text:p>2025-11-02T09:00:00Z</text:p>
          </table:table-cell>
          <table:table-cell table:formula="of:=IF([.$F493]=[.I493];TRUE();FALSE())" office:value-type="boolean" office:boolean-value="true" calcext:value-type="boolean">
            <text:p>TRUE</text:p>
          </table:table-cell>
          <table:table-cell table:formula="of:=VLOOKUP([.$A493]; [Sheet2.$A$2:.$D$421]; 2 ;0)" office:value-type="string" office:string-value="2025-03-09T10:00:00Z" calcext:value-type="string">
            <text:p>2025-03-09T10:00:00Z</text:p>
          </table:table-cell>
          <table:table-cell table:formula="of:=IF([.$F493]=[.K493];TRUE();FALSE())" office:value-type="boolean" office:boolean-value="false" calcext:value-type="boolean">
            <text:p>FALSE</text:p>
          </table:table-cell>
          <table:table-cell table:formula="of:=OR([.J493];[.L4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4.5.5/0</text:p>
          </table:table-cell>
          <table:table-cell office:value-type="string" calcext:value-type="string">
            <text:p>M10.5.5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4T22:00:00Z</text:p>
          </table:table-cell>
          <table:table-cell office:value-type="string" calcext:value-type="string">
            <text:p>2025/04/25 1:00:00 +03:00</text:p>
          </table:table-cell>
          <table:table-cell office:value-type="float" office:value="3" calcext:value-type="float">
            <text:p>3</text:p>
          </table:table-cell>
          <table:table-cell table:formula="of:=VLOOKUP([.$A494]; [Sheet2.$J$2:.$M$421]; 2 ;0)" office:value-type="string" office:string-value="" calcext:value-type="error">
            <text:p>#N/A</text:p>
          </table:table-cell>
          <table:table-cell table:formula="of:=IF([.$F494]=[.I494];TRUE();FALSE())" office:value-type="string" office:string-value="" calcext:value-type="error">
            <text:p>#N/A</text:p>
          </table:table-cell>
          <table:table-cell table:formula="of:=VLOOKUP([.$A494]; [Sheet2.$A$2:.$D$421]; 2 ;0)" office:value-type="string" office:string-value="" calcext:value-type="error">
            <text:p>#N/A</text:p>
          </table:table-cell>
          <table:table-cell table:formula="of:=IF([.$F494]=[.K494];TRUE();FALSE())" office:value-type="string" office:string-value="" calcext:value-type="error">
            <text:p>#N/A</text:p>
          </table:table-cell>
          <table:table-cell table:formula="of:=OR([.J494];[.L494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4.5.5/0</text:p>
          </table:table-cell>
          <table:table-cell office:value-type="string" calcext:value-type="string">
            <text:p>M10.5.5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30T21:00:00Z</text:p>
          </table:table-cell>
          <table:table-cell office:value-type="string" calcext:value-type="string">
            <text:p>2025/10/30 23:00:00 +02:00</text:p>
          </table:table-cell>
          <table:table-cell office:value-type="float" office:value="2" calcext:value-type="float">
            <text:p>2</text:p>
          </table:table-cell>
          <table:table-cell table:formula="of:=VLOOKUP([.$A495]; [Sheet2.$J$2:.$M$421]; 2 ;0)" office:value-type="string" office:string-value="" calcext:value-type="error">
            <text:p>#N/A</text:p>
          </table:table-cell>
          <table:table-cell table:formula="of:=IF([.$F495]=[.I495];TRUE();FALSE())" office:value-type="string" office:string-value="" calcext:value-type="error">
            <text:p>#N/A</text:p>
          </table:table-cell>
          <table:table-cell table:formula="of:=VLOOKUP([.$A495]; [Sheet2.$A$2:.$D$421]; 2 ;0)" office:value-type="string" office:string-value="" calcext:value-type="error">
            <text:p>#N/A</text:p>
          </table:table-cell>
          <table:table-cell table:formula="of:=IF([.$F495]=[.K495];TRUE();FALSE())" office:value-type="string" office:string-value="" calcext:value-type="error">
            <text:p>#N/A</text:p>
          </table:table-cell>
          <table:table-cell table:formula="of:=OR([.J495];[.L495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AST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/03/09 3:00:00 -08:00</text:p>
          </table:table-cell>
          <table:table-cell office:value-type="float" office:value="-8" calcext:value-type="float">
            <text:p>-8</text:p>
          </table:table-cell>
          <table:table-cell table:formula="of:=VLOOKUP([.$A496]; [Sheet2.$J$2:.$M$421]; 2 ;0)" office:value-type="string" office:string-value="" calcext:value-type="error">
            <text:p>#N/A</text:p>
          </table:table-cell>
          <table:table-cell table:formula="of:=IF([.$F496]=[.I496];TRUE();FALSE())" office:value-type="string" office:string-value="" calcext:value-type="error">
            <text:p>#N/A</text:p>
          </table:table-cell>
          <table:table-cell table:formula="of:=VLOOKUP([.$A496]; [Sheet2.$A$2:.$D$421]; 2 ;0)" office:value-type="string" office:string-value="" calcext:value-type="error">
            <text:p>#N/A</text:p>
          </table:table-cell>
          <table:table-cell table:formula="of:=IF([.$F496]=[.K496];TRUE();FALSE())" office:value-type="string" office:string-value="" calcext:value-type="error">
            <text:p>#N/A</text:p>
          </table:table-cell>
          <table:table-cell table:formula="of:=OR([.J496];[.L496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AST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/11/02 1:00:00 -09:00</text:p>
          </table:table-cell>
          <table:table-cell office:value-type="float" office:value="-9" calcext:value-type="float">
            <text:p>-9</text:p>
          </table:table-cell>
          <table:table-cell table:formula="of:=VLOOKUP([.$A497]; [Sheet2.$J$2:.$M$421]; 2 ;0)" office:value-type="string" office:string-value="" calcext:value-type="error">
            <text:p>#N/A</text:p>
          </table:table-cell>
          <table:table-cell table:formula="of:=IF([.$F497]=[.I497];TRUE();FALSE())" office:value-type="string" office:string-value="" calcext:value-type="error">
            <text:p>#N/A</text:p>
          </table:table-cell>
          <table:table-cell table:formula="of:=VLOOKUP([.$A497]; [Sheet2.$A$2:.$D$421]; 2 ;0)" office:value-type="string" office:string-value="" calcext:value-type="error">
            <text:p>#N/A</text:p>
          </table:table-cell>
          <table:table-cell table:formula="of:=IF([.$F497]=[.K497];TRUE();FALSE())" office:value-type="string" office:string-value="" calcext:value-type="error">
            <text:p>#N/A</text:p>
          </table:table-cell>
          <table:table-cell table:formula="of:=OR([.J497];[.L497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STD3DST2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5:30:00Z</text:p>
          </table:table-cell>
          <table:table-cell office:value-type="string" calcext:value-type="string">
            <text:p>2025/03/09 3:00:00 -02:30</text:p>
          </table:table-cell>
          <table:table-cell office:value-type="float" office:value="-2.5" calcext:value-type="float">
            <text:p>-2.5</text:p>
          </table:table-cell>
          <table:table-cell table:formula="of:=VLOOKUP([.$A498]; [Sheet2.$J$2:.$M$421]; 2 ;0)" office:value-type="string" office:string-value="" calcext:value-type="error">
            <text:p>#N/A</text:p>
          </table:table-cell>
          <table:table-cell table:formula="of:=IF([.$F498]=[.I498];TRUE();FALSE())" office:value-type="string" office:string-value="" calcext:value-type="error">
            <text:p>#N/A</text:p>
          </table:table-cell>
          <table:table-cell table:formula="of:=VLOOKUP([.$A498]; [Sheet2.$A$2:.$D$421]; 2 ;0)" office:value-type="string" office:string-value="" calcext:value-type="error">
            <text:p>#N/A</text:p>
          </table:table-cell>
          <table:table-cell table:formula="of:=IF([.$F498]=[.K498];TRUE();FALSE())" office:value-type="string" office:string-value="" calcext:value-type="error">
            <text:p>#N/A</text:p>
          </table:table-cell>
          <table:table-cell table:formula="of:=OR([.J498];[.L498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STD3DST2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4:30:00Z</text:p>
          </table:table-cell>
          <table:table-cell office:value-type="string" calcext:value-type="string">
            <text:p>2025/11/02 1:00:00 -03:30</text:p>
          </table:table-cell>
          <table:table-cell office:value-type="float" office:value="-3.5" calcext:value-type="float">
            <text:p>-3.5</text:p>
          </table:table-cell>
          <table:table-cell table:formula="of:=VLOOKUP([.$A499]; [Sheet2.$J$2:.$M$421]; 2 ;0)" office:value-type="string" office:string-value="" calcext:value-type="error">
            <text:p>#N/A</text:p>
          </table:table-cell>
          <table:table-cell table:formula="of:=IF([.$F499]=[.I499];TRUE();FALSE())" office:value-type="string" office:string-value="" calcext:value-type="error">
            <text:p>#N/A</text:p>
          </table:table-cell>
          <table:table-cell table:formula="of:=VLOOKUP([.$A499]; [Sheet2.$A$2:.$D$421]; 2 ;0)" office:value-type="string" office:string-value="" calcext:value-type="error">
            <text:p>#N/A</text:p>
          </table:table-cell>
          <table:table-cell table:formula="of:=IF([.$F499]=[.K499];TRUE();FALSE())" office:value-type="string" office:string-value="" calcext:value-type="error">
            <text:p>#N/A</text:p>
          </table:table-cell>
          <table:table-cell table:formula="of:=OR([.J499];[.L499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CST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500]; [Sheet2.$J$2:.$M$421]; 2 ;0)" office:value-type="string" office:string-value="" calcext:value-type="error">
            <text:p>#N/A</text:p>
          </table:table-cell>
          <table:table-cell table:formula="of:=IF([.$F500]=[.I500];TRUE();FALSE())" office:value-type="string" office:string-value="" calcext:value-type="error">
            <text:p>#N/A</text:p>
          </table:table-cell>
          <table:table-cell table:formula="of:=VLOOKUP([.$A500]; [Sheet2.$A$2:.$D$421]; 2 ;0)" office:value-type="string" office:string-value="" calcext:value-type="error">
            <text:p>#N/A</text:p>
          </table:table-cell>
          <table:table-cell table:formula="of:=IF([.$F500]=[.K500];TRUE();FALSE())" office:value-type="string" office:string-value="" calcext:value-type="error">
            <text:p>#N/A</text:p>
          </table:table-cell>
          <table:table-cell table:formula="of:=OR([.J500];[.L500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CST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501]; [Sheet2.$J$2:.$M$421]; 2 ;0)" office:value-type="string" office:string-value="" calcext:value-type="error">
            <text:p>#N/A</text:p>
          </table:table-cell>
          <table:table-cell table:formula="of:=IF([.$F501]=[.I501];TRUE();FALSE())" office:value-type="string" office:string-value="" calcext:value-type="error">
            <text:p>#N/A</text:p>
          </table:table-cell>
          <table:table-cell table:formula="of:=VLOOKUP([.$A501]; [Sheet2.$A$2:.$D$421]; 2 ;0)" office:value-type="string" office:string-value="" calcext:value-type="error">
            <text:p>#N/A</text:p>
          </table:table-cell>
          <table:table-cell table:formula="of:=IF([.$F501]=[.K501];TRUE();FALSE())" office:value-type="string" office:string-value="" calcext:value-type="error">
            <text:p>#N/A</text:p>
          </table:table-cell>
          <table:table-cell table:formula="of:=OR([.J501];[.L501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IE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502]; [Sheet2.$J$2:.$M$421]; 2 ;0)" office:value-type="string" office:string-value="" calcext:value-type="error">
            <text:p>#N/A</text:p>
          </table:table-cell>
          <table:table-cell table:formula="of:=IF([.$F502]=[.I502];TRUE();FALSE())" office:value-type="string" office:string-value="" calcext:value-type="error">
            <text:p>#N/A</text:p>
          </table:table-cell>
          <table:table-cell table:formula="of:=VLOOKUP([.$A502]; [Sheet2.$A$2:.$D$421]; 2 ;0)" office:value-type="string" office:string-value="" calcext:value-type="error">
            <text:p>#N/A</text:p>
          </table:table-cell>
          <table:table-cell table:formula="of:=IF([.$F502]=[.K502];TRUE();FALSE())" office:value-type="string" office:string-value="" calcext:value-type="error">
            <text:p>#N/A</text:p>
          </table:table-cell>
          <table:table-cell table:formula="of:=OR([.J502];[.L502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IE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503]; [Sheet2.$J$2:.$M$421]; 2 ;0)" office:value-type="string" office:string-value="" calcext:value-type="error">
            <text:p>#N/A</text:p>
          </table:table-cell>
          <table:table-cell table:formula="of:=IF([.$F503]=[.I503];TRUE();FALSE())" office:value-type="string" office:string-value="" calcext:value-type="error">
            <text:p>#N/A</text:p>
          </table:table-cell>
          <table:table-cell table:formula="of:=VLOOKUP([.$A503]; [Sheet2.$A$2:.$D$421]; 2 ;0)" office:value-type="string" office:string-value="" calcext:value-type="error">
            <text:p>#N/A</text:p>
          </table:table-cell>
          <table:table-cell table:formula="of:=IF([.$F503]=[.K503];TRUE();FALSE())" office:value-type="string" office:string-value="" calcext:value-type="error">
            <text:p>#N/A</text:p>
          </table:table-cell>
          <table:table-cell table:formula="of:=OR([.J503];[.L503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PST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/03/09 3:00:00 -07:00</text:p>
          </table:table-cell>
          <table:table-cell office:value-type="float" office:value="-7" calcext:value-type="float">
            <text:p>-7</text:p>
          </table:table-cell>
          <table:table-cell table:formula="of:=VLOOKUP([.$A504]; [Sheet2.$J$2:.$M$421]; 2 ;0)" office:value-type="string" office:string-value="" calcext:value-type="error">
            <text:p>#N/A</text:p>
          </table:table-cell>
          <table:table-cell table:formula="of:=IF([.$F504]=[.I504];TRUE();FALSE())" office:value-type="string" office:string-value="" calcext:value-type="error">
            <text:p>#N/A</text:p>
          </table:table-cell>
          <table:table-cell table:formula="of:=VLOOKUP([.$A504]; [Sheet2.$A$2:.$D$421]; 2 ;0)" office:value-type="string" office:string-value="" calcext:value-type="error">
            <text:p>#N/A</text:p>
          </table:table-cell>
          <table:table-cell table:formula="of:=IF([.$F504]=[.K504];TRUE();FALSE())" office:value-type="string" office:string-value="" calcext:value-type="error">
            <text:p>#N/A</text:p>
          </table:table-cell>
          <table:table-cell table:formula="of:=OR([.J504];[.L504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PST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/11/02 1:00:00 -08:00</text:p>
          </table:table-cell>
          <table:table-cell office:value-type="float" office:value="-8" calcext:value-type="float">
            <text:p>-8</text:p>
          </table:table-cell>
          <table:table-cell table:formula="of:=VLOOKUP([.$A505]; [Sheet2.$J$2:.$M$421]; 2 ;0)" office:value-type="string" office:string-value="" calcext:value-type="error">
            <text:p>#N/A</text:p>
          </table:table-cell>
          <table:table-cell table:formula="of:=IF([.$F505]=[.I505];TRUE();FALSE())" office:value-type="string" office:string-value="" calcext:value-type="error">
            <text:p>#N/A</text:p>
          </table:table-cell>
          <table:table-cell table:formula="of:=VLOOKUP([.$A505]; [Sheet2.$A$2:.$D$421]; 2 ;0)" office:value-type="string" office:string-value="" calcext:value-type="error">
            <text:p>#N/A</text:p>
          </table:table-cell>
          <table:table-cell table:formula="of:=IF([.$F505]=[.K505];TRUE();FALSE())" office:value-type="string" office:string-value="" calcext:value-type="error">
            <text:p>#N/A</text:p>
          </table:table-cell>
          <table:table-cell table:formula="of:=OR([.J505];[.L505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America/Havana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0</text:p>
          </table:table-cell>
          <table:table-cell office:value-type="string" calcext:value-type="string">
            <text:p>M11.1.0/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3-09T05:00:00Z</text:p>
          </table:table-cell>
          <table:table-cell office:value-type="string" calcext:value-type="string">
            <text:p>2025/03/09 1:00:00 -04:00</text:p>
          </table:table-cell>
          <table:table-cell office:value-type="float" office:value="-4" calcext:value-type="float">
            <text:p>-4</text:p>
          </table:table-cell>
          <table:table-cell table:formula="of:=VLOOKUP([.$A506]; [Sheet2.$J$2:.$M$421]; 2 ;0)" office:value-type="string" office:string-value="2025-11-02T05:00:00Z" calcext:value-type="string">
            <text:p>2025-11-02T05:00:00Z</text:p>
          </table:table-cell>
          <table:table-cell table:formula="of:=IF([.$F506]=[.I506];TRUE();FALSE())" office:value-type="boolean" office:boolean-value="false" calcext:value-type="boolean">
            <text:p>FALSE</text:p>
          </table:table-cell>
          <table:table-cell table:formula="of:=VLOOKUP([.$A506]; [Sheet2.$A$2:.$D$421]; 2 ;0)" office:value-type="string" office:string-value="2025-03-09T05:00:00Z" calcext:value-type="string">
            <text:p>2025-03-09T05:00:00Z</text:p>
          </table:table-cell>
          <table:table-cell table:formula="of:=IF([.$F506]=[.K506];TRUE();FALSE())" office:value-type="boolean" office:boolean-value="true" calcext:value-type="boolean">
            <text:p>TRUE</text:p>
          </table:table-cell>
          <table:table-cell table:formula="of:=OR([.J506];[.L5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Havana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0</text:p>
          </table:table-cell>
          <table:table-cell office:value-type="string" calcext:value-type="string">
            <text:p>M11.1.0/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/11/02 0:00:00 -05:00</text:p>
          </table:table-cell>
          <table:table-cell office:value-type="float" office:value="-5" calcext:value-type="float">
            <text:p>-5</text:p>
          </table:table-cell>
          <table:table-cell table:formula="of:=VLOOKUP([.$A507]; [Sheet2.$J$2:.$M$421]; 2 ;0)" office:value-type="string" office:string-value="2025-11-02T05:00:00Z" calcext:value-type="string">
            <text:p>2025-11-02T05:00:00Z</text:p>
          </table:table-cell>
          <table:table-cell table:formula="of:=IF([.$F507]=[.I507];TRUE();FALSE())" office:value-type="boolean" office:boolean-value="true" calcext:value-type="boolean">
            <text:p>TRUE</text:p>
          </table:table-cell>
          <table:table-cell table:formula="of:=VLOOKUP([.$A507]; [Sheet2.$A$2:.$D$421]; 2 ;0)" office:value-type="string" office:string-value="2025-03-09T05:00:00Z" calcext:value-type="string">
            <text:p>2025-03-09T05:00:00Z</text:p>
          </table:table-cell>
          <table:table-cell table:formula="of:=IF([.$F507]=[.K507];TRUE();FALSE())" office:value-type="boolean" office:boolean-value="false" calcext:value-type="boolean">
            <text:p>FALSE</text:p>
          </table:table-cell>
          <table:table-cell table:formula="of:=OR([.J507];[.L5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arctica/Macquarie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/04/06 2:00:00 +10:00</text:p>
          </table:table-cell>
          <table:table-cell office:value-type="float" office:value="10" calcext:value-type="float">
            <text:p>10</text:p>
          </table:table-cell>
          <table:table-cell table:formula="of:=VLOOKUP([.$A508]; [Sheet2.$J$2:.$M$421]; 2 ;0)" office:value-type="string" office:string-value="2025-10-04T16:00:00Z" calcext:value-type="string">
            <text:p>2025-10-04T16:00:00Z</text:p>
          </table:table-cell>
          <table:table-cell table:formula="of:=IF([.$F508]=[.I508];TRUE();FALSE())" office:value-type="boolean" office:boolean-value="false" calcext:value-type="boolean">
            <text:p>FALSE</text:p>
          </table:table-cell>
          <table:table-cell table:formula="of:=VLOOKUP([.$A508]; [Sheet2.$A$2:.$D$421]; 2 ;0)" office:value-type="string" office:string-value="2025-04-05T16:00:00Z" calcext:value-type="string">
            <text:p>2025-04-05T16:00:00Z</text:p>
          </table:table-cell>
          <table:table-cell table:formula="of:=IF([.$F508]=[.K508];TRUE();FALSE())" office:value-type="boolean" office:boolean-value="true" calcext:value-type="boolean">
            <text:p>TRUE</text:p>
          </table:table-cell>
          <table:table-cell table:formula="of:=OR([.J508];[.L5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arctica/Macquarie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/10/05 3:00:00 +11:00</text:p>
          </table:table-cell>
          <table:table-cell office:value-type="float" office:value="11" calcext:value-type="float">
            <text:p>11</text:p>
          </table:table-cell>
          <table:table-cell table:formula="of:=VLOOKUP([.$A509]; [Sheet2.$J$2:.$M$421]; 2 ;0)" office:value-type="string" office:string-value="2025-10-04T16:00:00Z" calcext:value-type="string">
            <text:p>2025-10-04T16:00:00Z</text:p>
          </table:table-cell>
          <table:table-cell table:formula="of:=IF([.$F509]=[.I509];TRUE();FALSE())" office:value-type="boolean" office:boolean-value="true" calcext:value-type="boolean">
            <text:p>TRUE</text:p>
          </table:table-cell>
          <table:table-cell table:formula="of:=VLOOKUP([.$A509]; [Sheet2.$A$2:.$D$421]; 2 ;0)" office:value-type="string" office:string-value="2025-04-05T16:00:00Z" calcext:value-type="string">
            <text:p>2025-04-05T16:00:00Z</text:p>
          </table:table-cell>
          <table:table-cell table:formula="of:=IF([.$F509]=[.K509];TRUE();FALSE())" office:value-type="boolean" office:boolean-value="false" calcext:value-type="boolean">
            <text:p>FALSE</text:p>
          </table:table-cell>
          <table:table-cell table:formula="of:=OR([.J509];[.L5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arctica/McMurdo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/04/06 2:00:00 +12:00</text:p>
          </table:table-cell>
          <table:table-cell office:value-type="float" office:value="12" calcext:value-type="float">
            <text:p>12</text:p>
          </table:table-cell>
          <table:table-cell table:formula="of:=VLOOKUP([.$A510]; [Sheet2.$J$2:.$M$421]; 2 ;0)" office:value-type="string" office:string-value="2025-09-27T14:00:00Z" calcext:value-type="string">
            <text:p>2025-09-27T14:00:00Z</text:p>
          </table:table-cell>
          <table:table-cell table:formula="of:=IF([.$F510]=[.I510];TRUE();FALSE())" office:value-type="boolean" office:boolean-value="false" calcext:value-type="boolean">
            <text:p>FALSE</text:p>
          </table:table-cell>
          <table:table-cell table:formula="of:=VLOOKUP([.$A510]; [Sheet2.$A$2:.$D$421]; 2 ;0)" office:value-type="string" office:string-value="2025-04-05T14:00:00Z" calcext:value-type="string">
            <text:p>2025-04-05T14:00:00Z</text:p>
          </table:table-cell>
          <table:table-cell table:formula="of:=IF([.$F510]=[.K510];TRUE();FALSE())" office:value-type="boolean" office:boolean-value="true" calcext:value-type="boolean">
            <text:p>TRUE</text:p>
          </table:table-cell>
          <table:table-cell table:formula="of:=OR([.J510];[.L5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arctica/McMurdo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/09/28 3:00:00 +13:00</text:p>
          </table:table-cell>
          <table:table-cell office:value-type="float" office:value="13" calcext:value-type="float">
            <text:p>13</text:p>
          </table:table-cell>
          <table:table-cell table:formula="of:=VLOOKUP([.$A511]; [Sheet2.$J$2:.$M$421]; 2 ;0)" office:value-type="string" office:string-value="2025-09-27T14:00:00Z" calcext:value-type="string">
            <text:p>2025-09-27T14:00:00Z</text:p>
          </table:table-cell>
          <table:table-cell table:formula="of:=IF([.$F511]=[.I511];TRUE();FALSE())" office:value-type="boolean" office:boolean-value="true" calcext:value-type="boolean">
            <text:p>TRUE</text:p>
          </table:table-cell>
          <table:table-cell table:formula="of:=VLOOKUP([.$A511]; [Sheet2.$A$2:.$D$421]; 2 ;0)" office:value-type="string" office:string-value="2025-04-05T14:00:00Z" calcext:value-type="string">
            <text:p>2025-04-05T14:00:00Z</text:p>
          </table:table-cell>
          <table:table-cell table:formula="of:=IF([.$F511]=[.K511];TRUE();FALSE())" office:value-type="boolean" office:boolean-value="false" calcext:value-type="boolean">
            <text:p>FALSE</text:p>
          </table:table-cell>
          <table:table-cell table:formula="of:=OR([.J511];[.L5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arctica/South_Pole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/04/06 2:00:00 +12:00</text:p>
          </table:table-cell>
          <table:table-cell office:value-type="float" office:value="12" calcext:value-type="float">
            <text:p>12</text:p>
          </table:table-cell>
          <table:table-cell table:formula="of:=VLOOKUP([.$A512]; [Sheet2.$J$2:.$M$421]; 2 ;0)" office:value-type="string" office:string-value="2025-09-27T14:00:00Z" calcext:value-type="string">
            <text:p>2025-09-27T14:00:00Z</text:p>
          </table:table-cell>
          <table:table-cell table:formula="of:=IF([.$F512]=[.I512];TRUE();FALSE())" office:value-type="boolean" office:boolean-value="false" calcext:value-type="boolean">
            <text:p>FALSE</text:p>
          </table:table-cell>
          <table:table-cell table:formula="of:=VLOOKUP([.$A512]; [Sheet2.$A$2:.$D$421]; 2 ;0)" office:value-type="string" office:string-value="2025-04-05T14:00:00Z" calcext:value-type="string">
            <text:p>2025-04-05T14:00:00Z</text:p>
          </table:table-cell>
          <table:table-cell table:formula="of:=IF([.$F512]=[.K512];TRUE();FALSE())" office:value-type="boolean" office:boolean-value="true" calcext:value-type="boolean">
            <text:p>TRUE</text:p>
          </table:table-cell>
          <table:table-cell table:formula="of:=OR([.J512];[.L5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arctica/South_Pole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/09/28 3:00:00 +13:00</text:p>
          </table:table-cell>
          <table:table-cell office:value-type="float" office:value="13" calcext:value-type="float">
            <text:p>13</text:p>
          </table:table-cell>
          <table:table-cell table:formula="of:=VLOOKUP([.$A513]; [Sheet2.$J$2:.$M$421]; 2 ;0)" office:value-type="string" office:string-value="2025-09-27T14:00:00Z" calcext:value-type="string">
            <text:p>2025-09-27T14:00:00Z</text:p>
          </table:table-cell>
          <table:table-cell table:formula="of:=IF([.$F513]=[.I513];TRUE();FALSE())" office:value-type="boolean" office:boolean-value="true" calcext:value-type="boolean">
            <text:p>TRUE</text:p>
          </table:table-cell>
          <table:table-cell table:formula="of:=VLOOKUP([.$A513]; [Sheet2.$A$2:.$D$421]; 2 ;0)" office:value-type="string" office:string-value="2025-04-05T14:00:00Z" calcext:value-type="string">
            <text:p>2025-04-05T14:00:00Z</text:p>
          </table:table-cell>
          <table:table-cell table:formula="of:=IF([.$F513]=[.K513];TRUE();FALSE())" office:value-type="boolean" office:boolean-value="false" calcext:value-type="boolean">
            <text:p>FALSE</text:p>
          </table:table-cell>
          <table:table-cell table:formula="of:=OR([.J513];[.L5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ACT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/04/06 2:00:00 +10:00</text:p>
          </table:table-cell>
          <table:table-cell office:value-type="float" office:value="10" calcext:value-type="float">
            <text:p>10</text:p>
          </table:table-cell>
          <table:table-cell table:formula="of:=VLOOKUP([.$A514]; [Sheet2.$J$2:.$M$421]; 2 ;0)" office:value-type="string" office:string-value="2025-10-04T16:00:00Z" calcext:value-type="string">
            <text:p>2025-10-04T16:00:00Z</text:p>
          </table:table-cell>
          <table:table-cell table:formula="of:=IF([.$F514]=[.I514];TRUE();FALSE())" office:value-type="boolean" office:boolean-value="false" calcext:value-type="boolean">
            <text:p>FALSE</text:p>
          </table:table-cell>
          <table:table-cell table:formula="of:=VLOOKUP([.$A514]; [Sheet2.$A$2:.$D$421]; 2 ;0)" office:value-type="string" office:string-value="2025-04-05T16:00:00Z" calcext:value-type="string">
            <text:p>2025-04-05T16:00:00Z</text:p>
          </table:table-cell>
          <table:table-cell table:formula="of:=IF([.$F514]=[.K514];TRUE();FALSE())" office:value-type="boolean" office:boolean-value="true" calcext:value-type="boolean">
            <text:p>TRUE</text:p>
          </table:table-cell>
          <table:table-cell table:formula="of:=OR([.J514];[.L5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ACT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/10/05 3:00:00 +11:00</text:p>
          </table:table-cell>
          <table:table-cell office:value-type="float" office:value="11" calcext:value-type="float">
            <text:p>11</text:p>
          </table:table-cell>
          <table:table-cell table:formula="of:=VLOOKUP([.$A515]; [Sheet2.$J$2:.$M$421]; 2 ;0)" office:value-type="string" office:string-value="2025-10-04T16:00:00Z" calcext:value-type="string">
            <text:p>2025-10-04T16:00:00Z</text:p>
          </table:table-cell>
          <table:table-cell table:formula="of:=IF([.$F515]=[.I515];TRUE();FALSE())" office:value-type="boolean" office:boolean-value="true" calcext:value-type="boolean">
            <text:p>TRUE</text:p>
          </table:table-cell>
          <table:table-cell table:formula="of:=VLOOKUP([.$A515]; [Sheet2.$A$2:.$D$421]; 2 ;0)" office:value-type="string" office:string-value="2025-04-05T16:00:00Z" calcext:value-type="string">
            <text:p>2025-04-05T16:00:00Z</text:p>
          </table:table-cell>
          <table:table-cell table:formula="of:=IF([.$F515]=[.K515];TRUE();FALSE())" office:value-type="boolean" office:boolean-value="false" calcext:value-type="boolean">
            <text:p>FALSE</text:p>
          </table:table-cell>
          <table:table-cell table:formula="of:=OR([.J515];[.L5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Adelaide</text:p>
          </table:table-cell>
          <table:table-cell office:value-type="string" calcext:value-type="string">
            <text:p>&lt;+9:30&gt;-9:30&lt;+10:30&gt;-10:30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/04/06 2:00:00 +09:30</text:p>
          </table:table-cell>
          <table:table-cell office:value-type="float" office:value="9.5" calcext:value-type="float">
            <text:p>9.5</text:p>
          </table:table-cell>
          <table:table-cell table:formula="of:=VLOOKUP([.$A516]; [Sheet2.$J$2:.$M$421]; 2 ;0)" office:value-type="string" office:string-value="2025-10-04T16:30:00Z" calcext:value-type="string">
            <text:p>2025-10-04T16:30:00Z</text:p>
          </table:table-cell>
          <table:table-cell table:formula="of:=IF([.$F516]=[.I516];TRUE();FALSE())" office:value-type="boolean" office:boolean-value="false" calcext:value-type="boolean">
            <text:p>FALSE</text:p>
          </table:table-cell>
          <table:table-cell table:formula="of:=VLOOKUP([.$A516]; [Sheet2.$A$2:.$D$421]; 2 ;0)" office:value-type="string" office:string-value="2025-04-05T16:30:00Z" calcext:value-type="string">
            <text:p>2025-04-05T16:30:00Z</text:p>
          </table:table-cell>
          <table:table-cell table:formula="of:=IF([.$F516]=[.K516];TRUE();FALSE())" office:value-type="boolean" office:boolean-value="true" calcext:value-type="boolean">
            <text:p>TRUE</text:p>
          </table:table-cell>
          <table:table-cell table:formula="of:=OR([.J516];[.L5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Adelaide</text:p>
          </table:table-cell>
          <table:table-cell office:value-type="string" calcext:value-type="string">
            <text:p>&lt;+9:30&gt;-9:30&lt;+10:30&gt;-10:30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/10/05 3:00:00 +10:30</text:p>
          </table:table-cell>
          <table:table-cell office:value-type="float" office:value="10.5" calcext:value-type="float">
            <text:p>10.5</text:p>
          </table:table-cell>
          <table:table-cell table:formula="of:=VLOOKUP([.$A517]; [Sheet2.$J$2:.$M$421]; 2 ;0)" office:value-type="string" office:string-value="2025-10-04T16:30:00Z" calcext:value-type="string">
            <text:p>2025-10-04T16:30:00Z</text:p>
          </table:table-cell>
          <table:table-cell table:formula="of:=IF([.$F517]=[.I517];TRUE();FALSE())" office:value-type="boolean" office:boolean-value="true" calcext:value-type="boolean">
            <text:p>TRUE</text:p>
          </table:table-cell>
          <table:table-cell table:formula="of:=VLOOKUP([.$A517]; [Sheet2.$A$2:.$D$421]; 2 ;0)" office:value-type="string" office:string-value="2025-04-05T16:30:00Z" calcext:value-type="string">
            <text:p>2025-04-05T16:30:00Z</text:p>
          </table:table-cell>
          <table:table-cell table:formula="of:=IF([.$F517]=[.K517];TRUE();FALSE())" office:value-type="boolean" office:boolean-value="false" calcext:value-type="boolean">
            <text:p>FALSE</text:p>
          </table:table-cell>
          <table:table-cell table:formula="of:=OR([.J517];[.L5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Broken_Hill</text:p>
          </table:table-cell>
          <table:table-cell office:value-type="string" calcext:value-type="string">
            <text:p>&lt;+9:30&gt;-9:30&lt;+10:30&gt;-10:30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/04/06 2:00:00 +09:30</text:p>
          </table:table-cell>
          <table:table-cell office:value-type="float" office:value="9.5" calcext:value-type="float">
            <text:p>9.5</text:p>
          </table:table-cell>
          <table:table-cell table:formula="of:=VLOOKUP([.$A518]; [Sheet2.$J$2:.$M$421]; 2 ;0)" office:value-type="string" office:string-value="2025-10-04T16:30:00Z" calcext:value-type="string">
            <text:p>2025-10-04T16:30:00Z</text:p>
          </table:table-cell>
          <table:table-cell table:formula="of:=IF([.$F518]=[.I518];TRUE();FALSE())" office:value-type="boolean" office:boolean-value="false" calcext:value-type="boolean">
            <text:p>FALSE</text:p>
          </table:table-cell>
          <table:table-cell table:formula="of:=VLOOKUP([.$A518]; [Sheet2.$A$2:.$D$421]; 2 ;0)" office:value-type="string" office:string-value="2025-04-05T16:30:00Z" calcext:value-type="string">
            <text:p>2025-04-05T16:30:00Z</text:p>
          </table:table-cell>
          <table:table-cell table:formula="of:=IF([.$F518]=[.K518];TRUE();FALSE())" office:value-type="boolean" office:boolean-value="true" calcext:value-type="boolean">
            <text:p>TRUE</text:p>
          </table:table-cell>
          <table:table-cell table:formula="of:=OR([.J518];[.L5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Broken_Hill</text:p>
          </table:table-cell>
          <table:table-cell office:value-type="string" calcext:value-type="string">
            <text:p>&lt;+9:30&gt;-9:30&lt;+10:30&gt;-10:30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/10/05 3:00:00 +10:30</text:p>
          </table:table-cell>
          <table:table-cell office:value-type="float" office:value="10.5" calcext:value-type="float">
            <text:p>10.5</text:p>
          </table:table-cell>
          <table:table-cell table:formula="of:=VLOOKUP([.$A519]; [Sheet2.$J$2:.$M$421]; 2 ;0)" office:value-type="string" office:string-value="2025-10-04T16:30:00Z" calcext:value-type="string">
            <text:p>2025-10-04T16:30:00Z</text:p>
          </table:table-cell>
          <table:table-cell table:formula="of:=IF([.$F519]=[.I519];TRUE();FALSE())" office:value-type="boolean" office:boolean-value="true" calcext:value-type="boolean">
            <text:p>TRUE</text:p>
          </table:table-cell>
          <table:table-cell table:formula="of:=VLOOKUP([.$A519]; [Sheet2.$A$2:.$D$421]; 2 ;0)" office:value-type="string" office:string-value="2025-04-05T16:30:00Z" calcext:value-type="string">
            <text:p>2025-04-05T16:30:00Z</text:p>
          </table:table-cell>
          <table:table-cell table:formula="of:=IF([.$F519]=[.K519];TRUE();FALSE())" office:value-type="boolean" office:boolean-value="false" calcext:value-type="boolean">
            <text:p>FALSE</text:p>
          </table:table-cell>
          <table:table-cell table:formula="of:=OR([.J519];[.L5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Canberra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/04/06 2:00:00 +10:00</text:p>
          </table:table-cell>
          <table:table-cell office:value-type="float" office:value="10" calcext:value-type="float">
            <text:p>10</text:p>
          </table:table-cell>
          <table:table-cell table:formula="of:=VLOOKUP([.$A520]; [Sheet2.$J$2:.$M$421]; 2 ;0)" office:value-type="string" office:string-value="2025-10-04T16:00:00Z" calcext:value-type="string">
            <text:p>2025-10-04T16:00:00Z</text:p>
          </table:table-cell>
          <table:table-cell table:formula="of:=IF([.$F520]=[.I520];TRUE();FALSE())" office:value-type="boolean" office:boolean-value="false" calcext:value-type="boolean">
            <text:p>FALSE</text:p>
          </table:table-cell>
          <table:table-cell table:formula="of:=VLOOKUP([.$A520]; [Sheet2.$A$2:.$D$421]; 2 ;0)" office:value-type="string" office:string-value="2025-04-05T16:00:00Z" calcext:value-type="string">
            <text:p>2025-04-05T16:00:00Z</text:p>
          </table:table-cell>
          <table:table-cell table:formula="of:=IF([.$F520]=[.K520];TRUE();FALSE())" office:value-type="boolean" office:boolean-value="true" calcext:value-type="boolean">
            <text:p>TRUE</text:p>
          </table:table-cell>
          <table:table-cell table:formula="of:=OR([.J520];[.L5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Canberra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/10/05 3:00:00 +11:00</text:p>
          </table:table-cell>
          <table:table-cell office:value-type="float" office:value="11" calcext:value-type="float">
            <text:p>11</text:p>
          </table:table-cell>
          <table:table-cell table:formula="of:=VLOOKUP([.$A521]; [Sheet2.$J$2:.$M$421]; 2 ;0)" office:value-type="string" office:string-value="2025-10-04T16:00:00Z" calcext:value-type="string">
            <text:p>2025-10-04T16:00:00Z</text:p>
          </table:table-cell>
          <table:table-cell table:formula="of:=IF([.$F521]=[.I521];TRUE();FALSE())" office:value-type="boolean" office:boolean-value="true" calcext:value-type="boolean">
            <text:p>TRUE</text:p>
          </table:table-cell>
          <table:table-cell table:formula="of:=VLOOKUP([.$A521]; [Sheet2.$A$2:.$D$421]; 2 ;0)" office:value-type="string" office:string-value="2025-04-05T16:00:00Z" calcext:value-type="string">
            <text:p>2025-04-05T16:00:00Z</text:p>
          </table:table-cell>
          <table:table-cell table:formula="of:=IF([.$F521]=[.K521];TRUE();FALSE())" office:value-type="boolean" office:boolean-value="false" calcext:value-type="boolean">
            <text:p>FALSE</text:p>
          </table:table-cell>
          <table:table-cell table:formula="of:=OR([.J521];[.L5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Currie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/04/06 2:00:00 +10:00</text:p>
          </table:table-cell>
          <table:table-cell office:value-type="float" office:value="10" calcext:value-type="float">
            <text:p>10</text:p>
          </table:table-cell>
          <table:table-cell table:formula="of:=VLOOKUP([.$A522]; [Sheet2.$J$2:.$M$421]; 2 ;0)" office:value-type="string" office:string-value="2025-10-04T16:00:00Z" calcext:value-type="string">
            <text:p>2025-10-04T16:00:00Z</text:p>
          </table:table-cell>
          <table:table-cell table:formula="of:=IF([.$F522]=[.I522];TRUE();FALSE())" office:value-type="boolean" office:boolean-value="false" calcext:value-type="boolean">
            <text:p>FALSE</text:p>
          </table:table-cell>
          <table:table-cell table:formula="of:=VLOOKUP([.$A522]; [Sheet2.$A$2:.$D$421]; 2 ;0)" office:value-type="string" office:string-value="2025-04-05T16:00:00Z" calcext:value-type="string">
            <text:p>2025-04-05T16:00:00Z</text:p>
          </table:table-cell>
          <table:table-cell table:formula="of:=IF([.$F522]=[.K522];TRUE();FALSE())" office:value-type="boolean" office:boolean-value="true" calcext:value-type="boolean">
            <text:p>TRUE</text:p>
          </table:table-cell>
          <table:table-cell table:formula="of:=OR([.J522];[.L5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Currie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/10/05 3:00:00 +11:00</text:p>
          </table:table-cell>
          <table:table-cell office:value-type="float" office:value="11" calcext:value-type="float">
            <text:p>11</text:p>
          </table:table-cell>
          <table:table-cell table:formula="of:=VLOOKUP([.$A523]; [Sheet2.$J$2:.$M$421]; 2 ;0)" office:value-type="string" office:string-value="2025-10-04T16:00:00Z" calcext:value-type="string">
            <text:p>2025-10-04T16:00:00Z</text:p>
          </table:table-cell>
          <table:table-cell table:formula="of:=IF([.$F523]=[.I523];TRUE();FALSE())" office:value-type="boolean" office:boolean-value="true" calcext:value-type="boolean">
            <text:p>TRUE</text:p>
          </table:table-cell>
          <table:table-cell table:formula="of:=VLOOKUP([.$A523]; [Sheet2.$A$2:.$D$421]; 2 ;0)" office:value-type="string" office:string-value="2025-04-05T16:00:00Z" calcext:value-type="string">
            <text:p>2025-04-05T16:00:00Z</text:p>
          </table:table-cell>
          <table:table-cell table:formula="of:=IF([.$F523]=[.K523];TRUE();FALSE())" office:value-type="boolean" office:boolean-value="false" calcext:value-type="boolean">
            <text:p>FALSE</text:p>
          </table:table-cell>
          <table:table-cell table:formula="of:=OR([.J523];[.L5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Hobart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/04/06 2:00:00 +10:00</text:p>
          </table:table-cell>
          <table:table-cell office:value-type="float" office:value="10" calcext:value-type="float">
            <text:p>10</text:p>
          </table:table-cell>
          <table:table-cell table:formula="of:=VLOOKUP([.$A524]; [Sheet2.$J$2:.$M$421]; 2 ;0)" office:value-type="string" office:string-value="2025-10-04T16:00:00Z" calcext:value-type="string">
            <text:p>2025-10-04T16:00:00Z</text:p>
          </table:table-cell>
          <table:table-cell table:formula="of:=IF([.$F524]=[.I524];TRUE();FALSE())" office:value-type="boolean" office:boolean-value="false" calcext:value-type="boolean">
            <text:p>FALSE</text:p>
          </table:table-cell>
          <table:table-cell table:formula="of:=VLOOKUP([.$A524]; [Sheet2.$A$2:.$D$421]; 2 ;0)" office:value-type="string" office:string-value="2025-04-05T16:00:00Z" calcext:value-type="string">
            <text:p>2025-04-05T16:00:00Z</text:p>
          </table:table-cell>
          <table:table-cell table:formula="of:=IF([.$F524]=[.K524];TRUE();FALSE())" office:value-type="boolean" office:boolean-value="true" calcext:value-type="boolean">
            <text:p>TRUE</text:p>
          </table:table-cell>
          <table:table-cell table:formula="of:=OR([.J524];[.L5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Hobart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/10/05 3:00:00 +11:00</text:p>
          </table:table-cell>
          <table:table-cell office:value-type="float" office:value="11" calcext:value-type="float">
            <text:p>11</text:p>
          </table:table-cell>
          <table:table-cell table:formula="of:=VLOOKUP([.$A525]; [Sheet2.$J$2:.$M$421]; 2 ;0)" office:value-type="string" office:string-value="2025-10-04T16:00:00Z" calcext:value-type="string">
            <text:p>2025-10-04T16:00:00Z</text:p>
          </table:table-cell>
          <table:table-cell table:formula="of:=IF([.$F525]=[.I525];TRUE();FALSE())" office:value-type="boolean" office:boolean-value="true" calcext:value-type="boolean">
            <text:p>TRUE</text:p>
          </table:table-cell>
          <table:table-cell table:formula="of:=VLOOKUP([.$A525]; [Sheet2.$A$2:.$D$421]; 2 ;0)" office:value-type="string" office:string-value="2025-04-05T16:00:00Z" calcext:value-type="string">
            <text:p>2025-04-05T16:00:00Z</text:p>
          </table:table-cell>
          <table:table-cell table:formula="of:=IF([.$F525]=[.K525];TRUE();FALSE())" office:value-type="boolean" office:boolean-value="false" calcext:value-type="boolean">
            <text:p>FALSE</text:p>
          </table:table-cell>
          <table:table-cell table:formula="of:=OR([.J525];[.L5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Melbourne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/04/06 2:00:00 +10:00</text:p>
          </table:table-cell>
          <table:table-cell office:value-type="float" office:value="10" calcext:value-type="float">
            <text:p>10</text:p>
          </table:table-cell>
          <table:table-cell table:formula="of:=VLOOKUP([.$A526]; [Sheet2.$J$2:.$M$421]; 2 ;0)" office:value-type="string" office:string-value="2025-10-04T16:00:00Z" calcext:value-type="string">
            <text:p>2025-10-04T16:00:00Z</text:p>
          </table:table-cell>
          <table:table-cell table:formula="of:=IF([.$F526]=[.I526];TRUE();FALSE())" office:value-type="boolean" office:boolean-value="false" calcext:value-type="boolean">
            <text:p>FALSE</text:p>
          </table:table-cell>
          <table:table-cell table:formula="of:=VLOOKUP([.$A526]; [Sheet2.$A$2:.$D$421]; 2 ;0)" office:value-type="string" office:string-value="2025-04-05T16:00:00Z" calcext:value-type="string">
            <text:p>2025-04-05T16:00:00Z</text:p>
          </table:table-cell>
          <table:table-cell table:formula="of:=IF([.$F526]=[.K526];TRUE();FALSE())" office:value-type="boolean" office:boolean-value="true" calcext:value-type="boolean">
            <text:p>TRUE</text:p>
          </table:table-cell>
          <table:table-cell table:formula="of:=OR([.J526];[.L5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Melbourne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/10/05 3:00:00 +11:00</text:p>
          </table:table-cell>
          <table:table-cell office:value-type="float" office:value="11" calcext:value-type="float">
            <text:p>11</text:p>
          </table:table-cell>
          <table:table-cell table:formula="of:=VLOOKUP([.$A527]; [Sheet2.$J$2:.$M$421]; 2 ;0)" office:value-type="string" office:string-value="2025-10-04T16:00:00Z" calcext:value-type="string">
            <text:p>2025-10-04T16:00:00Z</text:p>
          </table:table-cell>
          <table:table-cell table:formula="of:=IF([.$F527]=[.I527];TRUE();FALSE())" office:value-type="boolean" office:boolean-value="true" calcext:value-type="boolean">
            <text:p>TRUE</text:p>
          </table:table-cell>
          <table:table-cell table:formula="of:=VLOOKUP([.$A527]; [Sheet2.$A$2:.$D$421]; 2 ;0)" office:value-type="string" office:string-value="2025-04-05T16:00:00Z" calcext:value-type="string">
            <text:p>2025-04-05T16:00:00Z</text:p>
          </table:table-cell>
          <table:table-cell table:formula="of:=IF([.$F527]=[.K527];TRUE();FALSE())" office:value-type="boolean" office:boolean-value="false" calcext:value-type="boolean">
            <text:p>FALSE</text:p>
          </table:table-cell>
          <table:table-cell table:formula="of:=OR([.J527];[.L5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NSW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/04/06 2:00:00 +10:00</text:p>
          </table:table-cell>
          <table:table-cell office:value-type="float" office:value="10" calcext:value-type="float">
            <text:p>10</text:p>
          </table:table-cell>
          <table:table-cell table:formula="of:=VLOOKUP([.$A528]; [Sheet2.$J$2:.$M$421]; 2 ;0)" office:value-type="string" office:string-value="2025-10-04T16:00:00Z" calcext:value-type="string">
            <text:p>2025-10-04T16:00:00Z</text:p>
          </table:table-cell>
          <table:table-cell table:formula="of:=IF([.$F528]=[.I528];TRUE();FALSE())" office:value-type="boolean" office:boolean-value="false" calcext:value-type="boolean">
            <text:p>FALSE</text:p>
          </table:table-cell>
          <table:table-cell table:formula="of:=VLOOKUP([.$A528]; [Sheet2.$A$2:.$D$421]; 2 ;0)" office:value-type="string" office:string-value="2025-04-05T16:00:00Z" calcext:value-type="string">
            <text:p>2025-04-05T16:00:00Z</text:p>
          </table:table-cell>
          <table:table-cell table:formula="of:=IF([.$F528]=[.K528];TRUE();FALSE())" office:value-type="boolean" office:boolean-value="true" calcext:value-type="boolean">
            <text:p>TRUE</text:p>
          </table:table-cell>
          <table:table-cell table:formula="of:=OR([.J528];[.L5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NSW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/10/05 3:00:00 +11:00</text:p>
          </table:table-cell>
          <table:table-cell office:value-type="float" office:value="11" calcext:value-type="float">
            <text:p>11</text:p>
          </table:table-cell>
          <table:table-cell table:formula="of:=VLOOKUP([.$A529]; [Sheet2.$J$2:.$M$421]; 2 ;0)" office:value-type="string" office:string-value="2025-10-04T16:00:00Z" calcext:value-type="string">
            <text:p>2025-10-04T16:00:00Z</text:p>
          </table:table-cell>
          <table:table-cell table:formula="of:=IF([.$F529]=[.I529];TRUE();FALSE())" office:value-type="boolean" office:boolean-value="true" calcext:value-type="boolean">
            <text:p>TRUE</text:p>
          </table:table-cell>
          <table:table-cell table:formula="of:=VLOOKUP([.$A529]; [Sheet2.$A$2:.$D$421]; 2 ;0)" office:value-type="string" office:string-value="2025-04-05T16:00:00Z" calcext:value-type="string">
            <text:p>2025-04-05T16:00:00Z</text:p>
          </table:table-cell>
          <table:table-cell table:formula="of:=IF([.$F529]=[.K529];TRUE();FALSE())" office:value-type="boolean" office:boolean-value="false" calcext:value-type="boolean">
            <text:p>FALSE</text:p>
          </table:table-cell>
          <table:table-cell table:formula="of:=OR([.J529];[.L5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South</text:p>
          </table:table-cell>
          <table:table-cell office:value-type="string" calcext:value-type="string">
            <text:p>&lt;+9:30&gt;-9:30&lt;+10:30&gt;-10:30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/04/06 2:00:00 +09:30</text:p>
          </table:table-cell>
          <table:table-cell office:value-type="float" office:value="9.5" calcext:value-type="float">
            <text:p>9.5</text:p>
          </table:table-cell>
          <table:table-cell table:formula="of:=VLOOKUP([.$A530]; [Sheet2.$J$2:.$M$421]; 2 ;0)" office:value-type="string" office:string-value="2025-10-04T16:30:00Z" calcext:value-type="string">
            <text:p>2025-10-04T16:30:00Z</text:p>
          </table:table-cell>
          <table:table-cell table:formula="of:=IF([.$F530]=[.I530];TRUE();FALSE())" office:value-type="boolean" office:boolean-value="false" calcext:value-type="boolean">
            <text:p>FALSE</text:p>
          </table:table-cell>
          <table:table-cell table:formula="of:=VLOOKUP([.$A530]; [Sheet2.$A$2:.$D$421]; 2 ;0)" office:value-type="string" office:string-value="2025-04-05T16:30:00Z" calcext:value-type="string">
            <text:p>2025-04-05T16:30:00Z</text:p>
          </table:table-cell>
          <table:table-cell table:formula="of:=IF([.$F530]=[.K530];TRUE();FALSE())" office:value-type="boolean" office:boolean-value="true" calcext:value-type="boolean">
            <text:p>TRUE</text:p>
          </table:table-cell>
          <table:table-cell table:formula="of:=OR([.J530];[.L5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South</text:p>
          </table:table-cell>
          <table:table-cell office:value-type="string" calcext:value-type="string">
            <text:p>&lt;+9:30&gt;-9:30&lt;+10:30&gt;-10:30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/10/05 3:00:00 +10:30</text:p>
          </table:table-cell>
          <table:table-cell office:value-type="float" office:value="10.5" calcext:value-type="float">
            <text:p>10.5</text:p>
          </table:table-cell>
          <table:table-cell table:formula="of:=VLOOKUP([.$A531]; [Sheet2.$J$2:.$M$421]; 2 ;0)" office:value-type="string" office:string-value="2025-10-04T16:30:00Z" calcext:value-type="string">
            <text:p>2025-10-04T16:30:00Z</text:p>
          </table:table-cell>
          <table:table-cell table:formula="of:=IF([.$F531]=[.I531];TRUE();FALSE())" office:value-type="boolean" office:boolean-value="true" calcext:value-type="boolean">
            <text:p>TRUE</text:p>
          </table:table-cell>
          <table:table-cell table:formula="of:=VLOOKUP([.$A531]; [Sheet2.$A$2:.$D$421]; 2 ;0)" office:value-type="string" office:string-value="2025-04-05T16:30:00Z" calcext:value-type="string">
            <text:p>2025-04-05T16:30:00Z</text:p>
          </table:table-cell>
          <table:table-cell table:formula="of:=IF([.$F531]=[.K531];TRUE();FALSE())" office:value-type="boolean" office:boolean-value="false" calcext:value-type="boolean">
            <text:p>FALSE</text:p>
          </table:table-cell>
          <table:table-cell table:formula="of:=OR([.J531];[.L5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Sydney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/04/06 2:00:00 +10:00</text:p>
          </table:table-cell>
          <table:table-cell office:value-type="float" office:value="10" calcext:value-type="float">
            <text:p>10</text:p>
          </table:table-cell>
          <table:table-cell table:formula="of:=VLOOKUP([.$A532]; [Sheet2.$J$2:.$M$421]; 2 ;0)" office:value-type="string" office:string-value="2025-10-04T16:00:00Z" calcext:value-type="string">
            <text:p>2025-10-04T16:00:00Z</text:p>
          </table:table-cell>
          <table:table-cell table:formula="of:=IF([.$F532]=[.I532];TRUE();FALSE())" office:value-type="boolean" office:boolean-value="false" calcext:value-type="boolean">
            <text:p>FALSE</text:p>
          </table:table-cell>
          <table:table-cell table:formula="of:=VLOOKUP([.$A532]; [Sheet2.$A$2:.$D$421]; 2 ;0)" office:value-type="string" office:string-value="2025-04-05T16:00:00Z" calcext:value-type="string">
            <text:p>2025-04-05T16:00:00Z</text:p>
          </table:table-cell>
          <table:table-cell table:formula="of:=IF([.$F532]=[.K532];TRUE();FALSE())" office:value-type="boolean" office:boolean-value="true" calcext:value-type="boolean">
            <text:p>TRUE</text:p>
          </table:table-cell>
          <table:table-cell table:formula="of:=OR([.J532];[.L5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Sydney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/10/05 3:00:00 +11:00</text:p>
          </table:table-cell>
          <table:table-cell office:value-type="float" office:value="11" calcext:value-type="float">
            <text:p>11</text:p>
          </table:table-cell>
          <table:table-cell table:formula="of:=VLOOKUP([.$A533]; [Sheet2.$J$2:.$M$421]; 2 ;0)" office:value-type="string" office:string-value="2025-10-04T16:00:00Z" calcext:value-type="string">
            <text:p>2025-10-04T16:00:00Z</text:p>
          </table:table-cell>
          <table:table-cell table:formula="of:=IF([.$F533]=[.I533];TRUE();FALSE())" office:value-type="boolean" office:boolean-value="true" calcext:value-type="boolean">
            <text:p>TRUE</text:p>
          </table:table-cell>
          <table:table-cell table:formula="of:=VLOOKUP([.$A533]; [Sheet2.$A$2:.$D$421]; 2 ;0)" office:value-type="string" office:string-value="2025-04-05T16:00:00Z" calcext:value-type="string">
            <text:p>2025-04-05T16:00:00Z</text:p>
          </table:table-cell>
          <table:table-cell table:formula="of:=IF([.$F533]=[.K533];TRUE();FALSE())" office:value-type="boolean" office:boolean-value="false" calcext:value-type="boolean">
            <text:p>FALSE</text:p>
          </table:table-cell>
          <table:table-cell table:formula="of:=OR([.J533];[.L5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Tasmania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/04/06 2:00:00 +10:00</text:p>
          </table:table-cell>
          <table:table-cell office:value-type="float" office:value="10" calcext:value-type="float">
            <text:p>10</text:p>
          </table:table-cell>
          <table:table-cell table:formula="of:=VLOOKUP([.$A534]; [Sheet2.$J$2:.$M$421]; 2 ;0)" office:value-type="string" office:string-value="2025-10-04T16:00:00Z" calcext:value-type="string">
            <text:p>2025-10-04T16:00:00Z</text:p>
          </table:table-cell>
          <table:table-cell table:formula="of:=IF([.$F534]=[.I534];TRUE();FALSE())" office:value-type="boolean" office:boolean-value="false" calcext:value-type="boolean">
            <text:p>FALSE</text:p>
          </table:table-cell>
          <table:table-cell table:formula="of:=VLOOKUP([.$A534]; [Sheet2.$A$2:.$D$421]; 2 ;0)" office:value-type="string" office:string-value="2025-04-05T16:00:00Z" calcext:value-type="string">
            <text:p>2025-04-05T16:00:00Z</text:p>
          </table:table-cell>
          <table:table-cell table:formula="of:=IF([.$F534]=[.K534];TRUE();FALSE())" office:value-type="boolean" office:boolean-value="true" calcext:value-type="boolean">
            <text:p>TRUE</text:p>
          </table:table-cell>
          <table:table-cell table:formula="of:=OR([.J534];[.L5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Tasmania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/10/05 3:00:00 +11:00</text:p>
          </table:table-cell>
          <table:table-cell office:value-type="float" office:value="11" calcext:value-type="float">
            <text:p>11</text:p>
          </table:table-cell>
          <table:table-cell table:formula="of:=VLOOKUP([.$A535]; [Sheet2.$J$2:.$M$421]; 2 ;0)" office:value-type="string" office:string-value="2025-10-04T16:00:00Z" calcext:value-type="string">
            <text:p>2025-10-04T16:00:00Z</text:p>
          </table:table-cell>
          <table:table-cell table:formula="of:=IF([.$F535]=[.I535];TRUE();FALSE())" office:value-type="boolean" office:boolean-value="true" calcext:value-type="boolean">
            <text:p>TRUE</text:p>
          </table:table-cell>
          <table:table-cell table:formula="of:=VLOOKUP([.$A535]; [Sheet2.$A$2:.$D$421]; 2 ;0)" office:value-type="string" office:string-value="2025-04-05T16:00:00Z" calcext:value-type="string">
            <text:p>2025-04-05T16:00:00Z</text:p>
          </table:table-cell>
          <table:table-cell table:formula="of:=IF([.$F535]=[.K535];TRUE();FALSE())" office:value-type="boolean" office:boolean-value="false" calcext:value-type="boolean">
            <text:p>FALSE</text:p>
          </table:table-cell>
          <table:table-cell table:formula="of:=OR([.J535];[.L5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Victoria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/04/06 2:00:00 +10:00</text:p>
          </table:table-cell>
          <table:table-cell office:value-type="float" office:value="10" calcext:value-type="float">
            <text:p>10</text:p>
          </table:table-cell>
          <table:table-cell table:formula="of:=VLOOKUP([.$A536]; [Sheet2.$J$2:.$M$421]; 2 ;0)" office:value-type="string" office:string-value="2025-10-04T16:00:00Z" calcext:value-type="string">
            <text:p>2025-10-04T16:00:00Z</text:p>
          </table:table-cell>
          <table:table-cell table:formula="of:=IF([.$F536]=[.I536];TRUE();FALSE())" office:value-type="boolean" office:boolean-value="false" calcext:value-type="boolean">
            <text:p>FALSE</text:p>
          </table:table-cell>
          <table:table-cell table:formula="of:=VLOOKUP([.$A536]; [Sheet2.$A$2:.$D$421]; 2 ;0)" office:value-type="string" office:string-value="2025-04-05T16:00:00Z" calcext:value-type="string">
            <text:p>2025-04-05T16:00:00Z</text:p>
          </table:table-cell>
          <table:table-cell table:formula="of:=IF([.$F536]=[.K536];TRUE();FALSE())" office:value-type="boolean" office:boolean-value="true" calcext:value-type="boolean">
            <text:p>TRUE</text:p>
          </table:table-cell>
          <table:table-cell table:formula="of:=OR([.J536];[.L5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Victoria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/10/05 3:00:00 +11:00</text:p>
          </table:table-cell>
          <table:table-cell office:value-type="float" office:value="11" calcext:value-type="float">
            <text:p>11</text:p>
          </table:table-cell>
          <table:table-cell table:formula="of:=VLOOKUP([.$A537]; [Sheet2.$J$2:.$M$421]; 2 ;0)" office:value-type="string" office:string-value="2025-10-04T16:00:00Z" calcext:value-type="string">
            <text:p>2025-10-04T16:00:00Z</text:p>
          </table:table-cell>
          <table:table-cell table:formula="of:=IF([.$F537]=[.I537];TRUE();FALSE())" office:value-type="boolean" office:boolean-value="true" calcext:value-type="boolean">
            <text:p>TRUE</text:p>
          </table:table-cell>
          <table:table-cell table:formula="of:=VLOOKUP([.$A537]; [Sheet2.$A$2:.$D$421]; 2 ;0)" office:value-type="string" office:string-value="2025-04-05T16:00:00Z" calcext:value-type="string">
            <text:p>2025-04-05T16:00:00Z</text:p>
          </table:table-cell>
          <table:table-cell table:formula="of:=IF([.$F537]=[.K537];TRUE();FALSE())" office:value-type="boolean" office:boolean-value="false" calcext:value-type="boolean">
            <text:p>FALSE</text:p>
          </table:table-cell>
          <table:table-cell table:formula="of:=OR([.J537];[.L5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Yancowinna</text:p>
          </table:table-cell>
          <table:table-cell office:value-type="string" calcext:value-type="string">
            <text:p>&lt;+9:30&gt;-9:30&lt;+10:30&gt;-10:30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/04/06 2:00:00 +09:30</text:p>
          </table:table-cell>
          <table:table-cell office:value-type="float" office:value="9.5" calcext:value-type="float">
            <text:p>9.5</text:p>
          </table:table-cell>
          <table:table-cell table:formula="of:=VLOOKUP([.$A538]; [Sheet2.$J$2:.$M$421]; 2 ;0)" office:value-type="string" office:string-value="2025-10-04T16:30:00Z" calcext:value-type="string">
            <text:p>2025-10-04T16:30:00Z</text:p>
          </table:table-cell>
          <table:table-cell table:formula="of:=IF([.$F538]=[.I538];TRUE();FALSE())" office:value-type="boolean" office:boolean-value="false" calcext:value-type="boolean">
            <text:p>FALSE</text:p>
          </table:table-cell>
          <table:table-cell table:formula="of:=VLOOKUP([.$A538]; [Sheet2.$A$2:.$D$421]; 2 ;0)" office:value-type="string" office:string-value="2025-04-05T16:30:00Z" calcext:value-type="string">
            <text:p>2025-04-05T16:30:00Z</text:p>
          </table:table-cell>
          <table:table-cell table:formula="of:=IF([.$F538]=[.K538];TRUE();FALSE())" office:value-type="boolean" office:boolean-value="true" calcext:value-type="boolean">
            <text:p>TRUE</text:p>
          </table:table-cell>
          <table:table-cell table:formula="of:=OR([.J538];[.L5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Yancowinna</text:p>
          </table:table-cell>
          <table:table-cell office:value-type="string" calcext:value-type="string">
            <text:p>&lt;+9:30&gt;-9:30&lt;+10:30&gt;-10:30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/10/05 3:00:00 +10:30</text:p>
          </table:table-cell>
          <table:table-cell office:value-type="float" office:value="10.5" calcext:value-type="float">
            <text:p>10.5</text:p>
          </table:table-cell>
          <table:table-cell table:formula="of:=VLOOKUP([.$A539]; [Sheet2.$J$2:.$M$421]; 2 ;0)" office:value-type="string" office:string-value="2025-10-04T16:30:00Z" calcext:value-type="string">
            <text:p>2025-10-04T16:30:00Z</text:p>
          </table:table-cell>
          <table:table-cell table:formula="of:=IF([.$F539]=[.I539];TRUE();FALSE())" office:value-type="boolean" office:boolean-value="true" calcext:value-type="boolean">
            <text:p>TRUE</text:p>
          </table:table-cell>
          <table:table-cell table:formula="of:=VLOOKUP([.$A539]; [Sheet2.$A$2:.$D$421]; 2 ;0)" office:value-type="string" office:string-value="2025-04-05T16:30:00Z" calcext:value-type="string">
            <text:p>2025-04-05T16:30:00Z</text:p>
          </table:table-cell>
          <table:table-cell table:formula="of:=IF([.$F539]=[.K539];TRUE();FALSE())" office:value-type="boolean" office:boolean-value="false" calcext:value-type="boolean">
            <text:p>FALSE</text:p>
          </table:table-cell>
          <table:table-cell table:formula="of:=OR([.J539];[.L5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E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540]; [Sheet2.$J$2:.$M$421]; 2 ;0)" office:value-type="string" office:string-value="2025-10-26T01:00:00Z" calcext:value-type="string">
            <text:p>2025-10-26T01:00:00Z</text:p>
          </table:table-cell>
          <table:table-cell table:formula="of:=IF([.$F540]=[.I540];TRUE();FALSE())" office:value-type="boolean" office:boolean-value="false" calcext:value-type="boolean">
            <text:p>FALSE</text:p>
          </table:table-cell>
          <table:table-cell table:formula="of:=VLOOKUP([.$A540]; [Sheet2.$A$2:.$D$421]; 2 ;0)" office:value-type="string" office:string-value="2025-03-30T01:00:00Z" calcext:value-type="string">
            <text:p>2025-03-30T01:00:00Z</text:p>
          </table:table-cell>
          <table:table-cell table:formula="of:=IF([.$F540]=[.K540];TRUE();FALSE())" office:value-type="boolean" office:boolean-value="true" calcext:value-type="boolean">
            <text:p>TRUE</text:p>
          </table:table-cell>
          <table:table-cell table:formula="of:=OR([.J540];[.L5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E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541]; [Sheet2.$J$2:.$M$421]; 2 ;0)" office:value-type="string" office:string-value="2025-10-26T01:00:00Z" calcext:value-type="string">
            <text:p>2025-10-26T01:00:00Z</text:p>
          </table:table-cell>
          <table:table-cell table:formula="of:=IF([.$F541]=[.I541];TRUE();FALSE())" office:value-type="boolean" office:boolean-value="true" calcext:value-type="boolean">
            <text:p>TRUE</text:p>
          </table:table-cell>
          <table:table-cell table:formula="of:=VLOOKUP([.$A541]; [Sheet2.$A$2:.$D$421]; 2 ;0)" office:value-type="string" office:string-value="2025-03-30T01:00:00Z" calcext:value-type="string">
            <text:p>2025-03-30T01:00:00Z</text:p>
          </table:table-cell>
          <table:table-cell table:formula="of:=IF([.$F541]=[.K541];TRUE();FALSE())" office:value-type="boolean" office:boolean-value="false" calcext:value-type="boolean">
            <text:p>FALSE</text:p>
          </table:table-cell>
          <table:table-cell table:formula="of:=OR([.J541];[.L5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0</text:p>
          </table:table-cell>
          <table:table-cell office:value-type="string" calcext:value-type="string">
            <text:p>M11.1.0/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3-09T05:00:00Z</text:p>
          </table:table-cell>
          <table:table-cell office:value-type="string" calcext:value-type="string">
            <text:p>2025/03/09 1:00:00 -04:00</text:p>
          </table:table-cell>
          <table:table-cell office:value-type="float" office:value="-4" calcext:value-type="float">
            <text:p>-4</text:p>
          </table:table-cell>
          <table:table-cell table:formula="of:=VLOOKUP([.$A542]; [Sheet2.$J$2:.$M$421]; 2 ;0)" office:value-type="string" office:string-value="2025-11-02T05:00:00Z" calcext:value-type="string">
            <text:p>2025-11-02T05:00:00Z</text:p>
          </table:table-cell>
          <table:table-cell table:formula="of:=IF([.$F542]=[.I542];TRUE();FALSE())" office:value-type="boolean" office:boolean-value="false" calcext:value-type="boolean">
            <text:p>FALSE</text:p>
          </table:table-cell>
          <table:table-cell table:formula="of:=VLOOKUP([.$A542]; [Sheet2.$A$2:.$D$421]; 2 ;0)" office:value-type="string" office:string-value="2025-03-09T05:00:00Z" calcext:value-type="string">
            <text:p>2025-03-09T05:00:00Z</text:p>
          </table:table-cell>
          <table:table-cell table:formula="of:=IF([.$F542]=[.K542];TRUE();FALSE())" office:value-type="boolean" office:boolean-value="true" calcext:value-type="boolean">
            <text:p>TRUE</text:p>
          </table:table-cell>
          <table:table-cell table:formula="of:=OR([.J542];[.L5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0</text:p>
          </table:table-cell>
          <table:table-cell office:value-type="string" calcext:value-type="string">
            <text:p>M11.1.0/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/11/02 0:00:00 -05:00</text:p>
          </table:table-cell>
          <table:table-cell office:value-type="float" office:value="-5" calcext:value-type="float">
            <text:p>-5</text:p>
          </table:table-cell>
          <table:table-cell table:formula="of:=VLOOKUP([.$A543]; [Sheet2.$J$2:.$M$421]; 2 ;0)" office:value-type="string" office:string-value="2025-11-02T05:00:00Z" calcext:value-type="string">
            <text:p>2025-11-02T05:00:00Z</text:p>
          </table:table-cell>
          <table:table-cell table:formula="of:=IF([.$F543]=[.I543];TRUE();FALSE())" office:value-type="boolean" office:boolean-value="true" calcext:value-type="boolean">
            <text:p>TRUE</text:p>
          </table:table-cell>
          <table:table-cell table:formula="of:=VLOOKUP([.$A543]; [Sheet2.$A$2:.$D$421]; 2 ;0)" office:value-type="string" office:string-value="2025-03-09T05:00:00Z" calcext:value-type="string">
            <text:p>2025-03-09T05:00:00Z</text:p>
          </table:table-cell>
          <table:table-cell table:formula="of:=IF([.$F543]=[.K543];TRUE();FALSE())" office:value-type="boolean" office:boolean-value="false" calcext:value-type="boolean">
            <text:p>FALSE</text:p>
          </table:table-cell>
          <table:table-cell table:formula="of:=OR([.J543];[.L5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544]; [Sheet2.$J$2:.$M$421]; 2 ;0)" office:value-type="string" office:string-value="2025-10-26T01:00:00Z" calcext:value-type="string">
            <text:p>2025-10-26T01:00:00Z</text:p>
          </table:table-cell>
          <table:table-cell table:formula="of:=IF([.$F544]=[.I544];TRUE();FALSE())" office:value-type="boolean" office:boolean-value="false" calcext:value-type="boolean">
            <text:p>FALSE</text:p>
          </table:table-cell>
          <table:table-cell table:formula="of:=VLOOKUP([.$A544]; [Sheet2.$A$2:.$D$421]; 2 ;0)" office:value-type="string" office:string-value="2025-03-30T01:00:00Z" calcext:value-type="string">
            <text:p>2025-03-30T01:00:00Z</text:p>
          </table:table-cell>
          <table:table-cell table:formula="of:=IF([.$F544]=[.K544];TRUE();FALSE())" office:value-type="boolean" office:boolean-value="true" calcext:value-type="boolean">
            <text:p>TRUE</text:p>
          </table:table-cell>
          <table:table-cell table:formula="of:=OR([.J544];[.L5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545]; [Sheet2.$J$2:.$M$421]; 2 ;0)" office:value-type="string" office:string-value="2025-10-26T01:00:00Z" calcext:value-type="string">
            <text:p>2025-10-26T01:00:00Z</text:p>
          </table:table-cell>
          <table:table-cell table:formula="of:=IF([.$F545]=[.I545];TRUE();FALSE())" office:value-type="boolean" office:boolean-value="true" calcext:value-type="boolean">
            <text:p>TRUE</text:p>
          </table:table-cell>
          <table:table-cell table:formula="of:=VLOOKUP([.$A545]; [Sheet2.$A$2:.$D$421]; 2 ;0)" office:value-type="string" office:string-value="2025-03-30T01:00:00Z" calcext:value-type="string">
            <text:p>2025-03-30T01:00:00Z</text:p>
          </table:table-cell>
          <table:table-cell table:formula="of:=IF([.$F545]=[.K545];TRUE();FALSE())" office:value-type="boolean" office:boolean-value="false" calcext:value-type="boolean">
            <text:p>FALSE</text:p>
          </table:table-cell>
          <table:table-cell table:formula="of:=OR([.J545];[.L5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/04/06 2:00:00 +12:00</text:p>
          </table:table-cell>
          <table:table-cell office:value-type="float" office:value="12" calcext:value-type="float">
            <text:p>12</text:p>
          </table:table-cell>
          <table:table-cell table:formula="of:=VLOOKUP([.$A546]; [Sheet2.$J$2:.$M$421]; 2 ;0)" office:value-type="string" office:string-value="2025-09-27T14:00:00Z" calcext:value-type="string">
            <text:p>2025-09-27T14:00:00Z</text:p>
          </table:table-cell>
          <table:table-cell table:formula="of:=IF([.$F546]=[.I546];TRUE();FALSE())" office:value-type="boolean" office:boolean-value="false" calcext:value-type="boolean">
            <text:p>FALSE</text:p>
          </table:table-cell>
          <table:table-cell table:formula="of:=VLOOKUP([.$A546]; [Sheet2.$A$2:.$D$421]; 2 ;0)" office:value-type="string" office:string-value="2025-04-05T14:00:00Z" calcext:value-type="string">
            <text:p>2025-04-05T14:00:00Z</text:p>
          </table:table-cell>
          <table:table-cell table:formula="of:=IF([.$F546]=[.K546];TRUE();FALSE())" office:value-type="boolean" office:boolean-value="true" calcext:value-type="boolean">
            <text:p>TRUE</text:p>
          </table:table-cell>
          <table:table-cell table:formula="of:=OR([.J546];[.L5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/09/28 3:00:00 +13:00</text:p>
          </table:table-cell>
          <table:table-cell office:value-type="float" office:value="13" calcext:value-type="float">
            <text:p>13</text:p>
          </table:table-cell>
          <table:table-cell table:formula="of:=VLOOKUP([.$A547]; [Sheet2.$J$2:.$M$421]; 2 ;0)" office:value-type="string" office:string-value="2025-09-27T14:00:00Z" calcext:value-type="string">
            <text:p>2025-09-27T14:00:00Z</text:p>
          </table:table-cell>
          <table:table-cell table:formula="of:=IF([.$F547]=[.I547];TRUE();FALSE())" office:value-type="boolean" office:boolean-value="true" calcext:value-type="boolean">
            <text:p>TRUE</text:p>
          </table:table-cell>
          <table:table-cell table:formula="of:=VLOOKUP([.$A547]; [Sheet2.$A$2:.$D$421]; 2 ;0)" office:value-type="string" office:string-value="2025-04-05T14:00:00Z" calcext:value-type="string">
            <text:p>2025-04-05T14:00:00Z</text:p>
          </table:table-cell>
          <table:table-cell table:formula="of:=IF([.$F547]=[.K547];TRUE();FALSE())" office:value-type="boolean" office:boolean-value="false" calcext:value-type="boolean">
            <text:p>FALSE</text:p>
          </table:table-cell>
          <table:table-cell table:formula="of:=OR([.J547];[.L5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Z-CHAT</text:p>
          </table:table-cell>
          <table:table-cell office:value-type="string" calcext:value-type="string">
            <text:p>&lt;+12:45&gt;-12:45&lt;+13:45&gt;-13:45</text:p>
          </table:table-cell>
          <table:table-cell office:value-type="string" calcext:value-type="string">
            <text:p>M9.5.0/2:45</text:p>
          </table:table-cell>
          <table:table-cell office:value-type="string" calcext:value-type="string">
            <text:p>M4.1.0/3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/04/06 2:45:00 +12:45</text:p>
          </table:table-cell>
          <table:table-cell office:value-type="float" office:value="12.75" calcext:value-type="float">
            <text:p>12.75</text:p>
          </table:table-cell>
          <table:table-cell table:formula="of:=VLOOKUP([.$A548]; [Sheet2.$J$2:.$M$421]; 2 ;0)" office:value-type="string" office:string-value="2025-09-27T14:00:00Z" calcext:value-type="string">
            <text:p>2025-09-27T14:00:00Z</text:p>
          </table:table-cell>
          <table:table-cell table:formula="of:=IF([.$F548]=[.I548];TRUE();FALSE())" office:value-type="boolean" office:boolean-value="false" calcext:value-type="boolean">
            <text:p>FALSE</text:p>
          </table:table-cell>
          <table:table-cell table:formula="of:=VLOOKUP([.$A548]; [Sheet2.$A$2:.$D$421]; 2 ;0)" office:value-type="string" office:string-value="2025-04-05T14:00:00Z" calcext:value-type="string">
            <text:p>2025-04-05T14:00:00Z</text:p>
          </table:table-cell>
          <table:table-cell table:formula="of:=IF([.$F548]=[.K548];TRUE();FALSE())" office:value-type="boolean" office:boolean-value="true" calcext:value-type="boolean">
            <text:p>TRUE</text:p>
          </table:table-cell>
          <table:table-cell table:formula="of:=OR([.J548];[.L5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Z-CHAT</text:p>
          </table:table-cell>
          <table:table-cell office:value-type="string" calcext:value-type="string">
            <text:p>&lt;+12:45&gt;-12:45&lt;+13:45&gt;-13:45</text:p>
          </table:table-cell>
          <table:table-cell office:value-type="string" calcext:value-type="string">
            <text:p>M9.5.0/2:45</text:p>
          </table:table-cell>
          <table:table-cell office:value-type="string" calcext:value-type="string">
            <text:p>M4.1.0/3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/09/28 3:45:00 +13:45</text:p>
          </table:table-cell>
          <table:table-cell office:value-type="float" office:value="13.75" calcext:value-type="float">
            <text:p>13.75</text:p>
          </table:table-cell>
          <table:table-cell table:formula="of:=VLOOKUP([.$A549]; [Sheet2.$J$2:.$M$421]; 2 ;0)" office:value-type="string" office:string-value="2025-09-27T14:00:00Z" calcext:value-type="string">
            <text:p>2025-09-27T14:00:00Z</text:p>
          </table:table-cell>
          <table:table-cell table:formula="of:=IF([.$F549]=[.I549];TRUE();FALSE())" office:value-type="boolean" office:boolean-value="true" calcext:value-type="boolean">
            <text:p>TRUE</text:p>
          </table:table-cell>
          <table:table-cell table:formula="of:=VLOOKUP([.$A549]; [Sheet2.$A$2:.$D$421]; 2 ;0)" office:value-type="string" office:string-value="2025-04-05T14:00:00Z" calcext:value-type="string">
            <text:p>2025-04-05T14:00:00Z</text:p>
          </table:table-cell>
          <table:table-cell table:formula="of:=IF([.$F549]=[.K549];TRUE();FALSE())" office:value-type="boolean" office:boolean-value="false" calcext:value-type="boolean">
            <text:p>FALSE</text:p>
          </table:table-cell>
          <table:table-cell table:formula="of:=OR([.J549];[.L5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acific/Auckland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/04/06 2:00:00 +12:00</text:p>
          </table:table-cell>
          <table:table-cell office:value-type="float" office:value="12" calcext:value-type="float">
            <text:p>12</text:p>
          </table:table-cell>
          <table:table-cell table:formula="of:=VLOOKUP([.$A550]; [Sheet2.$J$2:.$M$421]; 2 ;0)" office:value-type="string" office:string-value="2025-09-27T14:00:00Z" calcext:value-type="string">
            <text:p>2025-09-27T14:00:00Z</text:p>
          </table:table-cell>
          <table:table-cell table:formula="of:=IF([.$F550]=[.I550];TRUE();FALSE())" office:value-type="boolean" office:boolean-value="false" calcext:value-type="boolean">
            <text:p>FALSE</text:p>
          </table:table-cell>
          <table:table-cell table:formula="of:=VLOOKUP([.$A550]; [Sheet2.$A$2:.$D$421]; 2 ;0)" office:value-type="string" office:string-value="2025-04-05T14:00:00Z" calcext:value-type="string">
            <text:p>2025-04-05T14:00:00Z</text:p>
          </table:table-cell>
          <table:table-cell table:formula="of:=IF([.$F550]=[.K550];TRUE();FALSE())" office:value-type="boolean" office:boolean-value="true" calcext:value-type="boolean">
            <text:p>TRUE</text:p>
          </table:table-cell>
          <table:table-cell table:formula="of:=OR([.J550];[.L5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acific/Auckland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/09/28 3:00:00 +13:00</text:p>
          </table:table-cell>
          <table:table-cell office:value-type="float" office:value="13" calcext:value-type="float">
            <text:p>13</text:p>
          </table:table-cell>
          <table:table-cell table:formula="of:=VLOOKUP([.$A551]; [Sheet2.$J$2:.$M$421]; 2 ;0)" office:value-type="string" office:string-value="2025-09-27T14:00:00Z" calcext:value-type="string">
            <text:p>2025-09-27T14:00:00Z</text:p>
          </table:table-cell>
          <table:table-cell table:formula="of:=IF([.$F551]=[.I551];TRUE();FALSE())" office:value-type="boolean" office:boolean-value="true" calcext:value-type="boolean">
            <text:p>TRUE</text:p>
          </table:table-cell>
          <table:table-cell table:formula="of:=VLOOKUP([.$A551]; [Sheet2.$A$2:.$D$421]; 2 ;0)" office:value-type="string" office:string-value="2025-04-05T14:00:00Z" calcext:value-type="string">
            <text:p>2025-04-05T14:00:00Z</text:p>
          </table:table-cell>
          <table:table-cell table:formula="of:=IF([.$F551]=[.K551];TRUE();FALSE())" office:value-type="boolean" office:boolean-value="false" calcext:value-type="boolean">
            <text:p>FALSE</text:p>
          </table:table-cell>
          <table:table-cell table:formula="of:=OR([.J551];[.L5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acific/Chatham</text:p>
          </table:table-cell>
          <table:table-cell office:value-type="string" calcext:value-type="string">
            <text:p>&lt;+12:45&gt;-12:45&lt;+13:45&gt;-13:45</text:p>
          </table:table-cell>
          <table:table-cell office:value-type="string" calcext:value-type="string">
            <text:p>M9.5.0/2:45</text:p>
          </table:table-cell>
          <table:table-cell office:value-type="string" calcext:value-type="string">
            <text:p>M4.1.0/3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/04/06 2:45:00 +12:45</text:p>
          </table:table-cell>
          <table:table-cell office:value-type="float" office:value="12.75" calcext:value-type="float">
            <text:p>12.75</text:p>
          </table:table-cell>
          <table:table-cell table:formula="of:=VLOOKUP([.$A552]; [Sheet2.$J$2:.$M$421]; 2 ;0)" office:value-type="string" office:string-value="2025-09-27T14:00:00Z" calcext:value-type="string">
            <text:p>2025-09-27T14:00:00Z</text:p>
          </table:table-cell>
          <table:table-cell table:formula="of:=IF([.$F552]=[.I552];TRUE();FALSE())" office:value-type="boolean" office:boolean-value="false" calcext:value-type="boolean">
            <text:p>FALSE</text:p>
          </table:table-cell>
          <table:table-cell table:formula="of:=VLOOKUP([.$A552]; [Sheet2.$A$2:.$D$421]; 2 ;0)" office:value-type="string" office:string-value="2025-04-05T14:00:00Z" calcext:value-type="string">
            <text:p>2025-04-05T14:00:00Z</text:p>
          </table:table-cell>
          <table:table-cell table:formula="of:=IF([.$F552]=[.K552];TRUE();FALSE())" office:value-type="boolean" office:boolean-value="true" calcext:value-type="boolean">
            <text:p>TRUE</text:p>
          </table:table-cell>
          <table:table-cell table:formula="of:=OR([.J552];[.L5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acific/Chatham</text:p>
          </table:table-cell>
          <table:table-cell office:value-type="string" calcext:value-type="string">
            <text:p>&lt;+12:45&gt;-12:45&lt;+13:45&gt;-13:45</text:p>
          </table:table-cell>
          <table:table-cell office:value-type="string" calcext:value-type="string">
            <text:p>M9.5.0/2:45</text:p>
          </table:table-cell>
          <table:table-cell office:value-type="string" calcext:value-type="string">
            <text:p>M4.1.0/3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/09/28 3:45:00 +13:45</text:p>
          </table:table-cell>
          <table:table-cell office:value-type="float" office:value="13.75" calcext:value-type="float">
            <text:p>13.75</text:p>
          </table:table-cell>
          <table:table-cell table:formula="of:=VLOOKUP([.$A553]; [Sheet2.$J$2:.$M$421]; 2 ;0)" office:value-type="string" office:string-value="2025-09-27T14:00:00Z" calcext:value-type="string">
            <text:p>2025-09-27T14:00:00Z</text:p>
          </table:table-cell>
          <table:table-cell table:formula="of:=IF([.$F553]=[.I553];TRUE();FALSE())" office:value-type="boolean" office:boolean-value="true" calcext:value-type="boolean">
            <text:p>TRUE</text:p>
          </table:table-cell>
          <table:table-cell table:formula="of:=VLOOKUP([.$A553]; [Sheet2.$A$2:.$D$421]; 2 ;0)" office:value-type="string" office:string-value="2025-04-05T14:00:00Z" calcext:value-type="string">
            <text:p>2025-04-05T14:00:00Z</text:p>
          </table:table-cell>
          <table:table-cell table:formula="of:=IF([.$F553]=[.K553];TRUE();FALSE())" office:value-type="boolean" office:boolean-value="false" calcext:value-type="boolean">
            <text:p>FALSE</text:p>
          </table:table-cell>
          <table:table-cell table:formula="of:=OR([.J553];[.L5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acific/Norfolk</text:p>
          </table:table-cell>
          <table:table-cell office:value-type="string" calcext:value-type="string">
            <text:p>STD-11DST-12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5:00:00Z</text:p>
          </table:table-cell>
          <table:table-cell office:value-type="string" calcext:value-type="string">
            <text:p>2025/04/06 2:00:00 +11:00</text:p>
          </table:table-cell>
          <table:table-cell office:value-type="float" office:value="11" calcext:value-type="float">
            <text:p>11</text:p>
          </table:table-cell>
          <table:table-cell table:formula="of:=VLOOKUP([.$A554]; [Sheet2.$J$2:.$M$421]; 2 ;0)" office:value-type="string" office:string-value="2025-10-04T15:00:00Z" calcext:value-type="string">
            <text:p>2025-10-04T15:00:00Z</text:p>
          </table:table-cell>
          <table:table-cell table:formula="of:=IF([.$F554]=[.I554];TRUE();FALSE())" office:value-type="boolean" office:boolean-value="false" calcext:value-type="boolean">
            <text:p>FALSE</text:p>
          </table:table-cell>
          <table:table-cell table:formula="of:=VLOOKUP([.$A554]; [Sheet2.$A$2:.$D$421]; 2 ;0)" office:value-type="string" office:string-value="2025-04-05T15:00:00Z" calcext:value-type="string">
            <text:p>2025-04-05T15:00:00Z</text:p>
          </table:table-cell>
          <table:table-cell table:formula="of:=IF([.$F554]=[.K554];TRUE();FALSE())" office:value-type="boolean" office:boolean-value="true" calcext:value-type="boolean">
            <text:p>TRUE</text:p>
          </table:table-cell>
          <table:table-cell table:formula="of:=OR([.J554];[.L5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acific/Norfolk</text:p>
          </table:table-cell>
          <table:table-cell office:value-type="string" calcext:value-type="string">
            <text:p>STD-11DST-12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5:00:00Z</text:p>
          </table:table-cell>
          <table:table-cell office:value-type="string" calcext:value-type="string">
            <text:p>2025/10/05 3:00:00 +12:00</text:p>
          </table:table-cell>
          <table:table-cell office:value-type="float" office:value="12" calcext:value-type="float">
            <text:p>12</text:p>
          </table:table-cell>
          <table:table-cell table:formula="of:=VLOOKUP([.$A555]; [Sheet2.$J$2:.$M$421]; 2 ;0)" office:value-type="string" office:string-value="2025-10-04T15:00:00Z" calcext:value-type="string">
            <text:p>2025-10-04T15:00:00Z</text:p>
          </table:table-cell>
          <table:table-cell table:formula="of:=IF([.$F555]=[.I555];TRUE();FALSE())" office:value-type="boolean" office:boolean-value="true" calcext:value-type="boolean">
            <text:p>TRUE</text:p>
          </table:table-cell>
          <table:table-cell table:formula="of:=VLOOKUP([.$A555]; [Sheet2.$A$2:.$D$421]; 2 ;0)" office:value-type="string" office:string-value="2025-04-05T15:00:00Z" calcext:value-type="string">
            <text:p>2025-04-05T15:00:00Z</text:p>
          </table:table-cell>
          <table:table-cell table:formula="of:=IF([.$F555]=[.K555];TRUE();FALSE())" office:value-type="boolean" office:boolean-value="false" calcext:value-type="boolean">
            <text:p>FALSE</text:p>
          </table:table-cell>
          <table:table-cell table:formula="of:=OR([.J555];[.L5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ET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/04/06 2:00:00 +10:00</text:p>
          </table:table-cell>
          <table:table-cell office:value-type="float" office:value="10" calcext:value-type="float">
            <text:p>10</text:p>
          </table:table-cell>
          <table:table-cell table:formula="of:=VLOOKUP([.$A556]; [Sheet2.$J$2:.$M$421]; 2 ;0)" office:value-type="string" office:string-value="" calcext:value-type="error">
            <text:p>#N/A</text:p>
          </table:table-cell>
          <table:table-cell table:formula="of:=IF([.$F556]=[.I556];TRUE();FALSE())" office:value-type="string" office:string-value="" calcext:value-type="error">
            <text:p>#N/A</text:p>
          </table:table-cell>
          <table:table-cell table:formula="of:=VLOOKUP([.$A556]; [Sheet2.$A$2:.$D$421]; 2 ;0)" office:value-type="string" office:string-value="" calcext:value-type="error">
            <text:p>#N/A</text:p>
          </table:table-cell>
          <table:table-cell table:formula="of:=IF([.$F556]=[.K556];TRUE();FALSE())" office:value-type="string" office:string-value="" calcext:value-type="error">
            <text:p>#N/A</text:p>
          </table:table-cell>
          <table:table-cell table:formula="of:=OR([.J556];[.L556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AET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/10/05 3:00:00 +11:00</text:p>
          </table:table-cell>
          <table:table-cell office:value-type="float" office:value="11" calcext:value-type="float">
            <text:p>11</text:p>
          </table:table-cell>
          <table:table-cell table:formula="of:=VLOOKUP([.$A557]; [Sheet2.$J$2:.$M$421]; 2 ;0)" office:value-type="string" office:string-value="" calcext:value-type="error">
            <text:p>#N/A</text:p>
          </table:table-cell>
          <table:table-cell table:formula="of:=IF([.$F557]=[.I557];TRUE();FALSE())" office:value-type="string" office:string-value="" calcext:value-type="error">
            <text:p>#N/A</text:p>
          </table:table-cell>
          <table:table-cell table:formula="of:=VLOOKUP([.$A557]; [Sheet2.$A$2:.$D$421]; 2 ;0)" office:value-type="string" office:string-value="" calcext:value-type="error">
            <text:p>#N/A</text:p>
          </table:table-cell>
          <table:table-cell table:formula="of:=IF([.$F557]=[.K557];TRUE();FALSE())" office:value-type="string" office:string-value="" calcext:value-type="error">
            <text:p>#N/A</text:p>
          </table:table-cell>
          <table:table-cell table:formula="of:=OR([.J557];[.L557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ST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/04/06 2:00:00 +12:00</text:p>
          </table:table-cell>
          <table:table-cell office:value-type="float" office:value="12" calcext:value-type="float">
            <text:p>12</text:p>
          </table:table-cell>
          <table:table-cell table:formula="of:=VLOOKUP([.$A558]; [Sheet2.$J$2:.$M$421]; 2 ;0)" office:value-type="string" office:string-value="" calcext:value-type="error">
            <text:p>#N/A</text:p>
          </table:table-cell>
          <table:table-cell table:formula="of:=IF([.$F558]=[.I558];TRUE();FALSE())" office:value-type="string" office:string-value="" calcext:value-type="error">
            <text:p>#N/A</text:p>
          </table:table-cell>
          <table:table-cell table:formula="of:=VLOOKUP([.$A558]; [Sheet2.$A$2:.$D$421]; 2 ;0)" office:value-type="string" office:string-value="" calcext:value-type="error">
            <text:p>#N/A</text:p>
          </table:table-cell>
          <table:table-cell table:formula="of:=IF([.$F558]=[.K558];TRUE();FALSE())" office:value-type="string" office:string-value="" calcext:value-type="error">
            <text:p>#N/A</text:p>
          </table:table-cell>
          <table:table-cell table:formula="of:=OR([.J558];[.L558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ST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/09/28 3:00:00 +13:00</text:p>
          </table:table-cell>
          <table:table-cell office:value-type="float" office:value="13" calcext:value-type="float">
            <text:p>13</text:p>
          </table:table-cell>
          <table:table-cell table:formula="of:=VLOOKUP([.$A559]; [Sheet2.$J$2:.$M$421]; 2 ;0)" office:value-type="string" office:string-value="" calcext:value-type="error">
            <text:p>#N/A</text:p>
          </table:table-cell>
          <table:table-cell table:formula="of:=IF([.$F559]=[.I559];TRUE();FALSE())" office:value-type="string" office:string-value="" calcext:value-type="error">
            <text:p>#N/A</text:p>
          </table:table-cell>
          <table:table-cell table:formula="of:=VLOOKUP([.$A559]; [Sheet2.$A$2:.$D$421]; 2 ;0)" office:value-type="string" office:string-value="" calcext:value-type="error">
            <text:p>#N/A</text:p>
          </table:table-cell>
          <table:table-cell table:formula="of:=IF([.$F559]=[.K559];TRUE();FALSE())" office:value-type="string" office:string-value="" calcext:value-type="error">
            <text:p>#N/A</text:p>
          </table:table-cell>
          <table:table-cell table:formula="of:=OR([.J559];[.L559])" office:value-type="string" office:string-value="" calcext:value-type="error">
            <text:p>#N/A</text:p>
          </table:table-cell>
          <table:table-cell/>
        </table:table-row>
      </table:table>
      <table:table table:name="Sheet4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5"/>
        <table:table-column table:style-name="co21" table:default-cell-style-name="ce5"/>
        <table:table-column table:style-name="co5" table:default-cell-style-name="ce3"/>
        <table:table-column table:style-name="co5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5" table:default-cell-style-name="ce3"/>
        <table:table-row table:style-name="ro1">
          <table:table-cell office:value-type="string" calcext:value-type="string">
            <text:p>UTC</text:p>
          </table:table-cell>
          <table:table-cell office:value-type="string" calcext:value-type="string">
            <text:p>WALL:</text:p>
          </table:table-cell>
          <table:table-cell/>
          <table:table-cell table:style-name="Default" office:value-type="string" calcext:value-type="string">
            <text:p>moment VS</text:p>
          </table:table-cell>
          <table:table-cell table:style-name="Default" office:value-type="string" calcext:value-type="string">
            <text:p>NZCHAT</text:p>
          </table:table-cell>
          <table:table-cell table:style-name="Default"/>
          <table:table-cell/>
          <table:table-cell office:value-type="string" calcext:value-type="string">
            <text:p>UTC</text:p>
          </table:table-cell>
          <table:table-cell office:value-type="string" calcext:value-type="string">
            <text:p>WALL:</text:p>
          </table:table-cell>
          <table:table-cell office:value-type="string" calcext:value-type="string">
            <text:p>moment VS</text:p>
          </table:table-cell>
          <table:table-cell office:value-type="string" calcext:value-type="string">
            <text:p>cairo</text:p>
          </table:table-cell>
          <table:table-cell table:style-name="Default"/>
        </table:table-row>
        <table:table-row table:style-name="ro1">
          <table:table-cell office:value-type="string" calcext:value-type="string">
            <text:p>2015-04-04 14:00:00Z</text:p>
          </table:table-cell>
          <table:table-cell office:value-type="string" calcext:value-type="string">
            <text:p>2015-04-05T02:45:00+12:45</text:p>
          </table:table-cell>
          <table:table-cell/>
          <table:table-cell office:value-type="string" calcext:value-type="string">
            <text:p>2015-04-04T23:00:00+09:00</text:p>
          </table:table-cell>
          <table:table-cell office:value-type="string" calcext:value-type="string">
            <text:p>2015-04-05T02:45:00+12:45</text:p>
          </table:table-cell>
          <table:table-cell table:formula="of:=IF([.B2]=[.E2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3-04-27T22:00:00Z</text:p>
          </table:table-cell>
          <table:table-cell office:value-type="string" calcext:value-type="string">
            <text:p>2023-04-28T01:00:00+03:00</text:p>
          </table:table-cell>
          <table:table-cell office:value-type="string" calcext:value-type="string">
            <text:p>2023-04-28T07:00:00+09:00</text:p>
          </table:table-cell>
          <table:table-cell office:value-type="string" calcext:value-type="string">
            <text:p>2023-04-28T01:00:00+03:00</text:p>
          </table:table-cell>
          <table:table-cell table:formula="of:=IF([.I2]=[.K2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5-09-26 14:00:00Z</text:p>
          </table:table-cell>
          <table:table-cell office:value-type="string" calcext:value-type="string">
            <text:p>2015-09-27T03:45:00+13:45</text:p>
          </table:table-cell>
          <table:table-cell/>
          <table:table-cell office:value-type="string" calcext:value-type="string">
            <text:p>2015-09-26T23:00:00+09:00</text:p>
          </table:table-cell>
          <table:table-cell office:value-type="string" calcext:value-type="string">
            <text:p>2015-09-27T03:45:00+13:45</text:p>
          </table:table-cell>
          <table:table-cell table:formula="of:=IF([.B3]=[.E3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3-10-26T21:00:00Z</text:p>
          </table:table-cell>
          <table:table-cell office:value-type="string" calcext:value-type="string">
            <text:p>2023-10-26T23:00:00+02:00</text:p>
          </table:table-cell>
          <table:table-cell office:value-type="string" calcext:value-type="string">
            <text:p>2023-10-27T06:00:00+09:00</text:p>
          </table:table-cell>
          <table:table-cell office:value-type="string" calcext:value-type="string">
            <text:p>2023-10-26T23:00:00+02:00</text:p>
          </table:table-cell>
          <table:table-cell table:formula="of:=IF([.I3]=[.K3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6-04-02 14:00:00Z</text:p>
          </table:table-cell>
          <table:table-cell office:value-type="string" calcext:value-type="string">
            <text:p>2016-04-03T02:45:00+12:45</text:p>
          </table:table-cell>
          <table:table-cell/>
          <table:table-cell office:value-type="string" calcext:value-type="string">
            <text:p>2016-04-02T23:00:00+09:00</text:p>
          </table:table-cell>
          <table:table-cell office:value-type="string" calcext:value-type="string">
            <text:p>2016-04-03T02:45:00+12:45</text:p>
          </table:table-cell>
          <table:table-cell table:formula="of:=IF([.B4]=[.E4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4-04-25T22:00:00Z</text:p>
          </table:table-cell>
          <table:table-cell office:value-type="string" calcext:value-type="string">
            <text:p>2024-04-26T01:00:00+03:00</text:p>
          </table:table-cell>
          <table:table-cell office:value-type="string" calcext:value-type="string">
            <text:p>2024-04-26T07:00:00+09:00</text:p>
          </table:table-cell>
          <table:table-cell office:value-type="string" calcext:value-type="string">
            <text:p>2024-04-26T01:00:00+03:00</text:p>
          </table:table-cell>
          <table:table-cell table:formula="of:=IF([.I4]=[.K4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6-09-24 14:00:00Z</text:p>
          </table:table-cell>
          <table:table-cell office:value-type="string" calcext:value-type="string">
            <text:p>2016-09-25T03:45:00+13:45</text:p>
          </table:table-cell>
          <table:table-cell/>
          <table:table-cell office:value-type="string" calcext:value-type="string">
            <text:p>2016-09-24T23:00:00+09:00</text:p>
          </table:table-cell>
          <table:table-cell office:value-type="string" calcext:value-type="string">
            <text:p>2016-09-25T03:45:00+13:45</text:p>
          </table:table-cell>
          <table:table-cell table:formula="of:=IF([.B5]=[.E5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4-10-31T21:00:00Z</text:p>
          </table:table-cell>
          <table:table-cell office:value-type="string" calcext:value-type="string">
            <text:p>2024-10-31T23:00:00+02:00</text:p>
          </table:table-cell>
          <table:table-cell office:value-type="string" calcext:value-type="string">
            <text:p>2024-11-01T06:00:00+09:00</text:p>
          </table:table-cell>
          <table:table-cell office:value-type="string" calcext:value-type="string">
            <text:p>2024-10-31T23:00:00+02:00</text:p>
          </table:table-cell>
          <table:table-cell table:formula="of:=IF([.I5]=[.K5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7-04-01 14:00:00Z</text:p>
          </table:table-cell>
          <table:table-cell office:value-type="string" calcext:value-type="string">
            <text:p>2017-04-02T02:45:00+12:45</text:p>
          </table:table-cell>
          <table:table-cell/>
          <table:table-cell office:value-type="string" calcext:value-type="string">
            <text:p>2017-04-01T23:00:00+09:00</text:p>
          </table:table-cell>
          <table:table-cell office:value-type="string" calcext:value-type="string">
            <text:p>2017-04-02T02:45:00+12:45</text:p>
          </table:table-cell>
          <table:table-cell table:formula="of:=IF([.B6]=[.E6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5-04-24T22:00:00Z</text:p>
          </table:table-cell>
          <table:table-cell office:value-type="string" calcext:value-type="string">
            <text:p>2025-04-25T01:00:00+03:00</text:p>
          </table:table-cell>
          <table:table-cell office:value-type="string" calcext:value-type="string">
            <text:p>2025-04-25T07:00:00+09:00</text:p>
          </table:table-cell>
          <table:table-cell office:value-type="string" calcext:value-type="string">
            <text:p>2025-04-25T01:00:00+03:00</text:p>
          </table:table-cell>
          <table:table-cell table:formula="of:=IF([.I6]=[.K6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7-09-23 14:00:00Z</text:p>
          </table:table-cell>
          <table:table-cell office:value-type="string" calcext:value-type="string">
            <text:p>2017-09-24T03:45:00+13:45</text:p>
          </table:table-cell>
          <table:table-cell/>
          <table:table-cell office:value-type="string" calcext:value-type="string">
            <text:p>2017-09-23T23:00:00+09:00</text:p>
          </table:table-cell>
          <table:table-cell office:value-type="string" calcext:value-type="string">
            <text:p>2017-09-24T03:45:00+13:45</text:p>
          </table:table-cell>
          <table:table-cell table:formula="of:=IF([.B7]=[.E7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5-10-30T21:00:00Z</text:p>
          </table:table-cell>
          <table:table-cell office:value-type="string" calcext:value-type="string">
            <text:p>2025-10-30T23:00:00+02:00</text:p>
          </table:table-cell>
          <table:table-cell office:value-type="string" calcext:value-type="string">
            <text:p>2025-10-31T06:00:00+09:00</text:p>
          </table:table-cell>
          <table:table-cell office:value-type="string" calcext:value-type="string">
            <text:p>2025-10-30T23:00:00+02:00</text:p>
          </table:table-cell>
          <table:table-cell table:formula="of:=IF([.I7]=[.K7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3-31 14:00:00Z</text:p>
          </table:table-cell>
          <table:table-cell office:value-type="string" calcext:value-type="string">
            <text:p>2018-04-01T02:45:00+12:45</text:p>
          </table:table-cell>
          <table:table-cell/>
          <table:table-cell office:value-type="string" calcext:value-type="string">
            <text:p>2018-03-31T23:00:00+09:00</text:p>
          </table:table-cell>
          <table:table-cell office:value-type="string" calcext:value-type="string">
            <text:p>2018-04-01T02:45:00+12:45</text:p>
          </table:table-cell>
          <table:table-cell table:formula="of:=IF([.B8]=[.E8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6-04-23T22:00:00Z</text:p>
          </table:table-cell>
          <table:table-cell office:value-type="string" calcext:value-type="string">
            <text:p>2026-04-24T01:00:00+03:00</text:p>
          </table:table-cell>
          <table:table-cell office:value-type="string" calcext:value-type="string">
            <text:p>2026-04-24T07:00:00+09:00</text:p>
          </table:table-cell>
          <table:table-cell office:value-type="string" calcext:value-type="string">
            <text:p>2026-04-24T01:00:00+03:00</text:p>
          </table:table-cell>
          <table:table-cell table:formula="of:=IF([.I8]=[.K8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9-29 14:00:00Z</text:p>
          </table:table-cell>
          <table:table-cell office:value-type="string" calcext:value-type="string">
            <text:p>2018-09-30T03:45:00+13:45</text:p>
          </table:table-cell>
          <table:table-cell/>
          <table:table-cell office:value-type="string" calcext:value-type="string">
            <text:p>2018-09-29T23:00:00+09:00</text:p>
          </table:table-cell>
          <table:table-cell office:value-type="string" calcext:value-type="string">
            <text:p>2018-09-30T03:45:00+13:45</text:p>
          </table:table-cell>
          <table:table-cell table:formula="of:=IF([.B9]=[.E9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6-10-29T21:00:00Z</text:p>
          </table:table-cell>
          <table:table-cell office:value-type="string" calcext:value-type="string">
            <text:p>2026-10-29T23:00:00+02:00</text:p>
          </table:table-cell>
          <table:table-cell office:value-type="string" calcext:value-type="string">
            <text:p>2026-10-30T06:00:00+09:00</text:p>
          </table:table-cell>
          <table:table-cell office:value-type="string" calcext:value-type="string">
            <text:p>2026-10-29T23:00:00+02:00</text:p>
          </table:table-cell>
          <table:table-cell table:formula="of:=IF([.I9]=[.K9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9-04-06 14:00:00Z</text:p>
          </table:table-cell>
          <table:table-cell office:value-type="string" calcext:value-type="string">
            <text:p>2019-04-07T02:45:00+12:45</text:p>
          </table:table-cell>
          <table:table-cell/>
          <table:table-cell office:value-type="string" calcext:value-type="string">
            <text:p>2019-04-06T23:00:00+09:00</text:p>
          </table:table-cell>
          <table:table-cell office:value-type="string" calcext:value-type="string">
            <text:p>2019-04-07T02:45:00+12:45</text:p>
          </table:table-cell>
          <table:table-cell table:formula="of:=IF([.B10]=[.E10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7-04-29T22:00:00Z</text:p>
          </table:table-cell>
          <table:table-cell office:value-type="string" calcext:value-type="string">
            <text:p>2027-04-30T01:00:00+03:00</text:p>
          </table:table-cell>
          <table:table-cell office:value-type="string" calcext:value-type="string">
            <text:p>2027-04-30T07:00:00+09:00</text:p>
          </table:table-cell>
          <table:table-cell office:value-type="string" calcext:value-type="string">
            <text:p>2027-04-30T01:00:00+03:00</text:p>
          </table:table-cell>
          <table:table-cell table:formula="of:=IF([.I10]=[.K10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9-09-28 14:00:00Z</text:p>
          </table:table-cell>
          <table:table-cell office:value-type="string" calcext:value-type="string">
            <text:p>2019-09-29T03:45:00+13:45</text:p>
          </table:table-cell>
          <table:table-cell/>
          <table:table-cell office:value-type="string" calcext:value-type="string">
            <text:p>2019-09-28T23:00:00+09:00</text:p>
          </table:table-cell>
          <table:table-cell office:value-type="string" calcext:value-type="string">
            <text:p>2019-09-29T03:45:00+13:45</text:p>
          </table:table-cell>
          <table:table-cell table:formula="of:=IF([.B11]=[.E11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7-10-28T21:00:00Z</text:p>
          </table:table-cell>
          <table:table-cell office:value-type="string" calcext:value-type="string">
            <text:p>2027-10-28T23:00:00+02:00</text:p>
          </table:table-cell>
          <table:table-cell office:value-type="string" calcext:value-type="string">
            <text:p>2027-10-29T06:00:00+09:00</text:p>
          </table:table-cell>
          <table:table-cell office:value-type="string" calcext:value-type="string">
            <text:p>2027-10-28T23:00:00+02:00</text:p>
          </table:table-cell>
          <table:table-cell table:formula="of:=IF([.I11]=[.K11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0-04-04 14:00:00Z</text:p>
          </table:table-cell>
          <table:table-cell office:value-type="string" calcext:value-type="string">
            <text:p>2020-04-05T02:45:00+12:45</text:p>
          </table:table-cell>
          <table:table-cell/>
          <table:table-cell office:value-type="string" calcext:value-type="string">
            <text:p>2020-04-04T23:00:00+09:00</text:p>
          </table:table-cell>
          <table:table-cell office:value-type="string" calcext:value-type="string">
            <text:p>2020-04-05T02:45:00+12:45</text:p>
          </table:table-cell>
          <table:table-cell table:formula="of:=IF([.B12]=[.E12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8-04-27T22:00:00Z</text:p>
          </table:table-cell>
          <table:table-cell office:value-type="string" calcext:value-type="string">
            <text:p>2028-04-28T01:00:00+03:00</text:p>
          </table:table-cell>
          <table:table-cell office:value-type="string" calcext:value-type="string">
            <text:p>2028-04-28T07:00:00+09:00</text:p>
          </table:table-cell>
          <table:table-cell office:value-type="string" calcext:value-type="string">
            <text:p>2028-04-28T01:00:00+03:00</text:p>
          </table:table-cell>
          <table:table-cell table:formula="of:=IF([.I12]=[.K12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0-09-26 14:00:00Z</text:p>
          </table:table-cell>
          <table:table-cell office:value-type="string" calcext:value-type="string">
            <text:p>2020-09-27T03:45:00+13:45</text:p>
          </table:table-cell>
          <table:table-cell/>
          <table:table-cell office:value-type="string" calcext:value-type="string">
            <text:p>2020-09-26T23:00:00+09:00</text:p>
          </table:table-cell>
          <table:table-cell office:value-type="string" calcext:value-type="string">
            <text:p>2020-09-27T03:45:00+13:45</text:p>
          </table:table-cell>
          <table:table-cell table:formula="of:=IF([.B13]=[.E13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8-10-26T21:00:00Z</text:p>
          </table:table-cell>
          <table:table-cell office:value-type="string" calcext:value-type="string">
            <text:p>2028-10-26T23:00:00+02:00</text:p>
          </table:table-cell>
          <table:table-cell office:value-type="string" calcext:value-type="string">
            <text:p>2028-10-27T06:00:00+09:00</text:p>
          </table:table-cell>
          <table:table-cell office:value-type="string" calcext:value-type="string">
            <text:p>2028-10-26T23:00:00+02:00</text:p>
          </table:table-cell>
          <table:table-cell table:formula="of:=IF([.I13]=[.K13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1-04-03 14:00:00Z</text:p>
          </table:table-cell>
          <table:table-cell office:value-type="string" calcext:value-type="string">
            <text:p>2021-04-04T02:45:00+12:45</text:p>
          </table:table-cell>
          <table:table-cell/>
          <table:table-cell office:value-type="string" calcext:value-type="string">
            <text:p>2021-04-03T23:00:00+09:00</text:p>
          </table:table-cell>
          <table:table-cell office:value-type="string" calcext:value-type="string">
            <text:p>2021-04-04T02:45:00+12:45</text:p>
          </table:table-cell>
          <table:table-cell table:formula="of:=IF([.B14]=[.E14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9-04-26T22:00:00Z</text:p>
          </table:table-cell>
          <table:table-cell office:value-type="string" calcext:value-type="string">
            <text:p>2029-04-27T01:00:00+03:00</text:p>
          </table:table-cell>
          <table:table-cell office:value-type="string" calcext:value-type="string">
            <text:p>2029-04-27T07:00:00+09:00</text:p>
          </table:table-cell>
          <table:table-cell office:value-type="string" calcext:value-type="string">
            <text:p>2029-04-27T01:00:00+03:00</text:p>
          </table:table-cell>
          <table:table-cell table:formula="of:=IF([.I14]=[.K14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1-09-25 14:00:00Z</text:p>
          </table:table-cell>
          <table:table-cell office:value-type="string" calcext:value-type="string">
            <text:p>2021-09-26T03:45:00+13:45</text:p>
          </table:table-cell>
          <table:table-cell/>
          <table:table-cell office:value-type="string" calcext:value-type="string">
            <text:p>2021-09-25T23:00:00+09:00</text:p>
          </table:table-cell>
          <table:table-cell office:value-type="string" calcext:value-type="string">
            <text:p>2021-09-26T03:45:00+13:45</text:p>
          </table:table-cell>
          <table:table-cell table:formula="of:=IF([.B15]=[.E15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9-10-25T21:00:00Z</text:p>
          </table:table-cell>
          <table:table-cell office:value-type="string" calcext:value-type="string">
            <text:p>2029-10-25T23:00:00+02:00</text:p>
          </table:table-cell>
          <table:table-cell office:value-type="string" calcext:value-type="string">
            <text:p>2029-10-26T06:00:00+09:00</text:p>
          </table:table-cell>
          <table:table-cell office:value-type="string" calcext:value-type="string">
            <text:p>2029-10-25T23:00:00+02:00</text:p>
          </table:table-cell>
          <table:table-cell table:formula="of:=IF([.I15]=[.K15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2-04-02 14:00:00Z</text:p>
          </table:table-cell>
          <table:table-cell office:value-type="string" calcext:value-type="string">
            <text:p>2022-04-03T02:45:00+12:45</text:p>
          </table:table-cell>
          <table:table-cell/>
          <table:table-cell office:value-type="string" calcext:value-type="string">
            <text:p>2022-04-02T23:00:00+09:00</text:p>
          </table:table-cell>
          <table:table-cell office:value-type="string" calcext:value-type="string">
            <text:p>2022-04-03T02:45:00+12:45</text:p>
          </table:table-cell>
          <table:table-cell table:formula="of:=IF([.B16]=[.E16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30-04-25T22:00:00Z</text:p>
          </table:table-cell>
          <table:table-cell office:value-type="string" calcext:value-type="string">
            <text:p>2030-04-26T01:00:00+03:00</text:p>
          </table:table-cell>
          <table:table-cell office:value-type="string" calcext:value-type="string">
            <text:p>2030-04-26T07:00:00+09:00</text:p>
          </table:table-cell>
          <table:table-cell office:value-type="string" calcext:value-type="string">
            <text:p>2030-04-26T01:00:00+03:00</text:p>
          </table:table-cell>
          <table:table-cell table:formula="of:=IF([.I16]=[.K16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2-09-24 14:00:00Z</text:p>
          </table:table-cell>
          <table:table-cell office:value-type="string" calcext:value-type="string">
            <text:p>2022-09-25T03:45:00+13:45</text:p>
          </table:table-cell>
          <table:table-cell/>
          <table:table-cell office:value-type="string" calcext:value-type="string">
            <text:p>2022-09-24T23:00:00+09:00</text:p>
          </table:table-cell>
          <table:table-cell office:value-type="string" calcext:value-type="string">
            <text:p>2022-09-25T03:45:00+13:45</text:p>
          </table:table-cell>
          <table:table-cell table:formula="of:=IF([.B17]=[.E17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30-10-31T21:00:00Z</text:p>
          </table:table-cell>
          <table:table-cell office:value-type="string" calcext:value-type="string">
            <text:p>2030-10-31T23:00:00+02:00</text:p>
          </table:table-cell>
          <table:table-cell office:value-type="string" calcext:value-type="string">
            <text:p>2030-11-01T06:00:00+09:00</text:p>
          </table:table-cell>
          <table:table-cell office:value-type="string" calcext:value-type="string">
            <text:p>2030-10-31T23:00:00+02:00</text:p>
          </table:table-cell>
          <table:table-cell table:formula="of:=IF([.I17]=[.K17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3-04-01 14:00:00Z</text:p>
          </table:table-cell>
          <table:table-cell office:value-type="string" calcext:value-type="string">
            <text:p>2023-04-02T02:45:00+12:45</text:p>
          </table:table-cell>
          <table:table-cell/>
          <table:table-cell office:value-type="string" calcext:value-type="string">
            <text:p>2023-04-01T23:00:00+09:00</text:p>
          </table:table-cell>
          <table:table-cell office:value-type="string" calcext:value-type="string">
            <text:p>2023-04-02T02:45:00+12:45</text:p>
          </table:table-cell>
          <table:table-cell table:formula="of:=IF([.B18]=[.E18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31-04-24T22:00:00Z</text:p>
          </table:table-cell>
          <table:table-cell office:value-type="string" calcext:value-type="string">
            <text:p>2031-04-25T01:00:00+03:00</text:p>
          </table:table-cell>
          <table:table-cell office:value-type="string" calcext:value-type="string">
            <text:p>2031-04-25T07:00:00+09:00</text:p>
          </table:table-cell>
          <table:table-cell office:value-type="string" calcext:value-type="string">
            <text:p>2031-04-25T01:00:00+03:00</text:p>
          </table:table-cell>
          <table:table-cell table:formula="of:=IF([.I18]=[.K18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3-09-23 14:00:00Z</text:p>
          </table:table-cell>
          <table:table-cell office:value-type="string" calcext:value-type="string">
            <text:p>2023-09-24T03:45:00+13:45</text:p>
          </table:table-cell>
          <table:table-cell/>
          <table:table-cell office:value-type="string" calcext:value-type="string">
            <text:p>2023-09-23T23:00:00+09:00</text:p>
          </table:table-cell>
          <table:table-cell office:value-type="string" calcext:value-type="string">
            <text:p>2023-09-24T03:45:00+13:45</text:p>
          </table:table-cell>
          <table:table-cell table:formula="of:=IF([.B19]=[.E19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31-10-30T21:00:00Z</text:p>
          </table:table-cell>
          <table:table-cell office:value-type="string" calcext:value-type="string">
            <text:p>2031-10-30T23:00:00+02:00</text:p>
          </table:table-cell>
          <table:table-cell office:value-type="string" calcext:value-type="string">
            <text:p>2031-10-31T06:00:00+09:00</text:p>
          </table:table-cell>
          <table:table-cell office:value-type="string" calcext:value-type="string">
            <text:p>2031-10-30T23:00:00+02:00</text:p>
          </table:table-cell>
          <table:table-cell table:formula="of:=IF([.I19]=[.K19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4-04-06 14:00:00Z</text:p>
          </table:table-cell>
          <table:table-cell office:value-type="string" calcext:value-type="string">
            <text:p>2024-04-07T02:45:00+12:45</text:p>
          </table:table-cell>
          <table:table-cell/>
          <table:table-cell office:value-type="string" calcext:value-type="string">
            <text:p>2024-04-06T23:00:00+09:00</text:p>
          </table:table-cell>
          <table:table-cell office:value-type="string" calcext:value-type="string">
            <text:p>2024-04-07T02:45:00+12:45</text:p>
          </table:table-cell>
          <table:table-cell table:formula="of:=IF([.B20]=[.E20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32-04-29T22:00:00Z</text:p>
          </table:table-cell>
          <table:table-cell office:value-type="string" calcext:value-type="string">
            <text:p>2032-04-30T01:00:00+03:00</text:p>
          </table:table-cell>
          <table:table-cell office:value-type="string" calcext:value-type="string">
            <text:p>2032-04-30T07:00:00+09:00</text:p>
          </table:table-cell>
          <table:table-cell office:value-type="string" calcext:value-type="string">
            <text:p>2032-04-30T01:00:00+03:00</text:p>
          </table:table-cell>
          <table:table-cell table:formula="of:=IF([.I20]=[.K20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4-09-28 14:00:00Z</text:p>
          </table:table-cell>
          <table:table-cell office:value-type="string" calcext:value-type="string">
            <text:p>2024-09-29T03:45:00+13:45</text:p>
          </table:table-cell>
          <table:table-cell/>
          <table:table-cell office:value-type="string" calcext:value-type="string">
            <text:p>2024-09-28T23:00:00+09:00</text:p>
          </table:table-cell>
          <table:table-cell office:value-type="string" calcext:value-type="string">
            <text:p>2024-09-29T03:45:00+13:45</text:p>
          </table:table-cell>
          <table:table-cell table:formula="of:=IF([.B21]=[.E21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32-10-28T21:00:00Z</text:p>
          </table:table-cell>
          <table:table-cell office:value-type="string" calcext:value-type="string">
            <text:p>2032-10-28T23:00:00+02:00</text:p>
          </table:table-cell>
          <table:table-cell office:value-type="string" calcext:value-type="string">
            <text:p>2032-10-29T06:00:00+09:00</text:p>
          </table:table-cell>
          <table:table-cell office:value-type="string" calcext:value-type="string">
            <text:p>2032-10-28T23:00:00+02:00</text:p>
          </table:table-cell>
          <table:table-cell table:formula="of:=IF([.I21]=[.K21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5-04-05 14:00:00Z</text:p>
          </table:table-cell>
          <table:table-cell office:value-type="string" calcext:value-type="string">
            <text:p>2025-04-06T02:45:00+12:45</text:p>
          </table:table-cell>
          <table:table-cell/>
          <table:table-cell office:value-type="string" calcext:value-type="string">
            <text:p>2025-04-05T23:00:00+09:00</text:p>
          </table:table-cell>
          <table:table-cell office:value-type="string" calcext:value-type="string">
            <text:p>2025-04-06T02:45:00+12:45</text:p>
          </table:table-cell>
          <table:table-cell table:formula="of:=IF([.B22]=[.E22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33-04-28T22:00:00Z</text:p>
          </table:table-cell>
          <table:table-cell office:value-type="string" calcext:value-type="string">
            <text:p>2033-04-29T01:00:00+03:00</text:p>
          </table:table-cell>
          <table:table-cell office:value-type="string" calcext:value-type="string">
            <text:p>2033-04-29T07:00:00+09:00</text:p>
          </table:table-cell>
          <table:table-cell office:value-type="string" calcext:value-type="string">
            <text:p>2033-04-29T01:00:00+03:00</text:p>
          </table:table-cell>
          <table:table-cell table:formula="of:=IF([.I22]=[.K22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5-09-27 14:00:00Z</text:p>
          </table:table-cell>
          <table:table-cell office:value-type="string" calcext:value-type="string">
            <text:p>2025-09-28T03:45:00+13:45</text:p>
          </table:table-cell>
          <table:table-cell/>
          <table:table-cell office:value-type="string" calcext:value-type="string">
            <text:p>2025-09-27T23:00:00+09:00</text:p>
          </table:table-cell>
          <table:table-cell office:value-type="string" calcext:value-type="string">
            <text:p>2025-09-28T03:45:00+13:45</text:p>
          </table:table-cell>
          <table:table-cell table:formula="of:=IF([.B23]=[.E23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33-10-27T21:00:00Z</text:p>
          </table:table-cell>
          <table:table-cell office:value-type="string" calcext:value-type="string">
            <text:p>2033-10-27T23:00:00+02:00</text:p>
          </table:table-cell>
          <table:table-cell office:value-type="string" calcext:value-type="string">
            <text:p>2033-10-28T06:00:00+09:00</text:p>
          </table:table-cell>
          <table:table-cell office:value-type="string" calcext:value-type="string">
            <text:p>2033-10-27T23:00:00+02:00</text:p>
          </table:table-cell>
          <table:table-cell table:formula="of:=IF([.I23]=[.K23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6-04-04 14:00:00Z</text:p>
          </table:table-cell>
          <table:table-cell office:value-type="string" calcext:value-type="string">
            <text:p>2026-04-05T02:45:00+12:45</text:p>
          </table:table-cell>
          <table:table-cell/>
          <table:table-cell office:value-type="string" calcext:value-type="string">
            <text:p>2026-04-04T23:00:00+09:00</text:p>
          </table:table-cell>
          <table:table-cell office:value-type="string" calcext:value-type="string">
            <text:p>2026-04-05T02:45:00+12:45</text:p>
          </table:table-cell>
          <table:table-cell table:formula="of:=IF([.B24]=[.E24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34-04-27T22:00:00Z</text:p>
          </table:table-cell>
          <table:table-cell office:value-type="string" calcext:value-type="string">
            <text:p>2034-04-28T01:00:00+03:00</text:p>
          </table:table-cell>
          <table:table-cell office:value-type="string" calcext:value-type="string">
            <text:p>2034-04-28T07:00:00+09:00</text:p>
          </table:table-cell>
          <table:table-cell office:value-type="string" calcext:value-type="string">
            <text:p>2034-04-28T01:00:00+03:00</text:p>
          </table:table-cell>
          <table:table-cell table:formula="of:=IF([.I24]=[.K24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6-09-26 14:00:00Z</text:p>
          </table:table-cell>
          <table:table-cell office:value-type="string" calcext:value-type="string">
            <text:p>2026-09-27T03:45:00+13:45</text:p>
          </table:table-cell>
          <table:table-cell/>
          <table:table-cell office:value-type="string" calcext:value-type="string">
            <text:p>2026-09-26T23:00:00+09:00</text:p>
          </table:table-cell>
          <table:table-cell office:value-type="string" calcext:value-type="string">
            <text:p>2026-09-27T03:45:00+13:45</text:p>
          </table:table-cell>
          <table:table-cell table:formula="of:=IF([.B25]=[.E25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34-10-26T21:00:00Z</text:p>
          </table:table-cell>
          <table:table-cell office:value-type="string" calcext:value-type="string">
            <text:p>2034-10-26T23:00:00+02:00</text:p>
          </table:table-cell>
          <table:table-cell table:style-name="ce5" office:value-type="string" calcext:value-type="string">
            <text:p>2034-10-27T06:00:00+09:00</text:p>
          </table:table-cell>
          <table:table-cell table:style-name="ce5" office:value-type="string" calcext:value-type="string">
            <text:p>2034-10-26T23:00:00+02:00</text:p>
          </table:table-cell>
          <table:table-cell table:formula="of:=IF([.I25]=[.K25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7-04-03 14:00:00Z</text:p>
          </table:table-cell>
          <table:table-cell office:value-type="string" calcext:value-type="string">
            <text:p>2027-04-04T02:45:00+12:45</text:p>
          </table:table-cell>
          <table:table-cell/>
          <table:table-cell office:value-type="string" calcext:value-type="string">
            <text:p>2027-04-03T23:00:00+09:00</text:p>
          </table:table-cell>
          <table:table-cell office:value-type="string" calcext:value-type="string">
            <text:p>2027-04-04T02:45:00+12:45</text:p>
          </table:table-cell>
          <table:table-cell table:formula="of:=IF([.B26]=[.E26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27-09-25 14:00:00Z</text:p>
          </table:table-cell>
          <table:table-cell office:value-type="string" calcext:value-type="string">
            <text:p>2027-09-26T03:45:00+13:45</text:p>
          </table:table-cell>
          <table:table-cell/>
          <table:table-cell office:value-type="string" calcext:value-type="string">
            <text:p>2027-09-25T23:00:00+09:00</text:p>
          </table:table-cell>
          <table:table-cell office:value-type="string" calcext:value-type="string">
            <text:p>2027-09-26T03:45:00+13:45</text:p>
          </table:table-cell>
          <table:table-cell table:formula="of:=IF([.B27]=[.E27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28-04-01 14:00:00Z</text:p>
          </table:table-cell>
          <table:table-cell office:value-type="string" calcext:value-type="string">
            <text:p>2028-04-02T02:45:00+12:45</text:p>
          </table:table-cell>
          <table:table-cell/>
          <table:table-cell office:value-type="string" calcext:value-type="string">
            <text:p>2028-04-01T23:00:00+09:00</text:p>
          </table:table-cell>
          <table:table-cell office:value-type="string" calcext:value-type="string">
            <text:p>2028-04-02T02:45:00+12:45</text:p>
          </table:table-cell>
          <table:table-cell table:formula="of:=IF([.B28]=[.E28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28-09-23 14:00:00Z</text:p>
          </table:table-cell>
          <table:table-cell office:value-type="string" calcext:value-type="string">
            <text:p>2028-09-24T03:45:00+13:45</text:p>
          </table:table-cell>
          <table:table-cell/>
          <table:table-cell office:value-type="string" calcext:value-type="string">
            <text:p>2028-09-23T23:00:00+09:00</text:p>
          </table:table-cell>
          <table:table-cell office:value-type="string" calcext:value-type="string">
            <text:p>2028-09-24T03:45:00+13:45</text:p>
          </table:table-cell>
          <table:table-cell table:formula="of:=IF([.B29]=[.E29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29-03-31 14:00:00Z</text:p>
          </table:table-cell>
          <table:table-cell office:value-type="string" calcext:value-type="string">
            <text:p>2029-04-01T02:45:00+12:45</text:p>
          </table:table-cell>
          <table:table-cell/>
          <table:table-cell office:value-type="string" calcext:value-type="string">
            <text:p>2029-03-31T23:00:00+09:00</text:p>
          </table:table-cell>
          <table:table-cell office:value-type="string" calcext:value-type="string">
            <text:p>2029-04-01T02:45:00+12:45</text:p>
          </table:table-cell>
          <table:table-cell table:formula="of:=IF([.B30]=[.E30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29-09-29 14:00:00Z</text:p>
          </table:table-cell>
          <table:table-cell office:value-type="string" calcext:value-type="string">
            <text:p>2029-09-30T03:45:00+13:45</text:p>
          </table:table-cell>
          <table:table-cell/>
          <table:table-cell office:value-type="string" calcext:value-type="string">
            <text:p>2029-09-29T23:00:00+09:00</text:p>
          </table:table-cell>
          <table:table-cell office:value-type="string" calcext:value-type="string">
            <text:p>2029-09-30T03:45:00+13:45</text:p>
          </table:table-cell>
          <table:table-cell table:formula="of:=IF([.B31]=[.E31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30-04-06 14:00:00Z</text:p>
          </table:table-cell>
          <table:table-cell office:value-type="string" calcext:value-type="string">
            <text:p>2030-04-07T02:45:00+12:45</text:p>
          </table:table-cell>
          <table:table-cell/>
          <table:table-cell office:value-type="string" calcext:value-type="string">
            <text:p>2030-04-06T23:00:00+09:00</text:p>
          </table:table-cell>
          <table:table-cell office:value-type="string" calcext:value-type="string">
            <text:p>2030-04-07T02:45:00+12:45</text:p>
          </table:table-cell>
          <table:table-cell table:formula="of:=IF([.B32]=[.E32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30-09-28 14:00:00Z</text:p>
          </table:table-cell>
          <table:table-cell office:value-type="string" calcext:value-type="string">
            <text:p>2030-09-29T03:45:00+13:45</text:p>
          </table:table-cell>
          <table:table-cell/>
          <table:table-cell office:value-type="string" calcext:value-type="string">
            <text:p>2030-09-28T23:00:00+09:00</text:p>
          </table:table-cell>
          <table:table-cell office:value-type="string" calcext:value-type="string">
            <text:p>2030-09-29T03:45:00+13:45</text:p>
          </table:table-cell>
          <table:table-cell table:formula="of:=IF([.B33]=[.E33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31-04-05 14:00:00Z</text:p>
          </table:table-cell>
          <table:table-cell office:value-type="string" calcext:value-type="string">
            <text:p>2031-04-06T02:45:00+12:45</text:p>
          </table:table-cell>
          <table:table-cell/>
          <table:table-cell office:value-type="string" calcext:value-type="string">
            <text:p>2031-04-05T23:00:00+09:00</text:p>
          </table:table-cell>
          <table:table-cell office:value-type="string" calcext:value-type="string">
            <text:p>2031-04-06T02:45:00+12:45</text:p>
          </table:table-cell>
          <table:table-cell table:formula="of:=IF([.B34]=[.E34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31-09-27 14:00:00Z</text:p>
          </table:table-cell>
          <table:table-cell office:value-type="string" calcext:value-type="string">
            <text:p>2031-09-28T03:45:00+13:45</text:p>
          </table:table-cell>
          <table:table-cell/>
          <table:table-cell office:value-type="string" calcext:value-type="string">
            <text:p>2031-09-27T23:00:00+09:00</text:p>
          </table:table-cell>
          <table:table-cell office:value-type="string" calcext:value-type="string">
            <text:p>2031-09-28T03:45:00+13:45</text:p>
          </table:table-cell>
          <table:table-cell table:formula="of:=IF([.B35]=[.E35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32-04-03 14:00:00Z</text:p>
          </table:table-cell>
          <table:table-cell office:value-type="string" calcext:value-type="string">
            <text:p>2032-04-04T02:45:00+12:45</text:p>
          </table:table-cell>
          <table:table-cell/>
          <table:table-cell office:value-type="string" calcext:value-type="string">
            <text:p>2032-04-03T23:00:00+09:00</text:p>
          </table:table-cell>
          <table:table-cell office:value-type="string" calcext:value-type="string">
            <text:p>2032-04-04T02:45:00+12:45</text:p>
          </table:table-cell>
          <table:table-cell table:formula="of:=IF([.B36]=[.E36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32-09-25 14:00:00Z</text:p>
          </table:table-cell>
          <table:table-cell office:value-type="string" calcext:value-type="string">
            <text:p>2032-09-26T03:45:00+13:45</text:p>
          </table:table-cell>
          <table:table-cell/>
          <table:table-cell office:value-type="string" calcext:value-type="string">
            <text:p>2032-09-25T23:00:00+09:00</text:p>
          </table:table-cell>
          <table:table-cell office:value-type="string" calcext:value-type="string">
            <text:p>2032-09-26T03:45:00+13:45</text:p>
          </table:table-cell>
          <table:table-cell table:formula="of:=IF([.B37]=[.E37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33-04-02 14:00:00Z</text:p>
          </table:table-cell>
          <table:table-cell office:value-type="string" calcext:value-type="string">
            <text:p>2033-04-03T02:45:00+12:45</text:p>
          </table:table-cell>
          <table:table-cell/>
          <table:table-cell office:value-type="string" calcext:value-type="string">
            <text:p>2033-04-02T23:00:00+09:00</text:p>
          </table:table-cell>
          <table:table-cell office:value-type="string" calcext:value-type="string">
            <text:p>2033-04-03T02:45:00+12:45</text:p>
          </table:table-cell>
          <table:table-cell table:formula="of:=IF([.B38]=[.E38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33-09-24 14:00:00Z</text:p>
          </table:table-cell>
          <table:table-cell office:value-type="string" calcext:value-type="string">
            <text:p>2033-09-25T03:45:00+13:45</text:p>
          </table:table-cell>
          <table:table-cell/>
          <table:table-cell office:value-type="string" calcext:value-type="string">
            <text:p>2033-09-24T23:00:00+09:00</text:p>
          </table:table-cell>
          <table:table-cell office:value-type="string" calcext:value-type="string">
            <text:p>2033-09-25T03:45:00+13:45</text:p>
          </table:table-cell>
          <table:table-cell table:formula="of:=IF([.B39]=[.E39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34-04-01 14:00:00Z</text:p>
          </table:table-cell>
          <table:table-cell office:value-type="string" calcext:value-type="string">
            <text:p>2034-04-02T02:45:00+12:45</text:p>
          </table:table-cell>
          <table:table-cell/>
          <table:table-cell office:value-type="string" calcext:value-type="string">
            <text:p>2034-04-01T23:00:00+09:00</text:p>
          </table:table-cell>
          <table:table-cell office:value-type="string" calcext:value-type="string">
            <text:p>2034-04-02T02:45:00+12:45</text:p>
          </table:table-cell>
          <table:table-cell table:formula="of:=IF([.B40]=[.E40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34-09-23 14:00:00Z</text:p>
          </table:table-cell>
          <table:table-cell office:value-type="string" calcext:value-type="string">
            <text:p>2034-09-24T03:45:00+13:45</text:p>
          </table:table-cell>
          <table:table-cell/>
          <table:table-cell office:value-type="string" calcext:value-type="string">
            <text:p>2034-09-23T23:00:00+09:00</text:p>
          </table:table-cell>
          <table:table-cell office:value-type="string" calcext:value-type="string">
            <text:p>2034-09-24T03:45:00+13:45</text:p>
          </table:table-cell>
          <table:table-cell table:formula="of:=IF([.B41]=[.E41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</table:table>
      <table:named-expressions/>
      <table:database-ranges>
        <table:database-range table:name="__Anonymous_Sheet_DB__0" table:target-range-address="Sheet2.A404:Sheet2.C405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3.A1:Sheet3.M10485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00/00/00</text:date>, <text:time style:data-style-name="N2" text:time-value="17:37:47.8133492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dc:date>2025-04-09T17:50:48.230014200</dc:date>
    <meta:editing-duration>PT6H36M31S</meta:editing-duration>
    <meta:editing-cycles>10</meta:editing-cycles>
    <meta:document-statistic meta:table-count="3" meta:cell-count="10831" meta:object-count="0"/>
  </office:meta>
</office:document-meta>
</file>